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2.418cm"/>
    </style:style>
    <style:style style:name="co9" style:family="table-column">
      <style:table-column-properties fo:break-before="auto" style:column-width="0.699cm"/>
    </style:style>
    <style:style style:name="co10" style:family="table-column">
      <style:table-column-properties fo:break-before="auto" style:column-width="0.504cm"/>
    </style:style>
    <style:style style:name="co11" style:family="table-column">
      <style:table-column-properties fo:break-before="auto" style:column-width="2.085cm"/>
    </style:style>
    <style:style style:name="co12" style:family="table-column">
      <style:table-column-properties fo:break-before="auto" style:column-width="1.891cm"/>
    </style:style>
    <style:style style:name="co13" style:family="table-column">
      <style:table-column-properties fo:break-before="auto" style:column-width="2.279cm"/>
    </style:style>
    <style:style style:name="co14" style:family="table-column">
      <style:table-column-properties fo:break-before="auto" style:column-width="1.78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 style:data-style-name="N1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15" table:default-cell-style-name="Default"/>
        <table:table-column table:style-name="co10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2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3" table:default-cell-style-name="Default"/>
        <table:table-row table:style-name="ro1">
          <table:table-cell/>
          <table:table-cell table:style-name="ce1" office:value-type="string" table:number-columns-spanned="8" table:number-rows-spanned="1">
            <text:p>Beam Seas</text:p>
          </table:table-cell>
          <table:covered-table-cell table:number-columns-repeated="7"/>
          <table:table-cell/>
          <table:table-cell table:style-name="ce1" office:value-type="string" table:number-columns-spanned="8" table:number-rows-spanned="1">
            <text:p>Head Seas</text:p>
          </table:table-cell>
          <table:covered-table-cell table:number-columns-repeated="7"/>
          <table:table-cell table:number-columns-repeated="3"/>
          <table:table-cell table:style-name="ce1" office:value-type="string" table:number-columns-spanned="8" table:number-rows-spanned="1">
            <text:p>Beam Seas</text:p>
          </table:table-cell>
          <table:covered-table-cell table:number-columns-repeated="7"/>
          <table:table-cell/>
          <table:table-cell table:style-name="ce1" office:value-type="string" table:number-columns-spanned="8" table:number-rows-spanned="1">
            <text:p>Head Seas</text:p>
          </table:table-cell>
          <table:covered-table-cell table:number-columns-repeated="7"/>
          <table:table-cell table:number-columns-repeated="68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roll</text:p>
          </table:table-cell>
          <table:table-cell office:value-type="string">
            <text:p>pitch</text:p>
          </table:table-cell>
          <table:table-cell office:value-type="string">
            <text:p>yaw</text:p>
          </table:table-cell>
          <table:table-cell office:value-type="string">
            <text:p>m1</text:p>
          </table:table-cell>
          <table:table-cell office:value-type="string">
            <text:p>m1 abs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roll</text:p>
          </table:table-cell>
          <table:table-cell office:value-type="string">
            <text:p>pitch</text:p>
          </table:table-cell>
          <table:table-cell office:value-type="string">
            <text:p>yaw</text:p>
          </table:table-cell>
          <table:table-cell office:value-type="string">
            <text:p>m1</text:p>
          </table:table-cell>
          <table:table-cell office:value-type="string">
            <text:p>m1 abs</text:p>
          </table:table-cell>
          <table:table-cell/>
          <table:table-cell office:value-type="string">
            <text:p>h/L</text:p>
          </table:table-cell>
          <table:table-cell office:value-type="string">
            <text:p>slop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(m/m)</text:p>
          </table:table-cell>
          <table:table-cell office:value-type="string">
            <text:p>roll (deg/m)</text:p>
          </table:table-cell>
          <table:table-cell office:value-type="string">
            <text:p>pitch</text:p>
          </table:table-cell>
          <table:table-cell office:value-type="string">
            <text:p>yaw</text:p>
          </table:table-cell>
          <table:table-cell office:value-type="string">
            <text:p>m1</text:p>
          </table:table-cell>
          <table:table-cell office:value-type="string">
            <text:p>m1 abs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 (m/m)</text:p>
          </table:table-cell>
          <table:table-cell office:value-type="string">
            <text:p>roll</text:p>
          </table:table-cell>
          <table:table-cell office:value-type="string">
            <text:p>pitch (deg/m)</text:p>
          </table:table-cell>
          <table:table-cell office:value-type="string">
            <text:p>yaw</text:p>
          </table:table-cell>
          <table:table-cell office:value-type="string">
            <text:p>m1</text:p>
          </table:table-cell>
          <table:table-cell office:value-type="string">
            <text:p>m1 abs</text:p>
          </table:table-cell>
          <table:table-cell table:number-columns-repeated="68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0.0000290325133">
            <text:p>2.90E-005</text:p>
          </table:table-cell>
          <table:table-cell table:style-name="ce2" office:value-type="float" office:value="0.000135324066">
            <text:p>1.35E-004</text:p>
          </table:table-cell>
          <table:table-cell table:style-name="ce2" office:value-type="float" office:value="0.00881806668">
            <text:p>8.82E-003</text:p>
          </table:table-cell>
          <table:table-cell table:style-name="ce2" office:value-type="float" office:value="0.0244544838">
            <text:p>2.45E-002</text:p>
          </table:table-cell>
          <table:table-cell table:style-name="ce2" office:value-type="float" office:value="0.000626224326">
            <text:p>6.26E-004</text:p>
          </table:table-cell>
          <table:table-cell table:style-name="ce2" office:value-type="float" office:value="0.000757689995">
            <text:p>7.58E-004</text:p>
          </table:table-cell>
          <table:table-cell table:style-name="ce2" office:value-type="float" office:value="0.0249551609">
            <text:p>2.50E-002</text:p>
          </table:table-cell>
          <table:table-cell table:style-name="ce2" office:value-type="float" office:value="0.0000295054342">
            <text:p>2.95E-005</text:p>
          </table:table-cell>
          <table:table-cell/>
          <table:table-cell table:style-name="ce2" office:value-type="float" office:value="0.000026557329">
            <text:p>2.66E-005</text:p>
          </table:table-cell>
          <table:table-cell table:style-name="ce2" office:value-type="float" office:value="3.88510175E-025">
            <text:p>3.89E-025</text:p>
          </table:table-cell>
          <table:table-cell table:style-name="ce2" office:value-type="float" office:value="0.0000222102135">
            <text:p>2.22E-005</text:p>
          </table:table-cell>
          <table:table-cell table:style-name="ce2" office:value-type="float" office:value="5.39497536E-025">
            <text:p>5.39E-025</text:p>
          </table:table-cell>
          <table:table-cell table:style-name="ce2" office:value-type="float" office:value="0.00000930798888">
            <text:p>9.31E-006</text:p>
          </table:table-cell>
          <table:table-cell table:style-name="ce2" office:value-type="float" office:value="9.40323966E-023">
            <text:p>9.40E-023</text:p>
          </table:table-cell>
          <table:table-cell table:style-name="ce2" office:value-type="float" office:value="1.37439321E-024">
            <text:p>1.37E-024</text:p>
          </table:table-cell>
          <table:table-cell table:style-name="ce2" office:value-type="float" office:value="8.47090488E-026">
            <text:p>8.47E-026</text:p>
          </table:table-cell>
          <table:table-cell table:style-name="ce2"/>
          <table:table-cell table:formula="of:=3/[.A3]" office:value-type="float" office:value="1.5">
            <text:p>1.50</text:p>
          </table:table-cell>
          <table:table-cell table:formula="of:=(3*(2*PI())/[.A3])*180/PI()" office:value-type="float" office:value="540">
            <text:p>540</text:p>
          </table:table-cell>
          <table:table-cell table:style-name="ce4" table:formula="of:=SQRT([.B3])" office:value-type="float" office:value="0.00538818274560171">
            <text:p>0.00539</text:p>
          </table:table-cell>
          <table:table-cell table:style-name="ce4" table:formula="of:=SQRT([.C3])" office:value-type="float" office:value="0.0116328872598336">
            <text:p>0.01163</text:p>
          </table:table-cell>
          <table:table-cell table:style-name="ce4" table:formula="of:=SQRT([.D3])" office:value-type="float" office:value="0.0939045615505445">
            <text:p>0.09390</text:p>
          </table:table-cell>
          <table:table-cell table:style-name="ce4" table:formula="of:=SQRT([.E3])*[.U3]/3" office:value-type="float" office:value="28.1482730397444">
            <text:p>28.14827</text:p>
          </table:table-cell>
          <table:table-cell table:style-name="ce4" table:formula="of:=SQRT([.F3])*180/PI()" office:value-type="float" office:value="1.43379677567102">
            <text:p>1.43380</text:p>
          </table:table-cell>
          <table:table-cell table:style-name="ce4" table:formula="of:=SQRT([.G3])*180/PI()" office:value-type="float" office:value="1.57713332566602">
            <text:p>1.57713</text:p>
          </table:table-cell>
          <table:table-cell table:style-name="ce4" table:formula="of:=SQRT([.H3])" office:value-type="float" office:value="0.157972025688095">
            <text:p>0.15797</text:p>
          </table:table-cell>
          <table:table-cell table:style-name="ce4" table:formula="of:=SQRT([.I3])" office:value-type="float" office:value="0.0054318904812229">
            <text:p>0.00543</text:p>
          </table:table-cell>
          <table:table-cell table:style-name="ce4"/>
          <table:table-cell table:style-name="ce4" table:formula="of:=SQRT([.K3])" office:value-type="float" office:value="0.00515338034691793">
            <text:p>0.00515</text:p>
          </table:table-cell>
          <table:table-cell table:style-name="ce4" table:formula="of:=SQRT([.L3])" office:value-type="float" office:value="0.000000000000623305843868">
            <text:p>0.00000</text:p>
          </table:table-cell>
          <table:table-cell table:style-name="ce4" table:formula="of:=SQRT([.M3])" office:value-type="float" office:value="0.00471277131844948">
            <text:p>0.00471</text:p>
          </table:table-cell>
          <table:table-cell table:style-name="ce4" table:formula="of:=SQRT([.N3])*180/PI()" office:value-type="float" office:value="0.0000000000420840342291051">
            <text:p>0.00000</text:p>
          </table:table-cell>
          <table:table-cell table:style-name="ce4" table:formula="of:=SQRT([.O3])*[.U3]/3" office:value-type="float" office:value="0.549161943065978">
            <text:p>0.54916</text:p>
          </table:table-cell>
          <table:table-cell table:style-name="ce4" table:formula="of:=SQRT([.P3])*180/PI()" office:value-type="float" office:value="0.000000000555598909884912">
            <text:p>0.00000</text:p>
          </table:table-cell>
          <table:table-cell table:style-name="ce4" table:formula="of:=SQRT([.Q3])" office:value-type="float" office:value="0.00000000000117234517527902">
            <text:p>0.00000</text:p>
          </table:table-cell>
          <table:table-cell table:style-name="ce4" table:formula="of:=SQRT([.R3])" office:value-type="float" office:value="0.000000000000291048189824297">
            <text:p>0.00000</text:p>
          </table:table-cell>
          <table:table-cell table:number-columns-repeated="68"/>
        </table:table-row>
        <table:table-row table:style-name="ro1">
          <table:table-cell office:value-type="float" office:value="2.25">
            <text:p>2.25</text:p>
          </table:table-cell>
          <table:table-cell table:style-name="ce2" office:value-type="float" office:value="0.0000513442174">
            <text:p>5.13E-005</text:p>
          </table:table-cell>
          <table:table-cell table:style-name="ce2" office:value-type="float" office:value="0.000310055912">
            <text:p>3.10E-004</text:p>
          </table:table-cell>
          <table:table-cell table:style-name="ce2" office:value-type="float" office:value="0.0173025075">
            <text:p>1.73E-002</text:p>
          </table:table-cell>
          <table:table-cell table:style-name="ce2" office:value-type="float" office:value="0.043653816">
            <text:p>4.37E-002</text:p>
          </table:table-cell>
          <table:table-cell table:style-name="ce2" office:value-type="float" office:value="0.000984664191">
            <text:p>9.85E-004</text:p>
          </table:table-cell>
          <table:table-cell table:style-name="ce2" office:value-type="float" office:value="0.00102359091">
            <text:p>1.02E-003</text:p>
          </table:table-cell>
          <table:table-cell table:style-name="ce2" office:value-type="float" office:value="0.0472238474">
            <text:p>4.72E-002</text:p>
          </table:table-cell>
          <table:table-cell table:style-name="ce2" office:value-type="float" office:value="0.0000964958235">
            <text:p>9.65E-005</text:p>
          </table:table-cell>
          <table:table-cell/>
          <table:table-cell table:style-name="ce2" office:value-type="float" office:value="0.0000113037595">
            <text:p>1.13E-005</text:p>
          </table:table-cell>
          <table:table-cell table:style-name="ce2" office:value-type="float" office:value="4.86546435E-022">
            <text:p>4.87E-022</text:p>
          </table:table-cell>
          <table:table-cell table:style-name="ce2" office:value-type="float" office:value="0.0000190333594">
            <text:p>1.90E-005</text:p>
          </table:table-cell>
          <table:table-cell table:style-name="ce2" office:value-type="float" office:value="1.22004218E-022">
            <text:p>1.22E-022</text:p>
          </table:table-cell>
          <table:table-cell table:style-name="ce2" office:value-type="float" office:value="0.000105390951">
            <text:p>1.05E-004</text:p>
          </table:table-cell>
          <table:table-cell table:style-name="ce2" office:value-type="float" office:value="2.31006762E-023">
            <text:p>2.31E-023</text:p>
          </table:table-cell>
          <table:table-cell table:style-name="ce2" office:value-type="float" office:value="2.06046147E-021">
            <text:p>2.06E-021</text:p>
          </table:table-cell>
          <table:table-cell table:style-name="ce2" office:value-type="float" office:value="1.51423782E-022">
            <text:p>1.51E-022</text:p>
          </table:table-cell>
          <table:table-cell table:style-name="ce2"/>
          <table:table-cell table:formula="of:=3/[.A4]" office:value-type="float" office:value="1.33333333333333">
            <text:p>1.33</text:p>
          </table:table-cell>
          <table:table-cell table:formula="of:=(3*(2*PI())/[.A4])*180/PI()" office:value-type="float" office:value="480">
            <text:p>480</text:p>
          </table:table-cell>
          <table:table-cell table:style-name="ce4" table:formula="of:=SQRT([.B4])" office:value-type="float" office:value="0.00716548793872406">
            <text:p>0.00717</text:p>
          </table:table-cell>
          <table:table-cell table:style-name="ce4" table:formula="of:=SQRT([.C4])" office:value-type="float" office:value="0.0176084045841751">
            <text:p>0.01761</text:p>
          </table:table-cell>
          <table:table-cell table:style-name="ce4" table:formula="of:=SQRT([.D4])" office:value-type="float" office:value="0.131538996119022">
            <text:p>0.13154</text:p>
          </table:table-cell>
          <table:table-cell table:style-name="ce4" table:formula="of:=SQRT([.E4])*[.U4]/3" office:value-type="float" office:value="33.4295930217524">
            <text:p>33.42959</text:p>
          </table:table-cell>
          <table:table-cell table:style-name="ce4" table:formula="of:=SQRT([.F4])*180/PI()" office:value-type="float" office:value="1.79790485255588">
            <text:p>1.79790</text:p>
          </table:table-cell>
          <table:table-cell table:style-name="ce4" table:formula="of:=SQRT([.G4])*180/PI()" office:value-type="float" office:value="1.83309867142014">
            <text:p>1.83310</text:p>
          </table:table-cell>
          <table:table-cell table:style-name="ce4" table:formula="of:=SQRT([.H4])" office:value-type="float" office:value="0.217310486171284">
            <text:p>0.21731</text:p>
          </table:table-cell>
          <table:table-cell table:style-name="ce4" table:formula="of:=SQRT([.I4])" office:value-type="float" office:value="0.00982322877164123">
            <text:p>0.00982</text:p>
          </table:table-cell>
          <table:table-cell/>
          <table:table-cell table:style-name="ce4" table:formula="of:=SQRT([.K4])" office:value-type="float" office:value="0.00336210640819115">
            <text:p>0.00336</text:p>
          </table:table-cell>
          <table:table-cell table:style-name="ce4" table:formula="of:=SQRT([.L4])" office:value-type="float" office:value="0.0000000000220577976008486">
            <text:p>0.00000</text:p>
          </table:table-cell>
          <table:table-cell table:style-name="ce4" table:formula="of:=SQRT([.M4])" office:value-type="float" office:value="0.00436272385099034">
            <text:p>0.00436</text:p>
          </table:table-cell>
          <table:table-cell table:style-name="ce4" table:formula="of:=SQRT([.N4])*180/PI()" office:value-type="float" office:value="0.000000000632863509438344">
            <text:p>0.00000</text:p>
          </table:table-cell>
          <table:table-cell table:style-name="ce4" table:formula="of:=SQRT([.O4])*[.U4]/3" office:value-type="float" office:value="1.64256151957849">
            <text:p>1.64256</text:p>
          </table:table-cell>
          <table:table-cell table:style-name="ce4" table:formula="of:=SQRT([.P4])*180/PI()" office:value-type="float" office:value="0.000000000275381637948003">
            <text:p>0.00000</text:p>
          </table:table-cell>
          <table:table-cell table:style-name="ce4" table:formula="of:=SQRT([.Q4])" office:value-type="float" office:value="0.0000000000453923062864182">
            <text:p>0.00000</text:p>
          </table:table-cell>
          <table:table-cell table:style-name="ce4" table:formula="of:=SQRT([.R4])" office:value-type="float" office:value="0.0000000000123054370909773">
            <text:p>0.00000</text:p>
          </table:table-cell>
          <table:table-cell table:number-columns-repeated="68"/>
        </table:table-row>
        <table:table-row table:style-name="ro1">
          <table:table-cell office:value-type="float" office:value="2.5">
            <text:p>2.5</text:p>
          </table:table-cell>
          <table:table-cell table:style-name="ce2" office:value-type="float" office:value="0.0000760844196">
            <text:p>7.61E-005</text:p>
          </table:table-cell>
          <table:table-cell table:style-name="ce2" office:value-type="float" office:value="0.000590533367">
            <text:p>5.91E-004</text:p>
          </table:table-cell>
          <table:table-cell table:style-name="ce2" office:value-type="float" office:value="0.0306100007">
            <text:p>3.06E-002</text:p>
          </table:table-cell>
          <table:table-cell table:style-name="ce2" office:value-type="float" office:value="0.068877548">
            <text:p>6.89E-002</text:p>
          </table:table-cell>
          <table:table-cell table:style-name="ce2" office:value-type="float" office:value="0.00138790742">
            <text:p>1.39E-003</text:p>
          </table:table-cell>
          <table:table-cell table:style-name="ce2" office:value-type="float" office:value="0.00124922511">
            <text:p>1.25E-003</text:p>
          </table:table-cell>
          <table:table-cell table:style-name="ce2" office:value-type="float" office:value="0.0815337226">
            <text:p>8.15E-002</text:p>
          </table:table-cell>
          <table:table-cell table:style-name="ce2" office:value-type="float" office:value="0.00025787577">
            <text:p>2.58E-004</text:p>
          </table:table-cell>
          <table:table-cell/>
          <table:table-cell table:style-name="ce2" office:value-type="float" office:value="0.0000960667894">
            <text:p>9.61E-005</text:p>
          </table:table-cell>
          <table:table-cell table:style-name="ce2" office:value-type="float" office:value="2.37867142E-024">
            <text:p>2.38E-024</text:p>
          </table:table-cell>
          <table:table-cell table:style-name="ce2" office:value-type="float" office:value="0.000090111731">
            <text:p>9.01E-005</text:p>
          </table:table-cell>
          <table:table-cell table:style-name="ce2" office:value-type="float" office:value="1.96898716E-024">
            <text:p>1.97E-024</text:p>
          </table:table-cell>
          <table:table-cell table:style-name="ce2" office:value-type="float" office:value="0.0000575115009">
            <text:p>5.75E-005</text:p>
          </table:table-cell>
          <table:table-cell table:style-name="ce2" office:value-type="float" office:value="5.93270455E-022">
            <text:p>5.93E-022</text:p>
          </table:table-cell>
          <table:table-cell table:style-name="ce2" office:value-type="float" office:value="3.77061629E-024">
            <text:p>3.77E-024</text:p>
          </table:table-cell>
          <table:table-cell table:style-name="ce2" office:value-type="float" office:value="1.03872343E-024">
            <text:p>1.04E-024</text:p>
          </table:table-cell>
          <table:table-cell table:style-name="ce2"/>
          <table:table-cell table:formula="of:=3/[.A5]" office:value-type="float" office:value="1.2">
            <text:p>1.20</text:p>
          </table:table-cell>
          <table:table-cell table:formula="of:=(3*(2*PI())/[.A5])*180/PI()" office:value-type="float" office:value="432">
            <text:p>432</text:p>
          </table:table-cell>
          <table:table-cell table:style-name="ce4" table:formula="of:=SQRT([.B5])" office:value-type="float" office:value="0.00872263833940167">
            <text:p>0.00872</text:p>
          </table:table-cell>
          <table:table-cell table:style-name="ce4" table:formula="of:=SQRT([.C5])" office:value-type="float" office:value="0.0243008923087199">
            <text:p>0.02430</text:p>
          </table:table-cell>
          <table:table-cell table:style-name="ce4" table:formula="of:=SQRT([.D5])" office:value-type="float" office:value="0.174957139608534">
            <text:p>0.17496</text:p>
          </table:table-cell>
          <table:table-cell table:style-name="ce4" table:formula="of:=SQRT([.E5])*[.U5]/3" office:value-type="float" office:value="37.7921266314559">
            <text:p>37.79213</text:p>
          </table:table-cell>
          <table:table-cell table:style-name="ce4" table:formula="of:=SQRT([.F5])*180/PI()" office:value-type="float" office:value="2.13453303830239">
            <text:p>2.13453</text:p>
          </table:table-cell>
          <table:table-cell table:style-name="ce4" table:formula="of:=SQRT([.G5])*180/PI()" office:value-type="float" office:value="2.02508373251629">
            <text:p>2.02508</text:p>
          </table:table-cell>
          <table:table-cell table:style-name="ce4" table:formula="of:=SQRT([.H5])" office:value-type="float" office:value="0.285541104921866">
            <text:p>0.28554</text:p>
          </table:table-cell>
          <table:table-cell table:style-name="ce4" table:formula="of:=SQRT([.I5])" office:value-type="float" office:value="0.0160585108275954">
            <text:p>0.01606</text:p>
          </table:table-cell>
          <table:table-cell/>
          <table:table-cell table:style-name="ce4" table:formula="of:=SQRT([.K5])" office:value-type="float" office:value="0.00980136671082151">
            <text:p>0.00980</text:p>
          </table:table-cell>
          <table:table-cell table:style-name="ce4" table:formula="of:=SQRT([.L5])" office:value-type="float" office:value="0.00000000000154229420669339">
            <text:p>0.00000</text:p>
          </table:table-cell>
          <table:table-cell table:style-name="ce4" table:formula="of:=SQRT([.M5])" office:value-type="float" office:value="0.00949271989474039">
            <text:p>0.00949</text:p>
          </table:table-cell>
          <table:table-cell table:style-name="ce4" table:formula="of:=SQRT([.N5])*180/PI()" office:value-type="float" office:value="0.0000000000803977832526469">
            <text:p>0.00000</text:p>
          </table:table-cell>
          <table:table-cell table:style-name="ce4" table:formula="of:=SQRT([.O5])*[.U5]/3" office:value-type="float" office:value="1.09204326043541">
            <text:p>1.09204</text:p>
          </table:table-cell>
          <table:table-cell table:style-name="ce4" table:formula="of:=SQRT([.P5])*180/PI()" office:value-type="float" office:value="0.00000000139556154179898">
            <text:p>0.00000</text:p>
          </table:table-cell>
          <table:table-cell table:style-name="ce4" table:formula="of:=SQRT([.Q5])" office:value-type="float" office:value="0.00000000000194180748015863">
            <text:p>0.00000</text:p>
          </table:table-cell>
          <table:table-cell table:style-name="ce4" table:formula="of:=SQRT([.R5])" office:value-type="float" office:value="0.00000000000101917782059854">
            <text:p>0.00000</text:p>
          </table:table-cell>
          <table:table-cell table:number-columns-repeated="68"/>
        </table:table-row>
        <table:table-row table:style-name="ro1">
          <table:table-cell office:value-type="float" office:value="2.75">
            <text:p>2.75</text:p>
          </table:table-cell>
          <table:table-cell table:style-name="ce2" office:value-type="float" office:value="0.0000985587612">
            <text:p>9.86E-005</text:p>
          </table:table-cell>
          <table:table-cell table:style-name="ce2" office:value-type="float" office:value="0.00117026921">
            <text:p>1.17E-003</text:p>
          </table:table-cell>
          <table:table-cell table:style-name="ce2" office:value-type="float" office:value="0.0488946922">
            <text:p>4.89E-002</text:p>
          </table:table-cell>
          <table:table-cell office:value-type="float" office:value="0.10025654">
            <text:p>0.10025654</text:p>
          </table:table-cell>
          <table:table-cell table:style-name="ce2" office:value-type="float" office:value="0.00178140239">
            <text:p>1.78E-003</text:p>
          </table:table-cell>
          <table:table-cell table:style-name="ce2" office:value-type="float" office:value="0.0014453223">
            <text:p>1.45E-003</text:p>
          </table:table-cell>
          <table:table-cell office:value-type="float" office:value="0.12976432">
            <text:p>0.12976432</text:p>
          </table:table-cell>
          <table:table-cell table:style-name="ce2" office:value-type="float" office:value="0.000708955864">
            <text:p>7.09E-004</text:p>
          </table:table-cell>
          <table:table-cell/>
          <table:table-cell table:style-name="ce2" office:value-type="float" office:value="0.0000384529958">
            <text:p>3.85E-005</text:p>
          </table:table-cell>
          <table:table-cell table:style-name="ce2" office:value-type="float" office:value="2.49836273E-021">
            <text:p>2.50E-021</text:p>
          </table:table-cell>
          <table:table-cell table:style-name="ce2" office:value-type="float" office:value="0.000172456654">
            <text:p>1.72E-004</text:p>
          </table:table-cell>
          <table:table-cell table:style-name="ce2" office:value-type="float" office:value="8.42179067E-022">
            <text:p>8.42E-022</text:p>
          </table:table-cell>
          <table:table-cell table:style-name="ce2" office:value-type="float" office:value="0.000116193041">
            <text:p>1.16E-004</text:p>
          </table:table-cell>
          <table:table-cell table:style-name="ce2" office:value-type="float" office:value="3.05055036E-022">
            <text:p>3.05E-022</text:p>
          </table:table-cell>
          <table:table-cell table:style-name="ce2" office:value-type="float" office:value="1.38940526E-020">
            <text:p>1.39E-020</text:p>
          </table:table-cell>
          <table:table-cell table:style-name="ce2" office:value-type="float" office:value="1.51352353E-021">
            <text:p>1.51E-021</text:p>
          </table:table-cell>
          <table:table-cell table:style-name="ce2"/>
          <table:table-cell table:formula="of:=3/[.A6]" office:value-type="float" office:value="1.09090909090909">
            <text:p>1.09</text:p>
          </table:table-cell>
          <table:table-cell table:formula="of:=(3*(2*PI())/[.A6])*180/PI()" office:value-type="float" office:value="392.727272727273">
            <text:p>392.7272727273</text:p>
          </table:table-cell>
          <table:table-cell table:style-name="ce4" table:formula="of:=SQRT([.B6])" office:value-type="float" office:value="0.00992767652575365">
            <text:p>0.00993</text:p>
          </table:table-cell>
          <table:table-cell table:style-name="ce4" table:formula="of:=SQRT([.C6])" office:value-type="float" office:value="0.0342091977397892">
            <text:p>0.03421</text:p>
          </table:table-cell>
          <table:table-cell table:style-name="ce4" table:formula="of:=SQRT([.D6])" office:value-type="float" office:value="0.221121442198625">
            <text:p>0.22112</text:p>
          </table:table-cell>
          <table:table-cell table:style-name="ce4" table:formula="of:=SQRT([.E6])*[.U6]/3" office:value-type="float" office:value="41.4501554039097">
            <text:p>41.45016</text:p>
          </table:table-cell>
          <table:table-cell table:style-name="ce4" table:formula="of:=SQRT([.F6])*180/PI()" office:value-type="float" office:value="2.41826364936044">
            <text:p>2.41826</text:p>
          </table:table-cell>
          <table:table-cell table:style-name="ce4" table:formula="of:=SQRT([.G6])*180/PI()" office:value-type="float" office:value="2.17823626456213">
            <text:p>2.17824</text:p>
          </table:table-cell>
          <table:table-cell table:style-name="ce4" table:formula="of:=SQRT([.H6])" office:value-type="float" office:value="0.360228149927237">
            <text:p>0.36023</text:p>
          </table:table-cell>
          <table:table-cell table:style-name="ce4" table:formula="of:=SQRT([.I6])" office:value-type="float" office:value="0.0266262251173538">
            <text:p>0.02663</text:p>
          </table:table-cell>
          <table:table-cell/>
          <table:table-cell table:style-name="ce4" table:formula="of:=SQRT([.K6])" office:value-type="float" office:value="0.00620104795982099">
            <text:p>0.00620</text:p>
          </table:table-cell>
          <table:table-cell table:style-name="ce4" table:formula="of:=SQRT([.L6])" office:value-type="float" office:value="0.0000000000499836246184688">
            <text:p>0.00000</text:p>
          </table:table-cell>
          <table:table-cell table:style-name="ce4" table:formula="of:=SQRT([.M6])" office:value-type="float" office:value="0.0131322752788692">
            <text:p>0.01313</text:p>
          </table:table-cell>
          <table:table-cell table:style-name="ce4" table:formula="of:=SQRT([.N6])*180/PI()" office:value-type="float" office:value="0.0000000016627419490091">
            <text:p>0.00000</text:p>
          </table:table-cell>
          <table:table-cell table:style-name="ce4" table:formula="of:=SQRT([.O6])*[.U6]/3" office:value-type="float" office:value="1.41110673937074">
            <text:p>1.41111</text:p>
          </table:table-cell>
          <table:table-cell table:style-name="ce4" table:formula="of:=SQRT([.P6])*180/PI()" office:value-type="float" office:value="0.00000000100071804684629">
            <text:p>0.00000</text:p>
          </table:table-cell>
          <table:table-cell table:style-name="ce4" table:formula="of:=SQRT([.Q6])" office:value-type="float" office:value="0.000000000117873035932736">
            <text:p>0.00000</text:p>
          </table:table-cell>
          <table:table-cell table:style-name="ce4" table:formula="of:=SQRT([.R6])" office:value-type="float" office:value="0.0000000000389040297398611">
            <text:p>0.00000</text:p>
          </table:table-cell>
          <table:table-cell table:number-columns-repeated="68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0.000114694696">
            <text:p>1.15E-004</text:p>
          </table:table-cell>
          <table:table-cell table:style-name="ce2" office:value-type="float" office:value="0.00241805636">
            <text:p>2.42E-003</text:p>
          </table:table-cell>
          <table:table-cell table:style-name="ce2" office:value-type="float" office:value="0.0760600641">
            <text:p>7.61E-002</text:p>
          </table:table-cell>
          <table:table-cell office:value-type="float" office:value="0.14697672">
            <text:p>0.14697672</text:p>
          </table:table-cell>
          <table:table-cell table:style-name="ce2" office:value-type="float" office:value="0.00210229005">
            <text:p>2.10E-003</text:p>
          </table:table-cell>
          <table:table-cell table:style-name="ce2" office:value-type="float" office:value="0.00160378299">
            <text:p>1.60E-003</text:p>
          </table:table-cell>
          <table:table-cell office:value-type="float" office:value="0.21384051">
            <text:p>0.21384051</text:p>
          </table:table-cell>
          <table:table-cell table:style-name="ce2" office:value-type="float" office:value="0.00201892108">
            <text:p>2.02E-003</text:p>
          </table:table-cell>
          <table:table-cell/>
          <table:table-cell table:style-name="ce2" office:value-type="float" office:value="0.000134590708">
            <text:p>1.35E-004</text:p>
          </table:table-cell>
          <table:table-cell table:style-name="ce2" office:value-type="float" office:value="5.0146209E-021">
            <text:p>5.01E-021</text:p>
          </table:table-cell>
          <table:table-cell table:style-name="ce2" office:value-type="float" office:value="0.000173408247">
            <text:p>1.73E-004</text:p>
          </table:table-cell>
          <table:table-cell table:style-name="ce2" office:value-type="float" office:value="1.67181775E-021">
            <text:p>1.67E-021</text:p>
          </table:table-cell>
          <table:table-cell table:style-name="ce2" office:value-type="float" office:value="0.000654459524">
            <text:p>6.54E-004</text:p>
          </table:table-cell>
          <table:table-cell table:style-name="ce2" office:value-type="float" office:value="1.06032983E-021">
            <text:p>1.06E-021</text:p>
          </table:table-cell>
          <table:table-cell table:style-name="ce2" office:value-type="float" office:value="3.11070672E-020">
            <text:p>3.11E-020</text:p>
          </table:table-cell>
          <table:table-cell table:style-name="ce2" office:value-type="float" office:value="4.18688453E-021">
            <text:p>4.19E-021</text:p>
          </table:table-cell>
          <table:table-cell table:style-name="ce2"/>
          <table:table-cell table:formula="of:=3/[.A7]" office:value-type="float" office:value="1">
            <text:p>1.00</text:p>
          </table:table-cell>
          <table:table-cell table:formula="of:=(3*(2*PI())/[.A7])*180/PI()" office:value-type="float" office:value="360">
            <text:p>360</text:p>
          </table:table-cell>
          <table:table-cell table:style-name="ce4" table:formula="of:=SQRT([.B7])" office:value-type="float" office:value="0.0107095609620563">
            <text:p>0.01071</text:p>
          </table:table-cell>
          <table:table-cell table:style-name="ce4" table:formula="of:=SQRT([.C7])" office:value-type="float" office:value="0.0491737364860552">
            <text:p>0.04917</text:p>
          </table:table-cell>
          <table:table-cell table:style-name="ce4" table:formula="of:=SQRT([.D7])" office:value-type="float" office:value="0.27578989122156">
            <text:p>0.27579</text:p>
          </table:table-cell>
          <table:table-cell table:style-name="ce4" table:formula="of:=SQRT([.E7])*[.U7]/3" office:value-type="float" office:value="46.0050515487158">
            <text:p>46.00505</text:p>
          </table:table-cell>
          <table:table-cell table:style-name="ce4" table:formula="of:=SQRT([.F7])*180/PI()" office:value-type="float" office:value="2.62705369676878">
            <text:p>2.62705</text:p>
          </table:table-cell>
          <table:table-cell table:style-name="ce4" table:formula="of:=SQRT([.G7])*180/PI()" office:value-type="float" office:value="2.29453894793983">
            <text:p>2.29454</text:p>
          </table:table-cell>
          <table:table-cell table:style-name="ce4" table:formula="of:=SQRT([.H7])" office:value-type="float" office:value="0.462428924268368">
            <text:p>0.46243</text:p>
          </table:table-cell>
          <table:table-cell table:style-name="ce4" table:formula="of:=SQRT([.I7])" office:value-type="float" office:value="0.0449324056778624">
            <text:p>0.04493</text:p>
          </table:table-cell>
          <table:table-cell/>
          <table:table-cell table:style-name="ce4" table:formula="of:=SQRT([.K7])" office:value-type="float" office:value="0.0116013235451822">
            <text:p>0.01160</text:p>
          </table:table-cell>
          <table:table-cell table:style-name="ce4" table:formula="of:=SQRT([.L7])" office:value-type="float" office:value="0.0000000000708139880249658">
            <text:p>0.00000</text:p>
          </table:table-cell>
          <table:table-cell table:style-name="ce4" table:formula="of:=SQRT([.M7])" office:value-type="float" office:value="0.0131684565154767">
            <text:p>0.01317</text:p>
          </table:table-cell>
          <table:table-cell table:style-name="ce4" table:formula="of:=SQRT([.N7])*180/PI()" office:value-type="float" office:value="0.00000000234270226997848">
            <text:p>0.00000</text:p>
          </table:table-cell>
          <table:table-cell table:style-name="ce4" table:formula="of:=SQRT([.O7])*[.U7]/3" office:value-type="float" office:value="3.06988878391384">
            <text:p>3.06989</text:p>
          </table:table-cell>
          <table:table-cell table:style-name="ce4" table:formula="of:=SQRT([.P7])*180/PI()" office:value-type="float" office:value="0.0000000018657056303262">
            <text:p>0.00000</text:p>
          </table:table-cell>
          <table:table-cell table:style-name="ce4" table:formula="of:=SQRT([.Q7])" office:value-type="float" office:value="0.000000000176371956954613">
            <text:p>0.00000</text:p>
          </table:table-cell>
          <table:table-cell table:style-name="ce4" table:formula="of:=SQRT([.R7])" office:value-type="float" office:value="0.0000000000647061398168675">
            <text:p>0.00000</text:p>
          </table:table-cell>
          <table:table-cell table:number-columns-repeated="68"/>
        </table:table-row>
        <table:table-row table:style-name="ro1">
          <table:table-cell office:value-type="float" office:value="3.25">
            <text:p>3.25</text:p>
          </table:table-cell>
          <table:table-cell table:style-name="ce2" office:value-type="float" office:value="0.000130274741">
            <text:p>1.30E-004</text:p>
          </table:table-cell>
          <table:table-cell table:style-name="ce2" office:value-type="float" office:value="0.00489529734">
            <text:p>4.90E-003</text:p>
          </table:table-cell>
          <table:table-cell office:value-type="float" office:value="0.11401786">
            <text:p>0.11401786</text:p>
          </table:table-cell>
          <table:table-cell office:value-type="float" office:value="0.20661967">
            <text:p>0.20661967</text:p>
          </table:table-cell>
          <table:table-cell table:style-name="ce2" office:value-type="float" office:value="0.00246675266">
            <text:p>2.47E-003</text:p>
          </table:table-cell>
          <table:table-cell table:style-name="ce2" office:value-type="float" office:value="0.00174940412">
            <text:p>1.75E-003</text:p>
          </table:table-cell>
          <table:table-cell office:value-type="float" office:value="0.34476402">
            <text:p>0.34476402</text:p>
          </table:table-cell>
          <table:table-cell table:style-name="ce2" office:value-type="float" office:value="0.00562017504">
            <text:p>5.62E-003</text:p>
          </table:table-cell>
          <table:table-cell/>
          <table:table-cell table:style-name="ce2" office:value-type="float" office:value="0.000433526671">
            <text:p>4.34E-004</text:p>
          </table:table-cell>
          <table:table-cell table:style-name="ce2" office:value-type="float" office:value="7.2045008E-022">
            <text:p>7.20E-022</text:p>
          </table:table-cell>
          <table:table-cell table:style-name="ce2" office:value-type="float" office:value="0.000324817665">
            <text:p>3.25E-004</text:p>
          </table:table-cell>
          <table:table-cell table:style-name="ce2" office:value-type="float" office:value="1.55979473E-022">
            <text:p>1.56E-022</text:p>
          </table:table-cell>
          <table:table-cell table:style-name="ce2" office:value-type="float" office:value="0.000625103014">
            <text:p>6.25E-004</text:p>
          </table:table-cell>
          <table:table-cell table:style-name="ce2" office:value-type="float" office:value="4.43362306E-021">
            <text:p>4.43E-021</text:p>
          </table:table-cell>
          <table:table-cell table:style-name="ce2" office:value-type="float" office:value="4.5938998E-021">
            <text:p>4.59E-021</text:p>
          </table:table-cell>
          <table:table-cell table:style-name="ce2" office:value-type="float" office:value="8.27130479E-022">
            <text:p>8.27E-022</text:p>
          </table:table-cell>
          <table:table-cell table:style-name="ce2"/>
          <table:table-cell table:formula="of:=3/[.A8]" office:value-type="float" office:value="0.923076923076923">
            <text:p>0.92</text:p>
          </table:table-cell>
          <table:table-cell table:formula="of:=(3*(2*PI())/[.A8])*180/PI()" office:value-type="float" office:value="332.307692307692">
            <text:p>332.3076923077</text:p>
          </table:table-cell>
          <table:table-cell table:style-name="ce4" table:formula="of:=SQRT([.B8])" office:value-type="float" office:value="0.0114137960819352">
            <text:p>0.01141</text:p>
          </table:table-cell>
          <table:table-cell table:style-name="ce4" table:formula="of:=SQRT([.C8])" office:value-type="float" office:value="0.0699664015081525">
            <text:p>0.06997</text:p>
          </table:table-cell>
          <table:table-cell table:style-name="ce4" table:formula="of:=SQRT([.D8])" office:value-type="float" office:value="0.337665307664261">
            <text:p>0.33767</text:p>
          </table:table-cell>
          <table:table-cell table:style-name="ce4" table:formula="of:=SQRT([.E8])*[.U8]/3" office:value-type="float" office:value="50.3506372636144">
            <text:p>50.35064</text:p>
          </table:table-cell>
          <table:table-cell table:style-name="ce4" table:formula="of:=SQRT([.F8])*180/PI()" office:value-type="float" office:value="2.84567589443288">
            <text:p>2.84568</text:p>
          </table:table-cell>
          <table:table-cell table:style-name="ce4" table:formula="of:=SQRT([.G8])*180/PI()" office:value-type="float" office:value="2.39644631775317">
            <text:p>2.39645</text:p>
          </table:table-cell>
          <table:table-cell table:style-name="ce4" table:formula="of:=SQRT([.H8])" office:value-type="float" office:value="0.587166092345258">
            <text:p>0.58717</text:p>
          </table:table-cell>
          <table:table-cell table:style-name="ce4" table:formula="of:=SQRT([.I8])" office:value-type="float" office:value="0.0749678266991914">
            <text:p>0.07497</text:p>
          </table:table-cell>
          <table:table-cell/>
          <table:table-cell table:style-name="ce4" table:formula="of:=SQRT([.K8])" office:value-type="float" office:value="0.0208213032973443">
            <text:p>0.02082</text:p>
          </table:table-cell>
          <table:table-cell table:style-name="ce4" table:formula="of:=SQRT([.L8])" office:value-type="float" office:value="0.0000000000268412011653726">
            <text:p>0.00000</text:p>
          </table:table-cell>
          <table:table-cell table:style-name="ce4" table:formula="of:=SQRT([.M8])" office:value-type="float" office:value="0.018022698604815">
            <text:p>0.01802</text:p>
          </table:table-cell>
          <table:table-cell table:style-name="ce4" table:formula="of:=SQRT([.N8])*180/PI()" office:value-type="float" office:value="0.000000000715576973103443">
            <text:p>0.00000</text:p>
          </table:table-cell>
          <table:table-cell table:style-name="ce4" table:formula="of:=SQRT([.O8])*[.U8]/3" office:value-type="float" office:value="2.76945897545855">
            <text:p>2.76946</text:p>
          </table:table-cell>
          <table:table-cell table:style-name="ce4" table:formula="of:=SQRT([.P8])*180/PI()" office:value-type="float" office:value="0.00000000381506565276752">
            <text:p>0.00000</text:p>
          </table:table-cell>
          <table:table-cell table:style-name="ce4" table:formula="of:=SQRT([.Q8])" office:value-type="float" office:value="0.0000000000677783136408689">
            <text:p>0.00000</text:p>
          </table:table-cell>
          <table:table-cell table:style-name="ce4" table:formula="of:=SQRT([.R8])" office:value-type="float" office:value="0.0000000000287598761993163">
            <text:p>0.00000</text:p>
          </table:table-cell>
          <table:table-cell table:number-columns-repeated="68"/>
        </table:table-row>
        <table:table-row table:style-name="ro1">
          <table:table-cell office:value-type="float" office:value="3.5">
            <text:p>3.5</text:p>
          </table:table-cell>
          <table:table-cell table:style-name="ce2" office:value-type="float" office:value="0.0001320882">
            <text:p>1.32E-004</text:p>
          </table:table-cell>
          <table:table-cell table:style-name="ce2" office:value-type="float" office:value="0.00977117661">
            <text:p>9.77E-003</text:p>
          </table:table-cell>
          <table:table-cell office:value-type="float" office:value="0.15093443">
            <text:p>0.15093443</text:p>
          </table:table-cell>
          <table:table-cell office:value-type="float" office:value="0.28690341">
            <text:p>0.28690341</text:p>
          </table:table-cell>
          <table:table-cell table:style-name="ce2" office:value-type="float" office:value="0.00259799673">
            <text:p>2.60E-003</text:p>
          </table:table-cell>
          <table:table-cell table:style-name="ce2" office:value-type="float" office:value="0.00188997621">
            <text:p>1.89E-003</text:p>
          </table:table-cell>
          <table:table-cell office:value-type="float" office:value="0.56058663">
            <text:p>0.56058663</text:p>
          </table:table-cell>
          <table:table-cell table:style-name="ce2" office:value-type="float" office:value="0.0154525172">
            <text:p>1.55E-002</text:p>
          </table:table-cell>
          <table:table-cell/>
          <table:table-cell table:style-name="ce2" office:value-type="float" office:value="0.000454751222">
            <text:p>4.55E-004</text:p>
          </table:table-cell>
          <table:table-cell table:style-name="ce2" office:value-type="float" office:value="5.70538134E-021">
            <text:p>5.71E-021</text:p>
          </table:table-cell>
          <table:table-cell table:style-name="ce2" office:value-type="float" office:value="0.000841697911">
            <text:p>8.42E-004</text:p>
          </table:table-cell>
          <table:table-cell table:style-name="ce2" office:value-type="float" office:value="2.77092015E-021">
            <text:p>2.77E-021</text:p>
          </table:table-cell>
          <table:table-cell table:style-name="ce2" office:value-type="float" office:value="0.0000861742228">
            <text:p>8.62E-005</text:p>
          </table:table-cell>
          <table:table-cell table:style-name="ce2" office:value-type="float" office:value="5.91888481E-021">
            <text:p>5.92E-021</text:p>
          </table:table-cell>
          <table:table-cell table:style-name="ce2" office:value-type="float" office:value="4.97966703E-020">
            <text:p>4.98E-020</text:p>
          </table:table-cell>
          <table:table-cell table:style-name="ce2" office:value-type="float" office:value="9.02272941E-021">
            <text:p>9.02E-021</text:p>
          </table:table-cell>
          <table:table-cell table:style-name="ce2"/>
          <table:table-cell table:formula="of:=3/[.A9]" office:value-type="float" office:value="0.857142857142857">
            <text:p>0.86</text:p>
          </table:table-cell>
          <table:table-cell table:formula="of:=(3*(2*PI())/[.A9])*180/PI()" office:value-type="float" office:value="308.571428571429">
            <text:p>308.5714285714</text:p>
          </table:table-cell>
          <table:table-cell table:style-name="ce4" table:formula="of:=SQRT([.B9])" office:value-type="float" office:value="0.0114929630644147">
            <text:p>0.01149</text:p>
          </table:table-cell>
          <table:table-cell table:style-name="ce4" table:formula="of:=SQRT([.C9])" office:value-type="float" office:value="0.0988492620609785">
            <text:p>0.09885</text:p>
          </table:table-cell>
          <table:table-cell table:style-name="ce4" table:formula="of:=SQRT([.D9])" office:value-type="float" office:value="0.388502805652675">
            <text:p>0.38850</text:p>
          </table:table-cell>
          <table:table-cell table:style-name="ce4" table:formula="of:=SQRT([.E9])*[.U9]/3" office:value-type="float" office:value="55.0937471440031">
            <text:p>55.09375</text:p>
          </table:table-cell>
          <table:table-cell table:style-name="ce4" table:formula="of:=SQRT([.F9])*180/PI()" office:value-type="float" office:value="2.92039726108517">
            <text:p>2.92040</text:p>
          </table:table-cell>
          <table:table-cell table:style-name="ce4" table:formula="of:=SQRT([.G9])*180/PI()" office:value-type="float" office:value="2.4908685038675">
            <text:p>2.49087</text:p>
          </table:table-cell>
          <table:table-cell table:style-name="ce4" table:formula="of:=SQRT([.H9])" office:value-type="float" office:value="0.748723333414954">
            <text:p>0.74872</text:p>
          </table:table-cell>
          <table:table-cell table:style-name="ce4" table:formula="of:=SQRT([.I9])" office:value-type="float" office:value="0.124308154197542">
            <text:p>0.12431</text:p>
          </table:table-cell>
          <table:table-cell/>
          <table:table-cell table:style-name="ce4" table:formula="of:=SQRT([.K9])" office:value-type="float" office:value="0.0213248967641112">
            <text:p>0.02132</text:p>
          </table:table-cell>
          <table:table-cell table:style-name="ce4" table:formula="of:=SQRT([.L9])" office:value-type="float" office:value="0.000000000075533974739848">
            <text:p>0.00000</text:p>
          </table:table-cell>
          <table:table-cell table:style-name="ce4" table:formula="of:=SQRT([.M9])" office:value-type="float" office:value="0.0290120304529001">
            <text:p>0.02901</text:p>
          </table:table-cell>
          <table:table-cell table:style-name="ce4" table:formula="of:=SQRT([.N9])*180/PI()" office:value-type="float" office:value="0.00000000301602292162966">
            <text:p>0.00000</text:p>
          </table:table-cell>
          <table:table-cell table:style-name="ce4" table:formula="of:=SQRT([.O9])*[.U9]/3" office:value-type="float" office:value="0.9548235984054">
            <text:p>0.95482</text:p>
          </table:table-cell>
          <table:table-cell table:style-name="ce4" table:formula="of:=SQRT([.P9])*180/PI()" office:value-type="float" office:value="0.00000000440801005435061">
            <text:p>0.00000</text:p>
          </table:table-cell>
          <table:table-cell table:style-name="ce4" table:formula="of:=SQRT([.Q9])" office:value-type="float" office:value="0.000000000223151675548269">
            <text:p>0.00000</text:p>
          </table:table-cell>
          <table:table-cell table:style-name="ce4" table:formula="of:=SQRT([.R9])" office:value-type="float" office:value="0.0000000000949880487745695">
            <text:p>0.00000</text:p>
          </table:table-cell>
          <table:table-cell table:number-columns-repeated="68"/>
        </table:table-row>
        <table:table-row table:style-name="ro1">
          <table:table-cell office:value-type="float" office:value="3.75">
            <text:p>3.75</text:p>
          </table:table-cell>
          <table:table-cell table:style-name="ce2" office:value-type="float" office:value="0.000129375388">
            <text:p>1.29E-004</text:p>
          </table:table-cell>
          <table:table-cell table:style-name="ce2" office:value-type="float" office:value="0.0182302985">
            <text:p>1.82E-002</text:p>
          </table:table-cell>
          <table:table-cell office:value-type="float" office:value="0.19687952">
            <text:p>0.19687952</text:p>
          </table:table-cell>
          <table:table-cell office:value-type="float" office:value="0.38152733">
            <text:p>0.38152733</text:p>
          </table:table-cell>
          <table:table-cell table:style-name="ce2" office:value-type="float" office:value="0.00265757903">
            <text:p>2.66E-003</text:p>
          </table:table-cell>
          <table:table-cell table:style-name="ce2" office:value-type="float" office:value="0.0020131357">
            <text:p>2.01E-003</text:p>
          </table:table-cell>
          <table:table-cell office:value-type="float" office:value="0.89175111">
            <text:p>0.89175111</text:p>
          </table:table-cell>
          <table:table-cell table:style-name="ce2" office:value-type="float" office:value="0.0399507061">
            <text:p>4.00E-002</text:p>
          </table:table-cell>
          <table:table-cell/>
          <table:table-cell table:style-name="ce2" office:value-type="float" office:value="0.000218576388">
            <text:p>2.19E-004</text:p>
          </table:table-cell>
          <table:table-cell table:style-name="ce2" office:value-type="float" office:value="3.79425421E-020">
            <text:p>3.79E-020</text:p>
          </table:table-cell>
          <table:table-cell table:style-name="ce2" office:value-type="float" office:value="0.00146398193">
            <text:p>1.46E-003</text:p>
          </table:table-cell>
          <table:table-cell table:style-name="ce2" office:value-type="float" office:value="1.8664715E-020">
            <text:p>1.87E-020</text:p>
          </table:table-cell>
          <table:table-cell table:style-name="ce2" office:value-type="float" office:value="0.000209988357">
            <text:p>2.10E-004</text:p>
          </table:table-cell>
          <table:table-cell table:style-name="ce2" office:value-type="float" office:value="4.82395537E-021">
            <text:p>4.82E-021</text:p>
          </table:table-cell>
          <table:table-cell table:style-name="ce2" office:value-type="float" office:value="3.83523196E-019">
            <text:p>3.84E-019</text:p>
          </table:table-cell>
          <table:table-cell table:style-name="ce2" office:value-type="float" office:value="8.31490224E-020">
            <text:p>8.31E-020</text:p>
          </table:table-cell>
          <table:table-cell table:style-name="ce2"/>
          <table:table-cell table:formula="of:=3/[.A10]" office:value-type="float" office:value="0.8">
            <text:p>0.80</text:p>
          </table:table-cell>
          <table:table-cell table:formula="of:=(3*(2*PI())/[.A10])*180/PI()" office:value-type="float" office:value="288">
            <text:p>288</text:p>
          </table:table-cell>
          <table:table-cell table:style-name="ce4" table:formula="of:=SQRT([.B10])" office:value-type="float" office:value="0.0113743302220394">
            <text:p>0.01137</text:p>
          </table:table-cell>
          <table:table-cell table:style-name="ce4" table:formula="of:=SQRT([.C10])" office:value-type="float" office:value="0.135019622647969">
            <text:p>0.13502</text:p>
          </table:table-cell>
          <table:table-cell table:style-name="ce4" table:formula="of:=SQRT([.D10])" office:value-type="float" office:value="0.443711077166212">
            <text:p>0.44371</text:p>
          </table:table-cell>
          <table:table-cell table:style-name="ce4" table:formula="of:=SQRT([.E10])*[.U10]/3" office:value-type="float" office:value="59.2971826757393">
            <text:p>59.29718</text:p>
          </table:table-cell>
          <table:table-cell table:style-name="ce4" table:formula="of:=SQRT([.F10])*180/PI()" office:value-type="float" office:value="2.95369553531539">
            <text:p>2.95370</text:p>
          </table:table-cell>
          <table:table-cell table:style-name="ce4" table:formula="of:=SQRT([.G10])*180/PI()" office:value-type="float" office:value="2.57074593443135">
            <text:p>2.57075</text:p>
          </table:table-cell>
          <table:table-cell table:style-name="ce4" table:formula="of:=SQRT([.H10])" office:value-type="float" office:value="0.944325743586396">
            <text:p>0.94433</text:p>
          </table:table-cell>
          <table:table-cell table:style-name="ce4" table:formula="of:=SQRT([.I10])" office:value-type="float" office:value="0.199876727259579">
            <text:p>0.19988</text:p>
          </table:table-cell>
          <table:table-cell/>
          <table:table-cell table:style-name="ce4" table:formula="of:=SQRT([.K10])" office:value-type="float" office:value="0.0147843291359466">
            <text:p>0.01478</text:p>
          </table:table-cell>
          <table:table-cell table:style-name="ce4" table:formula="of:=SQRT([.L10])" office:value-type="float" office:value="0.000000000194788454740008">
            <text:p>0.00000</text:p>
          </table:table-cell>
          <table:table-cell table:style-name="ce4" table:formula="of:=SQRT([.M10])" office:value-type="float" office:value="0.0382620168051816">
            <text:p>0.03826</text:p>
          </table:table-cell>
          <table:table-cell table:style-name="ce4" table:formula="of:=SQRT([.N10])*180/PI()" office:value-type="float" office:value="0.00000000782768451862742">
            <text:p>0.00000</text:p>
          </table:table-cell>
          <table:table-cell table:style-name="ce4" table:formula="of:=SQRT([.O10])*[.U10]/3" office:value-type="float" office:value="1.39113360181975">
            <text:p>1.39113</text:p>
          </table:table-cell>
          <table:table-cell table:style-name="ce4" table:formula="of:=SQRT([.P10])*180/PI()" office:value-type="float" office:value="0.00000000397946118473459">
            <text:p>0.00000</text:p>
          </table:table-cell>
          <table:table-cell table:style-name="ce4" table:formula="of:=SQRT([.Q10])" office:value-type="float" office:value="0.000000000619292496321407">
            <text:p>0.00000</text:p>
          </table:table-cell>
          <table:table-cell table:style-name="ce4" table:formula="of:=SQRT([.R10])" office:value-type="float" office:value="0.000000000288355721982415">
            <text:p>0.00000</text:p>
          </table:table-cell>
          <table:table-cell table:number-columns-repeated="68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0.000121107805">
            <text:p>1.21E-004</text:p>
          </table:table-cell>
          <table:table-cell table:style-name="ce2" office:value-type="float" office:value="0.0332514122">
            <text:p>3.33E-002</text:p>
          </table:table-cell>
          <table:table-cell office:value-type="float" office:value="0.24802062">
            <text:p>0.24802062</text:p>
          </table:table-cell>
          <table:table-cell office:value-type="float" office:value="0.51070595">
            <text:p>0.51070595</text:p>
          </table:table-cell>
          <table:table-cell table:style-name="ce2" office:value-type="float" office:value="0.00260756607">
            <text:p>2.61E-003</text:p>
          </table:table-cell>
          <table:table-cell table:style-name="ce2" office:value-type="float" office:value="0.00216615316">
            <text:p>2.17E-003</text:p>
          </table:table-cell>
          <table:table-cell office:value-type="float" office:value="1.4627448">
            <text:p>1.4627448</text:p>
          </table:table-cell>
          <table:table-cell office:value-type="float" office:value="0.10205863">
            <text:p>0.10205863</text:p>
          </table:table-cell>
          <table:table-cell/>
          <table:table-cell table:style-name="ce2" office:value-type="float" office:value="0.00024519951">
            <text:p>2.45E-004</text:p>
          </table:table-cell>
          <table:table-cell table:style-name="ce2" office:value-type="float" office:value="9.24058778E-020">
            <text:p>9.24E-020</text:p>
          </table:table-cell>
          <table:table-cell table:style-name="ce2" office:value-type="float" office:value="0.00171083212">
            <text:p>1.71E-003</text:p>
          </table:table-cell>
          <table:table-cell table:style-name="ce2" office:value-type="float" office:value="4.80319225E-020">
            <text:p>4.80E-020</text:p>
          </table:table-cell>
          <table:table-cell table:style-name="ce2" office:value-type="float" office:value="0.0014879934">
            <text:p>1.49E-003</text:p>
          </table:table-cell>
          <table:table-cell table:style-name="ce2" office:value-type="float" office:value="5.2268723E-021">
            <text:p>5.23E-021</text:p>
          </table:table-cell>
          <table:table-cell table:style-name="ce2" office:value-type="float" office:value="1.10965597E-018">
            <text:p>1.11E-018</text:p>
          </table:table-cell>
          <table:table-cell table:style-name="ce2" office:value-type="float" office:value="2.83621465E-019">
            <text:p>2.84E-019</text:p>
          </table:table-cell>
          <table:table-cell table:style-name="ce2"/>
          <table:table-cell table:formula="of:=3/[.A11]" office:value-type="float" office:value="0.75">
            <text:p>0.75</text:p>
          </table:table-cell>
          <table:table-cell table:formula="of:=(3*(2*PI())/[.A11])*180/PI()" office:value-type="float" office:value="270">
            <text:p>270</text:p>
          </table:table-cell>
          <table:table-cell table:style-name="ce4" table:formula="of:=SQRT([.B11])" office:value-type="float" office:value="0.0110048991362938">
            <text:p>0.01100</text:p>
          </table:table-cell>
          <table:table-cell table:style-name="ce4" table:formula="of:=SQRT([.C11])" office:value-type="float" office:value="0.182349697559387">
            <text:p>0.18235</text:p>
          </table:table-cell>
          <table:table-cell table:style-name="ce4" table:formula="of:=SQRT([.D11])" office:value-type="float" office:value="0.498016686467432">
            <text:p>0.49802</text:p>
          </table:table-cell>
          <table:table-cell table:style-name="ce4" table:formula="of:=SQRT([.E11])*[.U11]/3" office:value-type="float" office:value="64.3173242213947">
            <text:p>64.31732</text:p>
          </table:table-cell>
          <table:table-cell table:style-name="ce4" table:formula="of:=SQRT([.F11])*180/PI()" office:value-type="float" office:value="2.9257707450638">
            <text:p>2.92577</text:p>
          </table:table-cell>
          <table:table-cell table:style-name="ce4" table:formula="of:=SQRT([.G11])*180/PI()" office:value-type="float" office:value="2.66665733620689">
            <text:p>2.66666</text:p>
          </table:table-cell>
          <table:table-cell table:style-name="ce4" table:formula="of:=SQRT([.H11])" office:value-type="float" office:value="1.20943987035321">
            <text:p>1.20944</text:p>
          </table:table-cell>
          <table:table-cell table:style-name="ce4" table:formula="of:=SQRT([.I11])" office:value-type="float" office:value="0.319466164092537">
            <text:p>0.31947</text:p>
          </table:table-cell>
          <table:table-cell/>
          <table:table-cell table:style-name="ce4" table:formula="of:=SQRT([.K11])" office:value-type="float" office:value="0.0156588476587519">
            <text:p>0.01566</text:p>
          </table:table-cell>
          <table:table-cell table:style-name="ce4" table:formula="of:=SQRT([.L11])" office:value-type="float" office:value="0.000000000303983351188844">
            <text:p>0.00000</text:p>
          </table:table-cell>
          <table:table-cell table:style-name="ce4" table:formula="of:=SQRT([.M11])" office:value-type="float" office:value="0.0413622064208379">
            <text:p>0.04136</text:p>
          </table:table-cell>
          <table:table-cell table:style-name="ce4" table:formula="of:=SQRT([.N11])*180/PI()" office:value-type="float" office:value="0.0000000125570498201716">
            <text:p>0.00000</text:p>
          </table:table-cell>
          <table:table-cell table:style-name="ce4" table:formula="of:=SQRT([.O11])*[.U11]/3" office:value-type="float" office:value="3.47170657458259">
            <text:p>3.47171</text:p>
          </table:table-cell>
          <table:table-cell table:style-name="ce4" table:formula="of:=SQRT([.P11])*180/PI()" office:value-type="float" office:value="0.00000000414231934755645">
            <text:p>0.00000</text:p>
          </table:table-cell>
          <table:table-cell table:style-name="ce4" table:formula="of:=SQRT([.Q11])" office:value-type="float" office:value="0.00000000105340209321987">
            <text:p>0.00000</text:p>
          </table:table-cell>
          <table:table-cell table:style-name="ce4" table:formula="of:=SQRT([.R11])" office:value-type="float" office:value="0.00000000053256123122135">
            <text:p>0.00000</text:p>
          </table:table-cell>
          <table:table-cell table:number-columns-repeated="68"/>
        </table:table-row>
        <table:table-row table:style-name="ro1">
          <table:table-cell office:value-type="float" office:value="4.25">
            <text:p>4.25</text:p>
          </table:table-cell>
          <table:table-cell table:style-name="ce2" office:value-type="float" office:value="0.000109710047">
            <text:p>1.10E-004</text:p>
          </table:table-cell>
          <table:table-cell table:style-name="ce2" office:value-type="float" office:value="0.0575325713">
            <text:p>5.75E-002</text:p>
          </table:table-cell>
          <table:table-cell office:value-type="float" office:value="0.29986471">
            <text:p>0.29986471</text:p>
          </table:table-cell>
          <table:table-cell office:value-type="float" office:value="0.67016375">
            <text:p>0.67016375</text:p>
          </table:table-cell>
          <table:table-cell table:style-name="ce2" office:value-type="float" office:value="0.00248929439">
            <text:p>2.49E-003</text:p>
          </table:table-cell>
          <table:table-cell table:style-name="ce2" office:value-type="float" office:value="0.00231752079">
            <text:p>2.32E-003</text:p>
          </table:table-cell>
          <table:table-cell office:value-type="float" office:value="2.4142005">
            <text:p>2.4142005</text:p>
          </table:table-cell>
          <table:table-cell office:value-type="float" office:value="0.25138506">
            <text:p>0.25138506</text:p>
          </table:table-cell>
          <table:table-cell/>
          <table:table-cell table:style-name="ce2" office:value-type="float" office:value="0.000886949187">
            <text:p>8.87E-004</text:p>
          </table:table-cell>
          <table:table-cell table:style-name="ce2" office:value-type="float" office:value="1.25739337E-019">
            <text:p>1.26E-019</text:p>
          </table:table-cell>
          <table:table-cell table:style-name="ce2" office:value-type="float" office:value="0.00148541725">
            <text:p>1.49E-003</text:p>
          </table:table-cell>
          <table:table-cell table:style-name="ce2" office:value-type="float" office:value="6.93832894E-020">
            <text:p>6.94E-020</text:p>
          </table:table-cell>
          <table:table-cell table:style-name="ce2" office:value-type="float" office:value="0.00330073573">
            <text:p>3.30E-003</text:p>
          </table:table-cell>
          <table:table-cell table:style-name="ce2" office:value-type="float" office:value="1.50500666E-020">
            <text:p>1.51E-020</text:p>
          </table:table-cell>
          <table:table-cell table:style-name="ce2" office:value-type="float" office:value="1.83264222E-018">
            <text:p>1.83E-018</text:p>
          </table:table-cell>
          <table:table-cell table:style-name="ce2" office:value-type="float" office:value="5.49410519E-019">
            <text:p>5.49E-019</text:p>
          </table:table-cell>
          <table:table-cell table:style-name="ce2"/>
          <table:table-cell table:formula="of:=3/[.A12]" office:value-type="float" office:value="0.705882352941176">
            <text:p>0.71</text:p>
          </table:table-cell>
          <table:table-cell table:formula="of:=(3*(2*PI())/[.A12])*180/PI()" office:value-type="float" office:value="254.117647058824">
            <text:p>254.1176470588</text:p>
          </table:table-cell>
          <table:table-cell table:style-name="ce4" table:formula="of:=SQRT([.B12])" office:value-type="float" office:value="0.0104742563936539">
            <text:p>0.01047</text:p>
          </table:table-cell>
          <table:table-cell table:style-name="ce4" table:formula="of:=SQRT([.C12])" office:value-type="float" office:value="0.239859482405845">
            <text:p>0.23986</text:p>
          </table:table-cell>
          <table:table-cell table:style-name="ce4" table:formula="of:=SQRT([.D12])" office:value-type="float" office:value="0.547599041270161">
            <text:p>0.54760</text:p>
          </table:table-cell>
          <table:table-cell table:style-name="ce4" table:formula="of:=SQRT([.E12])*[.U12]/3" office:value-type="float" office:value="69.3432251838111">
            <text:p>69.34323</text:p>
          </table:table-cell>
          <table:table-cell table:style-name="ce4" table:formula="of:=SQRT([.F12])*180/PI()" office:value-type="float" office:value="2.85864853218101">
            <text:p>2.85865</text:p>
          </table:table-cell>
          <table:table-cell table:style-name="ce4" table:formula="of:=SQRT([.G12])*180/PI()" office:value-type="float" office:value="2.75825523940339">
            <text:p>2.75826</text:p>
          </table:table-cell>
          <table:table-cell table:style-name="ce4" table:formula="of:=SQRT([.H12])" office:value-type="float" office:value="1.55376977059022">
            <text:p>1.55377</text:p>
          </table:table-cell>
          <table:table-cell table:style-name="ce4" table:formula="of:=SQRT([.I12])" office:value-type="float" office:value="0.50138314690464">
            <text:p>0.50138</text:p>
          </table:table-cell>
          <table:table-cell/>
          <table:table-cell table:style-name="ce4" table:formula="of:=SQRT([.K12])" office:value-type="float" office:value="0.0297816921446717">
            <text:p>0.02978</text:p>
          </table:table-cell>
          <table:table-cell table:style-name="ce4" table:formula="of:=SQRT([.L12])" office:value-type="float" office:value="0.000000000354597429488709">
            <text:p>0.00000</text:p>
          </table:table-cell>
          <table:table-cell table:style-name="ce4" table:formula="of:=SQRT([.M12])" office:value-type="float" office:value="0.038541111167168">
            <text:p>0.03854</text:p>
          </table:table-cell>
          <table:table-cell table:style-name="ce4" table:formula="of:=SQRT([.N12])*180/PI()" office:value-type="float" office:value="0.000000015092113935">
            <text:p>0.00000</text:p>
          </table:table-cell>
          <table:table-cell table:style-name="ce4" table:formula="of:=SQRT([.O12])*[.U12]/3" office:value-type="float" office:value="4.86652487854758">
            <text:p>4.86652</text:p>
          </table:table-cell>
          <table:table-cell table:style-name="ce4" table:formula="of:=SQRT([.P12])*180/PI()" office:value-type="float" office:value="0.00000000702897248554721">
            <text:p>0.00000</text:p>
          </table:table-cell>
          <table:table-cell table:style-name="ce4" table:formula="of:=SQRT([.Q12])" office:value-type="float" office:value="0.00000000135375116620448">
            <text:p>0.00000</text:p>
          </table:table-cell>
          <table:table-cell table:style-name="ce4" table:formula="of:=SQRT([.R12])" office:value-type="float" office:value="0.000000000741222314154127">
            <text:p>0.00000</text:p>
          </table:table-cell>
          <table:table-cell table:number-columns-repeated="68"/>
        </table:table-row>
        <table:table-row table:style-name="ro1">
          <table:table-cell office:value-type="float" office:value="4.5">
            <text:p>4.5</text:p>
          </table:table-cell>
          <table:table-cell table:style-name="ce2" office:value-type="float" office:value="0.0000966204607">
            <text:p>9.66E-005</text:p>
          </table:table-cell>
          <table:table-cell table:style-name="ce2" office:value-type="float" office:value="0.0977069139">
            <text:p>9.77E-002</text:p>
          </table:table-cell>
          <table:table-cell office:value-type="float" office:value="0.35748661">
            <text:p>0.35748661</text:p>
          </table:table-cell>
          <table:table-cell office:value-type="float" office:value="0.88702041">
            <text:p>0.88702041</text:p>
          </table:table-cell>
          <table:table-cell table:style-name="ce2" office:value-type="float" office:value="0.00232175388">
            <text:p>2.32E-003</text:p>
          </table:table-cell>
          <table:table-cell table:style-name="ce2" office:value-type="float" office:value="0.00246514683">
            <text:p>2.47E-003</text:p>
          </table:table-cell>
          <table:table-cell office:value-type="float" office:value="4.1524758">
            <text:p>4.1524758</text:p>
          </table:table-cell>
          <table:table-cell office:value-type="float" office:value="0.62224257">
            <text:p>0.62224257</text:p>
          </table:table-cell>
          <table:table-cell/>
          <table:table-cell table:style-name="ce2" office:value-type="float" office:value="0.00202492182">
            <text:p>2.02E-003</text:p>
          </table:table-cell>
          <table:table-cell table:style-name="ce2" office:value-type="float" office:value="9.73137795E-020">
            <text:p>9.73E-020</text:p>
          </table:table-cell>
          <table:table-cell table:style-name="ce2" office:value-type="float" office:value="0.00133431365">
            <text:p>1.33E-003</text:p>
          </table:table-cell>
          <table:table-cell table:style-name="ce2" office:value-type="float" office:value="5.62016623E-020">
            <text:p>5.62E-020</text:p>
          </table:table-cell>
          <table:table-cell table:style-name="ce2" office:value-type="float" office:value="0.00471308315">
            <text:p>4.71E-003</text:p>
          </table:table-cell>
          <table:table-cell table:style-name="ce2" office:value-type="float" office:value="3.79028891E-020">
            <text:p>3.79E-020</text:p>
          </table:table-cell>
          <table:table-cell table:style-name="ce2" office:value-type="float" office:value="1.76229341E-018">
            <text:p>1.76E-018</text:p>
          </table:table-cell>
          <table:table-cell table:style-name="ce2" office:value-type="float" office:value="6.19739225E-019">
            <text:p>6.20E-019</text:p>
          </table:table-cell>
          <table:table-cell table:style-name="ce2"/>
          <table:table-cell table:formula="of:=3/[.A13]" office:value-type="float" office:value="0.666666666666667">
            <text:p>0.67</text:p>
          </table:table-cell>
          <table:table-cell table:formula="of:=(3*(2*PI())/[.A13])*180/PI()" office:value-type="float" office:value="240">
            <text:p>240</text:p>
          </table:table-cell>
          <table:table-cell table:style-name="ce4" table:formula="of:=SQRT([.B13])" office:value-type="float" office:value="0.00982957072816509">
            <text:p>0.00983</text:p>
          </table:table-cell>
          <table:table-cell table:style-name="ce4" table:formula="of:=SQRT([.C13])" office:value-type="float" office:value="0.312581051728988">
            <text:p>0.31258</text:p>
          </table:table-cell>
          <table:table-cell table:style-name="ce4" table:formula="of:=SQRT([.D13])" office:value-type="float" office:value="0.597901839769707">
            <text:p>0.59790</text:p>
          </table:table-cell>
          <table:table-cell table:style-name="ce4" table:formula="of:=SQRT([.E13])*[.U13]/3" office:value-type="float" office:value="75.3454087785049">
            <text:p>75.34541</text:p>
          </table:table-cell>
          <table:table-cell table:style-name="ce4" table:formula="of:=SQRT([.F13])*180/PI()" office:value-type="float" office:value="2.76077314903423">
            <text:p>2.76077</text:p>
          </table:table-cell>
          <table:table-cell table:style-name="ce4" table:formula="of:=SQRT([.G13])*180/PI()" office:value-type="float" office:value="2.84474949112137">
            <text:p>2.84475</text:p>
          </table:table-cell>
          <table:table-cell table:style-name="ce4" table:formula="of:=SQRT([.H13])" office:value-type="float" office:value="2.03776244935468">
            <text:p>2.03776</text:p>
          </table:table-cell>
          <table:table-cell table:style-name="ce4" table:formula="of:=SQRT([.I13])" office:value-type="float" office:value="0.788823535399395">
            <text:p>0.78882</text:p>
          </table:table-cell>
          <table:table-cell/>
          <table:table-cell table:style-name="ce4" table:formula="of:=SQRT([.K13])" office:value-type="float" office:value="0.0449991313249489">
            <text:p>0.04500</text:p>
          </table:table-cell>
          <table:table-cell table:style-name="ce4" table:formula="of:=SQRT([.L13])" office:value-type="float" office:value="0.000000000311951565952152">
            <text:p>0.00000</text:p>
          </table:table-cell>
          <table:table-cell table:style-name="ce4" table:formula="of:=SQRT([.M13])" office:value-type="float" office:value="0.0365282582393412">
            <text:p>0.03653</text:p>
          </table:table-cell>
          <table:table-cell table:style-name="ce4" table:formula="of:=SQRT([.N13])*180/PI()" office:value-type="float" office:value="0.000000013583047297262">
            <text:p>0.00000</text:p>
          </table:table-cell>
          <table:table-cell table:style-name="ce4" table:formula="of:=SQRT([.O13])*[.U13]/3" office:value-type="float" office:value="5.49215186971373">
            <text:p>5.49215</text:p>
          </table:table-cell>
          <table:table-cell table:style-name="ce4" table:formula="of:=SQRT([.P13])*180/PI()" office:value-type="float" office:value="0.000000011154722991687">
            <text:p>0.00000</text:p>
          </table:table-cell>
          <table:table-cell table:style-name="ce4" table:formula="of:=SQRT([.Q13])" office:value-type="float" office:value="0.00000000132751399615974">
            <text:p>0.00000</text:p>
          </table:table-cell>
          <table:table-cell table:style-name="ce4" table:formula="of:=SQRT([.R13])" office:value-type="float" office:value="0.000000000787235177694696">
            <text:p>0.00000</text:p>
          </table:table-cell>
          <table:table-cell table:number-columns-repeated="68"/>
        </table:table-row>
        <table:table-row table:style-name="ro1">
          <table:table-cell office:value-type="float" office:value="4.75">
            <text:p>4.75</text:p>
          </table:table-cell>
          <table:table-cell table:style-name="ce2" office:value-type="float" office:value="0.0000832012738">
            <text:p>8.32E-005</text:p>
          </table:table-cell>
          <table:table-cell office:value-type="float" office:value="0.15797411">
            <text:p>0.15797411</text:p>
          </table:table-cell>
          <table:table-cell office:value-type="float" office:value="0.40669653">
            <text:p>0.40669653</text:p>
          </table:table-cell>
          <table:table-cell office:value-type="float" office:value="1.1455976">
            <text:p>1.1455976</text:p>
          </table:table-cell>
          <table:table-cell table:style-name="ce2" office:value-type="float" office:value="0.00212324155">
            <text:p>2.12E-003</text:p>
          </table:table-cell>
          <table:table-cell table:style-name="ce2" office:value-type="float" office:value="0.00261818944">
            <text:p>2.62E-003</text:p>
          </table:table-cell>
          <table:table-cell office:value-type="float" office:value="7.2584057">
            <text:p>7.2584057</text:p>
          </table:table-cell>
          <table:table-cell office:value-type="float" office:value="1.5163045">
            <text:p>1.5163045</text:p>
          </table:table-cell>
          <table:table-cell/>
          <table:table-cell table:style-name="ce2" office:value-type="float" office:value="0.00320806401">
            <text:p>3.21E-003</text:p>
          </table:table-cell>
          <table:table-cell table:style-name="ce2" office:value-type="float" office:value="3.31158979E-020">
            <text:p>3.31E-020</text:p>
          </table:table-cell>
          <table:table-cell table:style-name="ce2" office:value-type="float" office:value="0.00202227943">
            <text:p>2.02E-003</text:p>
          </table:table-cell>
          <table:table-cell table:style-name="ce2" office:value-type="float" office:value="1.7805452E-020">
            <text:p>1.78E-020</text:p>
          </table:table-cell>
          <table:table-cell table:style-name="ce2" office:value-type="float" office:value="0.00507573644">
            <text:p>5.08E-003</text:p>
          </table:table-cell>
          <table:table-cell table:style-name="ce2" office:value-type="float" office:value="6.66219085E-020">
            <text:p>6.66E-020</text:p>
          </table:table-cell>
          <table:table-cell table:style-name="ce2" office:value-type="float" office:value="7.5713501E-019">
            <text:p>7.57E-019</text:p>
          </table:table-cell>
          <table:table-cell table:style-name="ce2" office:value-type="float" office:value="3.17860875E-019">
            <text:p>3.18E-019</text:p>
          </table:table-cell>
          <table:table-cell table:style-name="ce2"/>
          <table:table-cell table:formula="of:=3/[.A14]" office:value-type="float" office:value="0.631578947368421">
            <text:p>0.63</text:p>
          </table:table-cell>
          <table:table-cell table:formula="of:=(3*(2*PI())/[.A14])*180/PI()" office:value-type="float" office:value="227.368421052632">
            <text:p>227.3684210526</text:p>
          </table:table-cell>
          <table:table-cell table:style-name="ce4" table:formula="of:=SQRT([.B14])" office:value-type="float" office:value="0.00912147322530741">
            <text:p>0.00912</text:p>
          </table:table-cell>
          <table:table-cell table:style-name="ce4" table:formula="of:=SQRT([.C14])" office:value-type="float" office:value="0.39745957027099">
            <text:p>0.39746</text:p>
          </table:table-cell>
          <table:table-cell table:style-name="ce4" table:formula="of:=SQRT([.D14])" office:value-type="float" office:value="0.637727629948711">
            <text:p>0.63773</text:p>
          </table:table-cell>
          <table:table-cell table:style-name="ce4" table:formula="of:=SQRT([.E14])*[.U14]/3" office:value-type="float" office:value="81.1194390316456">
            <text:p>81.11944</text:p>
          </table:table-cell>
          <table:table-cell table:style-name="ce4" table:formula="of:=SQRT([.F14])*180/PI()" office:value-type="float" office:value="2.64011189970213">
            <text:p>2.64011</text:p>
          </table:table-cell>
          <table:table-cell table:style-name="ce4" table:formula="of:=SQRT([.G14])*180/PI()" office:value-type="float" office:value="2.9317245640008">
            <text:p>2.93172</text:p>
          </table:table-cell>
          <table:table-cell table:style-name="ce4" table:formula="of:=SQRT([.H14])" office:value-type="float" office:value="2.6941428507041">
            <text:p>2.69414</text:p>
          </table:table-cell>
          <table:table-cell table:style-name="ce4" table:formula="of:=SQRT([.I14])" office:value-type="float" office:value="1.23138316538761">
            <text:p>1.23138</text:p>
          </table:table-cell>
          <table:table-cell/>
          <table:table-cell table:style-name="ce4" table:formula="of:=SQRT([.K14])" office:value-type="float" office:value="0.0566397740991258">
            <text:p>0.05664</text:p>
          </table:table-cell>
          <table:table-cell table:style-name="ce4" table:formula="of:=SQRT([.L14])" office:value-type="float" office:value="0.000000000181977740122247">
            <text:p>0.00000</text:p>
          </table:table-cell>
          <table:table-cell table:style-name="ce4" table:formula="of:=SQRT([.M14])" office:value-type="float" office:value="0.0449697612846677">
            <text:p>0.04497</text:p>
          </table:table-cell>
          <table:table-cell table:style-name="ce4" table:formula="of:=SQRT([.N14])*180/PI()" office:value-type="float" office:value="0.00000000764538101669428">
            <text:p>0.00000</text:p>
          </table:table-cell>
          <table:table-cell table:style-name="ce4" table:formula="of:=SQRT([.O14])*[.U14]/3" office:value-type="float" office:value="5.39956063719521">
            <text:p>5.39956</text:p>
          </table:table-cell>
          <table:table-cell table:style-name="ce4" table:formula="of:=SQRT([.P14])*180/PI()" office:value-type="float" office:value="0.0000000147887397797683">
            <text:p>0.00000</text:p>
          </table:table-cell>
          <table:table-cell table:style-name="ce4" table:formula="of:=SQRT([.Q14])" office:value-type="float" office:value="0.000000000870135052736068">
            <text:p>0.00000</text:p>
          </table:table-cell>
          <table:table-cell table:style-name="ce4" table:formula="of:=SQRT([.R14])" office:value-type="float" office:value="0.000000000563791517318237">
            <text:p>0.00000</text:p>
          </table:table-cell>
          <table:table-cell table:number-columns-repeated="68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0.0000703623664">
            <text:p>7.04E-005</text:p>
          </table:table-cell>
          <table:table-cell office:value-type="float" office:value="0.25135282">
            <text:p>0.25135282</text:p>
          </table:table-cell>
          <table:table-cell office:value-type="float" office:value="0.45895064">
            <text:p>0.45895064</text:p>
          </table:table-cell>
          <table:table-cell office:value-type="float" office:value="1.4833027">
            <text:p>1.4833027</text:p>
          </table:table-cell>
          <table:table-cell table:style-name="ce2" office:value-type="float" office:value="0.00191649667">
            <text:p>1.92E-003</text:p>
          </table:table-cell>
          <table:table-cell table:style-name="ce2" office:value-type="float" office:value="0.00279195164">
            <text:p>2.79E-003</text:p>
          </table:table-cell>
          <table:table-cell office:value-type="float" office:value="13.454282">
            <text:p>13.454282</text:p>
          </table:table-cell>
          <table:table-cell office:value-type="float" office:value="3.8163538">
            <text:p>3.8163538</text:p>
          </table:table-cell>
          <table:table-cell/>
          <table:table-cell table:style-name="ce2" office:value-type="float" office:value="0.00399924535">
            <text:p>4.00E-003</text:p>
          </table:table-cell>
          <table:table-cell table:style-name="ce2" office:value-type="float" office:value="1.88416008E-020">
            <text:p>1.88E-020</text:p>
          </table:table-cell>
          <table:table-cell table:style-name="ce2" office:value-type="float" office:value="0.00404431205">
            <text:p>4.04E-003</text:p>
          </table:table-cell>
          <table:table-cell table:style-name="ce2" office:value-type="float" office:value="9.88768891E-021">
            <text:p>9.89E-021</text:p>
          </table:table-cell>
          <table:table-cell table:style-name="ce2" office:value-type="float" office:value="0.00439687027">
            <text:p>4.40E-003</text:p>
          </table:table-cell>
          <table:table-cell table:style-name="ce2" office:value-type="float" office:value="9.05852856E-020">
            <text:p>9.06E-020</text:p>
          </table:table-cell>
          <table:table-cell table:style-name="ce2" office:value-type="float" office:value="5.93959055E-019">
            <text:p>5.94E-019</text:p>
          </table:table-cell>
          <table:table-cell table:style-name="ce2" office:value-type="float" office:value="2.86076951E-019">
            <text:p>2.86E-019</text:p>
          </table:table-cell>
          <table:table-cell table:style-name="ce2"/>
          <table:table-cell table:formula="of:=3/[.A15]" office:value-type="float" office:value="0.6">
            <text:p>0.60</text:p>
          </table:table-cell>
          <table:table-cell table:formula="of:=(3*(2*PI())/[.A15])*180/PI()" office:value-type="float" office:value="216">
            <text:p>216</text:p>
          </table:table-cell>
          <table:table-cell table:style-name="ce4" table:formula="of:=SQRT([.B15])" office:value-type="float" office:value="0.008388227846214">
            <text:p>0.00839</text:p>
          </table:table-cell>
          <table:table-cell table:style-name="ce4" table:formula="of:=SQRT([.C15])" office:value-type="float" office:value="0.501350994813015">
            <text:p>0.50135</text:p>
          </table:table-cell>
          <table:table-cell table:style-name="ce4" table:formula="of:=SQRT([.D15])" office:value-type="float" office:value="0.677458958166471">
            <text:p>0.67746</text:p>
          </table:table-cell>
          <table:table-cell table:style-name="ce4" table:formula="of:=SQRT([.E15])*[.U15]/3" office:value-type="float" office:value="87.6894588693533">
            <text:p>87.68946</text:p>
          </table:table-cell>
          <table:table-cell table:style-name="ce4" table:formula="of:=SQRT([.F15])*180/PI()" office:value-type="float" office:value="2.50828376346305">
            <text:p>2.50828</text:p>
          </table:table-cell>
          <table:table-cell table:style-name="ce4" table:formula="of:=SQRT([.G15])*180/PI()" office:value-type="float" office:value="3.02744720395215">
            <text:p>3.02745</text:p>
          </table:table-cell>
          <table:table-cell table:style-name="ce4" table:formula="of:=SQRT([.H15])" office:value-type="float" office:value="3.6680079062074">
            <text:p>3.66801</text:p>
          </table:table-cell>
          <table:table-cell table:style-name="ce4" table:formula="of:=SQRT([.I15])" office:value-type="float" office:value="1.95354902677153">
            <text:p>1.95355</text:p>
          </table:table-cell>
          <table:table-cell/>
          <table:table-cell table:style-name="ce4" table:formula="of:=SQRT([.K15])" office:value-type="float" office:value="0.0632395868898588">
            <text:p>0.06324</text:p>
          </table:table-cell>
          <table:table-cell table:style-name="ce4" table:formula="of:=SQRT([.L15])" office:value-type="float" office:value="0.000000000137264710687052">
            <text:p>0.00000</text:p>
          </table:table-cell>
          <table:table-cell table:style-name="ce4" table:formula="of:=SQRT([.M15])" office:value-type="float" office:value="0.0635949058494468">
            <text:p>0.06359</text:p>
          </table:table-cell>
          <table:table-cell table:style-name="ce4" table:formula="of:=SQRT([.N15])*180/PI()" office:value-type="float" office:value="0.00000000569731234361332">
            <text:p>0.00000</text:p>
          </table:table-cell>
          <table:table-cell table:style-name="ce4" table:formula="of:=SQRT([.O15])*[.U15]/3" office:value-type="float" office:value="4.77424082757458">
            <text:p>4.77424</text:p>
          </table:table-cell>
          <table:table-cell table:style-name="ce4" table:formula="of:=SQRT([.P15])*180/PI()" office:value-type="float" office:value="0.0000000172445339393475">
            <text:p>0.00000</text:p>
          </table:table-cell>
          <table:table-cell table:style-name="ce4" table:formula="of:=SQRT([.Q15])" office:value-type="float" office:value="0.000000000770687391229414">
            <text:p>0.00000</text:p>
          </table:table-cell>
          <table:table-cell table:style-name="ce4" table:formula="of:=SQRT([.R15])" office:value-type="float" office:value="0.000000000534861618551939">
            <text:p>0.00000</text:p>
          </table:table-cell>
          <table:table-cell table:number-columns-repeated="68"/>
        </table:table-row>
        <table:table-row table:style-name="ro1">
          <table:table-cell office:value-type="float" office:value="5.25">
            <text:p>5.25</text:p>
          </table:table-cell>
          <table:table-cell table:style-name="ce2" office:value-type="float" office:value="0.0000588560724">
            <text:p>5.89E-005</text:p>
          </table:table-cell>
          <table:table-cell office:value-type="float" office:value="0.38531876">
            <text:p>0.38531876</text:p>
          </table:table-cell>
          <table:table-cell office:value-type="float" office:value="0.50257057">
            <text:p>0.50257057</text:p>
          </table:table-cell>
          <table:table-cell office:value-type="float" office:value="1.8852965">
            <text:p>1.8852965</text:p>
          </table:table-cell>
          <table:table-cell table:style-name="ce2" office:value-type="float" office:value="0.00171163352">
            <text:p>1.71E-003</text:p>
          </table:table-cell>
          <table:table-cell table:style-name="ce2" office:value-type="float" office:value="0.00293906382">
            <text:p>2.94E-003</text:p>
          </table:table-cell>
          <table:table-cell office:value-type="float" office:value="26.453773">
            <text:p>26.453773</text:p>
          </table:table-cell>
          <table:table-cell office:value-type="float" office:value="9.9491634">
            <text:p>9.9491634</text:p>
          </table:table-cell>
          <table:table-cell/>
          <table:table-cell table:style-name="ce2" office:value-type="float" office:value="0.00413921475">
            <text:p>4.14E-003</text:p>
          </table:table-cell>
          <table:table-cell table:style-name="ce2" office:value-type="float" office:value="1.50522599E-019">
            <text:p>1.51E-019</text:p>
          </table:table-cell>
          <table:table-cell table:style-name="ce2" office:value-type="float" office:value="0.00731333252">
            <text:p>7.31E-003</text:p>
          </table:table-cell>
          <table:table-cell table:style-name="ce2" office:value-type="float" office:value="1.14265722E-019">
            <text:p>1.14E-019</text:p>
          </table:table-cell>
          <table:table-cell table:style-name="ce2" office:value-type="float" office:value="0.00304052327">
            <text:p>3.04E-003</text:p>
          </table:table-cell>
          <table:table-cell table:style-name="ce2" office:value-type="float" office:value="1.05987951E-019">
            <text:p>1.06E-019</text:p>
          </table:table-cell>
          <table:table-cell table:style-name="ce2" office:value-type="float" office:value="7.20812879E-018">
            <text:p>7.21E-018</text:p>
          </table:table-cell>
          <table:table-cell table:style-name="ce2" office:value-type="float" office:value="3.88658504E-018">
            <text:p>3.89E-018</text:p>
          </table:table-cell>
          <table:table-cell table:style-name="ce2"/>
          <table:table-cell table:formula="of:=3/[.A16]" office:value-type="float" office:value="0.571428571428571">
            <text:p>0.57</text:p>
          </table:table-cell>
          <table:table-cell table:formula="of:=(3*(2*PI())/[.A16])*180/PI()" office:value-type="float" office:value="205.714285714286">
            <text:p>205.7142857143</text:p>
          </table:table-cell>
          <table:table-cell table:style-name="ce4" table:formula="of:=SQRT([.B16])" office:value-type="float" office:value="0.00767177113840083">
            <text:p>0.00767</text:p>
          </table:table-cell>
          <table:table-cell table:style-name="ce4" table:formula="of:=SQRT([.C16])" office:value-type="float" office:value="0.620740493282016">
            <text:p>0.62074</text:p>
          </table:table-cell>
          <table:table-cell table:style-name="ce4" table:formula="of:=SQRT([.D16])" office:value-type="float" office:value="0.708922118430509">
            <text:p>0.70892</text:p>
          </table:table-cell>
          <table:table-cell table:style-name="ce4" table:formula="of:=SQRT([.E16])*[.U16]/3" office:value-type="float" office:value="94.1527540429782">
            <text:p>94.15275</text:p>
          </table:table-cell>
          <table:table-cell table:style-name="ce4" table:formula="of:=SQRT([.F16])*180/PI()" office:value-type="float" office:value="2.37043485216298">
            <text:p>2.37043</text:p>
          </table:table-cell>
          <table:table-cell table:style-name="ce4" table:formula="of:=SQRT([.G16])*180/PI()" office:value-type="float" office:value="3.10618373110571">
            <text:p>3.10618</text:p>
          </table:table-cell>
          <table:table-cell table:style-name="ce4" table:formula="of:=SQRT([.H16])" office:value-type="float" office:value="5.14332314753798">
            <text:p>5.14332</text:p>
          </table:table-cell>
          <table:table-cell table:style-name="ce4" table:formula="of:=SQRT([.I16])" office:value-type="float" office:value="3.1542294463149">
            <text:p>3.15423</text:p>
          </table:table-cell>
          <table:table-cell/>
          <table:table-cell table:style-name="ce4" table:formula="of:=SQRT([.K16])" office:value-type="float" office:value="0.064336729400864">
            <text:p>0.06434</text:p>
          </table:table-cell>
          <table:table-cell table:style-name="ce4" table:formula="of:=SQRT([.L16])" office:value-type="float" office:value="0.000000000387972420411555">
            <text:p>0.00000</text:p>
          </table:table-cell>
          <table:table-cell table:style-name="ce4" table:formula="of:=SQRT([.M16])" office:value-type="float" office:value="0.0855180245328434">
            <text:p>0.08552</text:p>
          </table:table-cell>
          <table:table-cell table:style-name="ce4" table:formula="of:=SQRT([.N16])*180/PI()" office:value-type="float" office:value="0.000000019367814480996">
            <text:p>0.00000</text:p>
          </table:table-cell>
          <table:table-cell table:style-name="ce4" table:formula="of:=SQRT([.O16])*[.U16]/3" office:value-type="float" office:value="3.78109303225015">
            <text:p>3.78109</text:p>
          </table:table-cell>
          <table:table-cell table:style-name="ce4" table:formula="of:=SQRT([.P16])*180/PI()" office:value-type="float" office:value="0.0000000186530940749124">
            <text:p>0.00000</text:p>
          </table:table-cell>
          <table:table-cell table:style-name="ce4" table:formula="of:=SQRT([.Q16])" office:value-type="float" office:value="0.00000000268479585629895">
            <text:p>0.00000</text:p>
          </table:table-cell>
          <table:table-cell table:style-name="ce4" table:formula="of:=SQRT([.R16])" office:value-type="float" office:value="0.00000000197144237552103">
            <text:p>0.00000</text:p>
          </table:table-cell>
          <table:table-cell table:number-columns-repeated="68"/>
        </table:table-row>
        <table:table-row table:style-name="ro1">
          <table:table-cell office:value-type="float" office:value="5.5">
            <text:p>5.5</text:p>
          </table:table-cell>
          <table:table-cell table:style-name="ce2" office:value-type="float" office:value="0.0000488513942">
            <text:p>4.89E-005</text:p>
          </table:table-cell>
          <table:table-cell office:value-type="float" office:value="0.57296407">
            <text:p>0.57296407</text:p>
          </table:table-cell>
          <table:table-cell office:value-type="float" office:value="0.54364842">
            <text:p>0.54364842</text:p>
          </table:table-cell>
          <table:table-cell office:value-type="float" office:value="2.3587744">
            <text:p>2.3587744</text:p>
          </table:table-cell>
          <table:table-cell table:style-name="ce2" office:value-type="float" office:value="0.00151905336">
            <text:p>1.52E-003</text:p>
          </table:table-cell>
          <table:table-cell table:style-name="ce2" office:value-type="float" office:value="0.00307910214">
            <text:p>3.08E-003</text:p>
          </table:table-cell>
          <table:table-cell office:value-type="float" office:value="57.816967">
            <text:p>57.816967</text:p>
          </table:table-cell>
          <table:table-cell office:value-type="float" office:value="28.257206">
            <text:p>28.257206</text:p>
          </table:table-cell>
          <table:table-cell/>
          <table:table-cell table:style-name="ce2" office:value-type="float" office:value="0.00364940683">
            <text:p>3.65E-003</text:p>
          </table:table-cell>
          <table:table-cell table:style-name="ce2" office:value-type="float" office:value="5.01428977E-019">
            <text:p>5.01E-019</text:p>
          </table:table-cell>
          <table:table-cell table:style-name="ce2" office:value-type="float" office:value="0.0113292104">
            <text:p>1.13E-002</text:p>
          </table:table-cell>
          <table:table-cell table:style-name="ce2" office:value-type="float" office:value="4.18758195E-019">
            <text:p>4.19E-019</text:p>
          </table:table-cell>
          <table:table-cell table:style-name="ce2" office:value-type="float" office:value="0.00157525588">
            <text:p>1.58E-003</text:p>
          </table:table-cell>
          <table:table-cell table:style-name="ce2" office:value-type="float" office:value="1.1452618E-019">
            <text:p>1.15E-019</text:p>
          </table:table-cell>
          <table:table-cell table:style-name="ce2" office:value-type="float" office:value="3.95224581E-017">
            <text:p>3.95E-017</text:p>
          </table:table-cell>
          <table:table-cell table:style-name="ce2" office:value-type="float" office:value="2.47292675E-017">
            <text:p>2.47E-017</text:p>
          </table:table-cell>
          <table:table-cell table:style-name="ce2"/>
          <table:table-cell table:formula="of:=3/[.A17]" office:value-type="float" office:value="0.545454545454545">
            <text:p>0.55</text:p>
          </table:table-cell>
          <table:table-cell table:formula="of:=(3*(2*PI())/[.A17])*180/PI()" office:value-type="float" office:value="196.363636363636">
            <text:p>196.3636363636</text:p>
          </table:table-cell>
          <table:table-cell table:style-name="ce4" table:formula="of:=SQRT([.B17])" office:value-type="float" office:value="0.00698937723978324">
            <text:p>0.00699</text:p>
          </table:table-cell>
          <table:table-cell table:style-name="ce4" table:formula="of:=SQRT([.C17])" office:value-type="float" office:value="0.756943901488083">
            <text:p>0.75694</text:p>
          </table:table-cell>
          <table:table-cell table:style-name="ce4" table:formula="of:=SQRT([.D17])" office:value-type="float" office:value="0.737325179279807">
            <text:p>0.73733</text:p>
          </table:table-cell>
          <table:table-cell table:style-name="ce4" table:formula="of:=SQRT([.E17])*[.U17]/3" office:value-type="float" office:value="100.527067567492">
            <text:p>100.52707</text:p>
          </table:table-cell>
          <table:table-cell table:style-name="ce4" table:formula="of:=SQRT([.F17])*180/PI()" office:value-type="float" office:value="2.23310501683523">
            <text:p>2.23311</text:p>
          </table:table-cell>
          <table:table-cell table:style-name="ce4" table:formula="of:=SQRT([.G17])*180/PI()" office:value-type="float" office:value="3.17932320746519">
            <text:p>3.17932</text:p>
          </table:table-cell>
          <table:table-cell table:style-name="ce4" table:formula="of:=SQRT([.H17])" office:value-type="float" office:value="7.60374690530925">
            <text:p>7.60375</text:p>
          </table:table-cell>
          <table:table-cell table:style-name="ce4" table:formula="of:=SQRT([.I17])" office:value-type="float" office:value="5.31575074660203">
            <text:p>5.31575</text:p>
          </table:table-cell>
          <table:table-cell/>
          <table:table-cell table:style-name="ce4" table:formula="of:=SQRT([.K17])" office:value-type="float" office:value="0.0604103205586595">
            <text:p>0.06041</text:p>
          </table:table-cell>
          <table:table-cell table:style-name="ce4" table:formula="of:=SQRT([.L17])" office:value-type="float" office:value="0.000000000708116499595935">
            <text:p>0.00000</text:p>
          </table:table-cell>
          <table:table-cell table:style-name="ce4" table:formula="of:=SQRT([.M17])" office:value-type="float" office:value="0.106438763615517">
            <text:p>0.10644</text:p>
          </table:table-cell>
          <table:table-cell table:style-name="ce4" table:formula="of:=SQRT([.N17])*180/PI()" office:value-type="float" office:value="0.0000000370769748181463">
            <text:p>0.00000</text:p>
          </table:table-cell>
          <table:table-cell table:style-name="ce4" table:formula="of:=SQRT([.O17])*[.U17]/3" office:value-type="float" office:value="2.5978577445832">
            <text:p>2.59786</text:p>
          </table:table-cell>
          <table:table-cell table:style-name="ce4" table:formula="of:=SQRT([.P17])*180/PI()" office:value-type="float" office:value="0.0000000193898754752729">
            <text:p>0.00000</text:p>
          </table:table-cell>
          <table:table-cell table:style-name="ce4" table:formula="of:=SQRT([.Q17])" office:value-type="float" office:value="0.00000000628668896160769">
            <text:p>0.00000</text:p>
          </table:table-cell>
          <table:table-cell table:style-name="ce4" table:formula="of:=SQRT([.R17])" office:value-type="float" office:value="0.0000000049728530543341">
            <text:p>0.00000</text:p>
          </table:table-cell>
          <table:table-cell table:number-columns-repeated="68"/>
        </table:table-row>
        <table:table-row table:style-name="ro1">
          <table:table-cell office:value-type="float" office:value="5.75">
            <text:p>5.75</text:p>
          </table:table-cell>
          <table:table-cell table:style-name="ce2" office:value-type="float" office:value="0.000040343657">
            <text:p>4.03E-005</text:p>
          </table:table-cell>
          <table:table-cell office:value-type="float" office:value="0.81896567">
            <text:p>0.81896567</text:p>
          </table:table-cell>
          <table:table-cell office:value-type="float" office:value="0.58285135">
            <text:p>0.58285135</text:p>
          </table:table-cell>
          <table:table-cell office:value-type="float" office:value="2.8751462">
            <text:p>2.8751462</text:p>
          </table:table-cell>
          <table:table-cell table:style-name="ce2" office:value-type="float" office:value="0.00134165841">
            <text:p>1.34E-003</text:p>
          </table:table-cell>
          <table:table-cell table:style-name="ce2" office:value-type="float" office:value="0.00316706696">
            <text:p>3.17E-003</text:p>
          </table:table-cell>
          <table:table-cell office:value-type="float" office:value="152.64897">
            <text:p>152.64897</text:p>
          </table:table-cell>
          <table:table-cell office:value-type="float" office:value="95.247559">
            <text:p>95.247559</text:p>
          </table:table-cell>
          <table:table-cell/>
          <table:table-cell table:style-name="ce2" office:value-type="float" office:value="0.00275606848">
            <text:p>2.76E-003</text:p>
          </table:table-cell>
          <table:table-cell table:style-name="ce2" office:value-type="float" office:value="1.16558547E-018">
            <text:p>1.17E-018</text:p>
          </table:table-cell>
          <table:table-cell table:style-name="ce2" office:value-type="float" office:value="0.0153765334">
            <text:p>1.54E-002</text:p>
          </table:table-cell>
          <table:table-cell table:style-name="ce2" office:value-type="float" office:value="1.05464711E-018">
            <text:p>1.05E-018</text:p>
          </table:table-cell>
          <table:table-cell table:style-name="ce2" office:value-type="float" office:value="0.000510742597">
            <text:p>5.11E-004</text:p>
          </table:table-cell>
          <table:table-cell table:style-name="ce2" office:value-type="float" office:value="1.15328145E-019">
            <text:p>1.15E-019</text:p>
          </table:table-cell>
          <table:table-cell table:style-name="ce2" office:value-type="float" office:value="1.86488094E-016">
            <text:p>1.86E-016</text:p>
          </table:table-cell>
          <table:table-cell table:style-name="ce2" office:value-type="float" office:value="1.35560278E-016">
            <text:p>1.36E-016</text:p>
          </table:table-cell>
          <table:table-cell table:style-name="ce2"/>
          <table:table-cell table:formula="of:=3/[.A18]" office:value-type="float" office:value="0.521739130434783">
            <text:p>0.52</text:p>
          </table:table-cell>
          <table:table-cell table:formula="of:=(3*(2*PI())/[.A18])*180/PI()" office:value-type="float" office:value="187.826086956522">
            <text:p>187.8260869565</text:p>
          </table:table-cell>
          <table:table-cell table:style-name="ce4" table:formula="of:=SQRT([.B18])" office:value-type="float" office:value="0.0063516656870462">
            <text:p>0.00635</text:p>
          </table:table-cell>
          <table:table-cell table:style-name="ce4" table:formula="of:=SQRT([.C18])" office:value-type="float" office:value="0.904967220400827">
            <text:p>0.90497</text:p>
          </table:table-cell>
          <table:table-cell table:style-name="ce4" table:formula="of:=SQRT([.D18])" office:value-type="float" office:value="0.763447018462971">
            <text:p>0.76345</text:p>
          </table:table-cell>
          <table:table-cell table:style-name="ce4" table:formula="of:=SQRT([.E18])*[.U18]/3" office:value-type="float" office:value="106.160907585051">
            <text:p>106.16091</text:p>
          </table:table-cell>
          <table:table-cell table:style-name="ce4" table:formula="of:=SQRT([.F18])*180/PI()" office:value-type="float" office:value="2.09866737428652">
            <text:p>2.09867</text:p>
          </table:table-cell>
          <table:table-cell table:style-name="ce4" table:formula="of:=SQRT([.G18])*180/PI()" office:value-type="float" office:value="3.22441739345271">
            <text:p>3.22442</text:p>
          </table:table-cell>
          <table:table-cell table:style-name="ce4" table:formula="of:=SQRT([.H18])" office:value-type="float" office:value="12.3551191819424">
            <text:p>12.35512</text:p>
          </table:table-cell>
          <table:table-cell table:style-name="ce4" table:formula="of:=SQRT([.I18])" office:value-type="float" office:value="9.75948559095201">
            <text:p>9.75949</text:p>
          </table:table-cell>
          <table:table-cell/>
          <table:table-cell table:style-name="ce4" table:formula="of:=SQRT([.K18])" office:value-type="float" office:value="0.0524982712096313">
            <text:p>0.05250</text:p>
          </table:table-cell>
          <table:table-cell table:style-name="ce4" table:formula="of:=SQRT([.L18])" office:value-type="float" office:value="0.00000000107962283692038">
            <text:p>0.00000</text:p>
          </table:table-cell>
          <table:table-cell table:style-name="ce4" table:formula="of:=SQRT([.M18])" office:value-type="float" office:value="0.124002150787799">
            <text:p>0.12400</text:p>
          </table:table-cell>
          <table:table-cell table:style-name="ce4" table:formula="of:=SQRT([.N18])*180/PI()" office:value-type="float" office:value="0.0000000588404812159922">
            <text:p>0.00000</text:p>
          </table:table-cell>
          <table:table-cell table:style-name="ce4" table:formula="of:=SQRT([.O18])*[.U18]/3" office:value-type="float" office:value="1.41493241580082">
            <text:p>1.41493</text:p>
          </table:table-cell>
          <table:table-cell table:style-name="ce4" table:formula="of:=SQRT([.P18])*180/PI()" office:value-type="float" office:value="0.0000000194576454572766">
            <text:p>0.00000</text:p>
          </table:table-cell>
          <table:table-cell table:style-name="ce4" table:formula="of:=SQRT([.Q18])" office:value-type="float" office:value="0.0000000136560643671594">
            <text:p>0.00000</text:p>
          </table:table-cell>
          <table:table-cell table:style-name="ce4" table:formula="of:=SQRT([.R18])" office:value-type="float" office:value="0.0000000116430356007357">
            <text:p>0.00000</text:p>
          </table:table-cell>
          <table:table-cell table:number-columns-repeated="68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0.0000336056291">
            <text:p>3.36E-005</text:p>
          </table:table-cell>
          <table:table-cell office:value-type="float" office:value="1.111039">
            <text:p>1.111039</text:p>
          </table:table-cell>
          <table:table-cell office:value-type="float" office:value="0.61128694">
            <text:p>0.61128694</text:p>
          </table:table-cell>
          <table:table-cell office:value-type="float" office:value="3.3668139">
            <text:p>3.3668139</text:p>
          </table:table-cell>
          <table:table-cell table:style-name="ce2" office:value-type="float" office:value="0.00118655362">
            <text:p>1.19E-003</text:p>
          </table:table-cell>
          <table:table-cell table:style-name="ce2" office:value-type="float" office:value="0.00312461727">
            <text:p>3.12E-003</text:p>
          </table:table-cell>
          <table:table-cell office:value-type="float" office:value="635.90106">
            <text:p>635.90106</text:p>
          </table:table-cell>
          <table:table-cell office:value-type="float" office:value="498.77438">
            <text:p>498.77438</text:p>
          </table:table-cell>
          <table:table-cell/>
          <table:table-cell table:style-name="ce2" office:value-type="float" office:value="0.00181093719">
            <text:p>1.81E-003</text:p>
          </table:table-cell>
          <table:table-cell table:style-name="ce2" office:value-type="float" office:value="2.18680891E-018">
            <text:p>2.19E-018</text:p>
          </table:table-cell>
          <table:table-cell table:style-name="ce2" office:value-type="float" office:value="0.018671738">
            <text:p>1.87E-002</text:p>
          </table:table-cell>
          <table:table-cell table:style-name="ce2" office:value-type="float" office:value="2.14408896E-018">
            <text:p>2.14E-018</text:p>
          </table:table-cell>
          <table:table-cell table:style-name="ce2" office:value-type="float" office:value="0.000209419377">
            <text:p>2.09E-004</text:p>
          </table:table-cell>
          <table:table-cell table:style-name="ce2" office:value-type="float" office:value="1.08189182E-019">
            <text:p>1.08E-019</text:p>
          </table:table-cell>
          <table:table-cell table:style-name="ce2" office:value-type="float" office:value="1.16271313E-015">
            <text:p>1.16E-015</text:p>
          </table:table-cell>
          <table:table-cell table:style-name="ce2" office:value-type="float" office:value="9.81715209E-016">
            <text:p>9.82E-016</text:p>
          </table:table-cell>
          <table:table-cell table:style-name="ce2"/>
          <table:table-cell table:formula="of:=3/[.A19]" office:value-type="float" office:value="0.5">
            <text:p>0.50</text:p>
          </table:table-cell>
          <table:table-cell table:formula="of:=(3*(2*PI())/[.A19])*180/PI()" office:value-type="float" office:value="180">
            <text:p>180</text:p>
          </table:table-cell>
          <table:table-cell table:style-name="ce4" table:formula="of:=SQRT([.B19])" office:value-type="float" office:value="0.00579703623414586">
            <text:p>0.00580</text:p>
          </table:table-cell>
          <table:table-cell table:style-name="ce4" table:formula="of:=SQRT([.C19])" office:value-type="float" office:value="1.0540583475311">
            <text:p>1.05406</text:p>
          </table:table-cell>
          <table:table-cell table:style-name="ce4" table:formula="of:=SQRT([.D19])" office:value-type="float" office:value="0.78184841241765">
            <text:p>0.78185</text:p>
          </table:table-cell>
          <table:table-cell table:style-name="ce4" table:formula="of:=SQRT([.E19])*[.U19]/3" office:value-type="float" office:value="110.093278813922">
            <text:p>110.09328</text:p>
          </table:table-cell>
          <table:table-cell table:style-name="ce4" table:formula="of:=SQRT([.F19])*180/PI()" office:value-type="float" office:value="1.97363263004173">
            <text:p>1.97363</text:p>
          </table:table-cell>
          <table:table-cell table:style-name="ce4" table:formula="of:=SQRT([.G19])*180/PI()" office:value-type="float" office:value="3.20273530209919">
            <text:p>3.20274</text:p>
          </table:table-cell>
          <table:table-cell table:style-name="ce4" table:formula="of:=SQRT([.H19])" office:value-type="float" office:value="25.2170787364437">
            <text:p>25.21708</text:p>
          </table:table-cell>
          <table:table-cell table:style-name="ce4" table:formula="of:=SQRT([.I19])" office:value-type="float" office:value="22.333257263552">
            <text:p>22.33326</text:p>
          </table:table-cell>
          <table:table-cell/>
          <table:table-cell table:style-name="ce4" table:formula="of:=SQRT([.K19])" office:value-type="float" office:value="0.0425551076840372">
            <text:p>0.04256</text:p>
          </table:table-cell>
          <table:table-cell table:style-name="ce4" table:formula="of:=SQRT([.L19])" office:value-type="float" office:value="0.00000000147878629625785">
            <text:p>0.00000</text:p>
          </table:table-cell>
          <table:table-cell table:style-name="ce4" table:formula="of:=SQRT([.M19])" office:value-type="float" office:value="0.13664456813207">
            <text:p>0.13664</text:p>
          </table:table-cell>
          <table:table-cell table:style-name="ce4" table:formula="of:=SQRT([.N19])*180/PI()" office:value-type="float" office:value="0.0000000838965365964417">
            <text:p>0.00000</text:p>
          </table:table-cell>
          <table:table-cell table:style-name="ce4" table:formula="of:=SQRT([.O19])*[.U19]/3" office:value-type="float" office:value="0.868279768968505">
            <text:p>0.86828</text:p>
          </table:table-cell>
          <table:table-cell table:style-name="ce4" table:formula="of:=SQRT([.P19])*180/PI()" office:value-type="float" office:value="0.0000000188457988334848">
            <text:p>0.00000</text:p>
          </table:table-cell>
          <table:table-cell table:style-name="ce4" table:formula="of:=SQRT([.Q19])" office:value-type="float" office:value="0.0000000340985795891852">
            <text:p>0.00000</text:p>
          </table:table-cell>
          <table:table-cell table:style-name="ce4" table:formula="of:=SQRT([.R19])" office:value-type="float" office:value="0.0000000313323348794819">
            <text:p>0.00000</text:p>
          </table:table-cell>
          <table:table-cell table:number-columns-repeated="68"/>
        </table:table-row>
        <table:table-row table:style-name="ro1">
          <table:table-cell office:value-type="float" office:value="6.25">
            <text:p>6.25</text:p>
          </table:table-cell>
          <table:table-cell table:style-name="ce2" office:value-type="float" office:value="0.0000280433742">
            <text:p>2.80E-005</text:p>
          </table:table-cell>
          <table:table-cell office:value-type="float" office:value="1.4249165">
            <text:p>1.4249165</text:p>
          </table:table-cell>
          <table:table-cell office:value-type="float" office:value="0.64116883">
            <text:p>0.64116883</text:p>
          </table:table-cell>
          <table:table-cell office:value-type="float" office:value="3.7627494">
            <text:p>3.7627494</text:p>
          </table:table-cell>
          <table:table-cell table:style-name="ce2" office:value-type="float" office:value="0.0010489861">
            <text:p>1.05E-003</text:p>
          </table:table-cell>
          <table:table-cell table:style-name="ce2" office:value-type="float" office:value="0.00297815376">
            <text:p>2.98E-003</text:p>
          </table:table-cell>
          <table:table-cell office:value-type="float" office:value="51974.289">
            <text:p>51974.289</text:p>
          </table:table-cell>
          <table:table-cell office:value-type="float" office:value="50557.727">
            <text:p>50557.727</text:p>
          </table:table-cell>
          <table:table-cell/>
          <table:table-cell table:style-name="ce2" office:value-type="float" office:value="0.00120754272">
            <text:p>1.21E-003</text:p>
          </table:table-cell>
          <table:table-cell table:style-name="ce2" office:value-type="float" office:value="3.46776715E-018">
            <text:p>3.47E-018</text:p>
          </table:table-cell>
          <table:table-cell table:style-name="ce2" office:value-type="float" office:value="0.0208917558">
            <text:p>2.09E-002</text:p>
          </table:table-cell>
          <table:table-cell table:style-name="ce2" office:value-type="float" office:value="3.68267219E-018">
            <text:p>3.68E-018</text:p>
          </table:table-cell>
          <table:table-cell table:style-name="ce2" office:value-type="float" office:value="0.000862102665">
            <text:p>8.62E-004</text:p>
          </table:table-cell>
          <table:table-cell table:style-name="ce2" office:value-type="float" office:value="9.4755969E-020">
            <text:p>9.48E-020</text:p>
          </table:table-cell>
          <table:table-cell table:style-name="ce2" office:value-type="float" office:value="0.000000000000125495927">
            <text:p>1.25E-013</text:p>
          </table:table-cell>
          <table:table-cell table:style-name="ce2" office:value-type="float" office:value="0.000000000000123040507">
            <text:p>1.23E-013</text:p>
          </table:table-cell>
          <table:table-cell table:style-name="ce2"/>
          <table:table-cell table:formula="of:=3/[.A20]" office:value-type="float" office:value="0.48">
            <text:p>0.48</text:p>
          </table:table-cell>
          <table:table-cell table:formula="of:=(3*(2*PI())/[.A20])*180/PI()" office:value-type="float" office:value="172.8">
            <text:p>172.8</text:p>
          </table:table-cell>
          <table:table-cell table:style-name="ce4" table:formula="of:=SQRT([.B20])" office:value-type="float" office:value="0.00529559951280306">
            <text:p>0.00530</text:p>
          </table:table-cell>
          <table:table-cell table:style-name="ce4" table:formula="of:=SQRT([.C20])" office:value-type="float" office:value="1.19369866381763">
            <text:p>1.19370</text:p>
          </table:table-cell>
          <table:table-cell table:style-name="ce4" table:formula="of:=SQRT([.D20])" office:value-type="float" office:value="0.800730185518193">
            <text:p>0.80073</text:p>
          </table:table-cell>
          <table:table-cell table:style-name="ce4" table:formula="of:=SQRT([.E20])*[.U20]/3" office:value-type="float" office:value="111.731371822528">
            <text:p>111.73137</text:p>
          </table:table-cell>
          <table:table-cell table:style-name="ce4" table:formula="of:=SQRT([.F20])*180/PI()" office:value-type="float" office:value="1.85569885222631">
            <text:p>1.85570</text:p>
          </table:table-cell>
          <table:table-cell table:style-name="ce4" table:formula="of:=SQRT([.G20])*180/PI()" office:value-type="float" office:value="3.12677182964145">
            <text:p>3.12677</text:p>
          </table:table-cell>
          <table:table-cell table:style-name="ce4" table:formula="of:=SQRT([.H20])" office:value-type="float" office:value="227.97870295271">
            <text:p>227.97870</text:p>
          </table:table-cell>
          <table:table-cell table:style-name="ce4" table:formula="of:=SQRT([.I20])" office:value-type="float" office:value="224.85045474715">
            <text:p>224.85045</text:p>
          </table:table-cell>
          <table:table-cell/>
          <table:table-cell table:style-name="ce4" table:formula="of:=SQRT([.K20])" office:value-type="float" office:value="0.034749715394518">
            <text:p>0.03475</text:p>
          </table:table-cell>
          <table:table-cell table:style-name="ce4" table:formula="of:=SQRT([.L20])" office:value-type="float" office:value="0.00000000186219417623405">
            <text:p>0.00000</text:p>
          </table:table-cell>
          <table:table-cell table:style-name="ce4" table:formula="of:=SQRT([.M20])" office:value-type="float" office:value="0.144539806973719">
            <text:p>0.14454</text:p>
          </table:table-cell>
          <table:table-cell table:style-name="ce4" table:formula="of:=SQRT([.N20])*180/PI()" office:value-type="float" office:value="0.000000109952260778684">
            <text:p>0.00000</text:p>
          </table:table-cell>
          <table:table-cell table:style-name="ce4" table:formula="of:=SQRT([.O20])*[.U20]/3" office:value-type="float" office:value="1.69122728745441">
            <text:p>1.69123</text:p>
          </table:table-cell>
          <table:table-cell table:style-name="ce4" table:formula="of:=SQRT([.P20])*180/PI()" office:value-type="float" office:value="0.0000000176370489803344">
            <text:p>0.00000</text:p>
          </table:table-cell>
          <table:table-cell table:style-name="ce4" table:formula="of:=SQRT([.Q20])" office:value-type="float" office:value="0.000000354254043025623">
            <text:p>0.00000</text:p>
          </table:table-cell>
          <table:table-cell table:style-name="ce4" table:formula="of:=SQRT([.R20])" office:value-type="float" office:value="0.000000350771302988144">
            <text:p>0.00000</text:p>
          </table:table-cell>
          <table:table-cell table:number-columns-repeated="68"/>
        </table:table-row>
        <table:table-row table:style-name="ro1">
          <table:table-cell office:value-type="float" office:value="6.5">
            <text:p>6.5</text:p>
          </table:table-cell>
          <table:table-cell table:style-name="ce2" office:value-type="float" office:value="0.0000234721556">
            <text:p>2.35E-005</text:p>
          </table:table-cell>
          <table:table-cell office:value-type="float" office:value="1.7158328">
            <text:p>1.7158328</text:p>
          </table:table-cell>
          <table:table-cell office:value-type="float" office:value="0.67286593">
            <text:p>0.67286593</text:p>
          </table:table-cell>
          <table:table-cell office:value-type="float" office:value="3.9825852">
            <text:p>3.9825852</text:p>
          </table:table-cell>
          <table:table-cell table:style-name="ce2" office:value-type="float" office:value="0.000926976965">
            <text:p>9.27E-004</text:p>
          </table:table-cell>
          <table:table-cell table:style-name="ce2" office:value-type="float" office:value="0.0027214163">
            <text:p>2.72E-003</text:p>
          </table:table-cell>
          <table:table-cell office:value-type="float" office:value="1293.7588">
            <text:p>1293.7588</text:p>
          </table:table-cell>
          <table:table-cell office:value-type="float" office:value="1542.0693">
            <text:p>1542.0693</text:p>
          </table:table-cell>
          <table:table-cell/>
          <table:table-cell table:style-name="ce2" office:value-type="float" office:value="0.00131229963">
            <text:p>1.31E-003</text:p>
          </table:table-cell>
          <table:table-cell table:style-name="ce2" office:value-type="float" office:value="4.74252176E-018">
            <text:p>4.74E-018</text:p>
          </table:table-cell>
          <table:table-cell table:style-name="ce2" office:value-type="float" office:value="0.0218481105">
            <text:p>2.18E-002</text:p>
          </table:table-cell>
          <table:table-cell table:style-name="ce2" office:value-type="float" office:value="5.45289661E-018">
            <text:p>5.45E-018</text:p>
          </table:table-cell>
          <table:table-cell table:style-name="ce2" office:value-type="float" office:value="0.00252328394">
            <text:p>2.52E-003</text:p>
          </table:table-cell>
          <table:table-cell table:style-name="ce2" office:value-type="float" office:value="8.53475844E-020">
            <text:p>8.53E-020</text:p>
          </table:table-cell>
          <table:table-cell table:style-name="ce2" office:value-type="float" office:value="3.74947266E-015">
            <text:p>3.75E-015</text:p>
          </table:table-cell>
          <table:table-cell table:style-name="ce2" office:value-type="float" office:value="4.26224396E-015">
            <text:p>4.26E-015</text:p>
          </table:table-cell>
          <table:table-cell table:style-name="ce2"/>
          <table:table-cell table:formula="of:=3/[.A21]" office:value-type="float" office:value="0.461538461538462">
            <text:p>0.46</text:p>
          </table:table-cell>
          <table:table-cell table:formula="of:=(3*(2*PI())/[.A21])*180/PI()" office:value-type="float" office:value="166.153846153846">
            <text:p>166.1538461538</text:p>
          </table:table-cell>
          <table:table-cell table:style-name="ce4" table:formula="of:=SQRT([.B21])" office:value-type="float" office:value="0.00484480707562231">
            <text:p>0.00484</text:p>
          </table:table-cell>
          <table:table-cell table:style-name="ce4" table:formula="of:=SQRT([.C21])" office:value-type="float" office:value="1.30989801129706">
            <text:p>1.30990</text:p>
          </table:table-cell>
          <table:table-cell table:style-name="ce4" table:formula="of:=SQRT([.D21])" office:value-type="float" office:value="0.820284054459185">
            <text:p>0.82028</text:p>
          </table:table-cell>
          <table:table-cell table:style-name="ce4" table:formula="of:=SQRT([.E21])*[.U21]/3" office:value-type="float" office:value="110.527839746614">
            <text:p>110.52784</text:p>
          </table:table-cell>
          <table:table-cell table:style-name="ce4" table:formula="of:=SQRT([.F21])*180/PI()" office:value-type="float" office:value="1.74444428601679">
            <text:p>1.74444</text:p>
          </table:table-cell>
          <table:table-cell table:style-name="ce4" table:formula="of:=SQRT([.G21])*180/PI()" office:value-type="float" office:value="2.98896013868795">
            <text:p>2.98896</text:p>
          </table:table-cell>
          <table:table-cell table:style-name="ce4" table:formula="of:=SQRT([.H21])" office:value-type="float" office:value="35.9688587530936">
            <text:p>35.96886</text:p>
          </table:table-cell>
          <table:table-cell table:style-name="ce4" table:formula="of:=SQRT([.I21])" office:value-type="float" office:value="39.2691902131939">
            <text:p>39.26919</text:p>
          </table:table-cell>
          <table:table-cell/>
          <table:table-cell table:style-name="ce4" table:formula="of:=SQRT([.K21])" office:value-type="float" office:value="0.0362256763912008">
            <text:p>0.03623</text:p>
          </table:table-cell>
          <table:table-cell table:style-name="ce4" table:formula="of:=SQRT([.L21])" office:value-type="float" office:value="0.00000000217773317006469">
            <text:p>0.00000</text:p>
          </table:table-cell>
          <table:table-cell table:style-name="ce4" table:formula="of:=SQRT([.M21])" office:value-type="float" office:value="0.147811063523675">
            <text:p>0.14781</text:p>
          </table:table-cell>
          <table:table-cell table:style-name="ce4" table:formula="of:=SQRT([.N21])*180/PI()" office:value-type="float" office:value="0.000000133793884827617">
            <text:p>0.00000</text:p>
          </table:table-cell>
          <table:table-cell table:style-name="ce4" table:formula="of:=SQRT([.O21])*[.U21]/3" office:value-type="float" office:value="2.78209660254519">
            <text:p>2.78210</text:p>
          </table:table-cell>
          <table:table-cell table:style-name="ce4" table:formula="of:=SQRT([.P21])*180/PI()" office:value-type="float" office:value="0.0000000167385660086664">
            <text:p>0.00000</text:p>
          </table:table-cell>
          <table:table-cell table:style-name="ce4" table:formula="of:=SQRT([.Q21])" office:value-type="float" office:value="0.0000000612329377051273">
            <text:p>0.00000</text:p>
          </table:table-cell>
          <table:table-cell table:style-name="ce4" table:formula="of:=SQRT([.R21])" office:value-type="float" office:value="0.0000000652858634008925">
            <text:p>0.00000</text:p>
          </table:table-cell>
          <table:table-cell table:number-columns-repeated="68"/>
        </table:table-row>
        <table:table-row table:style-name="ro1">
          <table:table-cell office:value-type="float" office:value="6.75">
            <text:p>6.75</text:p>
          </table:table-cell>
          <table:table-cell table:style-name="ce2" office:value-type="float" office:value="0.000019828376">
            <text:p>1.98E-005</text:p>
          </table:table-cell>
          <table:table-cell office:value-type="float" office:value="1.9448746">
            <text:p>1.9448746</text:p>
          </table:table-cell>
          <table:table-cell office:value-type="float" office:value="0.70226926">
            <text:p>0.70226926</text:p>
          </table:table-cell>
          <table:table-cell office:value-type="float" office:value="4.0005112">
            <text:p>4.0005112</text:p>
          </table:table-cell>
          <table:table-cell table:style-name="ce2" office:value-type="float" office:value="0.000821228081">
            <text:p>8.21E-004</text:p>
          </table:table-cell>
          <table:table-cell table:style-name="ce2" office:value-type="float" office:value="0.00236174301">
            <text:p>2.36E-003</text:p>
          </table:table-cell>
          <table:table-cell office:value-type="float" office:value="281.41251">
            <text:p>281.41251</text:p>
          </table:table-cell>
          <table:table-cell office:value-type="float" office:value="406.63037">
            <text:p>406.63037</text:p>
          </table:table-cell>
          <table:table-cell/>
          <table:table-cell table:style-name="ce2" office:value-type="float" office:value="0.00243326067">
            <text:p>2.43E-003</text:p>
          </table:table-cell>
          <table:table-cell table:style-name="ce2" office:value-type="float" office:value="5.704642E-018">
            <text:p>5.70E-018</text:p>
          </table:table-cell>
          <table:table-cell table:style-name="ce2" office:value-type="float" office:value="0.0215564761">
            <text:p>2.16E-002</text:p>
          </table:table-cell>
          <table:table-cell table:style-name="ce2" office:value-type="float" office:value="7.1119558E-018">
            <text:p>7.11E-018</text:p>
          </table:table-cell>
          <table:table-cell table:style-name="ce2" office:value-type="float" office:value="0.00513413502">
            <text:p>5.13E-003</text:p>
          </table:table-cell>
          <table:table-cell table:style-name="ce2" office:value-type="float" office:value="9.95528217E-020">
            <text:p>9.96E-020</text:p>
          </table:table-cell>
          <table:table-cell table:style-name="ce2" office:value-type="float" office:value="9.08216466E-016">
            <text:p>9.08E-016</text:p>
          </table:table-cell>
          <table:table-cell table:style-name="ce2" office:value-type="float" office:value="1.19271503E-015">
            <text:p>1.19E-015</text:p>
          </table:table-cell>
          <table:table-cell table:style-name="ce2"/>
          <table:table-cell table:formula="of:=3/[.A22]" office:value-type="float" office:value="0.444444444444444">
            <text:p>0.44</text:p>
          </table:table-cell>
          <table:table-cell table:formula="of:=(3*(2*PI())/[.A22])*180/PI()" office:value-type="float" office:value="160">
            <text:p>160</text:p>
          </table:table-cell>
          <table:table-cell table:style-name="ce4" table:formula="of:=SQRT([.B22])" office:value-type="float" office:value="0.00445290646656765">
            <text:p>0.00445</text:p>
          </table:table-cell>
          <table:table-cell table:style-name="ce4" table:formula="of:=SQRT([.C22])" office:value-type="float" office:value="1.39458760929531">
            <text:p>1.39459</text:p>
          </table:table-cell>
          <table:table-cell table:style-name="ce4" table:formula="of:=SQRT([.D22])" office:value-type="float" office:value="0.838015071463515">
            <text:p>0.83802</text:p>
          </table:table-cell>
          <table:table-cell table:style-name="ce4" table:formula="of:=SQRT([.E22])*[.U22]/3" office:value-type="float" office:value="106.673482448909">
            <text:p>106.67348</text:p>
          </table:table-cell>
          <table:table-cell table:style-name="ce4" table:formula="of:=SQRT([.F22])*180/PI()" office:value-type="float" office:value="1.64192958409146">
            <text:p>1.64193</text:p>
          </table:table-cell>
          <table:table-cell table:style-name="ce4" table:formula="of:=SQRT([.G22])*180/PI()" office:value-type="float" office:value="2.7844469738754">
            <text:p>2.78445</text:p>
          </table:table-cell>
          <table:table-cell table:style-name="ce4" table:formula="of:=SQRT([.H22])" office:value-type="float" office:value="16.7753542436516">
            <text:p>16.77535</text:p>
          </table:table-cell>
          <table:table-cell table:style-name="ce4" table:formula="of:=SQRT([.I22])" office:value-type="float" office:value="20.1650779815006">
            <text:p>20.16508</text:p>
          </table:table-cell>
          <table:table-cell/>
          <table:table-cell table:style-name="ce4" table:formula="of:=SQRT([.K22])" office:value-type="float" office:value="0.0493280920977084">
            <text:p>0.04933</text:p>
          </table:table-cell>
          <table:table-cell table:style-name="ce4" table:formula="of:=SQRT([.L22])" office:value-type="float" office:value="0.00000000238843923933601">
            <text:p>0.00000</text:p>
          </table:table-cell>
          <table:table-cell table:style-name="ce4" table:formula="of:=SQRT([.M22])" office:value-type="float" office:value="0.146821238586248">
            <text:p>0.14682</text:p>
          </table:table-cell>
          <table:table-cell table:style-name="ce4" table:formula="of:=SQRT([.N22])*180/PI()" office:value-type="float" office:value="0.000000152797819556572">
            <text:p>0.00000</text:p>
          </table:table-cell>
          <table:table-cell table:style-name="ce4" table:formula="of:=SQRT([.O22])*[.U22]/3" office:value-type="float" office:value="3.82148686176816">
            <text:p>3.82149</text:p>
          </table:table-cell>
          <table:table-cell table:style-name="ce4" table:formula="of:=SQRT([.P22])*180/PI()" office:value-type="float" office:value="0.0000000180779599302119">
            <text:p>0.00000</text:p>
          </table:table-cell>
          <table:table-cell table:style-name="ce4" table:formula="of:=SQRT([.Q22])" office:value-type="float" office:value="0.0000000301366299708511">
            <text:p>0.00000</text:p>
          </table:table-cell>
          <table:table-cell table:style-name="ce4" table:formula="of:=SQRT([.R22])" office:value-type="float" office:value="0.0000000345357065947694">
            <text:p>0.00000</text:p>
          </table:table-cell>
          <table:table-cell table:number-columns-repeated="68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0.000017031889">
            <text:p>1.70E-005</text:p>
          </table:table-cell>
          <table:table-cell office:value-type="float" office:value="2.0977809">
            <text:p>2.0977809</text:p>
          </table:table-cell>
          <table:table-cell office:value-type="float" office:value="0.72414058">
            <text:p>0.72414058</text:p>
          </table:table-cell>
          <table:table-cell office:value-type="float" office:value="3.8530891">
            <text:p>3.8530891</text:p>
          </table:table-cell>
          <table:table-cell table:style-name="ce2" office:value-type="float" office:value="0.000733815075">
            <text:p>7.34E-004</text:p>
          </table:table-cell>
          <table:table-cell table:style-name="ce2" office:value-type="float" office:value="0.00194585486">
            <text:p>1.95E-003</text:p>
          </table:table-cell>
          <table:table-cell office:value-type="float" office:value="115.28687">
            <text:p>115.28687</text:p>
          </table:table-cell>
          <table:table-cell office:value-type="float" office:value="200.04858">
            <text:p>200.04858</text:p>
          </table:table-cell>
          <table:table-cell/>
          <table:table-cell table:style-name="ce2" office:value-type="float" office:value="0.00479845563">
            <text:p>4.80E-003</text:p>
          </table:table-cell>
          <table:table-cell table:style-name="ce2" office:value-type="float" office:value="6.16487784E-018">
            <text:p>6.16E-018</text:p>
          </table:table-cell>
          <table:table-cell table:style-name="ce2" office:value-type="float" office:value="0.0202596374">
            <text:p>2.03E-002</text:p>
          </table:table-cell>
          <table:table-cell table:style-name="ce2" office:value-type="float" office:value="8.37463791E-018">
            <text:p>8.37E-018</text:p>
          </table:table-cell>
          <table:table-cell table:style-name="ce2" office:value-type="float" office:value="0.008551904">
            <text:p>8.55E-003</text:p>
          </table:table-cell>
          <table:table-cell table:style-name="ce2" office:value-type="float" office:value="1.64270612E-019">
            <text:p>1.64E-019</text:p>
          </table:table-cell>
          <table:table-cell table:style-name="ce2" office:value-type="float" office:value="3.90005415E-016">
            <text:p>3.90E-016</text:p>
          </table:table-cell>
          <table:table-cell table:style-name="ce2" office:value-type="float" office:value="5.87895076E-016">
            <text:p>5.88E-016</text:p>
          </table:table-cell>
          <table:table-cell table:style-name="ce2"/>
          <table:table-cell table:formula="of:=3/[.A23]" office:value-type="float" office:value="0.428571428571429">
            <text:p>0.43</text:p>
          </table:table-cell>
          <table:table-cell table:formula="of:=(3*(2*PI())/[.A23])*180/PI()" office:value-type="float" office:value="154.285714285714">
            <text:p>154.2857142857</text:p>
          </table:table-cell>
          <table:table-cell table:style-name="ce4" table:formula="of:=SQRT([.B23])" office:value-type="float" office:value="0.00412697092308633">
            <text:p>0.00413</text:p>
          </table:table-cell>
          <table:table-cell table:style-name="ce4" table:formula="of:=SQRT([.C23])" office:value-type="float" office:value="1.44837180999908">
            <text:p>1.44837</text:p>
          </table:table-cell>
          <table:table-cell table:style-name="ce4" table:formula="of:=SQRT([.D23])" office:value-type="float" office:value="0.850964499847085">
            <text:p>0.85096</text:p>
          </table:table-cell>
          <table:table-cell table:style-name="ce4" table:formula="of:=SQRT([.E23])*[.U23]/3" office:value-type="float" office:value="100.950619102326">
            <text:p>100.95062</text:p>
          </table:table-cell>
          <table:table-cell table:style-name="ce4" table:formula="of:=SQRT([.F23])*180/PI()" office:value-type="float" office:value="1.55208659163861">
            <text:p>1.55209</text:p>
          </table:table-cell>
          <table:table-cell table:style-name="ce4" table:formula="of:=SQRT([.G23])*180/PI()" office:value-type="float" office:value="2.52742253899288">
            <text:p>2.52742</text:p>
          </table:table-cell>
          <table:table-cell table:style-name="ce4" table:formula="of:=SQRT([.H23])" office:value-type="float" office:value="10.7371723465724">
            <text:p>10.73717</text:p>
          </table:table-cell>
          <table:table-cell table:style-name="ce4" table:formula="of:=SQRT([.I23])" office:value-type="float" office:value="14.1438530818161">
            <text:p>14.14385</text:p>
          </table:table-cell>
          <table:table-cell/>
          <table:table-cell table:style-name="ce4" table:formula="of:=SQRT([.K23])" office:value-type="float" office:value="0.0692708858756693">
            <text:p>0.06927</text:p>
          </table:table-cell>
          <table:table-cell table:style-name="ce4" table:formula="of:=SQRT([.L23])" office:value-type="float" office:value="0.00000000248291720361352">
            <text:p>0.00000</text:p>
          </table:table-cell>
          <table:table-cell table:style-name="ce4" table:formula="of:=SQRT([.M23])" office:value-type="float" office:value="0.142336353051496">
            <text:p>0.14234</text:p>
          </table:table-cell>
          <table:table-cell table:style-name="ce4" table:formula="of:=SQRT([.N23])*180/PI()" office:value-type="float" office:value="0.000000165808065274272">
            <text:p>0.00000</text:p>
          </table:table-cell>
          <table:table-cell table:style-name="ce4" table:formula="of:=SQRT([.O23])*[.U23]/3" office:value-type="float" office:value="4.75593454924841">
            <text:p>4.75593</text:p>
          </table:table-cell>
          <table:table-cell table:style-name="ce4" table:formula="of:=SQRT([.P23])*180/PI()" office:value-type="float" office:value="0.0000000232221576989287">
            <text:p>0.00000</text:p>
          </table:table-cell>
          <table:table-cell table:style-name="ce4" table:formula="of:=SQRT([.Q23])" office:value-type="float" office:value="0.0000000197485547572474">
            <text:p>0.00000</text:p>
          </table:table-cell>
          <table:table-cell table:style-name="ce4" table:formula="of:=SQRT([.R23])" office:value-type="float" office:value="0.000000024246547713025">
            <text:p>0.00000</text:p>
          </table:table-cell>
          <table:table-cell table:number-columns-repeated="68"/>
        </table:table-row>
        <table:table-row table:style-name="ro1">
          <table:table-cell office:value-type="float" office:value="7.25">
            <text:p>7.25</text:p>
          </table:table-cell>
          <table:table-cell table:style-name="ce2" office:value-type="float" office:value="0.0000147537066">
            <text:p>1.48E-005</text:p>
          </table:table-cell>
          <table:table-cell office:value-type="float" office:value="2.1694987">
            <text:p>2.1694987</text:p>
          </table:table-cell>
          <table:table-cell office:value-type="float" office:value="0.74749327">
            <text:p>0.74749327</text:p>
          </table:table-cell>
          <table:table-cell office:value-type="float" office:value="3.5787189">
            <text:p>3.5787189</text:p>
          </table:table-cell>
          <table:table-cell table:style-name="ce2" office:value-type="float" office:value="0.000656170479">
            <text:p>6.56E-004</text:p>
          </table:table-cell>
          <table:table-cell table:style-name="ce2" office:value-type="float" office:value="0.00156589795">
            <text:p>1.57E-003</text:p>
          </table:table-cell>
          <table:table-cell office:value-type="float" office:value="59.053791">
            <text:p>59.053791</text:p>
          </table:table-cell>
          <table:table-cell office:value-type="float" office:value="121.99585">
            <text:p>121.99585</text:p>
          </table:table-cell>
          <table:table-cell/>
          <table:table-cell table:style-name="ce2" office:value-type="float" office:value="0.00855079386">
            <text:p>8.55E-003</text:p>
          </table:table-cell>
          <table:table-cell table:style-name="ce2" office:value-type="float" office:value="6.05457414E-018">
            <text:p>6.05E-018</text:p>
          </table:table-cell>
          <table:table-cell table:style-name="ce2" office:value-type="float" office:value="0.0183990132">
            <text:p>1.84E-002</text:p>
          </table:table-cell>
          <table:table-cell table:style-name="ce2" office:value-type="float" office:value="8.96521757E-018">
            <text:p>8.97E-018</text:p>
          </table:table-cell>
          <table:table-cell table:style-name="ce2" office:value-type="float" office:value="0.0126425894">
            <text:p>1.26E-002</text:p>
          </table:table-cell>
          <table:table-cell table:style-name="ce2" office:value-type="float" office:value="3.07892909E-019">
            <text:p>3.08E-019</text:p>
          </table:table-cell>
          <table:table-cell table:style-name="ce2" office:value-type="float" office:value="1.9917404E-016">
            <text:p>1.99E-016</text:p>
          </table:table-cell>
          <table:table-cell table:style-name="ce2" office:value-type="float" office:value="3.40462484E-016">
            <text:p>3.40E-016</text:p>
          </table:table-cell>
          <table:table-cell table:style-name="ce2"/>
          <table:table-cell table:formula="of:=3/[.A24]" office:value-type="float" office:value="0.413793103448276">
            <text:p>0.41</text:p>
          </table:table-cell>
          <table:table-cell table:formula="of:=(3*(2*PI())/[.A24])*180/PI()" office:value-type="float" office:value="148.965517241379">
            <text:p>148.9655172414</text:p>
          </table:table-cell>
          <table:table-cell table:style-name="ce4" table:formula="of:=SQRT([.B24])" office:value-type="float" office:value="0.00384105540183945">
            <text:p>0.00384</text:p>
          </table:table-cell>
          <table:table-cell table:style-name="ce4" table:formula="of:=SQRT([.C24])" office:value-type="float" office:value="1.47292182413053">
            <text:p>1.47292</text:p>
          </table:table-cell>
          <table:table-cell table:style-name="ce4" table:formula="of:=SQRT([.D24])" office:value-type="float" office:value="0.864576931221277">
            <text:p>0.86458</text:p>
          </table:table-cell>
          <table:table-cell table:style-name="ce4" table:formula="of:=SQRT([.E24])*[.U24]/3" office:value-type="float" office:value="93.9351834052572">
            <text:p>93.93518</text:p>
          </table:table-cell>
          <table:table-cell table:style-name="ce4" table:formula="of:=SQRT([.F24])*180/PI()" office:value-type="float" office:value="1.46767864846207">
            <text:p>1.46768</text:p>
          </table:table-cell>
          <table:table-cell table:style-name="ce4" table:formula="of:=SQRT([.G24])*180/PI()" office:value-type="float" office:value="2.2672758397977">
            <text:p>2.26728</text:p>
          </table:table-cell>
          <table:table-cell table:style-name="ce4" table:formula="of:=SQRT([.H24])" office:value-type="float" office:value="7.68464644599867">
            <text:p>7.68465</text:p>
          </table:table-cell>
          <table:table-cell table:style-name="ce4" table:formula="of:=SQRT([.I24])" office:value-type="float" office:value="11.0451731539166">
            <text:p>11.04517</text:p>
          </table:table-cell>
          <table:table-cell/>
          <table:table-cell table:style-name="ce4" table:formula="of:=SQRT([.K24])" office:value-type="float" office:value="0.0924705026481418">
            <text:p>0.09247</text:p>
          </table:table-cell>
          <table:table-cell table:style-name="ce4" table:formula="of:=SQRT([.L24])" office:value-type="float" office:value="0.00000000246060442574584">
            <text:p>0.00000</text:p>
          </table:table-cell>
          <table:table-cell table:style-name="ce4" table:formula="of:=SQRT([.M24])" office:value-type="float" office:value="0.135642962220677">
            <text:p>0.13564</text:p>
          </table:table-cell>
          <table:table-cell table:style-name="ce4" table:formula="of:=SQRT([.N24])*180/PI()" office:value-type="float" office:value="0.000000171554869263547">
            <text:p>0.00000</text:p>
          </table:table-cell>
          <table:table-cell table:style-name="ce4" table:formula="of:=SQRT([.O24])*[.U24]/3" office:value-type="float" office:value="5.58319132951095">
            <text:p>5.58319</text:p>
          </table:table-cell>
          <table:table-cell table:style-name="ce4" table:formula="of:=SQRT([.P24])*180/PI()" office:value-type="float" office:value="0.000000031792338649253">
            <text:p>0.00000</text:p>
          </table:table-cell>
          <table:table-cell table:style-name="ce4" table:formula="of:=SQRT([.Q24])" office:value-type="float" office:value="0.0000000141129033157604">
            <text:p>0.00000</text:p>
          </table:table-cell>
          <table:table-cell table:style-name="ce4" table:formula="of:=SQRT([.R24])" office:value-type="float" office:value="0.0000000184516255110492">
            <text:p>0.00000</text:p>
          </table:table-cell>
          <table:table-cell table:number-columns-repeated="68"/>
        </table:table-row>
        <table:table-row table:style-name="ro1">
          <table:table-cell office:value-type="float" office:value="7.5">
            <text:p>7.5</text:p>
          </table:table-cell>
          <table:table-cell table:style-name="ce2" office:value-type="float" office:value="0.0000129456748">
            <text:p>1.29E-005</text:p>
          </table:table-cell>
          <table:table-cell office:value-type="float" office:value="2.1764252">
            <text:p>2.1764252</text:p>
          </table:table-cell>
          <table:table-cell office:value-type="float" office:value="0.77152449">
            <text:p>0.77152449</text:p>
          </table:table-cell>
          <table:table-cell office:value-type="float" office:value="3.2410986">
            <text:p>3.2410986</text:p>
          </table:table-cell>
          <table:table-cell table:style-name="ce2" office:value-type="float" office:value="0.000586618728">
            <text:p>5.87E-004</text:p>
          </table:table-cell>
          <table:table-cell table:style-name="ce2" office:value-type="float" office:value="0.00124451809">
            <text:p>1.24E-003</text:p>
          </table:table-cell>
          <table:table-cell office:value-type="float" office:value="33.884769">
            <text:p>33.884769</text:p>
          </table:table-cell>
          <table:table-cell office:value-type="float" office:value="82.682571">
            <text:p>82.682571</text:p>
          </table:table-cell>
          <table:table-cell/>
          <table:table-cell table:style-name="ce2" office:value-type="float" office:value="0.013762081">
            <text:p>1.38E-002</text:p>
          </table:table-cell>
          <table:table-cell table:style-name="ce2" office:value-type="float" office:value="5.51686951E-018">
            <text:p>5.52E-018</text:p>
          </table:table-cell>
          <table:table-cell table:style-name="ce2" office:value-type="float" office:value="0.0163593236">
            <text:p>1.64E-002</text:p>
          </table:table-cell>
          <table:table-cell table:style-name="ce2" office:value-type="float" office:value="8.90761519E-018">
            <text:p>8.91E-018</text:p>
          </table:table-cell>
          <table:table-cell table:style-name="ce2" office:value-type="float" office:value="0.0172429681">
            <text:p>1.72E-002</text:p>
          </table:table-cell>
          <table:table-cell table:style-name="ce2" office:value-type="float" office:value="5.55878141E-019">
            <text:p>5.56E-019</text:p>
          </table:table-cell>
          <table:table-cell table:style-name="ce2" office:value-type="float" office:value="1.10282863E-016">
            <text:p>1.10E-016</text:p>
          </table:table-cell>
          <table:table-cell table:style-name="ce2" office:value-type="float" office:value="2.09586299E-016">
            <text:p>2.10E-016</text:p>
          </table:table-cell>
          <table:table-cell table:style-name="ce2"/>
          <table:table-cell table:formula="of:=3/[.A25]" office:value-type="float" office:value="0.4">
            <text:p>0.40</text:p>
          </table:table-cell>
          <table:table-cell table:formula="of:=(3*(2*PI())/[.A25])*180/PI()" office:value-type="float" office:value="144">
            <text:p>144</text:p>
          </table:table-cell>
          <table:table-cell table:style-name="ce4" table:formula="of:=SQRT([.B25])" office:value-type="float" office:value="0.00359800983878588">
            <text:p>0.00360</text:p>
          </table:table-cell>
          <table:table-cell table:style-name="ce4" table:formula="of:=SQRT([.C25])" office:value-type="float" office:value="1.47527122929989">
            <text:p>1.47527</text:p>
          </table:table-cell>
          <table:table-cell table:style-name="ce4" table:formula="of:=SQRT([.D25])" office:value-type="float" office:value="0.878364668005265">
            <text:p>0.87836</text:p>
          </table:table-cell>
          <table:table-cell table:style-name="ce4" table:formula="of:=SQRT([.E25])*[.U25]/3" office:value-type="float" office:value="86.4146467585212">
            <text:p>86.41465</text:p>
          </table:table-cell>
          <table:table-cell table:style-name="ce4" table:formula="of:=SQRT([.F25])*180/PI()" office:value-type="float" office:value="1.38771599591351">
            <text:p>1.38772</text:p>
          </table:table-cell>
          <table:table-cell table:style-name="ce4" table:formula="of:=SQRT([.G25])*180/PI()" office:value-type="float" office:value="2.02126492290261">
            <text:p>2.02126</text:p>
          </table:table-cell>
          <table:table-cell table:style-name="ce4" table:formula="of:=SQRT([.H25])" office:value-type="float" office:value="5.82106253187509">
            <text:p>5.82106</text:p>
          </table:table-cell>
          <table:table-cell table:style-name="ce4" table:formula="of:=SQRT([.I25])" office:value-type="float" office:value="9.09299571098546">
            <text:p>9.09300</text:p>
          </table:table-cell>
          <table:table-cell/>
          <table:table-cell table:style-name="ce4" table:formula="of:=SQRT([.K25])" office:value-type="float" office:value="0.117311896242453">
            <text:p>0.11731</text:p>
          </table:table-cell>
          <table:table-cell table:style-name="ce4" table:formula="of:=SQRT([.L25])" office:value-type="float" office:value="0.00000000234880171789787">
            <text:p>0.00000</text:p>
          </table:table-cell>
          <table:table-cell table:style-name="ce4" table:formula="of:=SQRT([.M25])" office:value-type="float" office:value="0.127903571490401">
            <text:p>0.12790</text:p>
          </table:table-cell>
          <table:table-cell table:style-name="ce4" table:formula="of:=SQRT([.N25])*180/PI()" office:value-type="float" office:value="0.000000171002852927058">
            <text:p>0.00000</text:p>
          </table:table-cell>
          <table:table-cell table:style-name="ce4" table:formula="of:=SQRT([.O25])*[.U25]/3" office:value-type="float" office:value="6.30299916725364">
            <text:p>6.30300</text:p>
          </table:table-cell>
          <table:table-cell table:style-name="ce4" table:formula="of:=SQRT([.P25])*180/PI()" office:value-type="float" office:value="0.0000000427181494344912">
            <text:p>0.00000</text:p>
          </table:table-cell>
          <table:table-cell table:style-name="ce4" table:formula="of:=SQRT([.Q25])" office:value-type="float" office:value="0.0000000105015647881637">
            <text:p>0.00000</text:p>
          </table:table-cell>
          <table:table-cell table:style-name="ce4" table:formula="of:=SQRT([.R25])" office:value-type="float" office:value="0.0000000144770956686761">
            <text:p>0.00000</text:p>
          </table:table-cell>
          <table:table-cell table:number-columns-repeated="68"/>
        </table:table-row>
        <table:table-row table:style-name="ro1">
          <table:table-cell office:value-type="float" office:value="7.75">
            <text:p>7.75</text:p>
          </table:table-cell>
          <table:table-cell table:style-name="ce2" office:value-type="float" office:value="0.0000115741932">
            <text:p>1.16E-005</text:p>
          </table:table-cell>
          <table:table-cell office:value-type="float" office:value="2.1401772">
            <text:p>2.1401772</text:p>
          </table:table-cell>
          <table:table-cell office:value-type="float" office:value="0.79553705">
            <text:p>0.79553705</text:p>
          </table:table-cell>
          <table:table-cell office:value-type="float" office:value="2.8909001">
            <text:p>2.8909001</text:p>
          </table:table-cell>
          <table:table-cell table:style-name="ce2" office:value-type="float" office:value="0.000524032337">
            <text:p>5.24E-004</text:p>
          </table:table-cell>
          <table:table-cell table:style-name="ce2" office:value-type="float" office:value="0.000988004962">
            <text:p>9.88E-004</text:p>
          </table:table-cell>
          <table:table-cell office:value-type="float" office:value="20.879751">
            <text:p>20.879751</text:p>
          </table:table-cell>
          <table:table-cell office:value-type="float" office:value="59.744698">
            <text:p>59.744698</text:p>
          </table:table-cell>
          <table:table-cell/>
          <table:table-cell table:style-name="ce2" office:value-type="float" office:value="0.0204406511">
            <text:p>2.04E-002</text:p>
          </table:table-cell>
          <table:table-cell table:style-name="ce2" office:value-type="float" office:value="4.74644052E-018">
            <text:p>4.75E-018</text:p>
          </table:table-cell>
          <table:table-cell table:style-name="ce2" office:value-type="float" office:value="0.0145245204">
            <text:p>1.45E-002</text:p>
          </table:table-cell>
          <table:table-cell table:style-name="ce2" office:value-type="float" office:value="8.36019616E-018">
            <text:p>8.36E-018</text:p>
          </table:table-cell>
          <table:table-cell table:style-name="ce2" office:value-type="float" office:value="0.022190962">
            <text:p>2.22E-002</text:p>
          </table:table-cell>
          <table:table-cell table:style-name="ce2" office:value-type="float" office:value="9.30165219E-019">
            <text:p>9.30E-019</text:p>
          </table:table-cell>
          <table:table-cell table:style-name="ce2" office:value-type="float" office:value="6.45713134E-017">
            <text:p>6.46E-017</text:p>
          </table:table-cell>
          <table:table-cell table:style-name="ce2" office:value-type="float" office:value="1.32500557E-016">
            <text:p>1.33E-016</text:p>
          </table:table-cell>
          <table:table-cell table:style-name="ce2"/>
          <table:table-cell table:formula="of:=3/[.A26]" office:value-type="float" office:value="0.387096774193548">
            <text:p>0.39</text:p>
          </table:table-cell>
          <table:table-cell table:formula="of:=(3*(2*PI())/[.A26])*180/PI()" office:value-type="float" office:value="139.354838709677">
            <text:p>139.3548387097</text:p>
          </table:table-cell>
          <table:table-cell table:style-name="ce4" table:formula="of:=SQRT([.B26])" office:value-type="float" office:value="0.00340208659501783">
            <text:p>0.00340</text:p>
          </table:table-cell>
          <table:table-cell table:style-name="ce4" table:formula="of:=SQRT([.C26])" office:value-type="float" office:value="1.4629344482922">
            <text:p>1.46293</text:p>
          </table:table-cell>
          <table:table-cell table:style-name="ce4" table:formula="of:=SQRT([.D26])" office:value-type="float" office:value="0.891928836847425">
            <text:p>0.89193</text:p>
          </table:table-cell>
          <table:table-cell table:style-name="ce4" table:formula="of:=SQRT([.E26])*[.U26]/3" office:value-type="float" office:value="78.9800383595222">
            <text:p>78.98004</text:p>
          </table:table-cell>
          <table:table-cell table:style-name="ce4" table:formula="of:=SQRT([.F26])*180/PI()" office:value-type="float" office:value="1.31160080951298">
            <text:p>1.31160</text:p>
          </table:table-cell>
          <table:table-cell table:style-name="ce4" table:formula="of:=SQRT([.G26])*180/PI()" office:value-type="float" office:value="1.80095223787215">
            <text:p>1.80095</text:p>
          </table:table-cell>
          <table:table-cell table:style-name="ce4" table:formula="of:=SQRT([.H26])" office:value-type="float" office:value="4.5694366173523">
            <text:p>4.56944</text:p>
          </table:table-cell>
          <table:table-cell table:style-name="ce4" table:formula="of:=SQRT([.I26])" office:value-type="float" office:value="7.72946945139186">
            <text:p>7.72947</text:p>
          </table:table-cell>
          <table:table-cell/>
          <table:table-cell table:style-name="ce4" table:formula="of:=SQRT([.K26])" office:value-type="float" office:value="0.142970805061733">
            <text:p>0.14297</text:p>
          </table:table-cell>
          <table:table-cell table:style-name="ce4" table:formula="of:=SQRT([.L26])" office:value-type="float" office:value="0.00000000217863271801375">
            <text:p>0.00000</text:p>
          </table:table-cell>
          <table:table-cell table:style-name="ce4" table:formula="of:=SQRT([.M26])" office:value-type="float" office:value="0.120517718199442">
            <text:p>0.12052</text:p>
          </table:table-cell>
          <table:table-cell table:style-name="ce4" table:formula="of:=SQRT([.N26])*180/PI()" office:value-type="float" office:value="0.000000165665038681648">
            <text:p>0.00000</text:p>
          </table:table-cell>
          <table:table-cell table:style-name="ce4" table:formula="of:=SQRT([.O26])*[.U26]/3" office:value-type="float" office:value="6.9197254433573">
            <text:p>6.91973</text:p>
          </table:table-cell>
          <table:table-cell table:style-name="ce4" table:formula="of:=SQRT([.P26])*180/PI()" office:value-type="float" office:value="0.0000000552589566268968">
            <text:p>0.00000</text:p>
          </table:table-cell>
          <table:table-cell table:style-name="ce4" table:formula="of:=SQRT([.Q26])" office:value-type="float" office:value="0.00000000803562775394679">
            <text:p>0.00000</text:p>
          </table:table-cell>
          <table:table-cell table:style-name="ce4" table:formula="of:=SQRT([.R26])" office:value-type="float" office:value="0.0000000115108886277298">
            <text:p>0.00000</text:p>
          </table:table-cell>
          <table:table-cell table:number-columns-repeated="68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0.0000106072594">
            <text:p>1.06E-005</text:p>
          </table:table-cell>
          <table:table-cell office:value-type="float" office:value="2.0795934">
            <text:p>2.0795934</text:p>
          </table:table-cell>
          <table:table-cell office:value-type="float" office:value="0.81901515">
            <text:p>0.81901515</text:p>
          </table:table-cell>
          <table:table-cell office:value-type="float" office:value="2.5590582">
            <text:p>2.5590582</text:p>
          </table:table-cell>
          <table:table-cell table:style-name="ce2" office:value-type="float" office:value="0.000467659876">
            <text:p>4.68E-004</text:p>
          </table:table-cell>
          <table:table-cell table:style-name="ce2" office:value-type="float" office:value="0.000791662664">
            <text:p>7.92E-004</text:p>
          </table:table-cell>
          <table:table-cell office:value-type="float" office:value="13.547805">
            <text:p>13.547805</text:p>
          </table:table-cell>
          <table:table-cell office:value-type="float" office:value="45.15535">
            <text:p>45.15535</text:p>
          </table:table-cell>
          <table:table-cell/>
          <table:table-cell table:style-name="ce2" office:value-type="float" office:value="0.0285439175">
            <text:p>2.85E-002</text:p>
          </table:table-cell>
          <table:table-cell table:style-name="ce2" office:value-type="float" office:value="3.90761734E-018">
            <text:p>3.91E-018</text:p>
          </table:table-cell>
          <table:table-cell table:style-name="ce2" office:value-type="float" office:value="0.0132454298">
            <text:p>1.32E-002</text:p>
          </table:table-cell>
          <table:table-cell table:style-name="ce2" office:value-type="float" office:value="7.5125023E-018">
            <text:p>7.51E-018</text:p>
          </table:table-cell>
          <table:table-cell table:style-name="ce2" office:value-type="float" office:value="0.0273355935">
            <text:p>2.73E-002</text:p>
          </table:table-cell>
          <table:table-cell table:style-name="ce2" office:value-type="float" office:value="1.44879195E-018">
            <text:p>1.45E-018</text:p>
          </table:table-cell>
          <table:table-cell table:style-name="ce2" office:value-type="float" office:value="3.98250837E-017">
            <text:p>3.98E-017</text:p>
          </table:table-cell>
          <table:table-cell table:style-name="ce2" office:value-type="float" office:value="8.484823E-017">
            <text:p>8.48E-017</text:p>
          </table:table-cell>
          <table:table-cell table:style-name="ce2"/>
          <table:table-cell table:formula="of:=3/[.A27]" office:value-type="float" office:value="0.375">
            <text:p>0.38</text:p>
          </table:table-cell>
          <table:table-cell table:formula="of:=(3*(2*PI())/[.A27])*180/PI()" office:value-type="float" office:value="135">
            <text:p>135</text:p>
          </table:table-cell>
          <table:table-cell table:style-name="ce4" table:formula="of:=SQRT([.B27])" office:value-type="float" office:value="0.00325687878190147">
            <text:p>0.00326</text:p>
          </table:table-cell>
          <table:table-cell table:style-name="ce4" table:formula="of:=SQRT([.C27])" office:value-type="float" office:value="1.44207954010866">
            <text:p>1.44208</text:p>
          </table:table-cell>
          <table:table-cell table:style-name="ce4" table:formula="of:=SQRT([.D27])" office:value-type="float" office:value="0.904994557994688">
            <text:p>0.90499</text:p>
          </table:table-cell>
          <table:table-cell table:style-name="ce4" table:formula="of:=SQRT([.E27])*[.U27]/3" office:value-type="float" office:value="71.9867547191843">
            <text:p>71.98675</text:p>
          </table:table-cell>
          <table:table-cell table:style-name="ce4" table:formula="of:=SQRT([.F27])*180/PI()" office:value-type="float" office:value="1.23904673462243">
            <text:p>1.23905</text:p>
          </table:table-cell>
          <table:table-cell table:style-name="ce4" table:formula="of:=SQRT([.G27])*180/PI()" office:value-type="float" office:value="1.61210273259691">
            <text:p>1.61210</text:p>
          </table:table-cell>
          <table:table-cell table:style-name="ce4" table:formula="of:=SQRT([.H27])" office:value-type="float" office:value="3.68073430173926">
            <text:p>3.68073</text:p>
          </table:table-cell>
          <table:table-cell table:style-name="ce4" table:formula="of:=SQRT([.I27])" office:value-type="float" office:value="6.71977306164427">
            <text:p>6.71977</text:p>
          </table:table-cell>
          <table:table-cell/>
          <table:table-cell table:style-name="ce4" table:formula="of:=SQRT([.K27])" office:value-type="float" office:value="0.168949452499853">
            <text:p>0.16895</text:p>
          </table:table-cell>
          <table:table-cell table:style-name="ce4" table:formula="of:=SQRT([.L27])" office:value-type="float" office:value="0.00000000197676942003867">
            <text:p>0.00000</text:p>
          </table:table-cell>
          <table:table-cell table:style-name="ce4" table:formula="of:=SQRT([.M27])" office:value-type="float" office:value="0.115088790939865">
            <text:p>0.11509</text:p>
          </table:table-cell>
          <table:table-cell table:style-name="ce4" table:formula="of:=SQRT([.N27])*180/PI()" office:value-type="float" office:value="0.000000157041683176531">
            <text:p>0.00000</text:p>
          </table:table-cell>
          <table:table-cell table:style-name="ce4" table:formula="of:=SQRT([.O27])*[.U27]/3" office:value-type="float" office:value="7.44006564739183">
            <text:p>7.44007</text:p>
          </table:table-cell>
          <table:table-cell table:style-name="ce4" table:formula="of:=SQRT([.P27])*180/PI()" office:value-type="float" office:value="0.0000000689645083597781">
            <text:p>0.00000</text:p>
          </table:table-cell>
          <table:table-cell table:style-name="ce4" table:formula="of:=SQRT([.Q27])" office:value-type="float" office:value="0.00000000631071182197381">
            <text:p>0.00000</text:p>
          </table:table-cell>
          <table:table-cell table:style-name="ce4" table:formula="of:=SQRT([.R27])" office:value-type="float" office:value="0.00000000921130989599199">
            <text:p>0.00000</text:p>
          </table:table-cell>
          <table:table-cell table:number-columns-repeated="68"/>
        </table:table-row>
        <table:table-row table:style-name="ro1">
          <table:table-cell office:value-type="float" office:value="8.25">
            <text:p>8.25</text:p>
          </table:table-cell>
          <table:table-cell table:style-name="ce2" office:value-type="float" office:value="0.00000982923575">
            <text:p>9.83E-006</text:p>
          </table:table-cell>
          <table:table-cell office:value-type="float" office:value="2.0134671">
            <text:p>2.0134671</text:p>
          </table:table-cell>
          <table:table-cell office:value-type="float" office:value="0.83376288">
            <text:p>0.83376288</text:p>
          </table:table-cell>
          <table:table-cell office:value-type="float" office:value="2.2695487">
            <text:p>2.2695487</text:p>
          </table:table-cell>
          <table:table-cell table:style-name="ce2" office:value-type="float" office:value="0.000423170073">
            <text:p>4.23E-004</text:p>
          </table:table-cell>
          <table:table-cell table:style-name="ce2" office:value-type="float" office:value="0.000610608142">
            <text:p>6.11E-004</text:p>
          </table:table-cell>
          <table:table-cell office:value-type="float" office:value="9.1741743">
            <text:p>9.1741743</text:p>
          </table:table-cell>
          <table:table-cell office:value-type="float" office:value="35.426098">
            <text:p>35.426098</text:p>
          </table:table-cell>
          <table:table-cell/>
          <table:table-cell table:style-name="ce2" office:value-type="float" office:value="0.0379749015">
            <text:p>3.80E-002</text:p>
          </table:table-cell>
          <table:table-cell table:style-name="ce2" office:value-type="float" office:value="3.07375952E-018">
            <text:p>3.07E-018</text:p>
          </table:table-cell>
          <table:table-cell table:style-name="ce2" office:value-type="float" office:value="0.0128267268">
            <text:p>1.28E-002</text:p>
          </table:table-cell>
          <table:table-cell table:style-name="ce2" office:value-type="float" office:value="6.5327201E-018">
            <text:p>6.53E-018</text:p>
          </table:table-cell>
          <table:table-cell table:style-name="ce2" office:value-type="float" office:value="0.0324832462">
            <text:p>3.25E-002</text:p>
          </table:table-cell>
          <table:table-cell table:style-name="ce2" office:value-type="float" office:value="2.14454618E-018">
            <text:p>2.14E-018</text:p>
          </table:table-cell>
          <table:table-cell table:style-name="ce2" office:value-type="float" office:value="2.56597299E-017">
            <text:p>2.57E-017</text:p>
          </table:table-cell>
          <table:table-cell table:style-name="ce2" office:value-type="float" office:value="5.4081492E-017">
            <text:p>5.41E-017</text:p>
          </table:table-cell>
          <table:table-cell table:style-name="ce2"/>
          <table:table-cell table:formula="of:=3/[.A28]" office:value-type="float" office:value="0.363636363636364">
            <text:p>0.36</text:p>
          </table:table-cell>
          <table:table-cell table:formula="of:=(3*(2*PI())/[.A28])*180/PI()" office:value-type="float" office:value="130.909090909091">
            <text:p>130.9090909091</text:p>
          </table:table-cell>
          <table:table-cell table:style-name="ce4" table:formula="of:=SQRT([.B28])" office:value-type="float" office:value="0.00313516120000232">
            <text:p>0.00314</text:p>
          </table:table-cell>
          <table:table-cell table:style-name="ce4" table:formula="of:=SQRT([.C28])" office:value-type="float" office:value="1.41896691293349">
            <text:p>1.41897</text:p>
          </table:table-cell>
          <table:table-cell table:style-name="ce4" table:formula="of:=SQRT([.D28])" office:value-type="float" office:value="0.91310617126378">
            <text:p>0.91311</text:p>
          </table:table-cell>
          <table:table-cell table:style-name="ce4" table:formula="of:=SQRT([.E28])*[.U28]/3" office:value-type="float" office:value="65.7382752315059">
            <text:p>65.73828</text:p>
          </table:table-cell>
          <table:table-cell table:style-name="ce4" table:formula="of:=SQRT([.F28])*180/PI()" office:value-type="float" office:value="1.17863709545361">
            <text:p>1.17864</text:p>
          </table:table-cell>
          <table:table-cell table:style-name="ce4" table:formula="of:=SQRT([.G28])*180/PI()" office:value-type="float" office:value="1.41580658492835">
            <text:p>1.41581</text:p>
          </table:table-cell>
          <table:table-cell table:style-name="ce4" table:formula="of:=SQRT([.H28])" office:value-type="float" office:value="3.02888994517794">
            <text:p>3.02889</text:p>
          </table:table-cell>
          <table:table-cell table:style-name="ce4" table:formula="of:=SQRT([.I28])" office:value-type="float" office:value="5.95198269486732">
            <text:p>5.95198</text:p>
          </table:table-cell>
          <table:table-cell/>
          <table:table-cell table:style-name="ce4" table:formula="of:=SQRT([.K28])" office:value-type="float" office:value="0.194871499968569">
            <text:p>0.19487</text:p>
          </table:table-cell>
          <table:table-cell table:style-name="ce4" table:formula="of:=SQRT([.L28])" office:value-type="float" office:value="0.00000000175321405424438">
            <text:p>0.00000</text:p>
          </table:table-cell>
          <table:table-cell table:style-name="ce4" table:formula="of:=SQRT([.M28])" office:value-type="float" office:value="0.113255140280695">
            <text:p>0.11326</text:p>
          </table:table-cell>
          <table:table-cell table:style-name="ce4" table:formula="of:=SQRT([.N28])*180/PI()" office:value-type="float" office:value="0.000000146443350914712">
            <text:p>0.00000</text:p>
          </table:table-cell>
          <table:table-cell table:style-name="ce4" table:formula="of:=SQRT([.O28])*[.U28]/3" office:value-type="float" office:value="7.86462942992756">
            <text:p>7.86463</text:p>
          </table:table-cell>
          <table:table-cell table:style-name="ce4" table:formula="of:=SQRT([.P28])*180/PI()" office:value-type="float" office:value="0.000000083905481451437">
            <text:p>0.00000</text:p>
          </table:table-cell>
          <table:table-cell table:style-name="ce4" table:formula="of:=SQRT([.Q28])" office:value-type="float" office:value="0.00000000506554339631989">
            <text:p>0.00000</text:p>
          </table:table-cell>
          <table:table-cell table:style-name="ce4" table:formula="of:=SQRT([.R28])" office:value-type="float" office:value="0.00000000735401196626712">
            <text:p>0.00000</text:p>
          </table:table-cell>
          <table:table-cell table:number-columns-repeated="68"/>
        </table:table-row>
        <table:table-row table:style-name="ro1">
          <table:table-cell office:value-type="float" office:value="8.5">
            <text:p>8.5</text:p>
          </table:table-cell>
          <table:table-cell table:style-name="ce2" office:value-type="float" office:value="0.00000928380996">
            <text:p>9.28E-006</text:p>
          </table:table-cell>
          <table:table-cell office:value-type="float" office:value="1.9430196">
            <text:p>1.9430196</text:p>
          </table:table-cell>
          <table:table-cell office:value-type="float" office:value="0.84680259">
            <text:p>0.84680259</text:p>
          </table:table-cell>
          <table:table-cell office:value-type="float" office:value="2.0135891">
            <text:p>2.0135891</text:p>
          </table:table-cell>
          <table:table-cell table:style-name="ce2" office:value-type="float" office:value="0.000384063809">
            <text:p>3.84E-004</text:p>
          </table:table-cell>
          <table:table-cell table:style-name="ce2" office:value-type="float" office:value="0.000471371546">
            <text:p>4.71E-004</text:p>
          </table:table-cell>
          <table:table-cell office:value-type="float" office:value="6.4205656">
            <text:p>6.4205656</text:p>
          </table:table-cell>
          <table:table-cell office:value-type="float" office:value="28.566339">
            <text:p>28.566339</text:p>
          </table:table-cell>
          <table:table-cell/>
          <table:table-cell table:style-name="ce2" office:value-type="float" office:value="0.0486341864">
            <text:p>4.86E-002</text:p>
          </table:table-cell>
          <table:table-cell table:style-name="ce2" office:value-type="float" office:value="2.33029558E-018">
            <text:p>2.33E-018</text:p>
          </table:table-cell>
          <table:table-cell table:style-name="ce2" office:value-type="float" office:value="0.0134553686">
            <text:p>1.35E-002</text:p>
          </table:table-cell>
          <table:table-cell table:style-name="ce2" office:value-type="float" office:value="5.50138056E-018">
            <text:p>5.50E-018</text:p>
          </table:table-cell>
          <table:table-cell table:style-name="ce2" office:value-type="float" office:value="0.0375783145">
            <text:p>3.76E-002</text:p>
          </table:table-cell>
          <table:table-cell table:style-name="ce2" office:value-type="float" office:value="3.02054803E-018">
            <text:p>3.02E-018</text:p>
          </table:table-cell>
          <table:table-cell table:style-name="ce2" office:value-type="float" office:value="1.73868915E-017">
            <text:p>1.74E-017</text:p>
          </table:table-cell>
          <table:table-cell table:style-name="ce2" office:value-type="float" office:value="3.42600839E-017">
            <text:p>3.43E-017</text:p>
          </table:table-cell>
          <table:table-cell table:style-name="ce2"/>
          <table:table-cell table:formula="of:=3/[.A29]" office:value-type="float" office:value="0.352941176470588">
            <text:p>0.35</text:p>
          </table:table-cell>
          <table:table-cell table:formula="of:=(3*(2*PI())/[.A29])*180/PI()" office:value-type="float" office:value="127.058823529412">
            <text:p>127.0588235294</text:p>
          </table:table-cell>
          <table:table-cell table:style-name="ce4" table:formula="of:=SQRT([.B29])" office:value-type="float" office:value="0.0030469345184956">
            <text:p>0.00305</text:p>
          </table:table-cell>
          <table:table-cell table:style-name="ce4" table:formula="of:=SQRT([.C29])" office:value-type="float" office:value="1.39392237947455">
            <text:p>1.39392</text:p>
          </table:table-cell>
          <table:table-cell table:style-name="ce4" table:formula="of:=SQRT([.D29])" office:value-type="float" office:value="0.920218772901314">
            <text:p>0.92022</text:p>
          </table:table-cell>
          <table:table-cell table:style-name="ce4" table:formula="of:=SQRT([.E29])*[.U29]/3" office:value-type="float" office:value="60.0992428787757">
            <text:p>60.09924</text:p>
          </table:table-cell>
          <table:table-cell table:style-name="ce4" table:formula="of:=SQRT([.F29])*180/PI()" office:value-type="float" office:value="1.1228566742888">
            <text:p>1.12286</text:p>
          </table:table-cell>
          <table:table-cell table:style-name="ce4" table:formula="of:=SQRT([.G29])*180/PI()" office:value-type="float" office:value="1.24395398002645">
            <text:p>1.24395</text:p>
          </table:table-cell>
          <table:table-cell table:style-name="ce4" table:formula="of:=SQRT([.H29])" office:value-type="float" office:value="2.53388350166301">
            <text:p>2.53388</text:p>
          </table:table-cell>
          <table:table-cell table:style-name="ce4" table:formula="of:=SQRT([.I29])" office:value-type="float" office:value="5.34474873123143">
            <text:p>5.34475</text:p>
          </table:table-cell>
          <table:table-cell/>
          <table:table-cell table:style-name="ce4" table:formula="of:=SQRT([.K29])" office:value-type="float" office:value="0.220531599549815">
            <text:p>0.22053</text:p>
          </table:table-cell>
          <table:table-cell table:style-name="ce4" table:formula="of:=SQRT([.L29])" office:value-type="float" office:value="0.00000000152653056962512">
            <text:p>0.00000</text:p>
          </table:table-cell>
          <table:table-cell table:style-name="ce4" table:formula="of:=SQRT([.M29])" office:value-type="float" office:value="0.115997278416349">
            <text:p>0.11600</text:p>
          </table:table-cell>
          <table:table-cell table:style-name="ce4" table:formula="of:=SQRT([.N29])*180/PI()" office:value-type="float" office:value="0.000000134387376774008">
            <text:p>0.00000</text:p>
          </table:table-cell>
          <table:table-cell table:style-name="ce4" table:formula="of:=SQRT([.O29])*[.U29]/3" office:value-type="float" office:value="8.21017139371565">
            <text:p>8.21017</text:p>
          </table:table-cell>
          <table:table-cell table:style-name="ce4" table:formula="of:=SQRT([.P29])*180/PI()" office:value-type="float" office:value="0.0000000995784828836002">
            <text:p>0.00000</text:p>
          </table:table-cell>
          <table:table-cell table:style-name="ce4" table:formula="of:=SQRT([.Q29])" office:value-type="float" office:value="0.0000000041697591657073">
            <text:p>0.00000</text:p>
          </table:table-cell>
          <table:table-cell table:style-name="ce4" table:formula="of:=SQRT([.R29])" office:value-type="float" office:value="0.00000000585321141767492">
            <text:p>0.00000</text:p>
          </table:table-cell>
          <table:table-cell table:number-columns-repeated="68"/>
        </table:table-row>
        <table:table-row table:style-name="ro1">
          <table:table-cell office:value-type="float" office:value="8.75">
            <text:p>8.75</text:p>
          </table:table-cell>
          <table:table-cell table:style-name="ce2" office:value-type="float" office:value="0.00000897767131">
            <text:p>8.98E-006</text:p>
          </table:table-cell>
          <table:table-cell office:value-type="float" office:value="1.8726416">
            <text:p>1.8726416</text:p>
          </table:table-cell>
          <table:table-cell office:value-type="float" office:value="0.85962117">
            <text:p>0.85962117</text:p>
          </table:table-cell>
          <table:table-cell office:value-type="float" office:value="1.78992">
            <text:p>1.78992</text:p>
          </table:table-cell>
          <table:table-cell table:style-name="ce2" office:value-type="float" office:value="0.000348545174">
            <text:p>3.49E-004</text:p>
          </table:table-cell>
          <table:table-cell table:style-name="ce2" office:value-type="float" office:value="0.000368550536">
            <text:p>3.69E-004</text:p>
          </table:table-cell>
          <table:table-cell office:value-type="float" office:value="4.6201944">
            <text:p>4.6201944</text:p>
          </table:table-cell>
          <table:table-cell office:value-type="float" office:value="23.561119">
            <text:p>23.561119</text:p>
          </table:table-cell>
          <table:table-cell/>
          <table:table-cell table:style-name="ce2" office:value-type="float" office:value="0.0604021065">
            <text:p>6.04E-002</text:p>
          </table:table-cell>
          <table:table-cell table:style-name="ce2" office:value-type="float" office:value="1.71674936E-018">
            <text:p>1.72E-018</text:p>
          </table:table-cell>
          <table:table-cell table:style-name="ce2" office:value-type="float" office:value="0.0152762383">
            <text:p>1.53E-002</text:p>
          </table:table-cell>
          <table:table-cell table:style-name="ce2" office:value-type="float" office:value="4.50524458E-018">
            <text:p>4.51E-018</text:p>
          </table:table-cell>
          <table:table-cell table:style-name="ce2" office:value-type="float" office:value="0.0425454602">
            <text:p>4.25E-002</text:p>
          </table:table-cell>
          <table:table-cell table:style-name="ce2" office:value-type="float" office:value="4.07722122E-018">
            <text:p>4.08E-018</text:p>
          </table:table-cell>
          <table:table-cell table:style-name="ce2" office:value-type="float" office:value="1.24076323E-017">
            <text:p>1.24E-017</text:p>
          </table:table-cell>
          <table:table-cell table:style-name="ce2" office:value-type="float" office:value="2.15997173E-017">
            <text:p>2.16E-017</text:p>
          </table:table-cell>
          <table:table-cell table:style-name="ce2"/>
          <table:table-cell table:formula="of:=3/[.A30]" office:value-type="float" office:value="0.342857142857143">
            <text:p>0.34</text:p>
          </table:table-cell>
          <table:table-cell table:formula="of:=(3*(2*PI())/[.A30])*180/PI()" office:value-type="float" office:value="123.428571428571">
            <text:p>123.4285714286</text:p>
          </table:table-cell>
          <table:table-cell table:style-name="ce4" table:formula="of:=SQRT([.B30])" office:value-type="float" office:value="0.00299627624060266">
            <text:p>0.00300</text:p>
          </table:table-cell>
          <table:table-cell table:style-name="ce4" table:formula="of:=SQRT([.C30])" office:value-type="float" office:value="1.36844495687623">
            <text:p>1.36844</text:p>
          </table:table-cell>
          <table:table-cell table:style-name="ce4" table:formula="of:=SQRT([.D30])" office:value-type="float" office:value="0.927157575604061">
            <text:p>0.92716</text:p>
          </table:table-cell>
          <table:table-cell table:style-name="ce4" table:formula="of:=SQRT([.E30])*[.U30]/3" office:value-type="float" office:value="55.0441612095716">
            <text:p>55.04416</text:p>
          </table:table-cell>
          <table:table-cell table:style-name="ce4" table:formula="of:=SQRT([.F30])*180/PI()" office:value-type="float" office:value="1.06967579689977">
            <text:p>1.06968</text:p>
          </table:table-cell>
          <table:table-cell table:style-name="ce4" table:formula="of:=SQRT([.G30])*180/PI()" office:value-type="float" office:value="1.09994547132166">
            <text:p>1.09995</text:p>
          </table:table-cell>
          <table:table-cell table:style-name="ce4" table:formula="of:=SQRT([.H30])" office:value-type="float" office:value="2.1494637470774">
            <text:p>2.14946</text:p>
          </table:table-cell>
          <table:table-cell table:style-name="ce4" table:formula="of:=SQRT([.I30])" office:value-type="float" office:value="4.85397970741535">
            <text:p>4.85398</text:p>
          </table:table-cell>
          <table:table-cell/>
          <table:table-cell table:style-name="ce4" table:formula="of:=SQRT([.K30])" office:value-type="float" office:value="0.245768400124996">
            <text:p>0.24577</text:p>
          </table:table-cell>
          <table:table-cell table:style-name="ce4" table:formula="of:=SQRT([.L30])" office:value-type="float" office:value="0.00000000131024782388676">
            <text:p>0.00000</text:p>
          </table:table-cell>
          <table:table-cell table:style-name="ce4" table:formula="of:=SQRT([.M30])" office:value-type="float" office:value="0.123597080467137">
            <text:p>0.12360</text:p>
          </table:table-cell>
          <table:table-cell table:style-name="ce4" table:formula="of:=SQRT([.N30])*180/PI()" office:value-type="float" office:value="0.000000121613508770942">
            <text:p>0.00000</text:p>
          </table:table-cell>
          <table:table-cell table:style-name="ce4" table:formula="of:=SQRT([.O30])*[.U30]/3" office:value-type="float" office:value="8.48635236998362">
            <text:p>8.48635</text:p>
          </table:table-cell>
          <table:table-cell table:style-name="ce4" table:formula="of:=SQRT([.P30])*180/PI()" office:value-type="float" office:value="0.000000115692383981914">
            <text:p>0.00000</text:p>
          </table:table-cell>
          <table:table-cell table:style-name="ce4" table:formula="of:=SQRT([.Q30])" office:value-type="float" office:value="0.00000000352244691940134">
            <text:p>0.00000</text:p>
          </table:table-cell>
          <table:table-cell table:style-name="ce4" table:formula="of:=SQRT([.R30])" office:value-type="float" office:value="0.00000000464754960167183">
            <text:p>0.00000</text:p>
          </table:table-cell>
          <table:table-cell table:number-columns-repeated="68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0.00000888501017">
            <text:p>8.89E-006</text:p>
          </table:table-cell>
          <table:table-cell office:value-type="float" office:value="1.8055507">
            <text:p>1.8055507</text:p>
          </table:table-cell>
          <table:table-cell office:value-type="float" office:value="0.87204766">
            <text:p>0.87204766</text:p>
          </table:table-cell>
          <table:table-cell office:value-type="float" office:value="1.5964699">
            <text:p>1.5964699</text:p>
          </table:table-cell>
          <table:table-cell table:style-name="ce2" office:value-type="float" office:value="0.00031630072">
            <text:p>3.16E-004</text:p>
          </table:table-cell>
          <table:table-cell table:style-name="ce2" office:value-type="float" office:value="0.000292338576">
            <text:p>2.92E-004</text:p>
          </table:table-cell>
          <table:table-cell office:value-type="float" office:value="3.4064746">
            <text:p>3.4064746</text:p>
          </table:table-cell>
          <table:table-cell office:value-type="float" office:value="19.814045">
            <text:p>19.814045</text:p>
          </table:table-cell>
          <table:table-cell/>
          <table:table-cell table:style-name="ce2" office:value-type="float" office:value="0.0731472448">
            <text:p>7.31E-002</text:p>
          </table:table-cell>
          <table:table-cell table:style-name="ce2" office:value-type="float" office:value="1.23982049E-018">
            <text:p>1.24E-018</text:p>
          </table:table-cell>
          <table:table-cell table:style-name="ce2" office:value-type="float" office:value="0.0183833819">
            <text:p>1.84E-002</text:p>
          </table:table-cell>
          <table:table-cell table:style-name="ce2" office:value-type="float" office:value="3.59974899E-018">
            <text:p>3.60E-018</text:p>
          </table:table-cell>
          <table:table-cell table:style-name="ce2" office:value-type="float" office:value="0.0473141186">
            <text:p>4.73E-002</text:p>
          </table:table-cell>
          <table:table-cell table:style-name="ce2" office:value-type="float" office:value="5.31291531E-018">
            <text:p>5.31E-018</text:p>
          </table:table-cell>
          <table:table-cell table:style-name="ce2" office:value-type="float" office:value="9.2844274E-018">
            <text:p>9.28E-018</text:p>
          </table:table-cell>
          <table:table-cell table:style-name="ce2" office:value-type="float" office:value="1.36057438E-017">
            <text:p>1.36E-017</text:p>
          </table:table-cell>
          <table:table-cell table:style-name="ce2"/>
          <table:table-cell table:formula="of:=3/[.A31]" office:value-type="float" office:value="0.333333333333333">
            <text:p>0.33</text:p>
          </table:table-cell>
          <table:table-cell table:formula="of:=(3*(2*PI())/[.A31])*180/PI()" office:value-type="float" office:value="120">
            <text:p>120</text:p>
          </table:table-cell>
          <table:table-cell table:style-name="ce4" table:formula="of:=SQRT([.B31])" office:value-type="float" office:value="0.00298077341809135">
            <text:p>0.00298</text:p>
          </table:table-cell>
          <table:table-cell table:style-name="ce4" table:formula="of:=SQRT([.C31])" office:value-type="float" office:value="1.34370781794258">
            <text:p>1.34371</text:p>
          </table:table-cell>
          <table:table-cell table:style-name="ce4" table:formula="of:=SQRT([.D31])" office:value-type="float" office:value="0.933834921171831">
            <text:p>0.93383</text:p>
          </table:table-cell>
          <table:table-cell table:style-name="ce4" table:formula="of:=SQRT([.E31])*[.U31]/3" office:value-type="float" office:value="50.5405959600795">
            <text:p>50.54060</text:p>
          </table:table-cell>
          <table:table-cell table:style-name="ce4" table:formula="of:=SQRT([.F31])*180/PI()" office:value-type="float" office:value="1.01899657120585">
            <text:p>1.01900</text:p>
          </table:table-cell>
          <table:table-cell table:style-name="ce4" table:formula="of:=SQRT([.G31])*180/PI()" office:value-type="float" office:value="0.979638164653762">
            <text:p>0.97964</text:p>
          </table:table-cell>
          <table:table-cell table:style-name="ce4" table:formula="of:=SQRT([.H31])" office:value-type="float" office:value="1.84566372885204">
            <text:p>1.84566</text:p>
          </table:table-cell>
          <table:table-cell table:style-name="ce4" table:formula="of:=SQRT([.I31])" office:value-type="float" office:value="4.45129700199841">
            <text:p>4.45130</text:p>
          </table:table-cell>
          <table:table-cell/>
          <table:table-cell table:style-name="ce4" table:formula="of:=SQRT([.K31])" office:value-type="float" office:value="0.270457473182014">
            <text:p>0.27046</text:p>
          </table:table-cell>
          <table:table-cell table:style-name="ce4" table:formula="of:=SQRT([.L31])" office:value-type="float" office:value="0.00000000111347226727925">
            <text:p>0.00000</text:p>
          </table:table-cell>
          <table:table-cell table:style-name="ce4" table:formula="of:=SQRT([.M31])" office:value-type="float" office:value="0.135585330696208">
            <text:p>0.13559</text:p>
          </table:table-cell>
          <table:table-cell table:style-name="ce4" table:formula="of:=SQRT([.N31])*180/PI()" office:value-type="float" office:value="0.000000108707308138967">
            <text:p>0.00000</text:p>
          </table:table-cell>
          <table:table-cell table:style-name="ce4" table:formula="of:=SQRT([.O31])*[.U31]/3" office:value-type="float" office:value="8.70072351934021">
            <text:p>8.70072</text:p>
          </table:table-cell>
          <table:table-cell table:style-name="ce4" table:formula="of:=SQRT([.P31])*180/PI()" office:value-type="float" office:value="0.000000132065408479066">
            <text:p>0.00000</text:p>
          </table:table-cell>
          <table:table-cell table:style-name="ce4" table:formula="of:=SQRT([.Q31])" office:value-type="float" office:value="0.00000000304703583831894">
            <text:p>0.00000</text:p>
          </table:table-cell>
          <table:table-cell table:style-name="ce4" table:formula="of:=SQRT([.R31])" office:value-type="float" office:value="0.00000000368859645393746">
            <text:p>0.00000</text:p>
          </table:table-cell>
          <table:table-cell table:number-columns-repeated="68"/>
        </table:table-row>
        <table:table-row table:style-name="ro1">
          <table:table-cell office:value-type="float" office:value="9.25">
            <text:p>9.25</text:p>
          </table:table-cell>
          <table:table-cell table:style-name="ce2" office:value-type="float" office:value="0.00000898066537">
            <text:p>8.98E-006</text:p>
          </table:table-cell>
          <table:table-cell office:value-type="float" office:value="1.7432765">
            <text:p>1.7432765</text:p>
          </table:table-cell>
          <table:table-cell office:value-type="float" office:value="0.88397819">
            <text:p>0.88397819</text:p>
          </table:table-cell>
          <table:table-cell office:value-type="float" office:value="1.4298091">
            <text:p>1.4298091</text:p>
          </table:table-cell>
          <table:table-cell table:style-name="ce2" office:value-type="float" office:value="0.000287060568">
            <text:p>2.87E-004</text:p>
          </table:table-cell>
          <table:table-cell table:style-name="ce2" office:value-type="float" office:value="0.000235903659">
            <text:p>2.36E-004</text:p>
          </table:table-cell>
          <table:table-cell office:value-type="float" office:value="2.5660193">
            <text:p>2.5660193</text:p>
          </table:table-cell>
          <table:table-cell office:value-type="float" office:value="16.946011">
            <text:p>16.946011</text:p>
          </table:table-cell>
          <table:table-cell/>
          <table:table-cell table:style-name="ce2" office:value-type="float" office:value="0.0867354572">
            <text:p>8.67E-002</text:p>
          </table:table-cell>
          <table:table-cell table:style-name="ce2" office:value-type="float" office:value="8.92020199E-019">
            <text:p>8.92E-019</text:p>
          </table:table-cell>
          <table:table-cell table:style-name="ce2" office:value-type="float" office:value="0.0228214283">
            <text:p>2.28E-002</text:p>
          </table:table-cell>
          <table:table-cell table:style-name="ce2" office:value-type="float" office:value="2.81301958E-018">
            <text:p>2.81E-018</text:p>
          </table:table-cell>
          <table:table-cell table:style-name="ce2" office:value-type="float" office:value="0.051830098">
            <text:p>5.18E-002</text:p>
          </table:table-cell>
          <table:table-cell table:style-name="ce2" office:value-type="float" office:value="6.72145625E-018">
            <text:p>6.72E-018</text:p>
          </table:table-cell>
          <table:table-cell table:style-name="ce2" office:value-type="float" office:value="7.24166848E-018">
            <text:p>7.24E-018</text:p>
          </table:table-cell>
          <table:table-cell table:style-name="ce2" office:value-type="float" office:value="8.67113253E-018">
            <text:p>8.67E-018</text:p>
          </table:table-cell>
          <table:table-cell table:style-name="ce2"/>
          <table:table-cell table:formula="of:=3/[.A32]" office:value-type="float" office:value="0.324324324324324">
            <text:p>0.32</text:p>
          </table:table-cell>
          <table:table-cell table:formula="of:=(3*(2*PI())/[.A32])*180/PI()" office:value-type="float" office:value="116.756756756757">
            <text:p>116.7567567568</text:p>
          </table:table-cell>
          <table:table-cell table:style-name="ce4" table:formula="of:=SQRT([.B32])" office:value-type="float" office:value="0.00299677582912036">
            <text:p>0.00300</text:p>
          </table:table-cell>
          <table:table-cell table:style-name="ce4" table:formula="of:=SQRT([.C32])" office:value-type="float" office:value="1.32033196583284">
            <text:p>1.32033</text:p>
          </table:table-cell>
          <table:table-cell table:style-name="ce4" table:formula="of:=SQRT([.D32])" office:value-type="float" office:value="0.940201143373055">
            <text:p>0.94020</text:p>
          </table:table-cell>
          <table:table-cell table:style-name="ce4" table:formula="of:=SQRT([.E32])*[.U32]/3" office:value-type="float" office:value="46.5371514426632">
            <text:p>46.53715</text:p>
          </table:table-cell>
          <table:table-cell table:style-name="ce4" table:formula="of:=SQRT([.F32])*180/PI()" office:value-type="float" office:value="0.970754477439264">
            <text:p>0.97075</text:p>
          </table:table-cell>
          <table:table-cell table:style-name="ce4" table:formula="of:=SQRT([.G32])*180/PI()" office:value-type="float" office:value="0.880014789509929">
            <text:p>0.88001</text:p>
          </table:table-cell>
          <table:table-cell table:style-name="ce4" table:formula="of:=SQRT([.H32])" office:value-type="float" office:value="1.60187992683597">
            <text:p>1.60188</text:p>
          </table:table-cell>
          <table:table-cell table:style-name="ce4" table:formula="of:=SQRT([.I32])" office:value-type="float" office:value="4.11655329128629">
            <text:p>4.11655</text:p>
          </table:table-cell>
          <table:table-cell/>
          <table:table-cell table:style-name="ce4" table:formula="of:=SQRT([.K32])" office:value-type="float" office:value="0.294508840614335">
            <text:p>0.29451</text:p>
          </table:table-cell>
          <table:table-cell table:style-name="ce4" table:formula="of:=SQRT([.L32])" office:value-type="float" office:value="0.000000000944468209629101">
            <text:p>0.00000</text:p>
          </table:table-cell>
          <table:table-cell table:style-name="ce4" table:formula="of:=SQRT([.M32])" office:value-type="float" office:value="0.151067628233186">
            <text:p>0.15107</text:p>
          </table:table-cell>
          <table:table-cell table:style-name="ce4" table:formula="of:=SQRT([.N32])*180/PI()" office:value-type="float" office:value="0.0000000960968185734126">
            <text:p>0.00000</text:p>
          </table:table-cell>
          <table:table-cell table:style-name="ce4" table:formula="of:=SQRT([.O32])*[.U32]/3" office:value-type="float" office:value="8.86036847128242">
            <text:p>8.86037</text:p>
          </table:table-cell>
          <table:table-cell table:style-name="ce4" table:formula="of:=SQRT([.P32])*180/PI()" office:value-type="float" office:value="0.000000148543728439898">
            <text:p>0.00000</text:p>
          </table:table-cell>
          <table:table-cell table:style-name="ce4" table:formula="of:=SQRT([.Q32])" office:value-type="float" office:value="0.0000000026910348344085">
            <text:p>0.00000</text:p>
          </table:table-cell>
          <table:table-cell table:style-name="ce4" table:formula="of:=SQRT([.R32])" office:value-type="float" office:value="0.00000000294467868026377">
            <text:p>0.00000</text:p>
          </table:table-cell>
          <table:table-cell table:number-columns-repeated="68"/>
        </table:table-row>
        <table:table-row table:style-name="ro1">
          <table:table-cell office:value-type="float" office:value="9.5">
            <text:p>9.5</text:p>
          </table:table-cell>
          <table:table-cell table:style-name="ce2" office:value-type="float" office:value="0.0000092402106">
            <text:p>9.24E-006</text:p>
          </table:table-cell>
          <table:table-cell office:value-type="float" office:value="1.6863666">
            <text:p>1.6863666</text:p>
          </table:table-cell>
          <table:table-cell office:value-type="float" office:value="0.89534956">
            <text:p>0.89534956</text:p>
          </table:table-cell>
          <table:table-cell office:value-type="float" office:value="1.2862585">
            <text:p>1.2862585</text:p>
          </table:table-cell>
          <table:table-cell table:style-name="ce2" office:value-type="float" office:value="0.000260581466">
            <text:p>2.61E-004</text:p>
          </table:table-cell>
          <table:table-cell table:style-name="ce2" office:value-type="float" office:value="0.000194432054">
            <text:p>1.94E-004</text:p>
          </table:table-cell>
          <table:table-cell office:value-type="float" office:value="1.9700413">
            <text:p>1.9700413</text:p>
          </table:table-cell>
          <table:table-cell office:value-type="float" office:value="14.707733">
            <text:p>14.707733</text:p>
          </table:table-cell>
          <table:table-cell/>
          <table:table-cell office:value-type="float" office:value="0.10103431">
            <text:p>0.10103431</text:p>
          </table:table-cell>
          <table:table-cell table:style-name="ce2" office:value-type="float" office:value="6.59784537E-019">
            <text:p>6.60E-019</text:p>
          </table:table-cell>
          <table:table-cell table:style-name="ce2" office:value-type="float" office:value="0.0285922941">
            <text:p>2.86E-002</text:p>
          </table:table-cell>
          <table:table-cell table:style-name="ce2" office:value-type="float" office:value="2.15461876E-018">
            <text:p>2.15E-018</text:p>
          </table:table-cell>
          <table:table-cell table:style-name="ce2" office:value-type="float" office:value="0.0560540706">
            <text:p>5.61E-002</text:p>
          </table:table-cell>
          <table:table-cell table:style-name="ce2" office:value-type="float" office:value="8.29299684E-018">
            <text:p>8.29E-018</text:p>
          </table:table-cell>
          <table:table-cell table:style-name="ce2" office:value-type="float" office:value="5.86091502E-018">
            <text:p>5.86E-018</text:p>
          </table:table-cell>
          <table:table-cell table:style-name="ce2" office:value-type="float" office:value="5.75434562E-018">
            <text:p>5.75E-018</text:p>
          </table:table-cell>
          <table:table-cell table:style-name="ce2"/>
          <table:table-cell table:formula="of:=3/[.A33]" office:value-type="float" office:value="0.31578947368421">
            <text:p>0.32</text:p>
          </table:table-cell>
          <table:table-cell table:formula="of:=(3*(2*PI())/[.A33])*180/PI()" office:value-type="float" office:value="113.684210526316">
            <text:p>113.6842105263</text:p>
          </table:table-cell>
          <table:table-cell table:style-name="ce4" table:formula="of:=SQRT([.B33])" office:value-type="float" office:value="0.00303977147167349">
            <text:p>0.00304</text:p>
          </table:table-cell>
          <table:table-cell table:style-name="ce4" table:formula="of:=SQRT([.C33])" office:value-type="float" office:value="1.29860178653812">
            <text:p>1.29860</text:p>
          </table:table-cell>
          <table:table-cell table:style-name="ce4" table:formula="of:=SQRT([.D33])" office:value-type="float" office:value="0.946229126586156">
            <text:p>0.94623</text:p>
          </table:table-cell>
          <table:table-cell table:style-name="ce4" table:formula="of:=SQRT([.E33])*[.U33]/3" office:value-type="float" office:value="42.9776855841697">
            <text:p>42.97769</text:p>
          </table:table-cell>
          <table:table-cell table:style-name="ce4" table:formula="of:=SQRT([.F33])*180/PI()" office:value-type="float" office:value="0.924899178981239">
            <text:p>0.92490</text:p>
          </table:table-cell>
          <table:table-cell table:style-name="ce4" table:formula="of:=SQRT([.G33])*180/PI()" office:value-type="float" office:value="0.798926017549201">
            <text:p>0.79893</text:p>
          </table:table-cell>
          <table:table-cell table:style-name="ce4" table:formula="of:=SQRT([.H33])" office:value-type="float" office:value="1.40358159720053">
            <text:p>1.40358</text:p>
          </table:table-cell>
          <table:table-cell table:style-name="ce4" table:formula="of:=SQRT([.I33])" office:value-type="float" office:value="3.83506623150109">
            <text:p>3.83507</text:p>
          </table:table-cell>
          <table:table-cell/>
          <table:table-cell table:style-name="ce4" table:formula="of:=SQRT([.K33])" office:value-type="float" office:value="0.317858946704352">
            <text:p>0.31786</text:p>
          </table:table-cell>
          <table:table-cell table:style-name="ce4" table:formula="of:=SQRT([.L33])" office:value-type="float" office:value="0.000000000812271221329428">
            <text:p>0.00000</text:p>
          </table:table-cell>
          <table:table-cell table:style-name="ce4" table:formula="of:=SQRT([.M33])" office:value-type="float" office:value="0.169092560747065">
            <text:p>0.16909</text:p>
          </table:table-cell>
          <table:table-cell table:style-name="ce4" table:formula="of:=SQRT([.N33])*180/PI()" office:value-type="float" office:value="0.0000000841022957307494">
            <text:p>0.00000</text:p>
          </table:table-cell>
          <table:table-cell table:style-name="ce4" table:formula="of:=SQRT([.O33])*[.U33]/3" office:value-type="float" office:value="8.97185970015889">
            <text:p>8.97186</text:p>
          </table:table-cell>
          <table:table-cell table:style-name="ce4" table:formula="of:=SQRT([.P33])*180/PI()" office:value-type="float" office:value="0.00000016499788691671">
            <text:p>0.00000</text:p>
          </table:table-cell>
          <table:table-cell table:style-name="ce4" table:formula="of:=SQRT([.Q33])" office:value-type="float" office:value="0.00000000242093267564383">
            <text:p>0.00000</text:p>
          </table:table-cell>
          <table:table-cell table:style-name="ce4" table:formula="of:=SQRT([.R33])" office:value-type="float" office:value="0.00000000239882171492589">
            <text:p>0.00000</text:p>
          </table:table-cell>
          <table:table-cell table:number-columns-repeated="68"/>
        </table:table-row>
        <table:table-row table:style-name="ro1">
          <table:table-cell office:value-type="float" office:value="9.75">
            <text:p>9.75</text:p>
          </table:table-cell>
          <table:table-cell table:style-name="ce2" office:value-type="float" office:value="0.0000096404201">
            <text:p>9.64E-006</text:p>
          </table:table-cell>
          <table:table-cell office:value-type="float" office:value="1.6348096">
            <text:p>1.6348096</text:p>
          </table:table-cell>
          <table:table-cell office:value-type="float" office:value="0.90613198">
            <text:p>0.90613198</text:p>
          </table:table-cell>
          <table:table-cell office:value-type="float" office:value="1.162358">
            <text:p>1.162358</text:p>
          </table:table-cell>
          <table:table-cell table:style-name="ce2" office:value-type="float" office:value="0.000236641921">
            <text:p>2.37E-004</text:p>
          </table:table-cell>
          <table:table-cell table:style-name="ce2" office:value-type="float" office:value="0.000164455167">
            <text:p>1.64E-004</text:p>
          </table:table-cell>
          <table:table-cell office:value-type="float" office:value="1.538325">
            <text:p>1.538325</text:p>
          </table:table-cell>
          <table:table-cell office:value-type="float" office:value="12.93046">
            <text:p>12.93046</text:p>
          </table:table-cell>
          <table:table-cell/>
          <table:table-cell office:value-type="float" office:value="0.1159166">
            <text:p>0.1159166</text:p>
          </table:table-cell>
          <table:table-cell table:style-name="ce2" office:value-type="float" office:value="5.28202849E-019">
            <text:p>5.28E-019</text:p>
          </table:table-cell>
          <table:table-cell table:style-name="ce2" office:value-type="float" office:value="0.0356627218">
            <text:p>3.57E-002</text:p>
          </table:table-cell>
          <table:table-cell table:style-name="ce2" office:value-type="float" office:value="1.62235595E-018">
            <text:p>1.62E-018</text:p>
          </table:table-cell>
          <table:table-cell table:style-name="ce2" office:value-type="float" office:value="0.0599594042">
            <text:p>6.00E-002</text:p>
          </table:table-cell>
          <table:table-cell table:style-name="ce2" office:value-type="float" office:value="1.00148816E-017">
            <text:p>1.00E-017</text:p>
          </table:table-cell>
          <table:table-cell table:style-name="ce2" office:value-type="float" office:value="4.91505798E-018">
            <text:p>4.92E-018</text:p>
          </table:table-cell>
          <table:table-cell table:style-name="ce2" office:value-type="float" office:value="4.17779852E-018">
            <text:p>4.18E-018</text:p>
          </table:table-cell>
          <table:table-cell table:style-name="ce2"/>
          <table:table-cell table:formula="of:=3/[.A34]" office:value-type="float" office:value="0.307692307692308">
            <text:p>0.31</text:p>
          </table:table-cell>
          <table:table-cell table:formula="of:=(3*(2*PI())/[.A34])*180/PI()" office:value-type="float" office:value="110.769230769231">
            <text:p>110.7692307692</text:p>
          </table:table-cell>
          <table:table-cell table:style-name="ce4" table:formula="of:=SQRT([.B34])" office:value-type="float" office:value="0.00310490259106465">
            <text:p>0.00310</text:p>
          </table:table-cell>
          <table:table-cell table:style-name="ce4" table:formula="of:=SQRT([.C34])" office:value-type="float" office:value="1.27859673079513">
            <text:p>1.27860</text:p>
          </table:table-cell>
          <table:table-cell table:style-name="ce4" table:formula="of:=SQRT([.D34])" office:value-type="float" office:value="0.951909649073902">
            <text:p>0.95191</text:p>
          </table:table-cell>
          <table:table-cell table:style-name="ce4" table:formula="of:=SQRT([.E34])*[.U34]/3" office:value-type="float" office:value="39.8077690969159">
            <text:p>39.80777</text:p>
          </table:table-cell>
          <table:table-cell table:style-name="ce4" table:formula="of:=SQRT([.F34])*180/PI()" office:value-type="float" office:value="0.881390719793315">
            <text:p>0.88139</text:p>
          </table:table-cell>
          <table:table-cell table:style-name="ce4" table:formula="of:=SQRT([.G34])*180/PI()" office:value-type="float" office:value="0.734761503155848">
            <text:p>0.73476</text:p>
          </table:table-cell>
          <table:table-cell table:style-name="ce4" table:formula="of:=SQRT([.H34])" office:value-type="float" office:value="1.24029230425735">
            <text:p>1.24029</text:p>
          </table:table-cell>
          <table:table-cell table:style-name="ce4" table:formula="of:=SQRT([.I34])" office:value-type="float" office:value="3.59589488166715">
            <text:p>3.59589</text:p>
          </table:table-cell>
          <table:table-cell/>
          <table:table-cell table:style-name="ce4" table:formula="of:=SQRT([.K34])" office:value-type="float" office:value="0.340465269888134">
            <text:p>0.34047</text:p>
          </table:table-cell>
          <table:table-cell table:style-name="ce4" table:formula="of:=SQRT([.L34])" office:value-type="float" office:value="0.000000000726775652454043">
            <text:p>0.00000</text:p>
          </table:table-cell>
          <table:table-cell table:style-name="ce4" table:formula="of:=SQRT([.M34])" office:value-type="float" office:value="0.188845761932854">
            <text:p>0.18885</text:p>
          </table:table-cell>
          <table:table-cell table:style-name="ce4" table:formula="of:=SQRT([.N34])*180/PI()" office:value-type="float" office:value="0.0000000729786298490136">
            <text:p>0.00000</text:p>
          </table:table-cell>
          <table:table-cell table:style-name="ce4" table:formula="of:=SQRT([.O34])*[.U34]/3" office:value-type="float" office:value="9.04120964038663">
            <text:p>9.04121</text:p>
          </table:table-cell>
          <table:table-cell table:style-name="ce4" table:formula="of:=SQRT([.P34])*180/PI()" office:value-type="float" office:value="0.000000181319929712913">
            <text:p>0.00000</text:p>
          </table:table-cell>
          <table:table-cell table:style-name="ce4" table:formula="of:=SQRT([.Q34])" office:value-type="float" office:value="0.0000000022169930040485">
            <text:p>0.00000</text:p>
          </table:table-cell>
          <table:table-cell table:style-name="ce4" table:formula="of:=SQRT([.R34])" office:value-type="float" office:value="0.00000000204396636958635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0.0000101599244">
            <text:p>1.02E-005</text:p>
          </table:table-cell>
          <table:table-cell office:value-type="float" office:value="1.5883163">
            <text:p>1.5883163</text:p>
          </table:table-cell>
          <table:table-cell office:value-type="float" office:value="0.91631126">
            <text:p>0.91631126</text:p>
          </table:table-cell>
          <table:table-cell office:value-type="float" office:value="1.0550693">
            <text:p>1.0550693</text:p>
          </table:table-cell>
          <table:table-cell table:style-name="ce2" office:value-type="float" office:value="0.000215033506">
            <text:p>2.15E-004</text:p>
          </table:table-cell>
          <table:table-cell table:style-name="ce2" office:value-type="float" office:value="0.000143396945">
            <text:p>1.43E-004</text:p>
          </table:table-cell>
          <table:table-cell office:value-type="float" office:value="1.2195306">
            <text:p>1.2195306</text:p>
          </table:table-cell>
          <table:table-cell office:value-type="float" office:value="11.497249">
            <text:p>11.497249</text:p>
          </table:table-cell>
          <table:table-cell/>
          <table:table-cell office:value-type="float" office:value="0.13126241">
            <text:p>0.13126241</text:p>
          </table:table-cell>
          <table:table-cell table:style-name="ce2" office:value-type="float" office:value="4.83427459E-019">
            <text:p>4.83E-019</text:p>
          </table:table-cell>
          <table:table-cell table:style-name="ce2" office:value-type="float" office:value="0.0439715721">
            <text:p>4.40E-002</text:p>
          </table:table-cell>
          <table:table-cell table:style-name="ce2" office:value-type="float" office:value="1.2071788E-018">
            <text:p>1.21E-018</text:p>
          </table:table-cell>
          <table:table-cell table:style-name="ce2" office:value-type="float" office:value="0.0635304302">
            <text:p>6.35E-002</text:p>
          </table:table-cell>
          <table:table-cell table:style-name="ce2" office:value-type="float" office:value="1.18724902E-017">
            <text:p>1.19E-017</text:p>
          </table:table-cell>
          <table:table-cell table:style-name="ce2" office:value-type="float" office:value="4.27816944E-018">
            <text:p>4.28E-018</text:p>
          </table:table-cell>
          <table:table-cell table:style-name="ce2" office:value-type="float" office:value="3.49935739E-018">
            <text:p>3.50E-018</text:p>
          </table:table-cell>
          <table:table-cell table:style-name="ce2"/>
          <table:table-cell table:formula="of:=3/[.A35]" office:value-type="float" office:value="0.3">
            <text:p>0.30</text:p>
          </table:table-cell>
          <table:table-cell table:formula="of:=(3*(2*PI())/[.A35])*180/PI()" office:value-type="float" office:value="108">
            <text:p>108</text:p>
          </table:table-cell>
          <table:table-cell table:style-name="ce4" table:formula="of:=SQRT([.B35])" office:value-type="float" office:value="0.00318746363116507">
            <text:p>0.00319</text:p>
          </table:table-cell>
          <table:table-cell table:style-name="ce4" table:formula="of:=SQRT([.C35])" office:value-type="float" office:value="1.26028421397715">
            <text:p>1.26028</text:p>
          </table:table-cell>
          <table:table-cell table:style-name="ce4" table:formula="of:=SQRT([.D35])" office:value-type="float" office:value="0.957241484683985">
            <text:p>0.95724</text:p>
          </table:table-cell>
          <table:table-cell table:style-name="ce4" table:formula="of:=SQRT([.E35])*[.U35]/3" office:value-type="float" office:value="36.977963881209">
            <text:p>36.97796</text:p>
          </table:table-cell>
          <table:table-cell table:style-name="ce4" table:formula="of:=SQRT([.F35])*180/PI()" office:value-type="float" office:value="0.840186502487447">
            <text:p>0.84019</text:p>
          </table:table-cell>
          <table:table-cell table:style-name="ce4" table:formula="of:=SQRT([.G35])*180/PI()" office:value-type="float" office:value="0.686108155918791">
            <text:p>0.68611</text:p>
          </table:table-cell>
          <table:table-cell table:style-name="ce4" table:formula="of:=SQRT([.H35])" office:value-type="float" office:value="1.10432359387998">
            <text:p>1.10432</text:p>
          </table:table-cell>
          <table:table-cell table:style-name="ce4" table:formula="of:=SQRT([.I35])" office:value-type="float" office:value="3.39075935448094">
            <text:p>3.39076</text:p>
          </table:table-cell>
          <table:table-cell/>
          <table:table-cell table:style-name="ce4" table:formula="of:=SQRT([.K35])" office:value-type="float" office:value="0.362301545677078">
            <text:p>0.36230</text:p>
          </table:table-cell>
          <table:table-cell table:style-name="ce4" table:formula="of:=SQRT([.L35])" office:value-type="float" office:value="0.000000000695289478562706">
            <text:p>0.00000</text:p>
          </table:table-cell>
          <table:table-cell table:style-name="ce4" table:formula="of:=SQRT([.M35])" office:value-type="float" office:value="0.20969399633752">
            <text:p>0.20969</text:p>
          </table:table-cell>
          <table:table-cell table:style-name="ce4" table:formula="of:=SQRT([.N35])*180/PI()" office:value-type="float" office:value="0.0000000629518405627632">
            <text:p>0.00000</text:p>
          </table:table-cell>
          <table:table-cell table:style-name="ce4" table:formula="of:=SQRT([.O35])*[.U35]/3" office:value-type="float" office:value="9.07388767503764">
            <text:p>9.07389</text:p>
          </table:table-cell>
          <table:table-cell table:style-name="ce4" table:formula="of:=SQRT([.P35])*180/PI()" office:value-type="float" office:value="0.000000197421088587345">
            <text:p>0.00000</text:p>
          </table:table-cell>
          <table:table-cell table:style-name="ce4" table:formula="of:=SQRT([.Q35])" office:value-type="float" office:value="0.00000000206837362195518">
            <text:p>0.00000</text:p>
          </table:table-cell>
          <table:table-cell table:style-name="ce4" table:formula="of:=SQRT([.R35])" office:value-type="float" office:value="0.00000000187065694075637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0.5">
            <text:p>10.5</text:p>
          </table:table-cell>
          <table:table-cell table:style-name="ce2" office:value-type="float" office:value="0.0000107601491">
            <text:p>1.08E-005</text:p>
          </table:table-cell>
          <table:table-cell office:value-type="float" office:value="1.4709587">
            <text:p>1.4709587</text:p>
          </table:table-cell>
          <table:table-cell office:value-type="float" office:value="0.92910111">
            <text:p>0.92910111</text:p>
          </table:table-cell>
          <table:table-cell office:value-type="float" office:value="0.85325831">
            <text:p>0.85325831</text:p>
          </table:table-cell>
          <table:table-cell table:style-name="ce2" office:value-type="float" office:value="0.000182384319">
            <text:p>1.82E-004</text:p>
          </table:table-cell>
          <table:table-cell table:style-name="ce2" office:value-type="float" office:value="0.000104761079">
            <text:p>1.05E-004</text:p>
          </table:table-cell>
          <table:table-cell office:value-type="float" office:value="0.78365076">
            <text:p>0.78365076</text:p>
          </table:table-cell>
          <table:table-cell office:value-type="float" office:value="9.1202984">
            <text:p>9.1202984</text:p>
          </table:table-cell>
          <table:table-cell/>
          <table:table-cell office:value-type="float" office:value="0.16288187">
            <text:p>0.16288187</text:p>
          </table:table-cell>
          <table:table-cell table:style-name="ce2" office:value-type="float" office:value="6.44337715E-019">
            <text:p>6.44E-019</text:p>
          </table:table-cell>
          <table:table-cell table:style-name="ce2" office:value-type="float" office:value="0.0635140389">
            <text:p>6.35E-002</text:p>
          </table:table-cell>
          <table:table-cell table:style-name="ce2" office:value-type="float" office:value="6.75904736E-019">
            <text:p>6.76E-019</text:p>
          </table:table-cell>
          <table:table-cell table:style-name="ce2" office:value-type="float" office:value="0.0696626604">
            <text:p>6.97E-002</text:p>
          </table:table-cell>
          <table:table-cell table:style-name="ce2" office:value-type="float" office:value="1.60342162E-017">
            <text:p>1.60E-017</text:p>
          </table:table-cell>
          <table:table-cell table:style-name="ce2" office:value-type="float" office:value="3.77772641E-018">
            <text:p>3.78E-018</text:p>
          </table:table-cell>
          <table:table-cell table:style-name="ce2" office:value-type="float" office:value="3.99504827E-018">
            <text:p>4.00E-018</text:p>
          </table:table-cell>
          <table:table-cell table:style-name="ce2"/>
          <table:table-cell table:formula="of:=3/[.A36]" office:value-type="float" office:value="0.285714285714286">
            <text:p>0.29</text:p>
          </table:table-cell>
          <table:table-cell table:formula="of:=(3*(2*PI())/[.A36])*180/PI()" office:value-type="float" office:value="102.857142857143">
            <text:p>102.8571428571</text:p>
          </table:table-cell>
          <table:table-cell table:style-name="ce4" table:formula="of:=SQRT([.B36])" office:value-type="float" office:value="0.00328026662026123">
            <text:p>0.00328</text:p>
          </table:table-cell>
          <table:table-cell table:style-name="ce4" table:formula="of:=SQRT([.C36])" office:value-type="float" office:value="1.21283086207435">
            <text:p>1.21283</text:p>
          </table:table-cell>
          <table:table-cell table:style-name="ce4" table:formula="of:=SQRT([.D36])" office:value-type="float" office:value="0.963898910674766">
            <text:p>0.96390</text:p>
          </table:table-cell>
          <table:table-cell table:style-name="ce4" table:formula="of:=SQRT([.E36])*[.U36]/3" office:value-type="float" office:value="31.6703939053882">
            <text:p>31.67039</text:p>
          </table:table-cell>
          <table:table-cell table:style-name="ce4" table:formula="of:=SQRT([.F36])*180/PI()" office:value-type="float" office:value="0.773778004698872">
            <text:p>0.77378</text:p>
          </table:table-cell>
          <table:table-cell table:style-name="ce4" table:formula="of:=SQRT([.G36])*180/PI()" office:value-type="float" office:value="0.586438688504844">
            <text:p>0.58644</text:p>
          </table:table-cell>
          <table:table-cell table:style-name="ce4" table:formula="of:=SQRT([.H36])" office:value-type="float" office:value="0.88524050969214">
            <text:p>0.88524</text:p>
          </table:table-cell>
          <table:table-cell table:style-name="ce4" table:formula="of:=SQRT([.I36])" office:value-type="float" office:value="3.0199831787611">
            <text:p>3.01998</text:p>
          </table:table-cell>
          <table:table-cell/>
          <table:table-cell table:style-name="ce4" table:formula="of:=SQRT([.K36])" office:value-type="float" office:value="0.403586260915805">
            <text:p>0.40359</text:p>
          </table:table-cell>
          <table:table-cell table:style-name="ce4" table:formula="of:=SQRT([.L36])" office:value-type="float" office:value="0.000000000802706493682467">
            <text:p>0.00000</text:p>
          </table:table-cell>
          <table:table-cell table:style-name="ce4" table:formula="of:=SQRT([.M36])" office:value-type="float" office:value="0.252019917665251">
            <text:p>0.25202</text:p>
          </table:table-cell>
          <table:table-cell table:style-name="ce4" table:formula="of:=SQRT([.N36])*180/PI()" office:value-type="float" office:value="0.000000047104823100653">
            <text:p>0.00000</text:p>
          </table:table-cell>
          <table:table-cell table:style-name="ce4" table:formula="of:=SQRT([.O36])*[.U36]/3" office:value-type="float" office:value="9.04926340337563">
            <text:p>9.04926</text:p>
          </table:table-cell>
          <table:table-cell table:style-name="ce4" table:formula="of:=SQRT([.P36])*180/PI()" office:value-type="float" office:value="0.000000229428042660049">
            <text:p>0.00000</text:p>
          </table:table-cell>
          <table:table-cell table:style-name="ce4" table:formula="of:=SQRT([.Q36])" office:value-type="float" office:value="0.00000000194363741731836">
            <text:p>0.00000</text:p>
          </table:table-cell>
          <table:table-cell table:style-name="ce4" table:formula="of:=SQRT([.R36])" office:value-type="float" office:value="0.00000000199876168414346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0.0000114729191">
            <text:p>1.15E-005</text:p>
          </table:table-cell>
          <table:table-cell office:value-type="float" office:value="1.3951668">
            <text:p>1.3951668</text:p>
          </table:table-cell>
          <table:table-cell office:value-type="float" office:value="0.93864214">
            <text:p>0.93864214</text:p>
          </table:table-cell>
          <table:table-cell office:value-type="float" office:value="0.71283543">
            <text:p>0.71283543</text:p>
          </table:table-cell>
          <table:table-cell table:style-name="ce2" office:value-type="float" office:value="0.000156337846">
            <text:p>1.56E-004</text:p>
          </table:table-cell>
          <table:table-cell table:style-name="ce2" office:value-type="float" office:value="0.0000715469432">
            <text:p>7.15E-005</text:p>
          </table:table-cell>
          <table:table-cell office:value-type="float" office:value="0.53535223">
            <text:p>0.53535223</text:p>
          </table:table-cell>
          <table:table-cell office:value-type="float" office:value="7.5877504">
            <text:p>7.5877504</text:p>
          </table:table-cell>
          <table:table-cell/>
          <table:table-cell office:value-type="float" office:value="0.19517052">
            <text:p>0.19517052</text:p>
          </table:table-cell>
          <table:table-cell table:style-name="ce2" office:value-type="float" office:value="1.10317149E-018">
            <text:p>1.10E-018</text:p>
          </table:table-cell>
          <table:table-cell table:style-name="ce2" office:value-type="float" office:value="0.0866192654">
            <text:p>8.66E-002</text:p>
          </table:table-cell>
          <table:table-cell table:style-name="ce2" office:value-type="float" office:value="5.05543219E-019">
            <text:p>5.06E-019</text:p>
          </table:table-cell>
          <table:table-cell table:style-name="ce2" office:value-type="float" office:value="0.0745384768">
            <text:p>7.45E-002</text:p>
          </table:table-cell>
          <table:table-cell table:style-name="ce2" office:value-type="float" office:value="2.05940229E-017">
            <text:p>2.06E-017</text:p>
          </table:table-cell>
          <table:table-cell table:style-name="ce2" office:value-type="float" office:value="4.09762983E-018">
            <text:p>4.10E-018</text:p>
          </table:table-cell>
          <table:table-cell table:style-name="ce2" office:value-type="float" office:value="5.99970518E-018">
            <text:p>6.00E-018</text:p>
          </table:table-cell>
          <table:table-cell table:style-name="ce2"/>
          <table:table-cell table:formula="of:=3/[.A37]" office:value-type="float" office:value="0.272727272727273">
            <text:p>0.27</text:p>
          </table:table-cell>
          <table:table-cell table:formula="of:=(3*(2*PI())/[.A37])*180/PI()" office:value-type="float" office:value="98.1818181818182">
            <text:p>98.1818181818</text:p>
          </table:table-cell>
          <table:table-cell table:style-name="ce4" table:formula="of:=SQRT([.B37])" office:value-type="float" office:value="0.00338716977726243">
            <text:p>0.00339</text:p>
          </table:table-cell>
          <table:table-cell table:style-name="ce4" table:formula="of:=SQRT([.C37])" office:value-type="float" office:value="1.18117179106174">
            <text:p>1.18117</text:p>
          </table:table-cell>
          <table:table-cell table:style-name="ce4" table:formula="of:=SQRT([.D37])" office:value-type="float" office:value="0.968835455585725">
            <text:p>0.96884</text:p>
          </table:table-cell>
          <table:table-cell table:style-name="ce4" table:formula="of:=SQRT([.E37])*[.U37]/3" office:value-type="float" office:value="27.6314995312796">
            <text:p>27.63150</text:p>
          </table:table-cell>
          <table:table-cell table:style-name="ce4" table:formula="of:=SQRT([.F37])*180/PI()" office:value-type="float" office:value="0.716398543825962">
            <text:p>0.71640</text:p>
          </table:table-cell>
          <table:table-cell table:style-name="ce4" table:formula="of:=SQRT([.G37])*180/PI()" office:value-type="float" office:value="0.484638792773432">
            <text:p>0.48464</text:p>
          </table:table-cell>
          <table:table-cell table:style-name="ce4" table:formula="of:=SQRT([.H37])" office:value-type="float" office:value="0.73167768176978">
            <text:p>0.73168</text:p>
          </table:table-cell>
          <table:table-cell table:style-name="ce4" table:formula="of:=SQRT([.I37])" office:value-type="float" office:value="2.75458715599997">
            <text:p>2.75459</text:p>
          </table:table-cell>
          <table:table-cell/>
          <table:table-cell table:style-name="ce4" table:formula="of:=SQRT([.K37])" office:value-type="float" office:value="0.441781077005342">
            <text:p>0.44178</text:p>
          </table:table-cell>
          <table:table-cell table:style-name="ce4" table:formula="of:=SQRT([.L37])" office:value-type="float" office:value="0.00000000105031970846976">
            <text:p>0.00000</text:p>
          </table:table-cell>
          <table:table-cell table:style-name="ce4" table:formula="of:=SQRT([.M37])" office:value-type="float" office:value="0.294311510818045">
            <text:p>0.29431</text:p>
          </table:table-cell>
          <table:table-cell table:style-name="ce4" table:formula="of:=SQRT([.N37])*180/PI()" office:value-type="float" office:value="0.0000000407381944805925">
            <text:p>0.00000</text:p>
          </table:table-cell>
          <table:table-cell table:style-name="ce4" table:formula="of:=SQRT([.O37])*[.U37]/3" office:value-type="float" office:value="8.93511347644924">
            <text:p>8.93511</text:p>
          </table:table-cell>
          <table:table-cell table:style-name="ce4" table:formula="of:=SQRT([.P37])*180/PI()" office:value-type="float" office:value="0.00000026001190193606">
            <text:p>0.00000</text:p>
          </table:table-cell>
          <table:table-cell table:style-name="ce4" table:formula="of:=SQRT([.Q37])" office:value-type="float" office:value="0.0000000020242603167577">
            <text:p>0.00000</text:p>
          </table:table-cell>
          <table:table-cell table:style-name="ce4" table:formula="of:=SQRT([.R37])" office:value-type="float" office:value="0.0000000024494295621634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1.5">
            <text:p>11.5</text:p>
          </table:table-cell>
          <table:table-cell table:style-name="ce2" office:value-type="float" office:value="0.0000124483577">
            <text:p>1.24E-005</text:p>
          </table:table-cell>
          <table:table-cell office:value-type="float" office:value="1.3510573">
            <text:p>1.3510573</text:p>
          </table:table-cell>
          <table:table-cell office:value-type="float" office:value="0.94721216">
            <text:p>0.94721216</text:p>
          </table:table-cell>
          <table:table-cell office:value-type="float" office:value="0.61498302">
            <text:p>0.61498302</text:p>
          </table:table-cell>
          <table:table-cell table:style-name="ce2" office:value-type="float" office:value="0.0001342943">
            <text:p>1.34E-004</text:p>
          </table:table-cell>
          <table:table-cell table:style-name="ce2" office:value-type="float" office:value="0.0000503945157">
            <text:p>5.04E-005</text:p>
          </table:table-cell>
          <table:table-cell office:value-type="float" office:value="0.38226637">
            <text:p>0.38226637</text:p>
          </table:table-cell>
          <table:table-cell office:value-type="float" office:value="6.5653467">
            <text:p>6.5653467</text:p>
          </table:table-cell>
          <table:table-cell/>
          <table:table-cell office:value-type="float" office:value="0.22753166">
            <text:p>0.22753166</text:p>
          </table:table-cell>
          <table:table-cell table:style-name="ce2" office:value-type="float" office:value="1.81342165E-018">
            <text:p>1.81E-018</text:p>
          </table:table-cell>
          <table:table-cell office:value-type="float" office:value="0.11262604">
            <text:p>0.11262604</text:p>
          </table:table-cell>
          <table:table-cell table:style-name="ce2" office:value-type="float" office:value="5.88674612E-019">
            <text:p>5.89E-019</text:p>
          </table:table-cell>
          <table:table-cell table:style-name="ce2" office:value-type="float" office:value="0.0782388002">
            <text:p>7.82E-002</text:p>
          </table:table-cell>
          <table:table-cell table:style-name="ce2" office:value-type="float" office:value="2.5387518E-017">
            <text:p>2.54E-017</text:p>
          </table:table-cell>
          <table:table-cell table:style-name="ce2" office:value-type="float" office:value="5.00358037E-018">
            <text:p>5.00E-018</text:p>
          </table:table-cell>
          <table:table-cell table:style-name="ce2" office:value-type="float" office:value="8.81216765E-018">
            <text:p>8.81E-018</text:p>
          </table:table-cell>
          <table:table-cell table:style-name="ce2"/>
          <table:table-cell table:formula="of:=3/[.A38]" office:value-type="float" office:value="0.260869565217391">
            <text:p>0.26</text:p>
          </table:table-cell>
          <table:table-cell table:formula="of:=(3*(2*PI())/[.A38])*180/PI()" office:value-type="float" office:value="93.9130434782609">
            <text:p>93.9130434783</text:p>
          </table:table-cell>
          <table:table-cell table:style-name="ce4" table:formula="of:=SQRT([.B38])" office:value-type="float" office:value="0.00352822302299614">
            <text:p>0.00353</text:p>
          </table:table-cell>
          <table:table-cell table:style-name="ce4" table:formula="of:=SQRT([.C38])" office:value-type="float" office:value="1.16234990428872">
            <text:p>1.16235</text:p>
          </table:table-cell>
          <table:table-cell table:style-name="ce4" table:formula="of:=SQRT([.D38])" office:value-type="float" office:value="0.973248251989183">
            <text:p>0.97325</text:p>
          </table:table-cell>
          <table:table-cell table:style-name="ce4" table:formula="of:=SQRT([.E38])*[.U38]/3" office:value-type="float" office:value="24.5491366207489">
            <text:p>24.54914</text:p>
          </table:table-cell>
          <table:table-cell table:style-name="ce4" table:formula="of:=SQRT([.F38])*180/PI()" office:value-type="float" office:value="0.663974533254388">
            <text:p>0.66397</text:p>
          </table:table-cell>
          <table:table-cell table:style-name="ce4" table:formula="of:=SQRT([.G38])*180/PI()" office:value-type="float" office:value="0.406737551924735">
            <text:p>0.40674</text:p>
          </table:table-cell>
          <table:table-cell table:style-name="ce4" table:formula="of:=SQRT([.H38])" office:value-type="float" office:value="0.618276936331932">
            <text:p>0.61828</text:p>
          </table:table-cell>
          <table:table-cell table:style-name="ce4" table:formula="of:=SQRT([.I38])" office:value-type="float" office:value="2.562293250196">
            <text:p>2.56229</text:p>
          </table:table-cell>
          <table:table-cell/>
          <table:table-cell table:style-name="ce4" table:formula="of:=SQRT([.K38])" office:value-type="float" office:value="0.477002788251809">
            <text:p>0.47700</text:p>
          </table:table-cell>
          <table:table-cell table:style-name="ce4" table:formula="of:=SQRT([.L38])" office:value-type="float" office:value="0.00000000134663345049794">
            <text:p>0.00000</text:p>
          </table:table-cell>
          <table:table-cell table:style-name="ce4" table:formula="of:=SQRT([.M38])" office:value-type="float" office:value="0.335598033367301">
            <text:p>0.33560</text:p>
          </table:table-cell>
          <table:table-cell table:style-name="ce4" table:formula="of:=SQRT([.N38])*180/PI()" office:value-type="float" office:value="0.0000000439602633564029">
            <text:p>0.00000</text:p>
          </table:table-cell>
          <table:table-cell table:style-name="ce4" table:formula="of:=SQRT([.O38])*[.U38]/3" office:value-type="float" office:value="8.75620158558119">
            <text:p>8.75620</text:p>
          </table:table-cell>
          <table:table-cell table:style-name="ce4" table:formula="of:=SQRT([.P38])*180/PI()" office:value-type="float" office:value="0.000000288690674081165">
            <text:p>0.00000</text:p>
          </table:table-cell>
          <table:table-cell table:style-name="ce4" table:formula="of:=SQRT([.Q38])" office:value-type="float" office:value="0.00000000223686842930021">
            <text:p>0.00000</text:p>
          </table:table-cell>
          <table:table-cell table:style-name="ce4" table:formula="of:=SQRT([.R38])" office:value-type="float" office:value="0.0000000029685295433935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float" office:value="0.0000136167819">
            <text:p>1.36E-005</text:p>
          </table:table-cell>
          <table:table-cell office:value-type="float" office:value="1.322069">
            <text:p>1.322069</text:p>
          </table:table-cell>
          <table:table-cell office:value-type="float" office:value="0.95498914">
            <text:p>0.95498914</text:p>
          </table:table-cell>
          <table:table-cell office:value-type="float" office:value="0.5418067">
            <text:p>0.5418067</text:p>
          </table:table-cell>
          <table:table-cell table:style-name="ce2" office:value-type="float" office:value="0.00011559284">
            <text:p>1.16E-004</text:p>
          </table:table-cell>
          <table:table-cell table:style-name="ce2" office:value-type="float" office:value="0.0000369683876">
            <text:p>3.70E-005</text:p>
          </table:table-cell>
          <table:table-cell office:value-type="float" office:value="0.28045574">
            <text:p>0.28045574</text:p>
          </table:table-cell>
          <table:table-cell office:value-type="float" office:value="5.8251572">
            <text:p>5.8251572</text:p>
          </table:table-cell>
          <table:table-cell/>
          <table:table-cell office:value-type="float" office:value="0.25949538">
            <text:p>0.25949538</text:p>
          </table:table-cell>
          <table:table-cell table:style-name="ce2" office:value-type="float" office:value="2.75331451E-018">
            <text:p>2.75E-018</text:p>
          </table:table-cell>
          <table:table-cell office:value-type="float" office:value="0.14076017">
            <text:p>0.14076017</text:p>
          </table:table-cell>
          <table:table-cell table:style-name="ce2" office:value-type="float" office:value="8.28810313E-019">
            <text:p>8.29E-019</text:p>
          </table:table-cell>
          <table:table-cell table:style-name="ce2" office:value-type="float" office:value="0.0808745846">
            <text:p>8.09E-002</text:p>
          </table:table-cell>
          <table:table-cell table:style-name="ce2" office:value-type="float" office:value="3.02933525E-017">
            <text:p>3.03E-017</text:p>
          </table:table-cell>
          <table:table-cell table:style-name="ce2" office:value-type="float" office:value="6.30933543E-018">
            <text:p>6.31E-018</text:p>
          </table:table-cell>
          <table:table-cell table:style-name="ce2" office:value-type="float" office:value="1.21313564E-017">
            <text:p>1.21E-017</text:p>
          </table:table-cell>
          <table:table-cell table:style-name="ce2"/>
          <table:table-cell table:formula="of:=3/[.A39]" office:value-type="float" office:value="0.25">
            <text:p>0.25</text:p>
          </table:table-cell>
          <table:table-cell table:formula="of:=(3*(2*PI())/[.A39])*180/PI()" office:value-type="float" office:value="90">
            <text:p>90</text:p>
          </table:table-cell>
          <table:table-cell table:style-name="ce4" table:formula="of:=SQRT([.B39])" office:value-type="float" office:value="0.00369009239721718">
            <text:p>0.00369</text:p>
          </table:table-cell>
          <table:table-cell table:style-name="ce4" table:formula="of:=SQRT([.C39])" office:value-type="float" office:value="1.14981259342555">
            <text:p>1.14981</text:p>
          </table:table-cell>
          <table:table-cell table:style-name="ce4" table:formula="of:=SQRT([.D39])" office:value-type="float" office:value="0.977235457809427">
            <text:p>0.97724</text:p>
          </table:table-cell>
          <table:table-cell table:style-name="ce4" table:formula="of:=SQRT([.E39])*[.U39]/3" office:value-type="float" office:value="22.0822559988784">
            <text:p>22.08226</text:p>
          </table:table-cell>
          <table:table-cell table:style-name="ce4" table:formula="of:=SQRT([.F39])*180/PI()" office:value-type="float" office:value="0.616010478131575">
            <text:p>0.61601</text:p>
          </table:table-cell>
          <table:table-cell table:style-name="ce4" table:formula="of:=SQRT([.G39])*180/PI()" office:value-type="float" office:value="0.348367704534986">
            <text:p>0.34837</text:p>
          </table:table-cell>
          <table:table-cell table:style-name="ce4" table:formula="of:=SQRT([.H39])" office:value-type="float" office:value="0.529580720948186">
            <text:p>0.52958</text:p>
          </table:table-cell>
          <table:table-cell table:style-name="ce4" table:formula="of:=SQRT([.I39])" office:value-type="float" office:value="2.41353624377178">
            <text:p>2.41354</text:p>
          </table:table-cell>
          <table:table-cell/>
          <table:table-cell table:style-name="ce4" table:formula="of:=SQRT([.K39])" office:value-type="float" office:value="0.509406890412762">
            <text:p>0.50941</text:p>
          </table:table-cell>
          <table:table-cell table:style-name="ce4" table:formula="of:=SQRT([.L39])" office:value-type="float" office:value="0.00000000165931145659879">
            <text:p>0.00000</text:p>
          </table:table-cell>
          <table:table-cell table:style-name="ce4" table:formula="of:=SQRT([.M39])" office:value-type="float" office:value="0.3751801833786">
            <text:p>0.37518</text:p>
          </table:table-cell>
          <table:table-cell table:style-name="ce4" table:formula="of:=SQRT([.N39])*180/PI()" office:value-type="float" office:value="0.0000000521615160676108">
            <text:p>0.00000</text:p>
          </table:table-cell>
          <table:table-cell table:style-name="ce4" table:formula="of:=SQRT([.O39])*[.U39]/3" office:value-type="float" office:value="8.53153714989274">
            <text:p>8.53154</text:p>
          </table:table-cell>
          <table:table-cell table:style-name="ce4" table:formula="of:=SQRT([.P39])*180/PI()" office:value-type="float" office:value="0.000000315352516955461">
            <text:p>0.00000</text:p>
          </table:table-cell>
          <table:table-cell table:style-name="ce4" table:formula="of:=SQRT([.Q39])" office:value-type="float" office:value="0.00000000251183905336309">
            <text:p>0.00000</text:p>
          </table:table-cell>
          <table:table-cell table:style-name="ce4" table:formula="of:=SQRT([.R39])" office:value-type="float" office:value="0.0000000034830096755536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2.5">
            <text:p>12.5</text:p>
          </table:table-cell>
          <table:table-cell table:style-name="ce2" office:value-type="float" office:value="0.0000149188945">
            <text:p>1.49E-005</text:p>
          </table:table-cell>
          <table:table-cell office:value-type="float" office:value="1.2998023">
            <text:p>1.2998023</text:p>
          </table:table-cell>
          <table:table-cell office:value-type="float" office:value="0.96203488">
            <text:p>0.96203488</text:p>
          </table:table-cell>
          <table:table-cell office:value-type="float" office:value="0.48384932">
            <text:p>0.48384932</text:p>
          </table:table-cell>
          <table:table-cell table:style-name="ce2" office:value-type="float" office:value="0.0000997563693">
            <text:p>9.98E-005</text:p>
          </table:table-cell>
          <table:table-cell table:style-name="ce2" office:value-type="float" office:value="0.0000297567694">
            <text:p>2.98E-005</text:p>
          </table:table-cell>
          <table:table-cell office:value-type="float" office:value="0.20958845">
            <text:p>0.20958845</text:p>
          </table:table-cell>
          <table:table-cell office:value-type="float" office:value="5.2548566">
            <text:p>5.2548566</text:p>
          </table:table-cell>
          <table:table-cell/>
          <table:table-cell office:value-type="float" office:value="0.29071319">
            <text:p>0.29071319</text:p>
          </table:table-cell>
          <table:table-cell table:style-name="ce2" office:value-type="float" office:value="3.91041776E-018">
            <text:p>3.91E-018</text:p>
          </table:table-cell>
          <table:table-cell office:value-type="float" office:value="0.17030618">
            <text:p>0.17030618</text:p>
          </table:table-cell>
          <table:table-cell table:style-name="ce2" office:value-type="float" office:value="1.1538757E-018">
            <text:p>1.15E-018</text:p>
          </table:table-cell>
          <table:table-cell table:style-name="ce2" office:value-type="float" office:value="0.0825740695">
            <text:p>8.26E-002</text:p>
          </table:table-cell>
          <table:table-cell table:style-name="ce2" office:value-type="float" office:value="3.52062925E-017">
            <text:p>3.52E-017</text:p>
          </table:table-cell>
          <table:table-cell table:style-name="ce2" office:value-type="float" office:value="7.85239495E-018">
            <text:p>7.85E-018</text:p>
          </table:table-cell>
          <table:table-cell table:style-name="ce2" office:value-type="float" office:value="1.58090841E-017">
            <text:p>1.58E-017</text:p>
          </table:table-cell>
          <table:table-cell table:style-name="ce2"/>
          <table:table-cell table:formula="of:=3/[.A40]" office:value-type="float" office:value="0.24">
            <text:p>0.24</text:p>
          </table:table-cell>
          <table:table-cell table:formula="of:=(3*(2*PI())/[.A40])*180/PI()" office:value-type="float" office:value="86.4">
            <text:p>86.4</text:p>
          </table:table-cell>
          <table:table-cell table:style-name="ce4" table:formula="of:=SQRT([.B40])" office:value-type="float" office:value="0.0038624984789641">
            <text:p>0.00386</text:p>
          </table:table-cell>
          <table:table-cell table:style-name="ce4" table:formula="of:=SQRT([.C40])" office:value-type="float" office:value="1.14008872461752">
            <text:p>1.14009</text:p>
          </table:table-cell>
          <table:table-cell table:style-name="ce4" table:formula="of:=SQRT([.D40])" office:value-type="float" office:value="0.980833767771073">
            <text:p>0.98083</text:p>
          </table:table-cell>
          <table:table-cell table:style-name="ce4" table:formula="of:=SQRT([.E40])*[.U40]/3" office:value-type="float" office:value="20.0330721553335">
            <text:p>20.03307</text:p>
          </table:table-cell>
          <table:table-cell table:style-name="ce4" table:formula="of:=SQRT([.F40])*180/PI()" office:value-type="float" office:value="0.57225941896325">
            <text:p>0.57226</text:p>
          </table:table-cell>
          <table:table-cell table:style-name="ce4" table:formula="of:=SQRT([.G40])*180/PI()" office:value-type="float" office:value="0.312547134912728">
            <text:p>0.31255</text:p>
          </table:table-cell>
          <table:table-cell table:style-name="ce4" table:formula="of:=SQRT([.H40])" office:value-type="float" office:value="0.457808311414286">
            <text:p>0.45781</text:p>
          </table:table-cell>
          <table:table-cell table:style-name="ce4" table:formula="of:=SQRT([.I40])" office:value-type="float" office:value="2.29234739950122">
            <text:p>2.29235</text:p>
          </table:table-cell>
          <table:table-cell/>
          <table:table-cell table:style-name="ce4" table:formula="of:=SQRT([.K40])" office:value-type="float" office:value="0.539178254383465">
            <text:p>0.53918</text:p>
          </table:table-cell>
          <table:table-cell table:style-name="ce4" table:formula="of:=SQRT([.L40])" office:value-type="float" office:value="0.00000000197747762566356">
            <text:p>0.00000</text:p>
          </table:table-cell>
          <table:table-cell table:style-name="ce4" table:formula="of:=SQRT([.M40])" office:value-type="float" office:value="0.412681693318228">
            <text:p>0.41268</text:p>
          </table:table-cell>
          <table:table-cell table:style-name="ce4" table:formula="of:=SQRT([.N40])*180/PI()" office:value-type="float" office:value="0.0000000615463278765212">
            <text:p>0.00000</text:p>
          </table:table-cell>
          <table:table-cell table:style-name="ce4" table:formula="of:=SQRT([.O40])*[.U40]/3" office:value-type="float" office:value="8.27588280524078">
            <text:p>8.27588</text:p>
          </table:table-cell>
          <table:table-cell table:style-name="ce4" table:formula="of:=SQRT([.P40])*180/PI()" office:value-type="float" office:value="0.000000339963881286484">
            <text:p>0.00000</text:p>
          </table:table-cell>
          <table:table-cell table:style-name="ce4" table:formula="of:=SQRT([.Q40])" office:value-type="float" office:value="0.00000000280221250978579">
            <text:p>0.00000</text:p>
          </table:table-cell>
          <table:table-cell table:style-name="ce4" table:formula="of:=SQRT([.R40])" office:value-type="float" office:value="0.00000000397606389536184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0.0000163073873">
            <text:p>1.63E-005</text:p>
          </table:table-cell>
          <table:table-cell office:value-type="float" office:value="1.2805763">
            <text:p>1.2805763</text:p>
          </table:table-cell>
          <table:table-cell office:value-type="float" office:value="0.96835881">
            <text:p>0.96835881</text:p>
          </table:table-cell>
          <table:table-cell office:value-type="float" office:value="0.4359355">
            <text:p>0.4359355</text:p>
          </table:table-cell>
          <table:table-cell table:style-name="ce2" office:value-type="float" office:value="0.0000864135582">
            <text:p>8.64E-005</text:p>
          </table:table-cell>
          <table:table-cell table:style-name="ce2" office:value-type="float" office:value="0.0000307023511">
            <text:p>3.07E-005</text:p>
          </table:table-cell>
          <table:table-cell office:value-type="float" office:value="0.15904756">
            <text:p>0.15904756</text:p>
          </table:table-cell>
          <table:table-cell office:value-type="float" office:value="4.796946">
            <text:p>4.796946</text:p>
          </table:table-cell>
          <table:table-cell/>
          <table:table-cell office:value-type="float" office:value="0.32093647">
            <text:p>0.32093647</text:p>
          </table:table-cell>
          <table:table-cell table:style-name="ce2" office:value-type="float" office:value="5.274305E-018">
            <text:p>5.27E-018</text:p>
          </table:table-cell>
          <table:table-cell office:value-type="float" office:value="0.20063509">
            <text:p>0.20063509</text:p>
          </table:table-cell>
          <table:table-cell table:style-name="ce2" office:value-type="float" office:value="1.51404006E-018">
            <text:p>1.51E-018</text:p>
          </table:table-cell>
          <table:table-cell table:style-name="ce2" office:value-type="float" office:value="0.0834688619">
            <text:p>8.35E-002</text:p>
          </table:table-cell>
          <table:table-cell table:style-name="ce2" office:value-type="float" office:value="4.00365442E-017">
            <text:p>4.00E-017</text:p>
          </table:table-cell>
          <table:table-cell table:style-name="ce2" office:value-type="float" office:value="9.50037861E-018">
            <text:p>9.50E-018</text:p>
          </table:table-cell>
          <table:table-cell table:style-name="ce2" office:value-type="float" office:value="1.97571626E-017">
            <text:p>1.98E-017</text:p>
          </table:table-cell>
          <table:table-cell table:style-name="ce2"/>
          <table:table-cell table:formula="of:=3/[.A41]" office:value-type="float" office:value="0.230769230769231">
            <text:p>0.23</text:p>
          </table:table-cell>
          <table:table-cell table:formula="of:=(3*(2*PI())/[.A41])*180/PI()" office:value-type="float" office:value="83.0769230769231">
            <text:p>83.0769230769</text:p>
          </table:table-cell>
          <table:table-cell table:style-name="ce4" table:formula="of:=SQRT([.B41])" office:value-type="float" office:value="0.00403824061937869">
            <text:p>0.00404</text:p>
          </table:table-cell>
          <table:table-cell table:style-name="ce4" table:formula="of:=SQRT([.C41])" office:value-type="float" office:value="1.13162551226101">
            <text:p>1.13163</text:p>
          </table:table-cell>
          <table:table-cell table:style-name="ce4" table:formula="of:=SQRT([.D41])" office:value-type="float" office:value="0.984052239466991">
            <text:p>0.98405</text:p>
          </table:table-cell>
          <table:table-cell table:style-name="ce4" table:formula="of:=SQRT([.E41])*[.U41]/3" office:value-type="float" office:value="18.2839601837239">
            <text:p>18.28396</text:p>
          </table:table-cell>
          <table:table-cell table:style-name="ce4" table:formula="of:=SQRT([.F41])*180/PI()" office:value-type="float" office:value="0.532615224703603">
            <text:p>0.53262</text:p>
          </table:table-cell>
          <table:table-cell table:style-name="ce4" table:formula="of:=SQRT([.G41])*180/PI()" office:value-type="float" office:value="0.317474208639647">
            <text:p>0.31747</text:p>
          </table:table-cell>
          <table:table-cell table:style-name="ce4" table:formula="of:=SQRT([.H41])" office:value-type="float" office:value="0.398807672945243">
            <text:p>0.39881</text:p>
          </table:table-cell>
          <table:table-cell table:style-name="ce4" table:formula="of:=SQRT([.I41])" office:value-type="float" office:value="2.19019314216806">
            <text:p>2.19019</text:p>
          </table:table-cell>
          <table:table-cell/>
          <table:table-cell table:style-name="ce4" table:formula="of:=SQRT([.K41])" office:value-type="float" office:value="0.566512550611193">
            <text:p>0.56651</text:p>
          </table:table-cell>
          <table:table-cell table:style-name="ce4" table:formula="of:=SQRT([.L41])" office:value-type="float" office:value="0.00000000229658550896761">
            <text:p>0.00000</text:p>
          </table:table-cell>
          <table:table-cell table:style-name="ce4" table:formula="of:=SQRT([.M41])" office:value-type="float" office:value="0.447923084915256">
            <text:p>0.44792</text:p>
          </table:table-cell>
          <table:table-cell table:style-name="ce4" table:formula="of:=SQRT([.N41])*180/PI()" office:value-type="float" office:value="0.0000000705003569007999">
            <text:p>0.00000</text:p>
          </table:table-cell>
          <table:table-cell table:style-name="ce4" table:formula="of:=SQRT([.O41])*[.U41]/3" office:value-type="float" office:value="8.00057856718526">
            <text:p>8.00058</text:p>
          </table:table-cell>
          <table:table-cell table:style-name="ce4" table:formula="of:=SQRT([.P41])*180/PI()" office:value-type="float" office:value="0.000000362535821033296">
            <text:p>0.00000</text:p>
          </table:table-cell>
          <table:table-cell table:style-name="ce4" table:formula="of:=SQRT([.Q41])" office:value-type="float" office:value="0.00000000308226841952481">
            <text:p>0.00000</text:p>
          </table:table-cell>
          <table:table-cell table:style-name="ce4" table:formula="of:=SQRT([.R41])" office:value-type="float" office:value="0.00000000444490299106741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3.5">
            <text:p>13.5</text:p>
          </table:table-cell>
          <table:table-cell table:style-name="ce2" office:value-type="float" office:value="0.0000172987238">
            <text:p>1.73E-005</text:p>
          </table:table-cell>
          <table:table-cell office:value-type="float" office:value="1.2334242">
            <text:p>1.2334242</text:p>
          </table:table-cell>
          <table:table-cell office:value-type="float" office:value="0.97260815">
            <text:p>0.97260815</text:p>
          </table:table-cell>
          <table:table-cell office:value-type="float" office:value="0.38238299">
            <text:p>0.38238299</text:p>
          </table:table-cell>
          <table:table-cell table:style-name="ce2" office:value-type="float" office:value="0.000075844524">
            <text:p>7.58E-005</text:p>
          </table:table-cell>
          <table:table-cell table:style-name="ce2" office:value-type="float" office:value="0.0000305622307">
            <text:p>3.06E-005</text:p>
          </table:table-cell>
          <table:table-cell office:value-type="float" office:value="0.12179746">
            <text:p>0.12179746</text:p>
          </table:table-cell>
          <table:table-cell office:value-type="float" office:value="4.3160682">
            <text:p>4.3160682</text:p>
          </table:table-cell>
          <table:table-cell/>
          <table:table-cell office:value-type="float" office:value="0.35004711">
            <text:p>0.35004711</text:p>
          </table:table-cell>
          <table:table-cell table:style-name="ce2" office:value-type="float" office:value="7.03783794E-018">
            <text:p>7.04E-018</text:p>
          </table:table-cell>
          <table:table-cell office:value-type="float" office:value="0.23072913">
            <text:p>0.23072913</text:p>
          </table:table-cell>
          <table:table-cell table:style-name="ce2" office:value-type="float" office:value="1.9604013E-018">
            <text:p>1.96E-018</text:p>
          </table:table-cell>
          <table:table-cell table:style-name="ce2" office:value-type="float" office:value="0.0838336647">
            <text:p>8.38E-002</text:p>
          </table:table-cell>
          <table:table-cell table:style-name="ce2" office:value-type="float" office:value="4.49019047E-017">
            <text:p>4.49E-017</text:p>
          </table:table-cell>
          <table:table-cell table:style-name="ce2" office:value-type="float" office:value="1.15818893E-017">
            <text:p>1.16E-017</text:p>
          </table:table-cell>
          <table:table-cell table:style-name="ce2" office:value-type="float" office:value="2.46272067E-017">
            <text:p>2.46E-017</text:p>
          </table:table-cell>
          <table:table-cell table:style-name="ce2"/>
          <table:table-cell table:formula="of:=3/[.A42]" office:value-type="float" office:value="0.222222222222222">
            <text:p>0.22</text:p>
          </table:table-cell>
          <table:table-cell table:formula="of:=(3*(2*PI())/[.A42])*180/PI()" office:value-type="float" office:value="80">
            <text:p>80</text:p>
          </table:table-cell>
          <table:table-cell table:style-name="ce4" table:formula="of:=SQRT([.B42])" office:value-type="float" office:value="0.00415917345154058">
            <text:p>0.00416</text:p>
          </table:table-cell>
          <table:table-cell table:style-name="ce4" table:formula="of:=SQRT([.C42])" office:value-type="float" office:value="1.11059632630403">
            <text:p>1.11060</text:p>
          </table:table-cell>
          <table:table-cell table:style-name="ce4" table:formula="of:=SQRT([.D42])" office:value-type="float" office:value="0.986208978868069">
            <text:p>0.98621</text:p>
          </table:table-cell>
          <table:table-cell table:style-name="ce4" table:formula="of:=SQRT([.E42])*[.U42]/3" office:value-type="float" office:value="16.4898997234334">
            <text:p>16.48990</text:p>
          </table:table-cell>
          <table:table-cell table:style-name="ce4" table:formula="of:=SQRT([.F42])*180/PI()" office:value-type="float" office:value="0.498981848368073">
            <text:p>0.49898</text:p>
          </table:table-cell>
          <table:table-cell table:style-name="ce4" table:formula="of:=SQRT([.G42])*180/PI()" office:value-type="float" office:value="0.316748930562494">
            <text:p>0.31675</text:p>
          </table:table-cell>
          <table:table-cell table:style-name="ce4" table:formula="of:=SQRT([.H42])" office:value-type="float" office:value="0.348994928329911">
            <text:p>0.34899</text:p>
          </table:table-cell>
          <table:table-cell table:style-name="ce4" table:formula="of:=SQRT([.I42])" office:value-type="float" office:value="2.07751490969379">
            <text:p>2.07751</text:p>
          </table:table-cell>
          <table:table-cell/>
          <table:table-cell table:style-name="ce4" table:formula="of:=SQRT([.K42])" office:value-type="float" office:value="0.59164779218721">
            <text:p>0.59165</text:p>
          </table:table-cell>
          <table:table-cell table:style-name="ce4" table:formula="of:=SQRT([.L42])" office:value-type="float" office:value="0.00000000265289237248706">
            <text:p>0.00000</text:p>
          </table:table-cell>
          <table:table-cell table:style-name="ce4" table:formula="of:=SQRT([.M42])" office:value-type="float" office:value="0.480342721397962">
            <text:p>0.48034</text:p>
          </table:table-cell>
          <table:table-cell table:style-name="ce4" table:formula="of:=SQRT([.N42])*180/PI()" office:value-type="float" office:value="0.0000000802223026110026">
            <text:p>0.00000</text:p>
          </table:table-cell>
          <table:table-cell table:style-name="ce4" table:formula="of:=SQRT([.O42])*[.U42]/3" office:value-type="float" office:value="7.72107832192715">
            <text:p>7.72108</text:p>
          </table:table-cell>
          <table:table-cell table:style-name="ce4" table:formula="of:=SQRT([.P42])*180/PI()" office:value-type="float" office:value="0.000000383932621532453">
            <text:p>0.00000</text:p>
          </table:table-cell>
          <table:table-cell table:style-name="ce4" table:formula="of:=SQRT([.Q42])" office:value-type="float" office:value="0.00000000340321749231518">
            <text:p>0.00000</text:p>
          </table:table-cell>
          <table:table-cell table:style-name="ce4" table:formula="of:=SQRT([.R42])" office:value-type="float" office:value="0.00000000496258064921871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0.0000182207968">
            <text:p>1.82E-005</text:p>
          </table:table-cell>
          <table:table-cell office:value-type="float" office:value="1.1959053">
            <text:p>1.1959053</text:p>
          </table:table-cell>
          <table:table-cell office:value-type="float" office:value="0.97622329">
            <text:p>0.97622329</text:p>
          </table:table-cell>
          <table:table-cell office:value-type="float" office:value="0.33891889">
            <text:p>0.33891889</text:p>
          </table:table-cell>
          <table:table-cell table:style-name="ce2" office:value-type="float" office:value="0.0000670018053">
            <text:p>6.70E-005</text:p>
          </table:table-cell>
          <table:table-cell table:style-name="ce2" office:value-type="float" office:value="0.0000309945317">
            <text:p>3.10E-005</text:p>
          </table:table-cell>
          <table:table-cell table:style-name="ce2" office:value-type="float" office:value="0.0953091234">
            <text:p>9.53E-002</text:p>
          </table:table-cell>
          <table:table-cell office:value-type="float" office:value="3.9361918">
            <text:p>3.9361918</text:p>
          </table:table-cell>
          <table:table-cell/>
          <table:table-cell office:value-type="float" office:value="0.37792665">
            <text:p>0.37792665</text:p>
          </table:table-cell>
          <table:table-cell table:style-name="ce2" office:value-type="float" office:value="9.08642683E-018">
            <text:p>9.09E-018</text:p>
          </table:table-cell>
          <table:table-cell office:value-type="float" office:value="0.26071101">
            <text:p>0.26071101</text:p>
          </table:table-cell>
          <table:table-cell table:style-name="ce2" office:value-type="float" office:value="2.40495835E-018">
            <text:p>2.40E-018</text:p>
          </table:table-cell>
          <table:table-cell table:style-name="ce2" office:value-type="float" office:value="0.0836782977">
            <text:p>8.37E-002</text:p>
          </table:table-cell>
          <table:table-cell table:style-name="ce2" office:value-type="float" office:value="4.96282493E-017">
            <text:p>4.96E-017</text:p>
          </table:table-cell>
          <table:table-cell table:style-name="ce2" office:value-type="float" office:value="1.37011798E-017">
            <text:p>1.37E-017</text:p>
          </table:table-cell>
          <table:table-cell table:style-name="ce2" office:value-type="float" office:value="2.99069797E-017">
            <text:p>2.99E-017</text:p>
          </table:table-cell>
          <table:table-cell table:style-name="ce2"/>
          <table:table-cell table:formula="of:=3/[.A43]" office:value-type="float" office:value="0.214285714285714">
            <text:p>0.21</text:p>
          </table:table-cell>
          <table:table-cell table:formula="of:=(3*(2*PI())/[.A43])*180/PI()" office:value-type="float" office:value="77.1428571428572">
            <text:p>77.1428571429</text:p>
          </table:table-cell>
          <table:table-cell table:style-name="ce4" table:formula="of:=SQRT([.B43])" office:value-type="float" office:value="0.00426858252819364">
            <text:p>0.00427</text:p>
          </table:table-cell>
          <table:table-cell table:style-name="ce4" table:formula="of:=SQRT([.C43])" office:value-type="float" office:value="1.09357455164246">
            <text:p>1.09357</text:p>
          </table:table-cell>
          <table:table-cell table:style-name="ce4" table:formula="of:=SQRT([.D43])" office:value-type="float" office:value="0.988040125703405">
            <text:p>0.98804</text:p>
          </table:table-cell>
          <table:table-cell table:style-name="ce4" table:formula="of:=SQRT([.E43])*[.U43]/3" office:value-type="float" office:value="14.9700190421539">
            <text:p>14.97002</text:p>
          </table:table-cell>
          <table:table-cell table:style-name="ce4" table:formula="of:=SQRT([.F43])*180/PI()" office:value-type="float" office:value="0.468992485975085">
            <text:p>0.46899</text:p>
          </table:table-cell>
          <table:table-cell table:style-name="ce4" table:formula="of:=SQRT([.G43])*180/PI()" office:value-type="float" office:value="0.318981261958129">
            <text:p>0.31898</text:p>
          </table:table-cell>
          <table:table-cell table:style-name="ce4" table:formula="of:=SQRT([.H43])" office:value-type="float" office:value="0.308721757250765">
            <text:p>0.30872</text:p>
          </table:table-cell>
          <table:table-cell table:style-name="ce4" table:formula="of:=SQRT([.I43])" office:value-type="float" office:value="1.98398382049854">
            <text:p>1.98398</text:p>
          </table:table-cell>
          <table:table-cell/>
          <table:table-cell table:style-name="ce4" table:formula="of:=SQRT([.K43])" office:value-type="float" office:value="0.614757391171509">
            <text:p>0.61476</text:p>
          </table:table-cell>
          <table:table-cell table:style-name="ce4" table:formula="of:=SQRT([.L43])" office:value-type="float" office:value="0.00000000301437005525201">
            <text:p>0.00000</text:p>
          </table:table-cell>
          <table:table-cell table:style-name="ce4" table:formula="of:=SQRT([.M43])" office:value-type="float" office:value="0.510598678024141">
            <text:p>0.51060</text:p>
          </table:table-cell>
          <table:table-cell table:style-name="ce4" table:formula="of:=SQRT([.N43])*180/PI()" office:value-type="float" office:value="0.0000000888538831053194">
            <text:p>0.00000</text:p>
          </table:table-cell>
          <table:table-cell table:style-name="ce4" table:formula="of:=SQRT([.O43])*[.U43]/3" office:value-type="float" office:value="7.43842320009244">
            <text:p>7.43842</text:p>
          </table:table-cell>
          <table:table-cell table:style-name="ce4" table:formula="of:=SQRT([.P43])*180/PI()" office:value-type="float" office:value="0.000000403633412816637">
            <text:p>0.00000</text:p>
          </table:table-cell>
          <table:table-cell table:style-name="ce4" table:formula="of:=SQRT([.Q43])" office:value-type="float" office:value="0.00000000370151047546809">
            <text:p>0.00000</text:p>
          </table:table-cell>
          <table:table-cell table:style-name="ce4" table:formula="of:=SQRT([.R43])" office:value-type="float" office:value="0.00000000546872742966771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0.0000200249797">
            <text:p>2.00E-005</text:p>
          </table:table-cell>
          <table:table-cell office:value-type="float" office:value="1.1567775">
            <text:p>1.1567775</text:p>
          </table:table-cell>
          <table:table-cell office:value-type="float" office:value="0.98217124">
            <text:p>0.98217124</text:p>
          </table:table-cell>
          <table:table-cell office:value-type="float" office:value="0.27792361">
            <text:p>0.27792361</text:p>
          </table:table-cell>
          <table:table-cell table:style-name="ce2" office:value-type="float" office:value="0.0000530895195">
            <text:p>5.31E-005</text:p>
          </table:table-cell>
          <table:table-cell table:style-name="ce2" office:value-type="float" office:value="0.0000280248787">
            <text:p>2.80E-005</text:p>
          </table:table-cell>
          <table:table-cell table:style-name="ce2" office:value-type="float" office:value="0.0617745183">
            <text:p>6.18E-002</text:p>
          </table:table-cell>
          <table:table-cell office:value-type="float" office:value="3.4254379">
            <text:p>3.4254379</text:p>
          </table:table-cell>
          <table:table-cell/>
          <table:table-cell office:value-type="float" office:value="0.42977285">
            <text:p>0.42977285</text:p>
          </table:table-cell>
          <table:table-cell table:style-name="ce2" office:value-type="float" office:value="1.3887977E-017">
            <text:p>1.39E-017</text:p>
          </table:table-cell>
          <table:table-cell office:value-type="float" office:value="0.31937069">
            <text:p>0.31937069</text:p>
          </table:table-cell>
          <table:table-cell table:style-name="ce2" office:value-type="float" office:value="3.18677287E-018">
            <text:p>3.19E-018</text:p>
          </table:table-cell>
          <table:table-cell table:style-name="ce2" office:value-type="float" office:value="0.0820993856">
            <text:p>8.21E-002</text:p>
          </table:table-cell>
          <table:table-cell table:style-name="ce2" office:value-type="float" office:value="5.84040004E-017">
            <text:p>5.84E-017</text:p>
          </table:table-cell>
          <table:table-cell table:style-name="ce2" office:value-type="float" office:value="1.75806883E-017">
            <text:p>1.76E-017</text:p>
          </table:table-cell>
          <table:table-cell table:style-name="ce2" office:value-type="float" office:value="4.11249385E-017">
            <text:p>4.11E-017</text:p>
          </table:table-cell>
          <table:table-cell table:style-name="ce2"/>
          <table:table-cell table:formula="of:=3/[.A44]" office:value-type="float" office:value="0.2">
            <text:p>0.20</text:p>
          </table:table-cell>
          <table:table-cell table:formula="of:=(3*(2*PI())/[.A44])*180/PI()" office:value-type="float" office:value="72">
            <text:p>72</text:p>
          </table:table-cell>
          <table:table-cell table:style-name="ce4" table:formula="of:=SQRT([.B44])" office:value-type="float" office:value="0.00447492789886049">
            <text:p>0.00447</text:p>
          </table:table-cell>
          <table:table-cell table:style-name="ce4" table:formula="of:=SQRT([.C44])" office:value-type="float" office:value="1.07553591292899">
            <text:p>1.07554</text:p>
          </table:table-cell>
          <table:table-cell table:style-name="ce4" table:formula="of:=SQRT([.D44])" office:value-type="float" office:value="0.991045528722066">
            <text:p>0.99105</text:p>
          </table:table-cell>
          <table:table-cell table:style-name="ce4" table:formula="of:=SQRT([.E44])*[.U44]/3" office:value-type="float" office:value="12.6524305712381">
            <text:p>12.65243</text:p>
          </table:table-cell>
          <table:table-cell table:style-name="ce4" table:formula="of:=SQRT([.F44])*180/PI()" office:value-type="float" office:value="0.417471689739163">
            <text:p>0.41747</text:p>
          </table:table-cell>
          <table:table-cell table:style-name="ce4" table:formula="of:=SQRT([.G44])*180/PI()" office:value-type="float" office:value="0.303315429470162">
            <text:p>0.30332</text:p>
          </table:table-cell>
          <table:table-cell table:style-name="ce4" table:formula="of:=SQRT([.H44])" office:value-type="float" office:value="0.248544801394034">
            <text:p>0.24854</text:p>
          </table:table-cell>
          <table:table-cell table:style-name="ce4" table:formula="of:=SQRT([.I44])" office:value-type="float" office:value="1.85079385670042">
            <text:p>1.85079</text:p>
          </table:table-cell>
          <table:table-cell/>
          <table:table-cell table:style-name="ce4" table:formula="of:=SQRT([.K44])" office:value-type="float" office:value="0.655570629299391">
            <text:p>0.65557</text:p>
          </table:table-cell>
          <table:table-cell table:style-name="ce4" table:formula="of:=SQRT([.L44])" office:value-type="float" office:value="0.00000000372665761775884">
            <text:p>0.00000</text:p>
          </table:table-cell>
          <table:table-cell table:style-name="ce4" table:formula="of:=SQRT([.M44])" office:value-type="float" office:value="0.565128914496507">
            <text:p>0.56513</text:p>
          </table:table-cell>
          <table:table-cell table:style-name="ce4" table:formula="of:=SQRT([.N44])*180/PI()" office:value-type="float" office:value="0.000000102281758948901">
            <text:p>0.00000</text:p>
          </table:table-cell>
          <table:table-cell table:style-name="ce4" table:formula="of:=SQRT([.O44])*[.U44]/3" office:value-type="float" office:value="6.87671768401176">
            <text:p>6.87672</text:p>
          </table:table-cell>
          <table:table-cell table:style-name="ce4" table:formula="of:=SQRT([.P44])*180/PI()" office:value-type="float" office:value="0.000000437868728478306">
            <text:p>0.00000</text:p>
          </table:table-cell>
          <table:table-cell table:style-name="ce4" table:formula="of:=SQRT([.Q44])" office:value-type="float" office:value="0.00000000419293313803118">
            <text:p>0.00000</text:p>
          </table:table-cell>
          <table:table-cell table:style-name="ce4" table:formula="of:=SQRT([.R44])" office:value-type="float" office:value="0.00000000641287287414931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0.0000217421766">
            <text:p>2.17E-005</text:p>
          </table:table-cell>
          <table:table-cell office:value-type="float" office:value="1.1514078">
            <text:p>1.1514078</text:p>
          </table:table-cell>
          <table:table-cell office:value-type="float" office:value="0.98643601">
            <text:p>0.98643601</text:p>
          </table:table-cell>
          <table:table-cell office:value-type="float" office:value="0.23820826">
            <text:p>0.23820826</text:p>
          </table:table-cell>
          <table:table-cell table:style-name="ce2" office:value-type="float" office:value="0.00004289149">
            <text:p>4.29E-005</text:p>
          </table:table-cell>
          <table:table-cell table:style-name="ce2" office:value-type="float" office:value="0.0000192012485">
            <text:p>1.92E-005</text:p>
          </table:table-cell>
          <table:table-cell table:style-name="ce2" office:value-type="float" office:value="0.0424872488">
            <text:p>4.25E-002</text:p>
          </table:table-cell>
          <table:table-cell office:value-type="float" office:value="3.1219137">
            <text:p>3.1219137</text:p>
          </table:table-cell>
          <table:table-cell/>
          <table:table-cell office:value-type="float" office:value="0.4763754">
            <text:p>0.4763754</text:p>
          </table:table-cell>
          <table:table-cell table:style-name="ce2" office:value-type="float" office:value="1.94675303E-017">
            <text:p>1.95E-017</text:p>
          </table:table-cell>
          <table:table-cell office:value-type="float" office:value="0.37485269">
            <text:p>0.37485269</text:p>
          </table:table-cell>
          <table:table-cell table:style-name="ce2" office:value-type="float" office:value="3.78576619E-018">
            <text:p>3.79E-018</text:p>
          </table:table-cell>
          <table:table-cell table:style-name="ce2" office:value-type="float" office:value="0.0793300197">
            <text:p>7.93E-002</text:p>
          </table:table-cell>
          <table:table-cell table:style-name="ce2" office:value-type="float" office:value="6.61199014E-017">
            <text:p>6.61E-017</text:p>
          </table:table-cell>
          <table:table-cell table:style-name="ce2" office:value-type="float" office:value="2.07316211E-017">
            <text:p>2.07E-017</text:p>
          </table:table-cell>
          <table:table-cell table:style-name="ce2" office:value-type="float" office:value="5.27840294E-017">
            <text:p>5.28E-017</text:p>
          </table:table-cell>
          <table:table-cell table:style-name="ce2"/>
          <table:table-cell table:formula="of:=3/[.A45]" office:value-type="float" office:value="0.1875">
            <text:p>0.19</text:p>
          </table:table-cell>
          <table:table-cell table:formula="of:=(3*(2*PI())/[.A45])*180/PI()" office:value-type="float" office:value="67.5">
            <text:p>67.5</text:p>
          </table:table-cell>
          <table:table-cell table:style-name="ce4" table:formula="of:=SQRT([.B45])" office:value-type="float" office:value="0.00466285069458588">
            <text:p>0.00466</text:p>
          </table:table-cell>
          <table:table-cell table:style-name="ce4" table:formula="of:=SQRT([.C45])" office:value-type="float" office:value="1.07303671884983">
            <text:p>1.07304</text:p>
          </table:table-cell>
          <table:table-cell table:style-name="ce4" table:formula="of:=SQRT([.D45])" office:value-type="float" office:value="0.993194849966511">
            <text:p>0.99319</text:p>
          </table:table-cell>
          <table:table-cell table:style-name="ce4" table:formula="of:=SQRT([.E45])*[.U45]/3" office:value-type="float" office:value="10.9814813037677">
            <text:p>10.98148</text:p>
          </table:table-cell>
          <table:table-cell table:style-name="ce4" table:formula="of:=SQRT([.F45])*180/PI()" office:value-type="float" office:value="0.375239198023694">
            <text:p>0.37524</text:p>
          </table:table-cell>
          <table:table-cell table:style-name="ce4" table:formula="of:=SQRT([.G45])*180/PI()" office:value-type="float" office:value="0.251065689619178">
            <text:p>0.25107</text:p>
          </table:table-cell>
          <table:table-cell table:style-name="ce4" table:formula="of:=SQRT([.H45])" office:value-type="float" office:value="0.206124352758232">
            <text:p>0.20612</text:p>
          </table:table-cell>
          <table:table-cell table:style-name="ce4" table:formula="of:=SQRT([.I45])" office:value-type="float" office:value="1.76689379986461">
            <text:p>1.76689</text:p>
          </table:table-cell>
          <table:table-cell/>
          <table:table-cell table:style-name="ce4" table:formula="of:=SQRT([.K45])" office:value-type="float" office:value="0.690199536366115">
            <text:p>0.69020</text:p>
          </table:table-cell>
          <table:table-cell table:style-name="ce4" table:formula="of:=SQRT([.L45])" office:value-type="float" office:value="0.00000000441220243189272">
            <text:p>0.00000</text:p>
          </table:table-cell>
          <table:table-cell table:style-name="ce4" table:formula="of:=SQRT([.M45])" office:value-type="float" office:value="0.612252145770025">
            <text:p>0.61225</text:p>
          </table:table-cell>
          <table:table-cell table:style-name="ce4" table:formula="of:=SQRT([.N45])*180/PI()" office:value-type="float" office:value="0.000000111480658807668">
            <text:p>0.00000</text:p>
          </table:table-cell>
          <table:table-cell table:style-name="ce4" table:formula="of:=SQRT([.O45])*[.U45]/3" office:value-type="float" office:value="6.33725669932385">
            <text:p>6.33726</text:p>
          </table:table-cell>
          <table:table-cell table:style-name="ce4" table:formula="of:=SQRT([.P45])*180/PI()" office:value-type="float" office:value="0.000000465895731015074">
            <text:p>0.00000</text:p>
          </table:table-cell>
          <table:table-cell table:style-name="ce4" table:formula="of:=SQRT([.Q45])" office:value-type="float" office:value="0.00000000455319899631018">
            <text:p>0.00000</text:p>
          </table:table-cell>
          <table:table-cell table:style-name="ce4" table:formula="of:=SQRT([.R45])" office:value-type="float" office:value="0.00000000726526182597709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float" office:value="0.0000232240545">
            <text:p>2.32E-005</text:p>
          </table:table-cell>
          <table:table-cell office:value-type="float" office:value="1.1374223">
            <text:p>1.1374223</text:p>
          </table:table-cell>
          <table:table-cell office:value-type="float" office:value="0.98980987">
            <text:p>0.98980987</text:p>
          </table:table-cell>
          <table:table-cell office:value-type="float" office:value="0.20457138">
            <text:p>0.20457138</text:p>
          </table:table-cell>
          <table:table-cell table:style-name="ce2" office:value-type="float" office:value="0.0000350746959">
            <text:p>3.51E-005</text:p>
          </table:table-cell>
          <table:table-cell table:style-name="ce2" office:value-type="float" office:value="0.0000139096792">
            <text:p>1.39E-005</text:p>
          </table:table-cell>
          <table:table-cell table:style-name="ce2" office:value-type="float" office:value="0.0299987737">
            <text:p>3.00E-002</text:p>
          </table:table-cell>
          <table:table-cell office:value-type="float" office:value="2.8621197">
            <text:p>2.8621197</text:p>
          </table:table-cell>
          <table:table-cell/>
          <table:table-cell office:value-type="float" office:value="0.51809108">
            <text:p>0.51809108</text:p>
          </table:table-cell>
          <table:table-cell table:style-name="ce2" office:value-type="float" office:value="2.61286586E-017">
            <text:p>2.61E-017</text:p>
          </table:table-cell>
          <table:table-cell office:value-type="float" office:value="0.42614409">
            <text:p>0.42614409</text:p>
          </table:table-cell>
          <table:table-cell table:style-name="ce2" office:value-type="float" office:value="4.29016811E-018">
            <text:p>4.29E-018</text:p>
          </table:table-cell>
          <table:table-cell table:style-name="ce2" office:value-type="float" office:value="0.0760108083">
            <text:p>7.60E-002</text:p>
          </table:table-cell>
          <table:table-cell table:style-name="ce2" office:value-type="float" office:value="7.32362156E-017">
            <text:p>7.32E-017</text:p>
          </table:table-cell>
          <table:table-cell table:style-name="ce2" office:value-type="float" office:value="2.35658678E-017">
            <text:p>2.36E-017</text:p>
          </table:table-cell>
          <table:table-cell table:style-name="ce2" office:value-type="float" office:value="6.5748087E-017">
            <text:p>6.57E-017</text:p>
          </table:table-cell>
          <table:table-cell table:style-name="ce2"/>
          <table:table-cell table:formula="of:=3/[.A46]" office:value-type="float" office:value="0.176470588235294">
            <text:p>0.18</text:p>
          </table:table-cell>
          <table:table-cell table:formula="of:=(3*(2*PI())/[.A46])*180/PI()" office:value-type="float" office:value="63.5294117647059">
            <text:p>63.5294117647</text:p>
          </table:table-cell>
          <table:table-cell table:style-name="ce4" table:formula="of:=SQRT([.B46])" office:value-type="float" office:value="0.00481913420647319">
            <text:p>0.00482</text:p>
          </table:table-cell>
          <table:table-cell table:style-name="ce4" table:formula="of:=SQRT([.C46])" office:value-type="float" office:value="1.06650002344116">
            <text:p>1.06650</text:p>
          </table:table-cell>
          <table:table-cell table:style-name="ce4" table:formula="of:=SQRT([.D46])" office:value-type="float" office:value="0.994891888598957">
            <text:p>0.99489</text:p>
          </table:table-cell>
          <table:table-cell table:style-name="ce4" table:formula="of:=SQRT([.E46])*[.U46]/3" office:value-type="float" office:value="9.57802611445255">
            <text:p>9.57803</text:p>
          </table:table-cell>
          <table:table-cell table:style-name="ce4" table:formula="of:=SQRT([.F46])*180/PI()" office:value-type="float" office:value="0.33932791577654">
            <text:p>0.33933</text:p>
          </table:table-cell>
          <table:table-cell table:style-name="ce4" table:formula="of:=SQRT([.G46])*180/PI()" office:value-type="float" office:value="0.213688519121609">
            <text:p>0.21369</text:p>
          </table:table-cell>
          <table:table-cell table:style-name="ce4" table:formula="of:=SQRT([.H46])" office:value-type="float" office:value="0.173201540697535">
            <text:p>0.17320</text:p>
          </table:table-cell>
          <table:table-cell table:style-name="ce4" table:formula="of:=SQRT([.I46])" office:value-type="float" office:value="1.69178003889395">
            <text:p>1.69178</text:p>
          </table:table-cell>
          <table:table-cell/>
          <table:table-cell table:style-name="ce4" table:formula="of:=SQRT([.K46])" office:value-type="float" office:value="0.719785440252858">
            <text:p>0.71979</text:p>
          </table:table-cell>
          <table:table-cell table:style-name="ce4" table:formula="of:=SQRT([.L46])" office:value-type="float" office:value="0.00000000511161995848674">
            <text:p>0.00000</text:p>
          </table:table-cell>
          <table:table-cell table:style-name="ce4" table:formula="of:=SQRT([.M46])" office:value-type="float" office:value="0.652797127751034">
            <text:p>0.65280</text:p>
          </table:table-cell>
          <table:table-cell table:style-name="ce4" table:formula="of:=SQRT([.N46])*180/PI()" office:value-type="float" office:value="0.000000118675149522239">
            <text:p>0.00000</text:p>
          </table:table-cell>
          <table:table-cell table:style-name="ce4" table:formula="of:=SQRT([.O46])*[.U46]/3" office:value-type="float" office:value="5.83836516544838">
            <text:p>5.83837</text:p>
          </table:table-cell>
          <table:table-cell table:style-name="ce4" table:formula="of:=SQRT([.P46])*180/PI()" office:value-type="float" office:value="0.000000490326741696299">
            <text:p>0.00000</text:p>
          </table:table-cell>
          <table:table-cell table:style-name="ce4" table:formula="of:=SQRT([.Q46])" office:value-type="float" office:value="0.00000000485446884839114">
            <text:p>0.00000</text:p>
          </table:table-cell>
          <table:table-cell table:style-name="ce4" table:formula="of:=SQRT([.R46])" office:value-type="float" office:value="0.00000000810851940862202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float" office:value="0.000024521818">
            <text:p>2.45E-005</text:p>
          </table:table-cell>
          <table:table-cell office:value-type="float" office:value="1.1092873">
            <text:p>1.1092873</text:p>
          </table:table-cell>
          <table:table-cell office:value-type="float" office:value="0.99286652">
            <text:p>0.99286652</text:p>
          </table:table-cell>
          <table:table-cell office:value-type="float" office:value="0.17476074">
            <text:p>0.17476074</text:p>
          </table:table-cell>
          <table:table-cell table:style-name="ce2" office:value-type="float" office:value="0.0000289262953">
            <text:p>2.89E-005</text:p>
          </table:table-cell>
          <table:table-cell table:style-name="ce2" office:value-type="float" office:value="0.0000134739721">
            <text:p>1.35E-005</text:p>
          </table:table-cell>
          <table:table-cell table:style-name="ce2" office:value-type="float" office:value="0.0215899199">
            <text:p>2.16E-002</text:p>
          </table:table-cell>
          <table:table-cell office:value-type="float" office:value="2.6179991">
            <text:p>2.6179991</text:p>
          </table:table-cell>
          <table:table-cell/>
          <table:table-cell office:value-type="float" office:value="0.55534875">
            <text:p>0.55534875</text:p>
          </table:table-cell>
          <table:table-cell table:style-name="ce2" office:value-type="float" office:value="3.40296347E-017">
            <text:p>3.40E-017</text:p>
          </table:table-cell>
          <table:table-cell office:value-type="float" office:value="0.47324616">
            <text:p>0.47324616</text:p>
          </table:table-cell>
          <table:table-cell table:style-name="ce2" office:value-type="float" office:value="4.72271864E-018">
            <text:p>4.72E-018</text:p>
          </table:table-cell>
          <table:table-cell table:style-name="ce2" office:value-type="float" office:value="0.0724566206">
            <text:p>7.25E-002</text:p>
          </table:table-cell>
          <table:table-cell table:style-name="ce2" office:value-type="float" office:value="7.97644508E-017">
            <text:p>7.98E-017</text:p>
          </table:table-cell>
          <table:table-cell table:style-name="ce2" office:value-type="float" office:value="2.61857175E-017">
            <text:p>2.62E-017</text:p>
          </table:table-cell>
          <table:table-cell table:style-name="ce2" office:value-type="float" office:value="8.03124347E-017">
            <text:p>8.03E-017</text:p>
          </table:table-cell>
          <table:table-cell table:style-name="ce2"/>
          <table:table-cell table:formula="of:=3/[.A47]" office:value-type="float" office:value="0.166666666666667">
            <text:p>0.17</text:p>
          </table:table-cell>
          <table:table-cell table:formula="of:=(3*(2*PI())/[.A47])*180/PI()" office:value-type="float" office:value="60">
            <text:p>60</text:p>
          </table:table-cell>
          <table:table-cell table:style-name="ce4" table:formula="of:=SQRT([.B47])" office:value-type="float" office:value="0.00495195092867448">
            <text:p>0.00495</text:p>
          </table:table-cell>
          <table:table-cell table:style-name="ce4" table:formula="of:=SQRT([.C47])" office:value-type="float" office:value="1.05322708852365">
            <text:p>1.05323</text:p>
          </table:table-cell>
          <table:table-cell table:style-name="ce4" table:formula="of:=SQRT([.D47])" office:value-type="float" office:value="0.996426876393847">
            <text:p>0.99643</text:p>
          </table:table-cell>
          <table:table-cell table:style-name="ce4" table:formula="of:=SQRT([.E47])*[.U47]/3" office:value-type="float" office:value="8.36087890116823">
            <text:p>8.36088</text:p>
          </table:table-cell>
          <table:table-cell table:style-name="ce4" table:formula="of:=SQRT([.F47])*180/PI()" office:value-type="float" office:value="0.308154873226361">
            <text:p>0.30815</text:p>
          </table:table-cell>
          <table:table-cell table:style-name="ce4" table:formula="of:=SQRT([.G47])*180/PI()" office:value-type="float" office:value="0.210315099718877">
            <text:p>0.21032</text:p>
          </table:table-cell>
          <table:table-cell table:style-name="ce4" table:formula="of:=SQRT([.H47])" office:value-type="float" office:value="0.146935087368538">
            <text:p>0.14694</text:p>
          </table:table-cell>
          <table:table-cell table:style-name="ce4" table:formula="of:=SQRT([.I47])" office:value-type="float" office:value="1.61802320749735">
            <text:p>1.61802</text:p>
          </table:table-cell>
          <table:table-cell/>
          <table:table-cell table:style-name="ce4" table:formula="of:=SQRT([.K47])" office:value-type="float" office:value="0.745217250202919">
            <text:p>0.74522</text:p>
          </table:table-cell>
          <table:table-cell table:style-name="ce4" table:formula="of:=SQRT([.L47])" office:value-type="float" office:value="0.00000000583349249592386">
            <text:p>0.00000</text:p>
          </table:table-cell>
          <table:table-cell table:style-name="ce4" table:formula="of:=SQRT([.M47])" office:value-type="float" office:value="0.687928891674132">
            <text:p>0.68793</text:p>
          </table:table-cell>
          <table:table-cell table:style-name="ce4" table:formula="of:=SQRT([.N47])*180/PI()" office:value-type="float" office:value="0.000000124514138718102">
            <text:p>0.00000</text:p>
          </table:table-cell>
          <table:table-cell table:style-name="ce4" table:formula="of:=SQRT([.O47])*[.U47]/3" office:value-type="float" office:value="5.38355349560121">
            <text:p>5.38355</text:p>
          </table:table-cell>
          <table:table-cell table:style-name="ce4" table:formula="of:=SQRT([.P47])*180/PI()" office:value-type="float" office:value="0.000000511714027159154">
            <text:p>0.00000</text:p>
          </table:table-cell>
          <table:table-cell table:style-name="ce4" table:formula="of:=SQRT([.Q47])" office:value-type="float" office:value="0.00000000511719820800406">
            <text:p>0.00000</text:p>
          </table:table-cell>
          <table:table-cell table:style-name="ce4" table:formula="of:=SQRT([.R47])" office:value-type="float" office:value="0.00000000896172052119458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float" office:value="0.0000257634201">
            <text:p>2.58E-005</text:p>
          </table:table-cell>
          <table:table-cell office:value-type="float" office:value="1.0950811">
            <text:p>1.0950811</text:p>
          </table:table-cell>
          <table:table-cell office:value-type="float" office:value="0.9950434">
            <text:p>0.9950434</text:p>
          </table:table-cell>
          <table:table-cell office:value-type="float" office:value="0.15244725">
            <text:p>0.15244725</text:p>
          </table:table-cell>
          <table:table-cell table:style-name="ce2" office:value-type="float" office:value="0.0000241939324">
            <text:p>2.42E-005</text:p>
          </table:table-cell>
          <table:table-cell table:style-name="ce2" office:value-type="float" office:value="0.0000122007532">
            <text:p>1.22E-005</text:p>
          </table:table-cell>
          <table:table-cell table:style-name="ce2" office:value-type="float" office:value="0.0160671622">
            <text:p>1.61E-002</text:p>
          </table:table-cell>
          <table:table-cell office:value-type="float" office:value="2.4445362">
            <text:p>2.4445362</text:p>
          </table:table-cell>
          <table:table-cell/>
          <table:table-cell office:value-type="float" office:value="0.58846897">
            <text:p>0.58846897</text:p>
          </table:table-cell>
          <table:table-cell table:style-name="ce2" office:value-type="float" office:value="4.25103999E-017">
            <text:p>4.25E-017</text:p>
          </table:table-cell>
          <table:table-cell office:value-type="float" office:value="0.51611829">
            <text:p>0.51611829</text:p>
          </table:table-cell>
          <table:table-cell table:style-name="ce2" office:value-type="float" office:value="5.0127385E-018">
            <text:p>5.01E-018</text:p>
          </table:table-cell>
          <table:table-cell table:style-name="ce2" office:value-type="float" office:value="0.0686985329">
            <text:p>6.87E-002</text:p>
          </table:table-cell>
          <table:table-cell table:style-name="ce2" office:value-type="float" office:value="8.51992855E-017">
            <text:p>8.52E-017</text:p>
          </table:table-cell>
          <table:table-cell table:style-name="ce2" office:value-type="float" office:value="2.81100589E-017">
            <text:p>2.81E-017</text:p>
          </table:table-cell>
          <table:table-cell table:style-name="ce2" office:value-type="float" office:value="9.48954503E-017">
            <text:p>9.49E-017</text:p>
          </table:table-cell>
          <table:table-cell table:style-name="ce2"/>
          <table:table-cell table:formula="of:=3/[.A48]" office:value-type="float" office:value="0.157894736842105">
            <text:p>0.16</text:p>
          </table:table-cell>
          <table:table-cell table:formula="of:=(3*(2*PI())/[.A48])*180/PI()" office:value-type="float" office:value="56.8421052631579">
            <text:p>56.8421052632</text:p>
          </table:table-cell>
          <table:table-cell table:style-name="ce4" table:formula="of:=SQRT([.B48])" office:value-type="float" office:value="0.00507576793204733">
            <text:p>0.00508</text:p>
          </table:table-cell>
          <table:table-cell table:style-name="ce4" table:formula="of:=SQRT([.C48])" office:value-type="float" office:value="1.04646122718427">
            <text:p>1.04646</text:p>
          </table:table-cell>
          <table:table-cell table:style-name="ce4" table:formula="of:=SQRT([.D48])" office:value-type="float" office:value="0.997518621380072">
            <text:p>0.99752</text:p>
          </table:table-cell>
          <table:table-cell table:style-name="ce4" table:formula="of:=SQRT([.E48])*[.U48]/3" office:value-type="float" office:value="7.39790409788822">
            <text:p>7.39790</text:p>
          </table:table-cell>
          <table:table-cell table:style-name="ce4" table:formula="of:=SQRT([.F48])*180/PI()" office:value-type="float" office:value="0.281822630238373">
            <text:p>0.28182</text:p>
          </table:table-cell>
          <table:table-cell table:style-name="ce4" table:formula="of:=SQRT([.G48])*180/PI()" office:value-type="float" office:value="0.200131731816537">
            <text:p>0.20013</text:p>
          </table:table-cell>
          <table:table-cell table:style-name="ce4" table:formula="of:=SQRT([.H48])" office:value-type="float" office:value="0.126756310296569">
            <text:p>0.12676</text:p>
          </table:table-cell>
          <table:table-cell table:style-name="ce4" table:formula="of:=SQRT([.I48])" office:value-type="float" office:value="1.56350126319105">
            <text:p>1.56350</text:p>
          </table:table-cell>
          <table:table-cell/>
          <table:table-cell table:style-name="ce4" table:formula="of:=SQRT([.K48])" office:value-type="float" office:value="0.767117311758769">
            <text:p>0.76712</text:p>
          </table:table-cell>
          <table:table-cell table:style-name="ce4" table:formula="of:=SQRT([.L48])" office:value-type="float" office:value="0.00000000651999999233129">
            <text:p>0.00000</text:p>
          </table:table-cell>
          <table:table-cell table:style-name="ce4" table:formula="of:=SQRT([.M48])" office:value-type="float" office:value="0.718413731772994">
            <text:p>0.71841</text:p>
          </table:table-cell>
          <table:table-cell table:style-name="ce4" table:formula="of:=SQRT([.N48])*180/PI()" office:value-type="float" office:value="0.000000128280356168621">
            <text:p>0.00000</text:p>
          </table:table-cell>
          <table:table-cell table:style-name="ce4" table:formula="of:=SQRT([.O48])*[.U48]/3" office:value-type="float" office:value="4.96618199543121">
            <text:p>4.96618</text:p>
          </table:table-cell>
          <table:table-cell table:style-name="ce4" table:formula="of:=SQRT([.P48])*180/PI()" office:value-type="float" office:value="0.000000528859863721821">
            <text:p>0.00000</text:p>
          </table:table-cell>
          <table:table-cell table:style-name="ce4" table:formula="of:=SQRT([.Q48])" office:value-type="float" office:value="0.0000000053018920113484">
            <text:p>0.00000</text:p>
          </table:table-cell>
          <table:table-cell table:style-name="ce4" table:formula="of:=SQRT([.R48])" office:value-type="float" office:value="0.00000000974142958194535">
            <text:p>0.00000</text:p>
          </table:table-cell>
          <table:table-cell table:number-columns-repeated="68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float" office:value="0.0000269256561">
            <text:p>2.69E-005</text:p>
          </table:table-cell>
          <table:table-cell office:value-type="float" office:value="1.0914793">
            <text:p>1.0914793</text:p>
          </table:table-cell>
          <table:table-cell office:value-type="float" office:value="0.99635291">
            <text:p>0.99635291</text:p>
          </table:table-cell>
          <table:table-cell office:value-type="float" office:value="0.13530275">
            <text:p>0.13530275</text:p>
          </table:table-cell>
          <table:table-cell table:style-name="ce2" office:value-type="float" office:value="0.0000205249653">
            <text:p>2.05E-005</text:p>
          </table:table-cell>
          <table:table-cell table:style-name="ce2" office:value-type="float" office:value="0.0000101513897">
            <text:p>1.02E-005</text:p>
          </table:table-cell>
          <table:table-cell table:style-name="ce2" office:value-type="float" office:value="0.0122920871">
            <text:p>1.23E-002</text:p>
          </table:table-cell>
          <table:table-cell office:value-type="float" office:value="2.3204308">
            <text:p>2.3204308</text:p>
          </table:table-cell>
          <table:table-cell/>
          <table:table-cell office:value-type="float" office:value="0.61789536">
            <text:p>0.61789536</text:p>
          </table:table-cell>
          <table:table-cell table:style-name="ce2" office:value-type="float" office:value="5.13214682E-017">
            <text:p>5.13E-017</text:p>
          </table:table-cell>
          <table:table-cell office:value-type="float" office:value="0.55480498">
            <text:p>0.55480498</text:p>
          </table:table-cell>
          <table:table-cell table:style-name="ce2" office:value-type="float" office:value="5.17816594E-018">
            <text:p>5.18E-018</text:p>
          </table:table-cell>
          <table:table-cell table:style-name="ce2" office:value-type="float" office:value="0.0648890063">
            <text:p>6.49E-002</text:p>
          </table:table-cell>
          <table:table-cell table:style-name="ce2" office:value-type="float" office:value="8.95432939E-017">
            <text:p>8.95E-017</text:p>
          </table:table-cell>
          <table:table-cell table:style-name="ce2" office:value-type="float" office:value="2.93849527E-017">
            <text:p>2.94E-017</text:p>
          </table:table-cell>
          <table:table-cell table:style-name="ce2" office:value-type="float" office:value="1.09106896E-016">
            <text:p>1.09E-016</text:p>
          </table:table-cell>
          <table:table-cell table:style-name="ce2"/>
          <table:table-cell table:formula="of:=3/[.A49]" office:value-type="float" office:value="0.15">
            <text:p>0.15</text:p>
          </table:table-cell>
          <table:table-cell table:formula="of:=(3*(2*PI())/[.A49])*180/PI()" office:value-type="float" office:value="54">
            <text:p>54</text:p>
          </table:table-cell>
          <table:table-cell table:style-name="ce4" table:formula="of:=SQRT([.B49])" office:value-type="float" office:value="0.00518899374638282">
            <text:p>0.00519</text:p>
          </table:table-cell>
          <table:table-cell table:style-name="ce4" table:formula="of:=SQRT([.C49])" office:value-type="float" office:value="1.0447388668945">
            <text:p>1.04474</text:p>
          </table:table-cell>
          <table:table-cell table:style-name="ce4" table:formula="of:=SQRT([.D49])" office:value-type="float" office:value="0.998174789302956">
            <text:p>0.99817</text:p>
          </table:table-cell>
          <table:table-cell table:style-name="ce4" table:formula="of:=SQRT([.E49])*[.U49]/3" office:value-type="float" office:value="6.62103398269485">
            <text:p>6.62103</text:p>
          </table:table-cell>
          <table:table-cell table:style-name="ce4" table:formula="of:=SQRT([.F49])*180/PI()" office:value-type="float" office:value="0.259575589030653">
            <text:p>0.25958</text:p>
          </table:table-cell>
          <table:table-cell table:style-name="ce4" table:formula="of:=SQRT([.G49])*180/PI()" office:value-type="float" office:value="0.182551490184561">
            <text:p>0.18255</text:p>
          </table:table-cell>
          <table:table-cell table:style-name="ce4" table:formula="of:=SQRT([.H49])" office:value-type="float" office:value="0.110869685216474">
            <text:p>0.11087</text:p>
          </table:table-cell>
          <table:table-cell table:style-name="ce4" table:formula="of:=SQRT([.I49])" office:value-type="float" office:value="1.52329603163666">
            <text:p>1.52330</text:p>
          </table:table-cell>
          <table:table-cell/>
          <table:table-cell table:style-name="ce4" table:formula="of:=SQRT([.K49])" office:value-type="float" office:value="0.786063203565718">
            <text:p>0.78606</text:p>
          </table:table-cell>
          <table:table-cell table:style-name="ce4" table:formula="of:=SQRT([.L49])" office:value-type="float" office:value="0.00000000716390034827398">
            <text:p>0.00000</text:p>
          </table:table-cell>
          <table:table-cell table:style-name="ce4" table:formula="of:=SQRT([.M49])" office:value-type="float" office:value="0.744852320933485">
            <text:p>0.74485</text:p>
          </table:table-cell>
          <table:table-cell table:style-name="ce4" table:formula="of:=SQRT([.N49])*180/PI()" office:value-type="float" office:value="0.000000130379891199704">
            <text:p>0.00000</text:p>
          </table:table-cell>
          <table:table-cell table:style-name="ce4" table:formula="of:=SQRT([.O49])*[.U49]/3" office:value-type="float" office:value="4.58519771015384">
            <text:p>4.58520</text:p>
          </table:table-cell>
          <table:table-cell table:style-name="ce4" table:formula="of:=SQRT([.P49])*180/PI()" office:value-type="float" office:value="0.00000054217459716948">
            <text:p>0.00000</text:p>
          </table:table-cell>
          <table:table-cell table:style-name="ce4" table:formula="of:=SQRT([.Q49])" office:value-type="float" office:value="0.00000000542078893704597">
            <text:p>0.00000</text:p>
          </table:table-cell>
          <table:table-cell table:style-name="ce4" table:formula="of:=SQRT([.R49])" office:value-type="float" office:value="0.000000010445424644312">
            <text:p>0.00000</text:p>
          </table:table-cell>
          <table:table-cell table:number-columns-repeated="68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float" office:value="0.0000288983574">
            <text:p>2.89E-005</text:p>
          </table:table-cell>
          <table:table-cell office:value-type="float" office:value="1.0750171">
            <text:p>1.0750171</text:p>
          </table:table-cell>
          <table:table-cell office:value-type="float" office:value="0.99900025">
            <text:p>0.99900025</text:p>
          </table:table-cell>
          <table:table-cell office:value-type="float" office:value="0.10762402">
            <text:p>0.10762402</text:p>
          </table:table-cell>
          <table:table-cell table:style-name="ce2" office:value-type="float" office:value="0.0000149951002">
            <text:p>1.50E-005</text:p>
          </table:table-cell>
          <table:table-cell table:style-name="ce2" office:value-type="float" office:value="0.00000754675648">
            <text:p>7.55E-006</text:p>
          </table:table-cell>
          <table:table-cell table:style-name="ce2" office:value-type="float" office:value="0.00749167241">
            <text:p>7.49E-003</text:p>
          </table:table-cell>
          <table:table-cell office:value-type="float" office:value="2.1063542">
            <text:p>2.1063542</text:p>
          </table:table-cell>
          <table:table-cell/>
          <table:table-cell office:value-type="float" office:value="0.66763353">
            <text:p>0.66763353</text:p>
          </table:table-cell>
          <table:table-cell table:style-name="ce2" office:value-type="float" office:value="7.16631299E-017">
            <text:p>7.17E-017</text:p>
          </table:table-cell>
          <table:table-cell office:value-type="float" office:value="0.62158698">
            <text:p>0.62158698</text:p>
          </table:table-cell>
          <table:table-cell table:style-name="ce2" office:value-type="float" office:value="5.40488084E-018">
            <text:p>5.40E-018</text:p>
          </table:table-cell>
          <table:table-cell table:style-name="ce2" office:value-type="float" office:value="0.0577577241">
            <text:p>5.78E-002</text:p>
          </table:table-cell>
          <table:table-cell table:style-name="ce2" office:value-type="float" office:value="9.69128511E-017">
            <text:p>9.69E-017</text:p>
          </table:table-cell>
          <table:table-cell table:style-name="ce2" office:value-type="float" office:value="3.14408737E-017">
            <text:p>3.14E-017</text:p>
          </table:table-cell>
          <table:table-cell table:style-name="ce2" office:value-type="float" office:value="1.40414438E-016">
            <text:p>1.40E-016</text:p>
          </table:table-cell>
          <table:table-cell table:style-name="ce2"/>
          <table:table-cell table:formula="of:=3/[.A50]" office:value-type="float" office:value="0.136363636363636">
            <text:p>0.14</text:p>
          </table:table-cell>
          <table:table-cell table:formula="of:=(3*(2*PI())/[.A50])*180/PI()" office:value-type="float" office:value="49.0909090909091">
            <text:p>49.0909090909</text:p>
          </table:table-cell>
          <table:table-cell table:style-name="ce4" table:formula="of:=SQRT([.B50])" office:value-type="float" office:value="0.0053757192449011">
            <text:p>0.00538</text:p>
          </table:table-cell>
          <table:table-cell table:style-name="ce4" table:formula="of:=SQRT([.C50])" office:value-type="float" office:value="1.03683031398585">
            <text:p>1.03683</text:p>
          </table:table-cell>
          <table:table-cell table:style-name="ce4" table:formula="of:=SQRT([.D50])" office:value-type="float" office:value="0.9995">
            <text:p>0.99950</text:p>
          </table:table-cell>
          <table:table-cell table:style-name="ce4" table:formula="of:=SQRT([.E50])*[.U50]/3" office:value-type="float" office:value="5.36827091604915">
            <text:p>5.36827</text:p>
          </table:table-cell>
          <table:table-cell table:style-name="ce4" table:formula="of:=SQRT([.F50])*180/PI()" office:value-type="float" office:value="0.221869353799984">
            <text:p>0.22187</text:p>
          </table:table-cell>
          <table:table-cell table:style-name="ce4" table:formula="of:=SQRT([.G50])*180/PI()" office:value-type="float" office:value="0.157399301442339">
            <text:p>0.15740</text:p>
          </table:table-cell>
          <table:table-cell table:style-name="ce4" table:formula="of:=SQRT([.H50])" office:value-type="float" office:value="0.0865544476615731">
            <text:p>0.08655</text:p>
          </table:table-cell>
          <table:table-cell table:style-name="ce4" table:formula="of:=SQRT([.I50])" office:value-type="float" office:value="1.45132842596016">
            <text:p>1.45133</text:p>
          </table:table-cell>
          <table:table-cell/>
          <table:table-cell table:style-name="ce4" table:formula="of:=SQRT([.K50])" office:value-type="float" office:value="0.817088446864842">
            <text:p>0.81709</text:p>
          </table:table-cell>
          <table:table-cell table:style-name="ce4" table:formula="of:=SQRT([.L50])" office:value-type="float" office:value="0.00000000846540784014568">
            <text:p>0.00000</text:p>
          </table:table-cell>
          <table:table-cell table:style-name="ce4" table:formula="of:=SQRT([.M50])" office:value-type="float" office:value="0.788407876672982">
            <text:p>0.78841</text:p>
          </table:table-cell>
          <table:table-cell table:style-name="ce4" table:formula="of:=SQRT([.N50])*180/PI()" office:value-type="float" office:value="0.000000133203517756134">
            <text:p>0.00000</text:p>
          </table:table-cell>
          <table:table-cell table:style-name="ce4" table:formula="of:=SQRT([.O50])*[.U50]/3" office:value-type="float" office:value="3.9326460093735">
            <text:p>3.93265</text:p>
          </table:table-cell>
          <table:table-cell table:style-name="ce4" table:formula="of:=SQRT([.P50])*180/PI()" office:value-type="float" office:value="0.000000564044433523479">
            <text:p>0.00000</text:p>
          </table:table-cell>
          <table:table-cell table:style-name="ce4" table:formula="of:=SQRT([.Q50])" office:value-type="float" office:value="0.00000000560721621662657">
            <text:p>0.00000</text:p>
          </table:table-cell>
          <table:table-cell table:style-name="ce4" table:formula="of:=SQRT([.R50])" office:value-type="float" office:value="0.000000011849659826341">
            <text:p>0.00000</text:p>
          </table:table-cell>
          <table:table-cell table:number-columns-repeated="68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float" office:value="0.0000305591166">
            <text:p>3.06E-005</text:p>
          </table:table-cell>
          <table:table-cell office:value-type="float" office:value="1.0586886">
            <text:p>1.0586886</text:p>
          </table:table-cell>
          <table:table-cell office:value-type="float" office:value="1.0010394">
            <text:p>1.0010394</text:p>
          </table:table-cell>
          <table:table-cell table:style-name="ce2" office:value-type="float" office:value="0.0873587802">
            <text:p>8.74E-002</text:p>
          </table:table-cell>
          <table:table-cell table:style-name="ce2" office:value-type="float" office:value="0.0000112327953">
            <text:p>1.12E-005</text:p>
          </table:table-cell>
          <table:table-cell table:style-name="ce2" office:value-type="float" office:value="0.000006475183">
            <text:p>6.48E-006</text:p>
          </table:table-cell>
          <table:table-cell table:style-name="ce2" office:value-type="float" office:value="0.00482035987">
            <text:p>4.82E-003</text:p>
          </table:table-cell>
          <table:table-cell office:value-type="float" office:value="1.9427602">
            <text:p>1.9427602</text:p>
          </table:table-cell>
          <table:table-cell/>
          <table:table-cell office:value-type="float" office:value="0.70745075">
            <text:p>0.70745075</text:p>
          </table:table-cell>
          <table:table-cell table:style-name="ce2" office:value-type="float" office:value="9.49473046E-017">
            <text:p>9.49E-017</text:p>
          </table:table-cell>
          <table:table-cell office:value-type="float" office:value="0.67625797">
            <text:p>0.67625797</text:p>
          </table:table-cell>
          <table:table-cell table:style-name="ce2" office:value-type="float" office:value="5.50277767E-018">
            <text:p>5.50E-018</text:p>
          </table:table-cell>
          <table:table-cell table:style-name="ce2" office:value-type="float" office:value="0.0513522848">
            <text:p>5.14E-002</text:p>
          </table:table-cell>
          <table:table-cell table:style-name="ce2" office:value-type="float" office:value="1.02546527E-016">
            <text:p>1.03E-016</text:p>
          </table:table-cell>
          <table:table-cell table:style-name="ce2" office:value-type="float" office:value="3.27656167E-017">
            <text:p>3.28E-017</text:p>
          </table:table-cell>
          <table:table-cell table:style-name="ce2" office:value-type="float" office:value="1.7423428E-016">
            <text:p>1.74E-016</text:p>
          </table:table-cell>
          <table:table-cell table:style-name="ce2"/>
          <table:table-cell table:formula="of:=3/[.A51]" office:value-type="float" office:value="0.125">
            <text:p>0.13</text:p>
          </table:table-cell>
          <table:table-cell table:formula="of:=(3*(2*PI())/[.A51])*180/PI()" office:value-type="float" office:value="45">
            <text:p>45</text:p>
          </table:table-cell>
          <table:table-cell table:style-name="ce4" table:formula="of:=SQRT([.B51])" office:value-type="float" office:value="0.00552803008313088">
            <text:p>0.00553</text:p>
          </table:table-cell>
          <table:table-cell table:style-name="ce4" table:formula="of:=SQRT([.C51])" office:value-type="float" office:value="1.02892594485706">
            <text:p>1.02893</text:p>
          </table:table-cell>
          <table:table-cell table:style-name="ce4" table:formula="of:=SQRT([.D51])" office:value-type="float" office:value="1.00051956502609">
            <text:p>1.00052</text:p>
          </table:table-cell>
          <table:table-cell table:style-name="ce4" table:formula="of:=SQRT([.E51])*[.U51]/3" office:value-type="float" office:value="4.43347781600405">
            <text:p>4.43348</text:p>
          </table:table-cell>
          <table:table-cell table:style-name="ce4" table:formula="of:=SQRT([.F51])*180/PI()" office:value-type="float" office:value="0.192028882565155">
            <text:p>0.19203</text:p>
          </table:table-cell>
          <table:table-cell table:style-name="ce4" table:formula="of:=SQRT([.G51])*180/PI()" office:value-type="float" office:value="0.14579702284302">
            <text:p>0.14580</text:p>
          </table:table-cell>
          <table:table-cell table:style-name="ce4" table:formula="of:=SQRT([.H51])" office:value-type="float" office:value="0.0694288115266278">
            <text:p>0.06943</text:p>
          </table:table-cell>
          <table:table-cell table:style-name="ce4" table:formula="of:=SQRT([.I51])" office:value-type="float" office:value="1.39382932958092">
            <text:p>1.39383</text:p>
          </table:table-cell>
          <table:table-cell/>
          <table:table-cell table:style-name="ce4" table:formula="of:=SQRT([.K51])" office:value-type="float" office:value="0.841100915467342">
            <text:p>0.84110</text:p>
          </table:table-cell>
          <table:table-cell table:style-name="ce4" table:formula="of:=SQRT([.L51])" office:value-type="float" office:value="0.00000000974409075286145">
            <text:p>0.00000</text:p>
          </table:table-cell>
          <table:table-cell table:style-name="ce4" table:formula="of:=SQRT([.M51])" office:value-type="float" office:value="0.822349056058314">
            <text:p>0.82235</text:p>
          </table:table-cell>
          <table:table-cell table:style-name="ce4" table:formula="of:=SQRT([.N51])*180/PI()" office:value-type="float" office:value="0.000000134404439948161">
            <text:p>0.00000</text:p>
          </table:table-cell>
          <table:table-cell table:style-name="ce4" table:formula="of:=SQRT([.O51])*[.U51]/3" office:value-type="float" office:value="3.39915637769138">
            <text:p>3.39916</text:p>
          </table:table-cell>
          <table:table-cell table:style-name="ce4" table:formula="of:=SQRT([.P51])*180/PI()" office:value-type="float" office:value="0.000000580207195756181">
            <text:p>0.00000</text:p>
          </table:table-cell>
          <table:table-cell table:style-name="ce4" table:formula="of:=SQRT([.Q51])" office:value-type="float" office:value="0.00000000572412584592617">
            <text:p>0.00000</text:p>
          </table:table-cell>
          <table:table-cell table:style-name="ce4" table:formula="of:=SQRT([.R51])" office:value-type="float" office:value="0.0000000131997833315551">
            <text:p>0.00000</text:p>
          </table:table-cell>
          <table:table-cell table:number-columns-repeated="68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float" office:value="0.0000319684077">
            <text:p>3.20E-005</text:p>
          </table:table-cell>
          <table:table-cell office:value-type="float" office:value="1.0620093">
            <text:p>1.0620093</text:p>
          </table:table-cell>
          <table:table-cell office:value-type="float" office:value="1.0009346">
            <text:p>1.0009346</text:p>
          </table:table-cell>
          <table:table-cell table:style-name="ce2" office:value-type="float" office:value="0.073504515">
            <text:p>7.35E-002</text:p>
          </table:table-cell>
          <table:table-cell table:style-name="ce2" office:value-type="float" office:value="0.00000880733933">
            <text:p>8.81E-006</text:p>
          </table:table-cell>
          <table:table-cell table:style-name="ce2" office:value-type="float" office:value="0.00000498822101">
            <text:p>4.99E-006</text:p>
          </table:table-cell>
          <table:table-cell table:style-name="ce2" office:value-type="float" office:value="0.00329034217">
            <text:p>3.29E-003</text:p>
          </table:table-cell>
          <table:table-cell office:value-type="float" office:value="1.8467207">
            <text:p>1.8467207</text:p>
          </table:table-cell>
          <table:table-cell/>
          <table:table-cell office:value-type="float" office:value="0.73938602">
            <text:p>0.73938602</text:p>
          </table:table-cell>
          <table:table-cell table:style-name="ce2" office:value-type="float" office:value="1.17711732E-016">
            <text:p>1.18E-016</text:p>
          </table:table-cell>
          <table:table-cell office:value-type="float" office:value="0.7200672">
            <text:p>0.7200672</text:p>
          </table:table-cell>
          <table:table-cell table:style-name="ce2" office:value-type="float" office:value="5.37567475E-018">
            <text:p>5.38E-018</text:p>
          </table:table-cell>
          <table:table-cell table:style-name="ce2" office:value-type="float" office:value="0.0455871522">
            <text:p>4.56E-002</text:p>
          </table:table-cell>
          <table:table-cell table:style-name="ce2" office:value-type="float" office:value="1.05495465E-016">
            <text:p>1.05E-016</text:p>
          </table:table-cell>
          <table:table-cell table:style-name="ce2" office:value-type="float" office:value="3.2680791E-017">
            <text:p>3.27E-017</text:p>
          </table:table-cell>
          <table:table-cell table:style-name="ce2" office:value-type="float" office:value="2.04688145E-016">
            <text:p>2.05E-016</text:p>
          </table:table-cell>
          <table:table-cell table:style-name="ce2"/>
          <table:table-cell table:formula="of:=3/[.A52]" office:value-type="float" office:value="0.115384615384615">
            <text:p>0.12</text:p>
          </table:table-cell>
          <table:table-cell table:formula="of:=(3*(2*PI())/[.A52])*180/PI()" office:value-type="float" office:value="41.5384615384616">
            <text:p>41.5384615385</text:p>
          </table:table-cell>
          <table:table-cell table:style-name="ce4" table:formula="of:=SQRT([.B52])" office:value-type="float" office:value="0.00565406116875295">
            <text:p>0.00565</text:p>
          </table:table-cell>
          <table:table-cell table:style-name="ce4" table:formula="of:=SQRT([.C52])" office:value-type="float" office:value="1.03053835445363">
            <text:p>1.03054</text:p>
          </table:table-cell>
          <table:table-cell table:style-name="ce4" table:formula="of:=SQRT([.D52])" office:value-type="float" office:value="1.00046719086635">
            <text:p>1.00047</text:p>
          </table:table-cell>
          <table:table-cell table:style-name="ce4" table:formula="of:=SQRT([.E52])*[.U52]/3" office:value-type="float" office:value="3.75392992182701">
            <text:p>3.75393</text:p>
          </table:table-cell>
          <table:table-cell table:style-name="ce4" table:formula="of:=SQRT([.F52])*180/PI()" office:value-type="float" office:value="0.170037611954627">
            <text:p>0.17004</text:p>
          </table:table-cell>
          <table:table-cell table:style-name="ce4" table:formula="of:=SQRT([.G52])*180/PI()" office:value-type="float" office:value="0.127966259642493">
            <text:p>0.12797</text:p>
          </table:table-cell>
          <table:table-cell table:style-name="ce4" table:formula="of:=SQRT([.H52])" office:value-type="float" office:value="0.0573615042515449">
            <text:p>0.05736</text:p>
          </table:table-cell>
          <table:table-cell table:style-name="ce4" table:formula="of:=SQRT([.I52])" office:value-type="float" office:value="1.3589410215311">
            <text:p>1.35894</text:p>
          </table:table-cell>
          <table:table-cell/>
          <table:table-cell table:style-name="ce4" table:formula="of:=SQRT([.K52])" office:value-type="float" office:value="0.859875584023642">
            <text:p>0.85988</text:p>
          </table:table-cell>
          <table:table-cell table:style-name="ce4" table:formula="of:=SQRT([.L52])" office:value-type="float" office:value="0.0000000108495037674541">
            <text:p>0.00000</text:p>
          </table:table-cell>
          <table:table-cell table:style-name="ce4" table:formula="of:=SQRT([.M52])" office:value-type="float" office:value="0.848567734479694">
            <text:p>0.84857</text:p>
          </table:table-cell>
          <table:table-cell table:style-name="ce4" table:formula="of:=SQRT([.N52])*180/PI()" office:value-type="float" office:value="0.000000132843137590535">
            <text:p>0.00000</text:p>
          </table:table-cell>
          <table:table-cell table:style-name="ce4" table:formula="of:=SQRT([.O52])*[.U52]/3" office:value-type="float" office:value="2.95631280350868">
            <text:p>2.95631</text:p>
          </table:table-cell>
          <table:table-cell table:style-name="ce4" table:formula="of:=SQRT([.P52])*180/PI()" office:value-type="float" office:value="0.000000588490596695854">
            <text:p>0.00000</text:p>
          </table:table-cell>
          <table:table-cell table:style-name="ce4" table:formula="of:=SQRT([.Q52])" office:value-type="float" office:value="0.00000000571671155473144">
            <text:p>0.00000</text:p>
          </table:table-cell>
          <table:table-cell table:style-name="ce4" table:formula="of:=SQRT([.R52])" office:value-type="float" office:value="0.0000000143069264693714">
            <text:p>0.00000</text:p>
          </table:table-cell>
          <table:table-cell table:number-columns-repeated="68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float" office:value="0.0000332159034">
            <text:p>3.32E-005</text:p>
          </table:table-cell>
          <table:table-cell office:value-type="float" office:value="1.0466408">
            <text:p>1.0466408</text:p>
          </table:table-cell>
          <table:table-cell office:value-type="float" office:value="1.0026741">
            <text:p>1.0026741</text:p>
          </table:table-cell>
          <table:table-cell table:style-name="ce2" office:value-type="float" office:value="0.0616153218">
            <text:p>6.16E-002</text:p>
          </table:table-cell>
          <table:table-cell table:style-name="ce2" office:value-type="float" office:value="0.00000680978746">
            <text:p>6.81E-006</text:p>
          </table:table-cell>
          <table:table-cell table:style-name="ce2" office:value-type="float" office:value="0.00000439471023">
            <text:p>4.39E-006</text:p>
          </table:table-cell>
          <table:table-cell table:style-name="ce2" office:value-type="float" office:value="0.00228716084">
            <text:p>2.29E-003</text:p>
          </table:table-cell>
          <table:table-cell office:value-type="float" office:value="1.7398876">
            <text:p>1.7398876</text:p>
          </table:table-cell>
          <table:table-cell/>
          <table:table-cell office:value-type="float" office:value="0.76563209">
            <text:p>0.76563209</text:p>
          </table:table-cell>
          <table:table-cell table:style-name="ce2" office:value-type="float" office:value="1.47546562E-016">
            <text:p>1.48E-016</text:p>
          </table:table-cell>
          <table:table-cell office:value-type="float" office:value="0.75731575">
            <text:p>0.75731575</text:p>
          </table:table-cell>
          <table:table-cell table:style-name="ce2" office:value-type="float" office:value="5.43291275E-018">
            <text:p>5.43E-018</text:p>
          </table:table-cell>
          <table:table-cell table:style-name="ce2" office:value-type="float" office:value="0.0407314077">
            <text:p>4.07E-002</text:p>
          </table:table-cell>
          <table:table-cell table:style-name="ce2" office:value-type="float" office:value="1.0915922E-016">
            <text:p>1.09E-016</text:p>
          </table:table-cell>
          <table:table-cell table:style-name="ce2" office:value-type="float" office:value="3.36220795E-017">
            <text:p>3.36E-017</text:p>
          </table:table-cell>
          <table:table-cell table:style-name="ce2" office:value-type="float" office:value="2.45274669E-016">
            <text:p>2.45E-016</text:p>
          </table:table-cell>
          <table:table-cell table:style-name="ce2"/>
          <table:table-cell table:formula="of:=3/[.A53]" office:value-type="float" office:value="0.107142857142857">
            <text:p>0.11</text:p>
          </table:table-cell>
          <table:table-cell table:formula="of:=(3*(2*PI())/[.A53])*180/PI()" office:value-type="float" office:value="38.5714285714286">
            <text:p>38.5714285714</text:p>
          </table:table-cell>
          <table:table-cell table:style-name="ce4" table:formula="of:=SQRT([.B53])" office:value-type="float" office:value="0.00576332398881062">
            <text:p>0.00576</text:p>
          </table:table-cell>
          <table:table-cell table:style-name="ce4" table:formula="of:=SQRT([.C53])" office:value-type="float" office:value="1.02305464174696">
            <text:p>1.02305</text:p>
          </table:table-cell>
          <table:table-cell table:style-name="ce4" table:formula="of:=SQRT([.D53])" office:value-type="float" office:value="1.00133615734178">
            <text:p>1.00134</text:p>
          </table:table-cell>
          <table:table-cell table:style-name="ce4" table:formula="of:=SQRT([.E53])*[.U53]/3" office:value-type="float" office:value="3.19145576973958">
            <text:p>3.19146</text:p>
          </table:table-cell>
          <table:table-cell table:style-name="ce4" table:formula="of:=SQRT([.F53])*180/PI()" office:value-type="float" office:value="0.149516599466141">
            <text:p>0.14952</text:p>
          </table:table-cell>
          <table:table-cell table:style-name="ce4" table:formula="of:=SQRT([.G53])*180/PI()" office:value-type="float" office:value="0.120112375088937">
            <text:p>0.12011</text:p>
          </table:table-cell>
          <table:table-cell table:style-name="ce4" table:formula="of:=SQRT([.H53])" office:value-type="float" office:value="0.0478242704073988">
            <text:p>0.04782</text:p>
          </table:table-cell>
          <table:table-cell table:style-name="ce4" table:formula="of:=SQRT([.I53])" office:value-type="float" office:value="1.31904799002917">
            <text:p>1.31905</text:p>
          </table:table-cell>
          <table:table-cell/>
          <table:table-cell table:style-name="ce4" table:formula="of:=SQRT([.K53])" office:value-type="float" office:value="0.875004051419192">
            <text:p>0.87500</text:p>
          </table:table-cell>
          <table:table-cell table:style-name="ce4" table:formula="of:=SQRT([.L53])" office:value-type="float" office:value="0.0000000121468745774376">
            <text:p>0.00000</text:p>
          </table:table-cell>
          <table:table-cell table:style-name="ce4" table:formula="of:=SQRT([.M53])" office:value-type="float" office:value="0.870238903979821">
            <text:p>0.87024</text:p>
          </table:table-cell>
          <table:table-cell table:style-name="ce4" table:formula="of:=SQRT([.N53])*180/PI()" office:value-type="float" office:value="0.000000133548494842734">
            <text:p>0.00000</text:p>
          </table:table-cell>
          <table:table-cell table:style-name="ce4" table:formula="of:=SQRT([.O53])*[.U53]/3" office:value-type="float" office:value="2.59483160701721">
            <text:p>2.59483</text:p>
          </table:table-cell>
          <table:table-cell table:style-name="ce4" table:formula="of:=SQRT([.P53])*180/PI()" office:value-type="float" office:value="0.000000598622235285601">
            <text:p>0.00000</text:p>
          </table:table-cell>
          <table:table-cell table:style-name="ce4" table:formula="of:=SQRT([.Q53])" office:value-type="float" office:value="0.00000000579845492351195">
            <text:p>0.00000</text:p>
          </table:table-cell>
          <table:table-cell table:style-name="ce4" table:formula="of:=SQRT([.R53])" office:value-type="float" office:value="0.000000015661247364115">
            <text:p>0.00000</text:p>
          </table:table-cell>
          <table:table-cell table:number-columns-repeated="68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float" office:value="0.000034280838">
            <text:p>3.43E-005</text:p>
          </table:table-cell>
          <table:table-cell office:value-type="float" office:value="1.0426675">
            <text:p>1.0426675</text:p>
          </table:table-cell>
          <table:table-cell office:value-type="float" office:value="1.003032">
            <text:p>1.003032</text:p>
          </table:table-cell>
          <table:table-cell table:style-name="ce2" office:value-type="float" office:value="0.0528534502">
            <text:p>5.29E-002</text:p>
          </table:table-cell>
          <table:table-cell table:style-name="ce2" office:value-type="float" office:value="0.00000544802788">
            <text:p>5.45E-006</text:p>
          </table:table-cell>
          <table:table-cell table:style-name="ce2" office:value-type="float" office:value="0.00000376267235">
            <text:p>3.76E-006</text:p>
          </table:table-cell>
          <table:table-cell table:style-name="ce2" office:value-type="float" office:value="0.00165327429">
            <text:p>1.65E-003</text:p>
          </table:table-cell>
          <table:table-cell office:value-type="float" office:value="1.6683052">
            <text:p>1.6683052</text:p>
          </table:table-cell>
          <table:table-cell/>
          <table:table-cell office:value-type="float" office:value="0.78709906">
            <text:p>0.78709906</text:p>
          </table:table-cell>
          <table:table-cell table:style-name="ce2" office:value-type="float" office:value="1.78374789E-016">
            <text:p>1.78E-016</text:p>
          </table:table-cell>
          <table:table-cell office:value-type="float" office:value="0.78758597">
            <text:p>0.78758597</text:p>
          </table:table-cell>
          <table:table-cell table:style-name="ce2" office:value-type="float" office:value="5.39600726E-018">
            <text:p>5.40E-018</text:p>
          </table:table-cell>
          <table:table-cell table:style-name="ce2" office:value-type="float" office:value="0.0364554375">
            <text:p>3.65E-002</text:p>
          </table:table-cell>
          <table:table-cell table:style-name="ce2" office:value-type="float" office:value="1.11236642E-016">
            <text:p>1.11E-016</text:p>
          </table:table-cell>
          <table:table-cell table:style-name="ce2" office:value-type="float" office:value="3.3918144E-017">
            <text:p>3.39E-017</text:p>
          </table:table-cell>
          <table:table-cell table:style-name="ce2" office:value-type="float" office:value="2.85406005E-016">
            <text:p>2.85E-016</text:p>
          </table:table-cell>
          <table:table-cell table:style-name="ce2"/>
          <table:table-cell table:formula="of:=3/[.A54]" office:value-type="float" office:value="0.1">
            <text:p>0.10</text:p>
          </table:table-cell>
          <table:table-cell table:formula="of:=(3*(2*PI())/[.A54])*180/PI()" office:value-type="float" office:value="36">
            <text:p>36</text:p>
          </table:table-cell>
          <table:table-cell table:style-name="ce4" table:formula="of:=SQRT([.B54])" office:value-type="float" office:value="0.00585498403072118">
            <text:p>0.00585</text:p>
          </table:table-cell>
          <table:table-cell table:style-name="ce4" table:formula="of:=SQRT([.C54])" office:value-type="float" office:value="1.0211109146415">
            <text:p>1.02111</text:p>
          </table:table-cell>
          <table:table-cell table:style-name="ce4" table:formula="of:=SQRT([.D54])" office:value-type="float" office:value="1.00151485261078">
            <text:p>1.00151</text:p>
          </table:table-cell>
          <table:table-cell table:style-name="ce4" table:formula="of:=SQRT([.E54])*[.U54]/3" office:value-type="float" office:value="2.75878539013095">
            <text:p>2.75879</text:p>
          </table:table-cell>
          <table:table-cell table:style-name="ce4" table:formula="of:=SQRT([.F54])*180/PI()" office:value-type="float" office:value="0.133734141188797">
            <text:p>0.13373</text:p>
          </table:table-cell>
          <table:table-cell table:style-name="ce4" table:formula="of:=SQRT([.G54])*180/PI()" office:value-type="float" office:value="0.111140112846774">
            <text:p>0.11114</text:p>
          </table:table-cell>
          <table:table-cell table:style-name="ce4" table:formula="of:=SQRT([.H54])" office:value-type="float" office:value="0.0406604757719336">
            <text:p>0.04066</text:p>
          </table:table-cell>
          <table:table-cell table:style-name="ce4" table:formula="of:=SQRT([.I54])" office:value-type="float" office:value="1.29162889407136">
            <text:p>1.29163</text:p>
          </table:table-cell>
          <table:table-cell/>
          <table:table-cell table:style-name="ce4" table:formula="of:=SQRT([.K54])" office:value-type="float" office:value="0.887186034606046">
            <text:p>0.88719</text:p>
          </table:table-cell>
          <table:table-cell table:style-name="ce4" table:formula="of:=SQRT([.L54])" office:value-type="float" office:value="0.0000000133557024899479">
            <text:p>0.00000</text:p>
          </table:table-cell>
          <table:table-cell table:style-name="ce4" table:formula="of:=SQRT([.M54])" office:value-type="float" office:value="0.887460404750544">
            <text:p>0.88746</text:p>
          </table:table-cell>
          <table:table-cell table:style-name="ce4" table:formula="of:=SQRT([.N54])*180/PI()" office:value-type="float" office:value="0.00000013309412796152">
            <text:p>0.00000</text:p>
          </table:table-cell>
          <table:table-cell table:style-name="ce4" table:formula="of:=SQRT([.O54])*[.U54]/3" office:value-type="float" office:value="2.29119684881068">
            <text:p>2.29120</text:p>
          </table:table-cell>
          <table:table-cell table:style-name="ce4" table:formula="of:=SQRT([.P54])*180/PI()" office:value-type="float" office:value="0.000000604291613967613">
            <text:p>0.00000</text:p>
          </table:table-cell>
          <table:table-cell table:style-name="ce4" table:formula="of:=SQRT([.Q54])" office:value-type="float" office:value="0.00000000582392857099055">
            <text:p>0.00000</text:p>
          </table:table-cell>
          <table:table-cell table:style-name="ce4" table:formula="of:=SQRT([.R54])" office:value-type="float" office:value="0.0000000168939635669076">
            <text:p>0.00000</text:p>
          </table:table-cell>
          <table:table-cell table:number-columns-repeated="68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float" office:value="0.00003521709">
            <text:p>3.52E-005</text:p>
          </table:table-cell>
          <table:table-cell office:value-type="float" office:value="1.0400167">
            <text:p>1.0400167</text:p>
          </table:table-cell>
          <table:table-cell office:value-type="float" office:value="1.0032244">
            <text:p>1.0032244</text:p>
          </table:table-cell>
          <table:table-cell table:style-name="ce2" office:value-type="float" office:value="0.0458726361">
            <text:p>4.59E-002</text:p>
          </table:table-cell>
          <table:table-cell table:style-name="ce2" office:value-type="float" office:value="0.00000441928478">
            <text:p>4.42E-006</text:p>
          </table:table-cell>
          <table:table-cell table:style-name="ce2" office:value-type="float" office:value="0.00000320521235">
            <text:p>3.21E-006</text:p>
          </table:table-cell>
          <table:table-cell table:style-name="ce2" office:value-type="float" office:value="0.00122592144">
            <text:p>1.23E-003</text:p>
          </table:table-cell>
          <table:table-cell office:value-type="float" office:value="1.610296">
            <text:p>1.610296</text:p>
          </table:table-cell>
          <table:table-cell/>
          <table:table-cell office:value-type="float" office:value="0.8049081">
            <text:p>0.8049081</text:p>
          </table:table-cell>
          <table:table-cell table:style-name="ce2" office:value-type="float" office:value="2.10651932E-016">
            <text:p>2.11E-016</text:p>
          </table:table-cell>
          <table:table-cell office:value-type="float" office:value="0.81280673">
            <text:p>0.81280673</text:p>
          </table:table-cell>
          <table:table-cell table:style-name="ce2" office:value-type="float" office:value="5.32448261E-018">
            <text:p>5.32E-018</text:p>
          </table:table-cell>
          <table:table-cell table:style-name="ce2" office:value-type="float" office:value="0.0327558108">
            <text:p>3.28E-002</text:p>
          </table:table-cell>
          <table:table-cell table:style-name="ce2" office:value-type="float" office:value="1.1246881E-016">
            <text:p>1.12E-016</text:p>
          </table:table-cell>
          <table:table-cell table:style-name="ce2" office:value-type="float" office:value="3.39108648E-017">
            <text:p>3.39E-017</text:p>
          </table:table-cell>
          <table:table-cell table:style-name="ce2" office:value-type="float" office:value="3.26160174E-016">
            <text:p>3.26E-016</text:p>
          </table:table-cell>
          <table:table-cell table:style-name="ce2"/>
          <table:table-cell table:formula="of:=3/[.A55]" office:value-type="float" office:value="0.09375">
            <text:p>0.09</text:p>
          </table:table-cell>
          <table:table-cell table:formula="of:=(3*(2*PI())/[.A55])*180/PI()" office:value-type="float" office:value="33.75">
            <text:p>33.75</text:p>
          </table:table-cell>
          <table:table-cell table:style-name="ce4" table:formula="of:=SQRT([.B55])" office:value-type="float" office:value="0.00593439887435956">
            <text:p>0.00593</text:p>
          </table:table-cell>
          <table:table-cell table:style-name="ce4" table:formula="of:=SQRT([.C55])" office:value-type="float" office:value="1.01981209053433">
            <text:p>1.01981</text:p>
          </table:table-cell>
          <table:table-cell table:style-name="ce4" table:formula="of:=SQRT([.D55])" office:value-type="float" office:value="1.00161090249657">
            <text:p>1.00161</text:p>
          </table:table-cell>
          <table:table-cell table:style-name="ce4" table:formula="of:=SQRT([.E55])*[.U55]/3" office:value-type="float" office:value="2.40951354144488">
            <text:p>2.40951</text:p>
          </table:table-cell>
          <table:table-cell table:style-name="ce4" table:formula="of:=SQRT([.F55])*180/PI()" office:value-type="float" office:value="0.120447731976548">
            <text:p>0.12045</text:p>
          </table:table-cell>
          <table:table-cell table:style-name="ce4" table:formula="of:=SQRT([.G55])*180/PI()" office:value-type="float" office:value="0.102577246286475">
            <text:p>0.10258</text:p>
          </table:table-cell>
          <table:table-cell table:style-name="ce4" table:formula="of:=SQRT([.H55])" office:value-type="float" office:value="0.0350131609541327">
            <text:p>0.03501</text:p>
          </table:table-cell>
          <table:table-cell table:style-name="ce4" table:formula="of:=SQRT([.I55])" office:value-type="float" office:value="1.26897438902446">
            <text:p>1.26897</text:p>
          </table:table-cell>
          <table:table-cell/>
          <table:table-cell table:style-name="ce4" table:formula="of:=SQRT([.K55])" office:value-type="float" office:value="0.897166706916836">
            <text:p>0.89717</text:p>
          </table:table-cell>
          <table:table-cell table:style-name="ce4" table:formula="of:=SQRT([.L55])" office:value-type="float" office:value="0.0000000145138531066013">
            <text:p>0.00000</text:p>
          </table:table-cell>
          <table:table-cell table:style-name="ce4" table:formula="of:=SQRT([.M55])" office:value-type="float" office:value="0.901557946002363">
            <text:p>0.90156</text:p>
          </table:table-cell>
          <table:table-cell table:style-name="ce4" table:formula="of:=SQRT([.N55])*180/PI()" office:value-type="float" office:value="0.000000132209096973828">
            <text:p>0.00000</text:p>
          </table:table-cell>
          <table:table-cell table:style-name="ce4" table:formula="of:=SQRT([.O55])*[.U55]/3" office:value-type="float" office:value="2.03608872703893">
            <text:p>2.03609</text:p>
          </table:table-cell>
          <table:table-cell table:style-name="ce4" table:formula="of:=SQRT([.P55])*180/PI()" office:value-type="float" office:value="0.000000607629264968586">
            <text:p>0.00000</text:p>
          </table:table-cell>
          <table:table-cell table:style-name="ce4" table:formula="of:=SQRT([.Q55])" office:value-type="float" office:value="0.00000000582330359847398">
            <text:p>0.00000</text:p>
          </table:table-cell>
          <table:table-cell table:style-name="ce4" table:formula="of:=SQRT([.R55])" office:value-type="float" office:value="0.0000000180599051492526">
            <text:p>0.00000</text:p>
          </table:table-cell>
          <table:table-cell table:number-columns-repeated="68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float" office:value="0.0000361337952">
            <text:p>3.61E-005</text:p>
          </table:table-cell>
          <table:table-cell office:value-type="float" office:value="1.0278386">
            <text:p>1.0278386</text:p>
          </table:table-cell>
          <table:table-cell office:value-type="float" office:value="1.0046139">
            <text:p>1.0046139</text:p>
          </table:table-cell>
          <table:table-cell table:style-name="ce2" office:value-type="float" office:value="0.0398036093">
            <text:p>3.98E-002</text:p>
          </table:table-cell>
          <table:table-cell table:style-name="ce2" office:value-type="float" office:value="0.00000352906568">
            <text:p>3.53E-006</text:p>
          </table:table-cell>
          <table:table-cell table:style-name="ce2" office:value-type="float" office:value="0.00000288563001">
            <text:p>2.89E-006</text:p>
          </table:table-cell>
          <table:table-cell table:style-name="ce2" office:value-type="float" office:value="0.00092025433">
            <text:p>9.20E-004</text:p>
          </table:table-cell>
          <table:table-cell office:value-type="float" office:value="1.546664">
            <text:p>1.546664</text:p>
          </table:table-cell>
          <table:table-cell/>
          <table:table-cell office:value-type="float" office:value="0.8199535">
            <text:p>0.8199535</text:p>
          </table:table-cell>
          <table:table-cell table:style-name="ce2" office:value-type="float" office:value="2.58109653E-016">
            <text:p>2.58E-016</text:p>
          </table:table-cell>
          <table:table-cell office:value-type="float" office:value="0.83501524">
            <text:p>0.83501524</text:p>
          </table:table-cell>
          <table:table-cell table:style-name="ce2" office:value-type="float" office:value="5.53865745E-018">
            <text:p>5.54E-018</text:p>
          </table:table-cell>
          <table:table-cell table:style-name="ce2" office:value-type="float" office:value="0.0296070296">
            <text:p>2.96E-002</text:p>
          </table:table-cell>
          <table:table-cell table:style-name="ce2" office:value-type="float" office:value="1.14823217E-016">
            <text:p>1.15E-016</text:p>
          </table:table-cell>
          <table:table-cell table:style-name="ce2" office:value-type="float" office:value="3.56453699E-017">
            <text:p>3.56E-017</text:p>
          </table:table-cell>
          <table:table-cell table:style-name="ce2" office:value-type="float" office:value="3.88396529E-016">
            <text:p>3.88E-016</text:p>
          </table:table-cell>
          <table:table-cell table:style-name="ce2"/>
          <table:table-cell table:formula="of:=3/[.A56]" office:value-type="float" office:value="0.0882352941176471">
            <text:p>0.09</text:p>
          </table:table-cell>
          <table:table-cell table:formula="of:=(3*(2*PI())/[.A56])*180/PI()" office:value-type="float" office:value="31.7647058823529">
            <text:p>31.7647058824</text:p>
          </table:table-cell>
          <table:table-cell table:style-name="ce4" table:formula="of:=SQRT([.B56])" office:value-type="float" office:value="0.00601113925974104">
            <text:p>0.00601</text:p>
          </table:table-cell>
          <table:table-cell table:style-name="ce4" table:formula="of:=SQRT([.C56])" office:value-type="float" office:value="1.01382375194114">
            <text:p>1.01382</text:p>
          </table:table-cell>
          <table:table-cell table:style-name="ce4" table:formula="of:=SQRT([.D56])" office:value-type="float" office:value="1.00230429511202">
            <text:p>1.00230</text:p>
          </table:table-cell>
          <table:table-cell table:style-name="ce4" table:formula="of:=SQRT([.E56])*[.U56]/3" office:value-type="float" office:value="2.11244208480633">
            <text:p>2.11244</text:p>
          </table:table-cell>
          <table:table-cell table:style-name="ce4" table:formula="of:=SQRT([.F56])*180/PI()" office:value-type="float" office:value="0.107634749146883">
            <text:p>0.10763</text:p>
          </table:table-cell>
          <table:table-cell table:style-name="ce4" table:formula="of:=SQRT([.G56])*180/PI()" office:value-type="float" office:value="0.0973291555527554">
            <text:p>0.09733</text:p>
          </table:table-cell>
          <table:table-cell table:style-name="ce4" table:formula="of:=SQRT([.H56])" office:value-type="float" office:value="0.0303356939923912">
            <text:p>0.03034</text:p>
          </table:table-cell>
          <table:table-cell table:style-name="ce4" table:formula="of:=SQRT([.I56])" office:value-type="float" office:value="1.24364946829885">
            <text:p>1.24365</text:p>
          </table:table-cell>
          <table:table-cell/>
          <table:table-cell table:style-name="ce4" table:formula="of:=SQRT([.K56])" office:value-type="float" office:value="0.905512838119924">
            <text:p>0.90551</text:p>
          </table:table-cell>
          <table:table-cell table:style-name="ce4" table:formula="of:=SQRT([.L56])" office:value-type="float" office:value="0.0000000160657913904046">
            <text:p>0.00000</text:p>
          </table:table-cell>
          <table:table-cell table:style-name="ce4" table:formula="of:=SQRT([.M56])" office:value-type="float" office:value="0.913791683043789">
            <text:p>0.91379</text:p>
          </table:table-cell>
          <table:table-cell table:style-name="ce4" table:formula="of:=SQRT([.N56])*180/PI()" office:value-type="float" office:value="0.000000134841906866522">
            <text:p>0.00000</text:p>
          </table:table-cell>
          <table:table-cell table:style-name="ce4" table:formula="of:=SQRT([.O56])*[.U56]/3" office:value-type="float" office:value="1.82188517810935">
            <text:p>1.82189</text:p>
          </table:table-cell>
          <table:table-cell table:style-name="ce4" table:formula="of:=SQRT([.P56])*180/PI()" office:value-type="float" office:value="0.00000061395633875413">
            <text:p>0.00000</text:p>
          </table:table-cell>
          <table:table-cell table:style-name="ce4" table:formula="of:=SQRT([.Q56])" office:value-type="float" office:value="0.00000000597037435174713">
            <text:p>0.00000</text:p>
          </table:table-cell>
          <table:table-cell table:style-name="ce4" table:formula="of:=SQRT([.R56])" office:value-type="float" office:value="0.0000000197077783882405">
            <text:p>0.00000</text:p>
          </table:table-cell>
          <table:table-cell table:number-columns-repeated="68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float" office:value="0.0000369001791">
            <text:p>3.69E-005</text:p>
          </table:table-cell>
          <table:table-cell office:value-type="float" office:value="1.0244021">
            <text:p>1.0244021</text:p>
          </table:table-cell>
          <table:table-cell office:value-type="float" office:value="1.0048478">
            <text:p>1.0048478</text:p>
          </table:table-cell>
          <table:table-cell table:style-name="ce2" office:value-type="float" office:value="0.035110563">
            <text:p>3.51E-002</text:p>
          </table:table-cell>
          <table:table-cell table:style-name="ce2" office:value-type="float" office:value="0.00000290728963">
            <text:p>2.91E-006</text:p>
          </table:table-cell>
          <table:table-cell table:style-name="ce2" office:value-type="float" office:value="0.00000255184113">
            <text:p>2.55E-006</text:p>
          </table:table-cell>
          <table:table-cell table:style-name="ce2" office:value-type="float" office:value="0.000709275599">
            <text:p>7.09E-004</text:p>
          </table:table-cell>
          <table:table-cell office:value-type="float" office:value="1.5033872">
            <text:p>1.5033872</text:p>
          </table:table-cell>
          <table:table-cell/>
          <table:table-cell office:value-type="float" office:value="0.83254528">
            <text:p>0.83254528</text:p>
          </table:table-cell>
          <table:table-cell table:style-name="ce2" office:value-type="float" office:value="3.06782602E-016">
            <text:p>3.07E-016</text:p>
          </table:table-cell>
          <table:table-cell office:value-type="float" office:value="0.85319054">
            <text:p>0.85319054</text:p>
          </table:table-cell>
          <table:table-cell table:style-name="ce2" office:value-type="float" office:value="5.64892187E-018">
            <text:p>5.65E-018</text:p>
          </table:table-cell>
          <table:table-cell table:style-name="ce2" office:value-type="float" office:value="0.026822947">
            <text:p>2.68E-002</text:p>
          </table:table-cell>
          <table:table-cell table:style-name="ce2" office:value-type="float" office:value="1.15971648E-016">
            <text:p>1.16E-016</text:p>
          </table:table-cell>
          <table:table-cell table:style-name="ce2" office:value-type="float" office:value="3.6714878E-017">
            <text:p>3.67E-017</text:p>
          </table:table-cell>
          <table:table-cell table:style-name="ce2" office:value-type="float" office:value="4.50226546E-016">
            <text:p>4.50E-016</text:p>
          </table:table-cell>
          <table:table-cell table:style-name="ce2"/>
          <table:table-cell table:formula="of:=3/[.A57]" office:value-type="float" office:value="0.0833333333333333">
            <text:p>0.08</text:p>
          </table:table-cell>
          <table:table-cell table:formula="of:=(3*(2*PI())/[.A57])*180/PI()" office:value-type="float" office:value="30">
            <text:p>30</text:p>
          </table:table-cell>
          <table:table-cell table:style-name="ce4" table:formula="of:=SQRT([.B57])" office:value-type="float" office:value="0.00607455176124132">
            <text:p>0.00607</text:p>
          </table:table-cell>
          <table:table-cell table:style-name="ce4" table:formula="of:=SQRT([.C57])" office:value-type="float" office:value="1.01212751172962">
            <text:p>1.01213</text:p>
          </table:table-cell>
          <table:table-cell table:style-name="ce4" table:formula="of:=SQRT([.D57])" office:value-type="float" office:value="1.00242096945345">
            <text:p>1.00242</text:p>
          </table:table-cell>
          <table:table-cell table:style-name="ce4" table:formula="of:=SQRT([.E57])*[.U57]/3" office:value-type="float" office:value="1.8737812839283">
            <text:p>1.87378</text:p>
          </table:table-cell>
          <table:table-cell table:style-name="ce4" table:formula="of:=SQRT([.F57])*180/PI()" office:value-type="float" office:value="0.0976937503563421">
            <text:p>0.09769</text:p>
          </table:table-cell>
          <table:table-cell table:style-name="ce4" table:formula="of:=SQRT([.G57])*180/PI()" office:value-type="float" office:value="0.091527046635326">
            <text:p>0.09153</text:p>
          </table:table-cell>
          <table:table-cell table:style-name="ce4" table:formula="of:=SQRT([.H57])" office:value-type="float" office:value="0.026632228577421">
            <text:p>0.02663</text:p>
          </table:table-cell>
          <table:table-cell table:style-name="ce4" table:formula="of:=SQRT([.I57])" office:value-type="float" office:value="1.22612691023401">
            <text:p>1.22613</text:p>
          </table:table-cell>
          <table:table-cell/>
          <table:table-cell table:style-name="ce4" table:formula="of:=SQRT([.K57])" office:value-type="float" office:value="0.912439192494492">
            <text:p>0.91244</text:p>
          </table:table-cell>
          <table:table-cell table:style-name="ce4" table:formula="of:=SQRT([.L57])" office:value-type="float" office:value="0.0000000175152105896561">
            <text:p>0.00000</text:p>
          </table:table-cell>
          <table:table-cell table:style-name="ce4" table:formula="of:=SQRT([.M57])" office:value-type="float" office:value="0.923683138310969">
            <text:p>0.92368</text:p>
          </table:table-cell>
          <table:table-cell table:style-name="ce4" table:formula="of:=SQRT([.N57])*180/PI()" office:value-type="float" office:value="0.000000136177518649578">
            <text:p>0.00000</text:p>
          </table:table-cell>
          <table:table-cell table:style-name="ce4" table:formula="of:=SQRT([.O57])*[.U57]/3" office:value-type="float" office:value="1.63777125997497">
            <text:p>1.63777</text:p>
          </table:table-cell>
          <table:table-cell table:style-name="ce4" table:formula="of:=SQRT([.P57])*180/PI()" office:value-type="float" office:value="0.000000617019013058534">
            <text:p>0.00000</text:p>
          </table:table-cell>
          <table:table-cell table:style-name="ce4" table:formula="of:=SQRT([.Q57])" office:value-type="float" office:value="0.00000000605928032030207">
            <text:p>0.00000</text:p>
          </table:table-cell>
          <table:table-cell table:style-name="ce4" table:formula="of:=SQRT([.R57])" office:value-type="float" office:value="0.0000000212185425041401">
            <text:p>0.00000</text:p>
          </table:table-cell>
          <table:table-cell table:number-columns-repeated="68"/>
        </table:table-row>
        <table:table-row table:style-name="ro1">
          <table:table-cell table:number-columns-repeated="11"/>
          <table:table-cell>
            <draw:frame table:end-cell-address="Sheet1.Y95" table:end-x="0.223cm" table:end-y="0.193cm" draw:z-index="1" draw:style-name="gr1" svg:width="22.095cm" svg:height="16.572cm" svg:x="0.131cm" svg:y="0.266cm">
              <draw:object draw:notify-on-update-of-ranges="Sheet1.A3:Sheet1.A57 Sheet1.D2:Sheet1.D2 Sheet1.AG3:Sheet1.AG57 Sheet1.A3:Sheet1.A57 Sheet1.AI2:Sheet1.AI2 Sheet1.AI3:Sheet1.AI5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4"/>
        </table:table-row>
        <table:table-row table:style-name="ro1">
          <table:table-cell>
            <draw:frame table:end-cell-address="Sheet1.J95" table:end-x="0.841cm" table:end-y="0.426cm" draw:z-index="0" draw:style-name="gr1" svg:width="19.123cm" svg:height="16.572cm" svg:x="0.055cm" svg:y="0.049cm">
              <draw:object draw:notify-on-update-of-ranges="Sheet1.A2:Sheet1.A2 Sheet1.A3:Sheet1.A57 Sheet1.X2:Sheet1.X2 Sheet1.X3:Sheet1.X57 Sheet1.A2:Sheet1.A2 Sheet1.A3:Sheet1.A57 Sheet1.Y2:Sheet1.Y2 Sheet1.Y3:Sheet1.Y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5"/>
        </table:table-row>
        <table:table-row table:style-name="ro1" table:number-rows-repeated="1048516">
          <table:table-cell table:number-columns-repeated="106"/>
        </table:table-row>
        <table:table-row table:style-name="ro1">
          <table:table-cell table:number-columns-repeated="106"/>
        </table:table-row>
      </table:table>
      <table:table table:name="Sheet2" table:style-name="ta1" table:print="false">
        <table:table-column table:style-name="co15" table:number-columns-repeated="10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Numeric</text:p>
          </table:table-cell>
          <table:table-cell office:value-type="string">
            <text:p>Alg</text:p>
          </table:table-cell>
          <table:table-cell table:number-columns-repeated="5"/>
          <table:table-cell>
            <draw:frame table:end-cell-address="Sheet2.Q30" table:end-x="1.477cm" table:end-y="0.423cm" draw:z-index="0" draw:style-name="gr1" svg:width="16.57cm" svg:height="13.237cm" svg:x="0.714cm" svg:y="0.232cm">
              <draw:object draw:notify-on-update-of-ranges="Sheet2.A1:Sheet2.A1 Sheet2.A2:Sheet2.A64 Sheet2.B1:Sheet2.B1 Sheet2.B2:Sheet2.B64 Sheet2.A2:Sheet2.A64 Sheet2.C1:Sheet2.C1 Sheet2.C3:Sheet2.C64 Sheet2.D1:Sheet2.D1 Sheet2.D2:Sheet2.D64 Sheet2.A2:Sheet2.A6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formula="of:=0" office:value-type="float" office:value="0">
            <text:p>0</text:p>
          </table:table-cell>
          <table:table-cell table:formula="of:=3*SIN([.A2]/12*2*PI())" office:value-type="float" office:value="0">
            <text:p>0</text:p>
          </table:table-cell>
          <table:table-cell/>
          <table:table-cell table:formula="of:=(2*PI())/12*COS([.A2]/12*2*PI())" office:value-type="float" office:value="0.523598775598299">
            <text:p>0.5235987756</text:p>
          </table:table-cell>
          <table:table-cell table:number-columns-repeated="6"/>
        </table:table-row>
        <table:table-row table:style-name="ro1">
          <table:table-cell table:formula="of:=[.A2]+0.25" office:value-type="float" office:value="0.25">
            <text:p>0.25</text:p>
          </table:table-cell>
          <table:table-cell table:formula="of:=3*SIN([.A3]/12*2*PI())" office:value-type="float" office:value="0.391578576660155">
            <text:p>0.3915785767</text:p>
          </table:table-cell>
          <table:table-cell table:formula="of:=([.B3]-[.B2])/([.A3]-[.A2])" office:value-type="float" office:value="1.56631430664062">
            <text:p>1.5663143066</text:p>
          </table:table-cell>
          <table:table-cell table:formula="of:=(2*PI())/12*COS([.A3]/12*2*PI())" office:value-type="float" office:value="0.519119315488552">
            <text:p>0.5191193155</text:p>
          </table:table-cell>
          <table:table-cell table:number-columns-repeated="6"/>
        </table:table-row>
        <table:table-row table:style-name="ro1">
          <table:table-cell table:formula="of:=[.A3]+0.25" office:value-type="float" office:value="0.5">
            <text:p>0.5</text:p>
          </table:table-cell>
          <table:table-cell table:formula="of:=3*SIN([.A4]/12*2*PI())" office:value-type="float" office:value="0.776457135307562">
            <text:p>0.7764571353</text:p>
          </table:table-cell>
          <table:table-cell table:formula="of:=([.B4]-[.B3])/([.A4]-[.A3])" office:value-type="float" office:value="1.53951423458963">
            <text:p>1.5395142346</text:p>
          </table:table-cell>
          <table:table-cell table:formula="of:=(2*PI())/12*COS([.A4]/12*2*PI())" office:value-type="float" office:value="0.505757579963731">
            <text:p>0.50575758</text:p>
          </table:table-cell>
          <table:table-cell table:number-columns-repeated="6"/>
        </table:table-row>
        <table:table-row table:style-name="ro1">
          <table:table-cell table:formula="of:=[.A4]+0.25" office:value-type="float" office:value="0.75">
            <text:p>0.75</text:p>
          </table:table-cell>
          <table:table-cell table:formula="of:=3*SIN([.A5]/12*2*PI())" office:value-type="float" office:value="1.14805029709527">
            <text:p>1.1480502971</text:p>
          </table:table-cell>
          <table:table-cell table:formula="of:=([.B5]-[.B4])/([.A5]-[.A4])" office:value-type="float" office:value="1.48637264715083">
            <text:p>1.4863726472</text:p>
          </table:table-cell>
          <table:table-cell table:formula="of:=(2*PI())/12*COS([.A5]/12*2*PI())" office:value-type="float" office:value="0.483742192023238">
            <text:p>0.483742192</text:p>
          </table:table-cell>
          <table:table-cell table:number-columns-repeated="6"/>
        </table:table-row>
        <table:table-row table:style-name="ro1">
          <table:table-cell table:formula="of:=[.A5]+0.25" office:value-type="float" office:value="1">
            <text:p>1</text:p>
          </table:table-cell>
          <table:table-cell table:formula="of:=3*SIN([.A6]/12*2*PI())" office:value-type="float" office:value="1.5">
            <text:p>1.5</text:p>
          </table:table-cell>
          <table:table-cell table:formula="of:=([.B6]-[.B5])/([.A6]-[.A5])" office:value-type="float" office:value="1.40779881161892">
            <text:p>1.4077988116</text:p>
          </table:table-cell>
          <table:table-cell table:formula="of:=(2*PI())/12*COS([.A6]/12*2*PI())" office:value-type="float" office:value="0.453449841058554">
            <text:p>0.4534498411</text:p>
          </table:table-cell>
          <table:table-cell table:number-columns-repeated="6"/>
        </table:table-row>
        <table:table-row table:style-name="ro1">
          <table:table-cell table:formula="of:=[.A6]+0.25" office:value-type="float" office:value="1.25">
            <text:p>1.25</text:p>
          </table:table-cell>
          <table:table-cell table:formula="of:=3*SIN([.A7]/12*2*PI())" office:value-type="float" office:value="1.82628428702616">
            <text:p>1.826284287</text:p>
          </table:table-cell>
          <table:table-cell table:formula="of:=([.B7]-[.B6])/([.A7]-[.A6])" office:value-type="float" office:value="1.30513714810465">
            <text:p>1.3051371481</text:p>
          </table:table-cell>
          <table:table-cell table:formula="of:=(2*PI())/12*COS([.A7]/12*2*PI())" office:value-type="float" office:value="0.415398837593311">
            <text:p>0.4153988376</text:p>
          </table:table-cell>
          <table:table-cell table:number-columns-repeated="6"/>
        </table:table-row>
        <table:table-row table:style-name="ro1">
          <table:table-cell table:formula="of:=[.A7]+0.25" office:value-type="float" office:value="1.5">
            <text:p>1.5</text:p>
          </table:table-cell>
          <table:table-cell table:formula="of:=3*SIN([.A8]/12*2*PI())" office:value-type="float" office:value="2.12132034355964">
            <text:p>2.1213203436</text:p>
          </table:table-cell>
          <table:table-cell table:formula="of:=([.B8]-[.B7])/([.A8]-[.A7])" office:value-type="float" office:value="1.18014422613392">
            <text:p>1.1801442261</text:p>
          </table:table-cell>
          <table:table-cell table:formula="of:=(2*PI())/12*COS([.A8]/12*2*PI())" office:value-type="float" office:value="0.37024024484653">
            <text:p>0.3702402448</text:p>
          </table:table-cell>
          <table:table-cell table:number-columns-repeated="6"/>
        </table:table-row>
        <table:table-row table:style-name="ro1">
          <table:table-cell table:formula="of:=[.A8]+0.25" office:value-type="float" office:value="1.75">
            <text:p>1.75</text:p>
          </table:table-cell>
          <table:table-cell table:formula="of:=3*SIN([.A9]/12*2*PI())" office:value-type="float" office:value="2.38006002087371">
            <text:p>2.3800600209</text:p>
          </table:table-cell>
          <table:table-cell table:formula="of:=([.B9]-[.B8])/([.A9]-[.A8])" office:value-type="float" office:value="1.03495870925625">
            <text:p>1.0349587093</text:p>
          </table:table-cell>
          <table:table-cell table:formula="of:=(2*PI())/12*COS([.A9]/12*2*PI())" office:value-type="float" office:value="0.318746738860437">
            <text:p>0.3187467389</text:p>
          </table:table-cell>
          <table:table-cell table:number-columns-repeated="6"/>
        </table:table-row>
        <table:table-row table:style-name="ro1">
          <table:table-cell table:formula="of:=[.A9]+0.25" office:value-type="float" office:value="2">
            <text:p>2</text:p>
          </table:table-cell>
          <table:table-cell table:formula="of:=3*SIN([.A10]/12*2*PI())" office:value-type="float" office:value="2.59807621135332">
            <text:p>2.5980762114</text:p>
          </table:table-cell>
          <table:table-cell table:formula="of:=([.B10]-[.B9])/([.A10]-[.A9])" office:value-type="float" office:value="0.872064761918441">
            <text:p>0.8720647619</text:p>
          </table:table-cell>
          <table:table-cell table:formula="of:=(2*PI())/12*COS([.A10]/12*2*PI())" office:value-type="float" office:value="0.261799387799149">
            <text:p>0.2617993878</text:p>
          </table:table-cell>
          <table:table-cell table:number-columns-repeated="6"/>
        </table:table-row>
        <table:table-row table:style-name="ro1">
          <table:table-cell table:formula="of:=[.A10]+0.25" office:value-type="float" office:value="2.25">
            <text:p>2.25</text:p>
          </table:table-cell>
          <table:table-cell table:formula="of:=3*SIN([.A11]/12*2*PI())" office:value-type="float" office:value="2.77163859753386">
            <text:p>2.7716385975</text:p>
          </table:table-cell>
          <table:table-cell table:formula="of:=([.B11]-[.B10])/([.A11]-[.A10])" office:value-type="float" office:value="0.694249544722176">
            <text:p>0.6942495447</text:p>
          </table:table-cell>
          <table:table-cell table:formula="of:=(2*PI())/12*COS([.A11]/12*2*PI())" office:value-type="float" office:value="0.200372576628115">
            <text:p>0.2003725766</text:p>
          </table:table-cell>
          <table:table-cell table:number-columns-repeated="6"/>
        </table:table-row>
        <table:table-row table:style-name="ro1">
          <table:table-cell table:formula="of:=[.A11]+0.25" office:value-type="float" office:value="2.5">
            <text:p>2.5</text:p>
          </table:table-cell>
          <table:table-cell table:formula="of:=3*SIN([.A12]/12*2*PI())" office:value-type="float" office:value="2.89777747886721">
            <text:p>2.8977774789</text:p>
          </table:table-cell>
          <table:table-cell table:formula="of:=([.B12]-[.B11])/([.A12]-[.A11])" office:value-type="float" office:value="0.50455552533338">
            <text:p>0.5045555253</text:p>
          </table:table-cell>
          <table:table-cell table:formula="of:=(2*PI())/12*COS([.A12]/12*2*PI())" office:value-type="float" office:value="0.135517335117201">
            <text:p>0.1355173351</text:p>
          </table:table-cell>
          <table:table-cell table:number-columns-repeated="6"/>
        </table:table-row>
        <table:table-row table:style-name="ro1">
          <table:table-cell table:formula="of:=[.A12]+0.25" office:value-type="float" office:value="2.75">
            <text:p>2.75</text:p>
          </table:table-cell>
          <table:table-cell table:formula="of:=3*SIN([.A13]/12*2*PI())" office:value-type="float" office:value="2.97433458412143">
            <text:p>2.9743345841</text:p>
          </table:table-cell>
          <table:table-cell table:formula="of:=([.B13]-[.B12])/([.A13]-[.A12])" office:value-type="float" office:value="0.306228421016904">
            <text:p>0.306228421</text:p>
          </table:table-cell>
          <table:table-cell table:formula="of:=(2*PI())/12*COS([.A13]/12*2*PI())" office:value-type="float" office:value="0.0683433544299273">
            <text:p>0.0683433544</text:p>
          </table:table-cell>
          <table:table-cell table:number-columns-repeated="6"/>
        </table:table-row>
        <table:table-row table:style-name="ro1">
          <table:table-cell table:formula="of:=[.A13]+0.25" office:value-type="float" office:value="3">
            <text:p>3</text:p>
          </table:table-cell>
          <table:table-cell table:formula="of:=3*SIN([.A14]/12*2*PI())" office:value-type="float" office:value="3">
            <text:p>3</text:p>
          </table:table-cell>
          <table:table-cell table:formula="of:=([.B14]-[.B13])/([.A14]-[.A13])" office:value-type="float" office:value="0.102661663514276">
            <text:p>0.1026616635</text:p>
          </table:table-cell>
          <table:table-cell table:formula="of:=(2*PI())/12*COS([.A14]/12*2*PI())" office:value-type="float" office:value="3.20601193725647E-017">
            <text:p>0</text:p>
          </table:table-cell>
          <table:table-cell table:number-columns-repeated="6"/>
        </table:table-row>
        <table:table-row table:style-name="ro1">
          <table:table-cell table:formula="of:=[.A14]+0.25" office:value-type="float" office:value="3.25">
            <text:p>3.25</text:p>
          </table:table-cell>
          <table:table-cell table:formula="of:=3*SIN([.A15]/12*2*PI())" office:value-type="float" office:value="2.97433458412143">
            <text:p>2.9743345841</text:p>
          </table:table-cell>
          <table:table-cell table:formula="of:=([.B15]-[.B14])/([.A15]-[.A14])" office:value-type="float" office:value="-0.102661663514274">
            <text:p>-0.1026616635</text:p>
          </table:table-cell>
          <table:table-cell table:formula="of:=(2*PI())/12*COS([.A15]/12*2*PI())" office:value-type="float" office:value="-0.0683433544299271">
            <text:p>-0.0683433544</text:p>
          </table:table-cell>
          <table:table-cell table:number-columns-repeated="6"/>
        </table:table-row>
        <table:table-row table:style-name="ro1">
          <table:table-cell table:formula="of:=[.A15]+0.25" office:value-type="float" office:value="3.5">
            <text:p>3.5</text:p>
          </table:table-cell>
          <table:table-cell table:formula="of:=3*SIN([.A16]/12*2*PI())" office:value-type="float" office:value="2.89777747886721">
            <text:p>2.8977774789</text:p>
          </table:table-cell>
          <table:table-cell table:formula="of:=([.B16]-[.B15])/([.A16]-[.A15])" office:value-type="float" office:value="-0.306228421016906">
            <text:p>-0.306228421</text:p>
          </table:table-cell>
          <table:table-cell table:formula="of:=(2*PI())/12*COS([.A16]/12*2*PI())" office:value-type="float" office:value="-0.135517335117201">
            <text:p>-0.1355173351</text:p>
          </table:table-cell>
          <table:table-cell table:number-columns-repeated="6"/>
        </table:table-row>
        <table:table-row table:style-name="ro1">
          <table:table-cell table:formula="of:=[.A16]+0.25" office:value-type="float" office:value="3.75">
            <text:p>3.75</text:p>
          </table:table-cell>
          <table:table-cell table:formula="of:=3*SIN([.A17]/12*2*PI())" office:value-type="float" office:value="2.77163859753386">
            <text:p>2.7716385975</text:p>
          </table:table-cell>
          <table:table-cell table:formula="of:=([.B17]-[.B16])/([.A17]-[.A16])" office:value-type="float" office:value="-0.50455552533338">
            <text:p>-0.5045555253</text:p>
          </table:table-cell>
          <table:table-cell table:formula="of:=(2*PI())/12*COS([.A17]/12*2*PI())" office:value-type="float" office:value="-0.200372576628115">
            <text:p>-0.2003725766</text:p>
          </table:table-cell>
          <table:table-cell table:number-columns-repeated="6"/>
        </table:table-row>
        <table:table-row table:style-name="ro1">
          <table:table-cell table:formula="of:=[.A17]+0.25" office:value-type="float" office:value="4">
            <text:p>4</text:p>
          </table:table-cell>
          <table:table-cell table:formula="of:=3*SIN([.A18]/12*2*PI())" office:value-type="float" office:value="2.59807621135332">
            <text:p>2.5980762114</text:p>
          </table:table-cell>
          <table:table-cell table:formula="of:=([.B18]-[.B17])/([.A18]-[.A17])" office:value-type="float" office:value="-0.694249544722176">
            <text:p>-0.6942495447</text:p>
          </table:table-cell>
          <table:table-cell table:formula="of:=(2*PI())/12*COS([.A18]/12*2*PI())" office:value-type="float" office:value="-0.261799387799149">
            <text:p>-0.2617993878</text:p>
          </table:table-cell>
          <table:table-cell table:number-columns-repeated="6"/>
        </table:table-row>
        <table:table-row table:style-name="ro1">
          <table:table-cell table:formula="of:=[.A18]+0.25" office:value-type="float" office:value="4.25">
            <text:p>4.25</text:p>
          </table:table-cell>
          <table:table-cell table:formula="of:=3*SIN([.A19]/12*2*PI())" office:value-type="float" office:value="2.38006002087371">
            <text:p>2.3800600209</text:p>
          </table:table-cell>
          <table:table-cell table:formula="of:=([.B19]-[.B18])/([.A19]-[.A18])" office:value-type="float" office:value="-0.872064761918441">
            <text:p>-0.8720647619</text:p>
          </table:table-cell>
          <table:table-cell table:formula="of:=(2*PI())/12*COS([.A19]/12*2*PI())" office:value-type="float" office:value="-0.318746738860437">
            <text:p>-0.3187467389</text:p>
          </table:table-cell>
          <table:table-cell table:number-columns-repeated="6"/>
        </table:table-row>
        <table:table-row table:style-name="ro1">
          <table:table-cell table:formula="of:=[.A19]+0.25" office:value-type="float" office:value="4.5">
            <text:p>4.5</text:p>
          </table:table-cell>
          <table:table-cell table:formula="of:=3*SIN([.A20]/12*2*PI())" office:value-type="float" office:value="2.12132034355964">
            <text:p>2.1213203436</text:p>
          </table:table-cell>
          <table:table-cell table:formula="of:=([.B20]-[.B19])/([.A20]-[.A19])" office:value-type="float" office:value="-1.03495870925625">
            <text:p>-1.0349587093</text:p>
          </table:table-cell>
          <table:table-cell table:formula="of:=(2*PI())/12*COS([.A20]/12*2*PI())" office:value-type="float" office:value="-0.37024024484653">
            <text:p>-0.3702402448</text:p>
          </table:table-cell>
          <table:table-cell table:number-columns-repeated="6"/>
        </table:table-row>
        <table:table-row table:style-name="ro1">
          <table:table-cell table:formula="of:=[.A20]+0.25" office:value-type="float" office:value="4.75">
            <text:p>4.75</text:p>
          </table:table-cell>
          <table:table-cell table:formula="of:=3*SIN([.A21]/12*2*PI())" office:value-type="float" office:value="1.82628428702616">
            <text:p>1.826284287</text:p>
          </table:table-cell>
          <table:table-cell table:formula="of:=([.B21]-[.B20])/([.A21]-[.A20])" office:value-type="float" office:value="-1.18014422613392">
            <text:p>-1.1801442261</text:p>
          </table:table-cell>
          <table:table-cell table:formula="of:=(2*PI())/12*COS([.A21]/12*2*PI())" office:value-type="float" office:value="-0.415398837593311">
            <text:p>-0.4153988376</text:p>
          </table:table-cell>
          <table:table-cell table:number-columns-repeated="6"/>
        </table:table-row>
        <table:table-row table:style-name="ro1">
          <table:table-cell table:formula="of:=[.A21]+0.25" office:value-type="float" office:value="5">
            <text:p>5</text:p>
          </table:table-cell>
          <table:table-cell table:formula="of:=3*SIN([.A22]/12*2*PI())" office:value-type="float" office:value="1.5">
            <text:p>1.5</text:p>
          </table:table-cell>
          <table:table-cell table:formula="of:=([.B22]-[.B21])/([.A22]-[.A21])" office:value-type="float" office:value="-1.30513714810465">
            <text:p>-1.3051371481</text:p>
          </table:table-cell>
          <table:table-cell table:formula="of:=(2*PI())/12*COS([.A22]/12*2*PI())" office:value-type="float" office:value="-0.453449841058554">
            <text:p>-0.4534498411</text:p>
          </table:table-cell>
          <table:table-cell table:number-columns-repeated="6"/>
        </table:table-row>
        <table:table-row table:style-name="ro1">
          <table:table-cell table:formula="of:=[.A22]+0.25" office:value-type="float" office:value="5.25">
            <text:p>5.25</text:p>
          </table:table-cell>
          <table:table-cell table:formula="of:=3*SIN([.A23]/12*2*PI())" office:value-type="float" office:value="1.14805029709527">
            <text:p>1.1480502971</text:p>
          </table:table-cell>
          <table:table-cell table:formula="of:=([.B23]-[.B22])/([.A23]-[.A22])" office:value-type="float" office:value="-1.40779881161892">
            <text:p>-1.4077988116</text:p>
          </table:table-cell>
          <table:table-cell table:formula="of:=(2*PI())/12*COS([.A23]/12*2*PI())" office:value-type="float" office:value="-0.483742192023238">
            <text:p>-0.483742192</text:p>
          </table:table-cell>
          <table:table-cell table:number-columns-repeated="6"/>
        </table:table-row>
        <table:table-row table:style-name="ro1">
          <table:table-cell table:formula="of:=[.A23]+0.25" office:value-type="float" office:value="5.5">
            <text:p>5.5</text:p>
          </table:table-cell>
          <table:table-cell table:formula="of:=3*SIN([.A24]/12*2*PI())" office:value-type="float" office:value="0.776457135307563">
            <text:p>0.7764571353</text:p>
          </table:table-cell>
          <table:table-cell table:formula="of:=([.B24]-[.B23])/([.A24]-[.A23])" office:value-type="float" office:value="-1.48637264715083">
            <text:p>-1.4863726472</text:p>
          </table:table-cell>
          <table:table-cell table:formula="of:=(2*PI())/12*COS([.A24]/12*2*PI())" office:value-type="float" office:value="-0.505757579963731">
            <text:p>-0.50575758</text:p>
          </table:table-cell>
          <table:table-cell table:number-columns-repeated="6"/>
        </table:table-row>
        <table:table-row table:style-name="ro1">
          <table:table-cell table:formula="of:=[.A24]+0.25" office:value-type="float" office:value="5.75">
            <text:p>5.75</text:p>
          </table:table-cell>
          <table:table-cell table:formula="of:=3*SIN([.A25]/12*2*PI())" office:value-type="float" office:value="0.391578576660155">
            <text:p>0.3915785767</text:p>
          </table:table-cell>
          <table:table-cell table:formula="of:=([.B25]-[.B24])/([.A25]-[.A24])" office:value-type="float" office:value="-1.53951423458963">
            <text:p>-1.5395142346</text:p>
          </table:table-cell>
          <table:table-cell table:formula="of:=(2*PI())/12*COS([.A25]/12*2*PI())" office:value-type="float" office:value="-0.519119315488552">
            <text:p>-0.5191193155</text:p>
          </table:table-cell>
          <table:table-cell table:number-columns-repeated="6"/>
        </table:table-row>
        <table:table-row table:style-name="ro1">
          <table:table-cell table:formula="of:=[.A25]+0.25" office:value-type="float" office:value="6">
            <text:p>6</text:p>
          </table:table-cell>
          <table:table-cell table:formula="of:=3*SIN([.A26]/12*2*PI())" office:value-type="float" office:value="3.67381906146713E-016">
            <text:p>0</text:p>
          </table:table-cell>
          <table:table-cell table:formula="of:=([.B26]-[.B25])/([.A26]-[.A25])" office:value-type="float" office:value="-1.56631430664062">
            <text:p>-1.5663143066</text:p>
          </table:table-cell>
          <table:table-cell table:formula="of:=(2*PI())/12*COS([.A26]/12*2*PI())" office:value-type="float" office:value="-0.523598775598299">
            <text:p>-0.5235987756</text:p>
          </table:table-cell>
          <table:table-cell table:number-columns-repeated="6"/>
        </table:table-row>
        <table:table-row table:style-name="ro1">
          <table:table-cell table:formula="of:=[.A26]+0.25" office:value-type="float" office:value="6.25">
            <text:p>6.25</text:p>
          </table:table-cell>
          <table:table-cell table:formula="of:=3*SIN([.A27]/12*2*PI())" office:value-type="float" office:value="-0.391578576660155">
            <text:p>-0.3915785767</text:p>
          </table:table-cell>
          <table:table-cell table:formula="of:=([.B27]-[.B26])/([.A27]-[.A26])" office:value-type="float" office:value="-1.56631430664062">
            <text:p>-1.5663143066</text:p>
          </table:table-cell>
          <table:table-cell table:formula="of:=(2*PI())/12*COS([.A27]/12*2*PI())" office:value-type="float" office:value="-0.519119315488552">
            <text:p>-0.5191193155</text:p>
          </table:table-cell>
          <table:table-cell table:number-columns-repeated="6"/>
        </table:table-row>
        <table:table-row table:style-name="ro1">
          <table:table-cell table:formula="of:=[.A27]+0.25" office:value-type="float" office:value="6.5">
            <text:p>6.5</text:p>
          </table:table-cell>
          <table:table-cell table:formula="of:=3*SIN([.A28]/12*2*PI())" office:value-type="float" office:value="-0.776457135307561">
            <text:p>-0.7764571353</text:p>
          </table:table-cell>
          <table:table-cell table:formula="of:=([.B28]-[.B27])/([.A28]-[.A27])" office:value-type="float" office:value="-1.53951423458962">
            <text:p>-1.5395142346</text:p>
          </table:table-cell>
          <table:table-cell table:formula="of:=(2*PI())/12*COS([.A28]/12*2*PI())" office:value-type="float" office:value="-0.505757579963731">
            <text:p>-0.50575758</text:p>
          </table:table-cell>
          <table:table-cell table:number-columns-repeated="6"/>
        </table:table-row>
        <table:table-row table:style-name="ro1">
          <table:table-cell table:formula="of:=[.A28]+0.25" office:value-type="float" office:value="6.75">
            <text:p>6.75</text:p>
          </table:table-cell>
          <table:table-cell table:formula="of:=3*SIN([.A29]/12*2*PI())" office:value-type="float" office:value="-1.14805029709527">
            <text:p>-1.1480502971</text:p>
          </table:table-cell>
          <table:table-cell table:formula="of:=([.B29]-[.B28])/([.A29]-[.A28])" office:value-type="float" office:value="-1.48637264715083">
            <text:p>-1.4863726472</text:p>
          </table:table-cell>
          <table:table-cell table:formula="of:=(2*PI())/12*COS([.A29]/12*2*PI())" office:value-type="float" office:value="-0.483742192023238">
            <text:p>-0.483742192</text:p>
          </table:table-cell>
          <table:table-cell table:number-columns-repeated="6"/>
        </table:table-row>
        <table:table-row table:style-name="ro1">
          <table:table-cell table:formula="of:=[.A29]+0.25" office:value-type="float" office:value="7">
            <text:p>7</text:p>
          </table:table-cell>
          <table:table-cell table:formula="of:=3*SIN([.A30]/12*2*PI())" office:value-type="float" office:value="-1.5">
            <text:p>-1.5</text:p>
          </table:table-cell>
          <table:table-cell table:formula="of:=([.B30]-[.B29])/([.A30]-[.A29])" office:value-type="float" office:value="-1.40779881161893">
            <text:p>-1.4077988116</text:p>
          </table:table-cell>
          <table:table-cell table:formula="of:=(2*PI())/12*COS([.A30]/12*2*PI())" office:value-type="float" office:value="-0.453449841058554">
            <text:p>-0.4534498411</text:p>
          </table:table-cell>
          <table:table-cell table:number-columns-repeated="6"/>
        </table:table-row>
        <table:table-row table:style-name="ro1">
          <table:table-cell table:formula="of:=[.A30]+0.25" office:value-type="float" office:value="7.25">
            <text:p>7.25</text:p>
          </table:table-cell>
          <table:table-cell table:formula="of:=3*SIN([.A31]/12*2*PI())" office:value-type="float" office:value="-1.82628428702616">
            <text:p>-1.826284287</text:p>
          </table:table-cell>
          <table:table-cell table:formula="of:=([.B31]-[.B30])/([.A31]-[.A30])" office:value-type="float" office:value="-1.30513714810464">
            <text:p>-1.3051371481</text:p>
          </table:table-cell>
          <table:table-cell table:formula="of:=(2*PI())/12*COS([.A31]/12*2*PI())" office:value-type="float" office:value="-0.415398837593311">
            <text:p>-0.4153988376</text:p>
          </table:table-cell>
          <table:table-cell table:number-columns-repeated="6"/>
        </table:table-row>
        <table:table-row table:style-name="ro1">
          <table:table-cell table:formula="of:=[.A31]+0.25" office:value-type="float" office:value="7.5">
            <text:p>7.5</text:p>
          </table:table-cell>
          <table:table-cell table:formula="of:=3*SIN([.A32]/12*2*PI())" office:value-type="float" office:value="-2.12132034355964">
            <text:p>-2.1213203436</text:p>
          </table:table-cell>
          <table:table-cell table:formula="of:=([.B32]-[.B31])/([.A32]-[.A31])" office:value-type="float" office:value="-1.18014422613393">
            <text:p>-1.1801442261</text:p>
          </table:table-cell>
          <table:table-cell table:formula="of:=(2*PI())/12*COS([.A32]/12*2*PI())" office:value-type="float" office:value="-0.370240244846531">
            <text:p>-0.3702402448</text:p>
          </table:table-cell>
          <table:table-cell table:number-columns-repeated="6"/>
        </table:table-row>
        <table:table-row table:style-name="ro1">
          <table:table-cell table:formula="of:=[.A32]+0.25" office:value-type="float" office:value="7.75">
            <text:p>7.75</text:p>
          </table:table-cell>
          <table:table-cell table:formula="of:=3*SIN([.A33]/12*2*PI())" office:value-type="float" office:value="-2.3800600208737">
            <text:p>-2.3800600209</text:p>
          </table:table-cell>
          <table:table-cell table:formula="of:=([.B33]-[.B32])/([.A33]-[.A32])" office:value-type="float" office:value="-1.03495870925625">
            <text:p>-1.0349587093</text:p>
          </table:table-cell>
          <table:table-cell table:formula="of:=(2*PI())/12*COS([.A33]/12*2*PI())" office:value-type="float" office:value="-0.318746738860437">
            <text:p>-0.3187467389</text:p>
          </table:table-cell>
          <table:table-cell table:number-columns-repeated="6"/>
        </table:table-row>
        <table:table-row table:style-name="ro1">
          <table:table-cell table:formula="of:=[.A33]+0.25" office:value-type="float" office:value="8">
            <text:p>8</text:p>
          </table:table-cell>
          <table:table-cell table:formula="of:=3*SIN([.A34]/12*2*PI())" office:value-type="float" office:value="-2.59807621135332">
            <text:p>-2.5980762114</text:p>
          </table:table-cell>
          <table:table-cell table:formula="of:=([.B34]-[.B33])/([.A34]-[.A33])" office:value-type="float" office:value="-0.872064761918441">
            <text:p>-0.8720647619</text:p>
          </table:table-cell>
          <table:table-cell table:formula="of:=(2*PI())/12*COS([.A34]/12*2*PI())" office:value-type="float" office:value="-0.26179938779915">
            <text:p>-0.2617993878</text:p>
          </table:table-cell>
          <table:table-cell table:number-columns-repeated="6"/>
        </table:table-row>
        <table:table-row table:style-name="ro1">
          <table:table-cell table:formula="of:=[.A34]+0.25" office:value-type="float" office:value="8.25">
            <text:p>8.25</text:p>
          </table:table-cell>
          <table:table-cell table:formula="of:=3*SIN([.A35]/12*2*PI())" office:value-type="float" office:value="-2.77163859753386">
            <text:p>-2.7716385975</text:p>
          </table:table-cell>
          <table:table-cell table:formula="of:=([.B35]-[.B34])/([.A35]-[.A34])" office:value-type="float" office:value="-0.694249544722178">
            <text:p>-0.6942495447</text:p>
          </table:table-cell>
          <table:table-cell table:formula="of:=(2*PI())/12*COS([.A35]/12*2*PI())" office:value-type="float" office:value="-0.200372576628116">
            <text:p>-0.2003725766</text:p>
          </table:table-cell>
          <table:table-cell table:number-columns-repeated="6"/>
        </table:table-row>
        <table:table-row table:style-name="ro1">
          <table:table-cell table:formula="of:=[.A35]+0.25" office:value-type="float" office:value="8.5">
            <text:p>8.5</text:p>
          </table:table-cell>
          <table:table-cell table:formula="of:=3*SIN([.A36]/12*2*PI())" office:value-type="float" office:value="-2.89777747886721">
            <text:p>-2.8977774789</text:p>
          </table:table-cell>
          <table:table-cell table:formula="of:=([.B36]-[.B35])/([.A36]-[.A35])" office:value-type="float" office:value="-0.504555525333382">
            <text:p>-0.5045555253</text:p>
          </table:table-cell>
          <table:table-cell table:formula="of:=(2*PI())/12*COS([.A36]/12*2*PI())" office:value-type="float" office:value="-0.135517335117201">
            <text:p>-0.1355173351</text:p>
          </table:table-cell>
          <table:table-cell table:number-columns-repeated="6"/>
        </table:table-row>
        <table:table-row table:style-name="ro1">
          <table:table-cell table:formula="of:=[.A36]+0.25" office:value-type="float" office:value="8.75">
            <text:p>8.75</text:p>
          </table:table-cell>
          <table:table-cell table:formula="of:=3*SIN([.A37]/12*2*PI())" office:value-type="float" office:value="-2.97433458412143">
            <text:p>-2.9743345841</text:p>
          </table:table-cell>
          <table:table-cell table:formula="of:=([.B37]-[.B36])/([.A37]-[.A36])" office:value-type="float" office:value="-0.306228421016904">
            <text:p>-0.306228421</text:p>
          </table:table-cell>
          <table:table-cell table:formula="of:=(2*PI())/12*COS([.A37]/12*2*PI())" office:value-type="float" office:value="-0.0683433544299272">
            <text:p>-0.0683433544</text:p>
          </table:table-cell>
          <table:table-cell table:number-columns-repeated="6"/>
        </table:table-row>
        <table:table-row table:style-name="ro1">
          <table:table-cell table:formula="of:=[.A37]+0.25" office:value-type="float" office:value="9">
            <text:p>9</text:p>
          </table:table-cell>
          <table:table-cell table:formula="of:=3*SIN([.A38]/12*2*PI())" office:value-type="float" office:value="-3">
            <text:p>-3</text:p>
          </table:table-cell>
          <table:table-cell table:formula="of:=([.B38]-[.B37])/([.A38]-[.A37])" office:value-type="float" office:value="-0.102661663514276">
            <text:p>-0.1026616635</text:p>
          </table:table-cell>
          <table:table-cell table:formula="of:=(2*PI())/12*COS([.A38]/12*2*PI())" office:value-type="float" office:value="-9.61803581176941E-017">
            <text:p>-0</text:p>
          </table:table-cell>
          <table:table-cell table:number-columns-repeated="6"/>
        </table:table-row>
        <table:table-row table:style-name="ro1">
          <table:table-cell table:formula="of:=[.A38]+0.25" office:value-type="float" office:value="9.25">
            <text:p>9.25</text:p>
          </table:table-cell>
          <table:table-cell table:formula="of:=3*SIN([.A39]/12*2*PI())" office:value-type="float" office:value="-2.97433458412143">
            <text:p>-2.9743345841</text:p>
          </table:table-cell>
          <table:table-cell table:formula="of:=([.B39]-[.B38])/([.A39]-[.A38])" office:value-type="float" office:value="0.102661663514274">
            <text:p>0.1026616635</text:p>
          </table:table-cell>
          <table:table-cell table:formula="of:=(2*PI())/12*COS([.A39]/12*2*PI())" office:value-type="float" office:value="0.0683433544299271">
            <text:p>0.0683433544</text:p>
          </table:table-cell>
          <table:table-cell table:number-columns-repeated="6"/>
        </table:table-row>
        <table:table-row table:style-name="ro1">
          <table:table-cell table:formula="of:=[.A39]+0.25" office:value-type="float" office:value="9.5">
            <text:p>9.5</text:p>
          </table:table-cell>
          <table:table-cell table:formula="of:=3*SIN([.A40]/12*2*PI())" office:value-type="float" office:value="-2.89777747886721">
            <text:p>-2.8977774789</text:p>
          </table:table-cell>
          <table:table-cell table:formula="of:=([.B40]-[.B39])/([.A40]-[.A39])" office:value-type="float" office:value="0.306228421016906">
            <text:p>0.306228421</text:p>
          </table:table-cell>
          <table:table-cell table:formula="of:=(2*PI())/12*COS([.A40]/12*2*PI())" office:value-type="float" office:value="0.135517335117201">
            <text:p>0.1355173351</text:p>
          </table:table-cell>
          <table:table-cell table:number-columns-repeated="6"/>
        </table:table-row>
        <table:table-row table:style-name="ro1">
          <table:table-cell table:formula="of:=[.A40]+0.25" office:value-type="float" office:value="9.75">
            <text:p>9.75</text:p>
          </table:table-cell>
          <table:table-cell table:formula="of:=3*SIN([.A41]/12*2*PI())" office:value-type="float" office:value="-2.77163859753386">
            <text:p>-2.7716385975</text:p>
          </table:table-cell>
          <table:table-cell table:formula="of:=([.B41]-[.B40])/([.A41]-[.A40])" office:value-type="float" office:value="0.50455552533338">
            <text:p>0.5045555253</text:p>
          </table:table-cell>
          <table:table-cell table:formula="of:=(2*PI())/12*COS([.A41]/12*2*PI())" office:value-type="float" office:value="0.200372576628116">
            <text:p>0.2003725766</text:p>
          </table:table-cell>
          <table:table-cell table:number-columns-repeated="6"/>
        </table:table-row>
        <table:table-row table:style-name="ro1">
          <table:table-cell table:formula="of:=[.A41]+0.25" office:value-type="float" office:value="10">
            <text:p>10</text:p>
          </table:table-cell>
          <table:table-cell table:formula="of:=3*SIN([.A42]/12*2*PI())" office:value-type="float" office:value="-2.59807621135332">
            <text:p>-2.5980762114</text:p>
          </table:table-cell>
          <table:table-cell table:formula="of:=([.B42]-[.B41])/([.A42]-[.A41])" office:value-type="float" office:value="0.694249544722176">
            <text:p>0.6942495447</text:p>
          </table:table-cell>
          <table:table-cell table:formula="of:=(2*PI())/12*COS([.A42]/12*2*PI())" office:value-type="float" office:value="0.261799387799149">
            <text:p>0.2617993878</text:p>
          </table:table-cell>
          <table:table-cell table:number-columns-repeated="6"/>
        </table:table-row>
        <table:table-row table:style-name="ro1">
          <table:table-cell table:formula="of:=[.A42]+0.25" office:value-type="float" office:value="10.25">
            <text:p>10.25</text:p>
          </table:table-cell>
          <table:table-cell table:formula="of:=3*SIN([.A43]/12*2*PI())" office:value-type="float" office:value="-2.38006002087371">
            <text:p>-2.3800600209</text:p>
          </table:table-cell>
          <table:table-cell table:formula="of:=([.B43]-[.B42])/([.A43]-[.A42])" office:value-type="float" office:value="0.872064761918441">
            <text:p>0.8720647619</text:p>
          </table:table-cell>
          <table:table-cell table:formula="of:=(2*PI())/12*COS([.A43]/12*2*PI())" office:value-type="float" office:value="0.318746738860437">
            <text:p>0.3187467389</text:p>
          </table:table-cell>
          <table:table-cell table:number-columns-repeated="6"/>
        </table:table-row>
        <table:table-row table:style-name="ro1">
          <table:table-cell table:formula="of:=[.A43]+0.25" office:value-type="float" office:value="10.5">
            <text:p>10.5</text:p>
          </table:table-cell>
          <table:table-cell table:formula="of:=3*SIN([.A44]/12*2*PI())" office:value-type="float" office:value="-2.12132034355964">
            <text:p>-2.1213203436</text:p>
          </table:table-cell>
          <table:table-cell table:formula="of:=([.B44]-[.B43])/([.A44]-[.A43])" office:value-type="float" office:value="1.03495870925625">
            <text:p>1.0349587093</text:p>
          </table:table-cell>
          <table:table-cell table:formula="of:=(2*PI())/12*COS([.A44]/12*2*PI())" office:value-type="float" office:value="0.37024024484653">
            <text:p>0.3702402448</text:p>
          </table:table-cell>
          <table:table-cell table:number-columns-repeated="6"/>
        </table:table-row>
        <table:table-row table:style-name="ro1">
          <table:table-cell table:formula="of:=[.A44]+0.25" office:value-type="float" office:value="10.75">
            <text:p>10.75</text:p>
          </table:table-cell>
          <table:table-cell table:formula="of:=3*SIN([.A45]/12*2*PI())" office:value-type="float" office:value="-1.82628428702616">
            <text:p>-1.826284287</text:p>
          </table:table-cell>
          <table:table-cell table:formula="of:=([.B45]-[.B44])/([.A45]-[.A44])" office:value-type="float" office:value="1.18014422613392">
            <text:p>1.1801442261</text:p>
          </table:table-cell>
          <table:table-cell table:formula="of:=(2*PI())/12*COS([.A45]/12*2*PI())" office:value-type="float" office:value="0.415398837593311">
            <text:p>0.4153988376</text:p>
          </table:table-cell>
          <table:table-cell table:number-columns-repeated="6"/>
        </table:table-row>
        <table:table-row table:style-name="ro1">
          <table:table-cell table:formula="of:=[.A45]+0.25" office:value-type="float" office:value="11">
            <text:p>11</text:p>
          </table:table-cell>
          <table:table-cell table:formula="of:=3*SIN([.A46]/12*2*PI())" office:value-type="float" office:value="-1.5">
            <text:p>-1.5</text:p>
          </table:table-cell>
          <table:table-cell table:formula="of:=([.B46]-[.B45])/([.A46]-[.A45])" office:value-type="float" office:value="1.30513714810465">
            <text:p>1.3051371481</text:p>
          </table:table-cell>
          <table:table-cell table:formula="of:=(2*PI())/12*COS([.A46]/12*2*PI())" office:value-type="float" office:value="0.453449841058554">
            <text:p>0.4534498411</text:p>
          </table:table-cell>
          <table:table-cell table:number-columns-repeated="6"/>
        </table:table-row>
        <table:table-row table:style-name="ro1">
          <table:table-cell table:formula="of:=[.A46]+0.25" office:value-type="float" office:value="11.25">
            <text:p>11.25</text:p>
          </table:table-cell>
          <table:table-cell table:formula="of:=3*SIN([.A47]/12*2*PI())" office:value-type="float" office:value="-1.14805029709527">
            <text:p>-1.1480502971</text:p>
          </table:table-cell>
          <table:table-cell table:formula="of:=([.B47]-[.B46])/([.A47]-[.A46])" office:value-type="float" office:value="1.40779881161892">
            <text:p>1.4077988116</text:p>
          </table:table-cell>
          <table:table-cell table:formula="of:=(2*PI())/12*COS([.A47]/12*2*PI())" office:value-type="float" office:value="0.483742192023238">
            <text:p>0.483742192</text:p>
          </table:table-cell>
          <table:table-cell table:number-columns-repeated="6"/>
        </table:table-row>
        <table:table-row table:style-name="ro1">
          <table:table-cell table:formula="of:=[.A47]+0.25" office:value-type="float" office:value="11.5">
            <text:p>11.5</text:p>
          </table:table-cell>
          <table:table-cell table:formula="of:=3*SIN([.A48]/12*2*PI())" office:value-type="float" office:value="-0.776457135307562">
            <text:p>-0.7764571353</text:p>
          </table:table-cell>
          <table:table-cell table:formula="of:=([.B48]-[.B47])/([.A48]-[.A47])" office:value-type="float" office:value="1.48637264715084">
            <text:p>1.4863726472</text:p>
          </table:table-cell>
          <table:table-cell table:formula="of:=(2*PI())/12*COS([.A48]/12*2*PI())" office:value-type="float" office:value="0.505757579963731">
            <text:p>0.50575758</text:p>
          </table:table-cell>
          <table:table-cell table:number-columns-repeated="6"/>
        </table:table-row>
        <table:table-row table:style-name="ro1">
          <table:table-cell table:formula="of:=[.A48]+0.25" office:value-type="float" office:value="11.75">
            <text:p>11.75</text:p>
          </table:table-cell>
          <table:table-cell table:formula="of:=3*SIN([.A49]/12*2*PI())" office:value-type="float" office:value="-0.391578576660155">
            <text:p>-0.3915785767</text:p>
          </table:table-cell>
          <table:table-cell table:formula="of:=([.B49]-[.B48])/([.A49]-[.A48])" office:value-type="float" office:value="1.53951423458963">
            <text:p>1.5395142346</text:p>
          </table:table-cell>
          <table:table-cell table:formula="of:=(2*PI())/12*COS([.A49]/12*2*PI())" office:value-type="float" office:value="0.519119315488552">
            <text:p>0.5191193155</text:p>
          </table:table-cell>
          <table:table-cell table:number-columns-repeated="6"/>
        </table:table-row>
        <table:table-row table:style-name="ro1">
          <table:table-cell table:formula="of:=[.A49]+0.25" office:value-type="float" office:value="12">
            <text:p>12</text:p>
          </table:table-cell>
          <table:table-cell table:formula="of:=3*SIN([.A50]/12*2*PI())" office:value-type="float" office:value="-7.34763812293426E-016">
            <text:p>-0</text:p>
          </table:table-cell>
          <table:table-cell table:formula="of:=([.B50]-[.B49])/([.A50]-[.A49])" office:value-type="float" office:value="1.56631430664062">
            <text:p>1.5663143066</text:p>
          </table:table-cell>
          <table:table-cell table:formula="of:=(2*PI())/12*COS([.A50]/12*2*PI())" office:value-type="float" office:value="0.523598775598299">
            <text:p>0.5235987756</text:p>
          </table:table-cell>
          <table:table-cell table:number-columns-repeated="6"/>
        </table:table-row>
        <table:table-row table:style-name="ro1">
          <table:table-cell table:formula="of:=[.A50]+0.25" office:value-type="float" office:value="12.25">
            <text:p>12.25</text:p>
          </table:table-cell>
          <table:table-cell table:formula="of:=3*SIN([.A51]/12*2*PI())" office:value-type="float" office:value="0.391578576660154">
            <text:p>0.3915785767</text:p>
          </table:table-cell>
          <table:table-cell table:formula="of:=([.B51]-[.B50])/([.A51]-[.A50])" office:value-type="float" office:value="1.56631430664062">
            <text:p>1.5663143066</text:p>
          </table:table-cell>
          <table:table-cell table:formula="of:=(2*PI())/12*COS([.A51]/12*2*PI())" office:value-type="float" office:value="0.519119315488552">
            <text:p>0.5191193155</text:p>
          </table:table-cell>
          <table:table-cell table:number-columns-repeated="6"/>
        </table:table-row>
        <table:table-row table:style-name="ro1">
          <table:table-cell table:formula="of:=[.A51]+0.25" office:value-type="float" office:value="12.5">
            <text:p>12.5</text:p>
          </table:table-cell>
          <table:table-cell table:formula="of:=3*SIN([.A52]/12*2*PI())" office:value-type="float" office:value="0.776457135307563">
            <text:p>0.7764571353</text:p>
          </table:table-cell>
          <table:table-cell table:formula="of:=([.B52]-[.B51])/([.A52]-[.A51])" office:value-type="float" office:value="1.53951423458964">
            <text:p>1.5395142346</text:p>
          </table:table-cell>
          <table:table-cell table:formula="of:=(2*PI())/12*COS([.A52]/12*2*PI())" office:value-type="float" office:value="0.505757579963731">
            <text:p>0.50575758</text:p>
          </table:table-cell>
          <table:table-cell table:number-columns-repeated="6"/>
        </table:table-row>
        <table:table-row table:style-name="ro1">
          <table:table-cell table:formula="of:=[.A52]+0.25" office:value-type="float" office:value="12.75">
            <text:p>12.75</text:p>
          </table:table-cell>
          <table:table-cell table:formula="of:=3*SIN([.A53]/12*2*PI())" office:value-type="float" office:value="1.14805029709527">
            <text:p>1.1480502971</text:p>
          </table:table-cell>
          <table:table-cell table:formula="of:=([.B53]-[.B52])/([.A53]-[.A52])" office:value-type="float" office:value="1.48637264715083">
            <text:p>1.4863726472</text:p>
          </table:table-cell>
          <table:table-cell table:formula="of:=(2*PI())/12*COS([.A53]/12*2*PI())" office:value-type="float" office:value="0.483742192023238">
            <text:p>0.483742192</text:p>
          </table:table-cell>
          <table:table-cell table:number-columns-repeated="6"/>
        </table:table-row>
        <table:table-row table:style-name="ro1">
          <table:table-cell table:formula="of:=[.A53]+0.25" office:value-type="float" office:value="13">
            <text:p>13</text:p>
          </table:table-cell>
          <table:table-cell table:formula="of:=3*SIN([.A54]/12*2*PI())" office:value-type="float" office:value="1.5">
            <text:p>1.5</text:p>
          </table:table-cell>
          <table:table-cell table:formula="of:=([.B54]-[.B53])/([.A54]-[.A53])" office:value-type="float" office:value="1.40779881161891">
            <text:p>1.4077988116</text:p>
          </table:table-cell>
          <table:table-cell table:formula="of:=(2*PI())/12*COS([.A54]/12*2*PI())" office:value-type="float" office:value="0.453449841058555">
            <text:p>0.4534498411</text:p>
          </table:table-cell>
          <table:table-cell table:number-columns-repeated="6"/>
        </table:table-row>
        <table:table-row table:style-name="ro1">
          <table:table-cell table:formula="of:=[.A54]+0.25" office:value-type="float" office:value="13.25">
            <text:p>13.25</text:p>
          </table:table-cell>
          <table:table-cell table:formula="of:=3*SIN([.A55]/12*2*PI())" office:value-type="float" office:value="1.82628428702616">
            <text:p>1.826284287</text:p>
          </table:table-cell>
          <table:table-cell table:formula="of:=([.B55]-[.B54])/([.A55]-[.A54])" office:value-type="float" office:value="1.30513714810466">
            <text:p>1.3051371481</text:p>
          </table:table-cell>
          <table:table-cell table:formula="of:=(2*PI())/12*COS([.A55]/12*2*PI())" office:value-type="float" office:value="0.415398837593311">
            <text:p>0.4153988376</text:p>
          </table:table-cell>
          <table:table-cell table:number-columns-repeated="6"/>
        </table:table-row>
        <table:table-row table:style-name="ro1">
          <table:table-cell table:formula="of:=[.A55]+0.25" office:value-type="float" office:value="13.5">
            <text:p>13.5</text:p>
          </table:table-cell>
          <table:table-cell table:formula="of:=3*SIN([.A56]/12*2*PI())" office:value-type="float" office:value="2.12132034355964">
            <text:p>2.1213203436</text:p>
          </table:table-cell>
          <table:table-cell table:formula="of:=([.B56]-[.B55])/([.A56]-[.A55])" office:value-type="float" office:value="1.18014422613392">
            <text:p>1.1801442261</text:p>
          </table:table-cell>
          <table:table-cell table:formula="of:=(2*PI())/12*COS([.A56]/12*2*PI())" office:value-type="float" office:value="0.370240244846531">
            <text:p>0.3702402448</text:p>
          </table:table-cell>
          <table:table-cell table:number-columns-repeated="6"/>
        </table:table-row>
        <table:table-row table:style-name="ro1">
          <table:table-cell table:formula="of:=[.A56]+0.25" office:value-type="float" office:value="13.75">
            <text:p>13.75</text:p>
          </table:table-cell>
          <table:table-cell table:formula="of:=3*SIN([.A57]/12*2*PI())" office:value-type="float" office:value="2.3800600208737">
            <text:p>2.3800600209</text:p>
          </table:table-cell>
          <table:table-cell table:formula="of:=([.B57]-[.B56])/([.A57]-[.A56])" office:value-type="float" office:value="1.03495870925625">
            <text:p>1.0349587093</text:p>
          </table:table-cell>
          <table:table-cell table:formula="of:=(2*PI())/12*COS([.A57]/12*2*PI())" office:value-type="float" office:value="0.318746738860437">
            <text:p>0.3187467389</text:p>
          </table:table-cell>
          <table:table-cell table:number-columns-repeated="6"/>
        </table:table-row>
        <table:table-row table:style-name="ro1">
          <table:table-cell table:formula="of:=[.A57]+0.25" office:value-type="float" office:value="14">
            <text:p>14</text:p>
          </table:table-cell>
          <table:table-cell table:formula="of:=3*SIN([.A58]/12*2*PI())" office:value-type="float" office:value="2.59807621135332">
            <text:p>2.5980762114</text:p>
          </table:table-cell>
          <table:table-cell table:formula="of:=([.B58]-[.B57])/([.A58]-[.A57])" office:value-type="float" office:value="0.872064761918447">
            <text:p>0.8720647619</text:p>
          </table:table-cell>
          <table:table-cell table:formula="of:=(2*PI())/12*COS([.A58]/12*2*PI())" office:value-type="float" office:value="0.261799387799149">
            <text:p>0.2617993878</text:p>
          </table:table-cell>
          <table:table-cell table:number-columns-repeated="6"/>
        </table:table-row>
        <table:table-row table:style-name="ro1">
          <table:table-cell table:formula="of:=[.A58]+0.25" office:value-type="float" office:value="14.25">
            <text:p>14.25</text:p>
          </table:table-cell>
          <table:table-cell table:formula="of:=3*SIN([.A59]/12*2*PI())" office:value-type="float" office:value="2.77163859753386">
            <text:p>2.7716385975</text:p>
          </table:table-cell>
          <table:table-cell table:formula="of:=([.B59]-[.B58])/([.A59]-[.A58])" office:value-type="float" office:value="0.694249544722172">
            <text:p>0.6942495447</text:p>
          </table:table-cell>
          <table:table-cell table:formula="of:=(2*PI())/12*COS([.A59]/12*2*PI())" office:value-type="float" office:value="0.200372576628116">
            <text:p>0.2003725766</text:p>
          </table:table-cell>
          <table:table-cell table:number-columns-repeated="6"/>
        </table:table-row>
        <table:table-row table:style-name="ro1">
          <table:table-cell table:formula="of:=[.A59]+0.25" office:value-type="float" office:value="14.5">
            <text:p>14.5</text:p>
          </table:table-cell>
          <table:table-cell table:formula="of:=3*SIN([.A60]/12*2*PI())" office:value-type="float" office:value="2.8977774788672">
            <text:p>2.8977774789</text:p>
          </table:table-cell>
          <table:table-cell table:formula="of:=([.B60]-[.B59])/([.A60]-[.A59])" office:value-type="float" office:value="0.504555525333378">
            <text:p>0.5045555253</text:p>
          </table:table-cell>
          <table:table-cell table:formula="of:=(2*PI())/12*COS([.A60]/12*2*PI())" office:value-type="float" office:value="0.135517335117201">
            <text:p>0.1355173351</text:p>
          </table:table-cell>
          <table:table-cell table:number-columns-repeated="6"/>
        </table:table-row>
        <table:table-row table:style-name="ro1">
          <table:table-cell table:formula="of:=[.A60]+0.25" office:value-type="float" office:value="14.75">
            <text:p>14.75</text:p>
          </table:table-cell>
          <table:table-cell table:formula="of:=3*SIN([.A61]/12*2*PI())" office:value-type="float" office:value="2.97433458412143">
            <text:p>2.9743345841</text:p>
          </table:table-cell>
          <table:table-cell table:formula="of:=([.B61]-[.B60])/([.A61]-[.A60])" office:value-type="float" office:value="0.306228421016907">
            <text:p>0.306228421</text:p>
          </table:table-cell>
          <table:table-cell table:formula="of:=(2*PI())/12*COS([.A61]/12*2*PI())" office:value-type="float" office:value="0.0683433544299273">
            <text:p>0.0683433544</text:p>
          </table:table-cell>
          <table:table-cell table:number-columns-repeated="6"/>
        </table:table-row>
        <table:table-row table:style-name="ro1">
          <table:table-cell table:formula="of:=[.A61]+0.25" office:value-type="float" office:value="15">
            <text:p>15</text:p>
          </table:table-cell>
          <table:table-cell table:formula="of:=3*SIN([.A62]/12*2*PI())" office:value-type="float" office:value="3">
            <text:p>3</text:p>
          </table:table-cell>
          <table:table-cell table:formula="of:=([.B62]-[.B61])/([.A62]-[.A61])" office:value-type="float" office:value="0.102661663514276">
            <text:p>0.1026616635</text:p>
          </table:table-cell>
          <table:table-cell table:formula="of:=(2*PI())/12*COS([.A62]/12*2*PI())" office:value-type="float" office:value="1.60300596862823E-016">
            <text:p>0</text:p>
          </table:table-cell>
          <table:table-cell table:number-columns-repeated="6"/>
        </table:table-row>
        <table:table-row table:style-name="ro1">
          <table:table-cell table:formula="of:=[.A62]+0.25" office:value-type="float" office:value="15.25">
            <text:p>15.25</text:p>
          </table:table-cell>
          <table:table-cell table:formula="of:=3*SIN([.A63]/12*2*PI())" office:value-type="float" office:value="2.97433458412143">
            <text:p>2.9743345841</text:p>
          </table:table-cell>
          <table:table-cell table:formula="of:=([.B63]-[.B62])/([.A63]-[.A62])" office:value-type="float" office:value="-0.102661663514274">
            <text:p>-0.1026616635</text:p>
          </table:table-cell>
          <table:table-cell table:formula="of:=(2*PI())/12*COS([.A63]/12*2*PI())" office:value-type="float" office:value="-0.068343354429927">
            <text:p>-0.0683433544</text:p>
          </table:table-cell>
          <table:table-cell table:number-columns-repeated="6"/>
        </table:table-row>
        <table:table-row table:style-name="ro1">
          <table:table-cell table:formula="of:=[.A63]+0.25" office:value-type="float" office:value="15.5">
            <text:p>15.5</text:p>
          </table:table-cell>
          <table:table-cell table:formula="of:=3*SIN([.A64]/12*2*PI())" office:value-type="float" office:value="2.89777747886721">
            <text:p>2.8977774789</text:p>
          </table:table-cell>
          <table:table-cell table:formula="of:=([.B64]-[.B63])/([.A64]-[.A63])" office:value-type="float" office:value="-0.306228421016906">
            <text:p>-0.306228421</text:p>
          </table:table-cell>
          <table:table-cell table:formula="of:=(2*PI())/12*COS([.A64]/12*2*PI())" office:value-type="float" office:value="-0.1355173351172">
            <text:p>-0.135517335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4/03/2011</text:date>, <text:time>00:0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document-statistic meta:table-count="2" meta:cell-count="22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111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24cm" svg:height="16.573cm" xlink:href=".." chart:class="chart:scatter" chart:style-name="ch1">
        <chart:title svg:x="6.188cm" svg:y="0.332cm" chart:style-name="ch2">
          <text:p>Heave and Roll RAOs - Beam Seas</text:p>
        </chart:title>
        <chart:legend chart:legend-position="end" svg:x="16.663cm" svg:y="7.817cm" chart:style-name="ch3"/>
        <chart:plot-area chart:style-name="ch4" table:cell-range-address="Sheet1.A2:Sheet1.A57 Sheet1.X2:Sheet1.Y57" chart:data-source-has-labels="row" svg:x="0.563cm" svg:y="1.166cm" svg:width="15.719cm" svg:height="14.615cm">
          <chart:axis chart:dimension="x" chart:name="primary-x" chart:style-name="ch5">
            <chart:title svg:x="7.861cm" svg:y="15.54cm" chart:style-name="ch6">
              <text:p>Wavelength</text:p>
            </chart:title>
          </chart:axis>
          <chart:axis chart:dimension="y" chart:name="primary-y" chart:style-name="ch7">
            <chart:title svg:x="0.383cm" svg:y="8.518cm" chart:style-name="ch8">
              <text:p>RAO</text:p>
            </chart:title>
            <chart:grid chart:style-name="ch9" chart:class="major"/>
          </chart:axis>
          <chart:series chart:style-name="ch10" chart:values-cell-range-address="Sheet1.X3:Sheet1.X57" chart:label-cell-address="Sheet1.X2:Sheet1.X2" chart:class="chart:scatter">
            <chart:domain table:cell-range-address="Sheet1.A3:Sheet1.A57"/>
            <chart:data-point chart:repeated="55"/>
          </chart:series>
          <chart:series chart:style-name="ch11" chart:values-cell-range-address="Sheet1.Y3:Sheet1.Y57" chart:label-cell-address="Sheet1.Y2:Sheet1.Y2" chart:class="chart:scatter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X2:Sheet1.X2">z(m/m)</text:p>
              </table:table-cell>
              <table:table-cell office:value-type="string">
                <text:p text:id="Sheet1.Y2:Sheet1.Y2">roll (deg/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A3:Sheet1.A57">2</text:p>
              </table:table-cell>
              <table:table-cell office:value-type="float" office:value="0.0939045615505445">
                <text:p text:id="Sheet1.X3:Sheet1.X57">0.0939045615505445</text:p>
              </table:table-cell>
              <table:table-cell office:value-type="float" office:value="28.1482730397444">
                <text:p text:id="Sheet1.Y3:Sheet1.Y57">28.14827303974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0.131538996119022">
                <text:p>0.131538996119022</text:p>
              </table:table-cell>
              <table:table-cell office:value-type="float" office:value="33.4295930217524">
                <text:p>33.4295930217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0.174957139608534">
                <text:p>0.174957139608534</text:p>
              </table:table-cell>
              <table:table-cell office:value-type="float" office:value="37.7921266314559">
                <text:p>37.7921266314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0.221121442198625">
                <text:p>0.221121442198625</text:p>
              </table:table-cell>
              <table:table-cell office:value-type="float" office:value="41.4501554039097">
                <text:p>41.4501554039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27578989122156">
                <text:p>0.27578989122156</text:p>
              </table:table-cell>
              <table:table-cell office:value-type="float" office:value="46.0050515487158">
                <text:p>46.0050515487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5">
                <text:p>3.25</text:p>
              </table:table-cell>
              <table:table-cell office:value-type="float" office:value="0.337665307664261">
                <text:p>0.337665307664261</text:p>
              </table:table-cell>
              <table:table-cell office:value-type="float" office:value="50.3506372636144">
                <text:p>50.3506372636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388502805652675">
                <text:p>0.388502805652675</text:p>
              </table:table-cell>
              <table:table-cell office:value-type="float" office:value="55.0937471440031">
                <text:p>55.0937471440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5">
                <text:p>3.75</text:p>
              </table:table-cell>
              <table:table-cell office:value-type="float" office:value="0.443711077166212">
                <text:p>0.443711077166212</text:p>
              </table:table-cell>
              <table:table-cell office:value-type="float" office:value="59.2971826757393">
                <text:p>59.2971826757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498016686467432">
                <text:p>0.498016686467432</text:p>
              </table:table-cell>
              <table:table-cell office:value-type="float" office:value="64.3173242213947">
                <text:p>64.3173242213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0.547599041270161">
                <text:p>0.547599041270161</text:p>
              </table:table-cell>
              <table:table-cell office:value-type="float" office:value="69.3432251838111">
                <text:p>69.3432251838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0.597901839769707">
                <text:p>0.597901839769707</text:p>
              </table:table-cell>
              <table:table-cell office:value-type="float" office:value="75.3454087785049">
                <text:p>75.3454087785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5">
                <text:p>4.75</text:p>
              </table:table-cell>
              <table:table-cell office:value-type="float" office:value="0.637727629948711">
                <text:p>0.637727629948711</text:p>
              </table:table-cell>
              <table:table-cell office:value-type="float" office:value="81.1194390316456">
                <text:p>81.1194390316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677458958166471">
                <text:p>0.677458958166471</text:p>
              </table:table-cell>
              <table:table-cell office:value-type="float" office:value="87.6894588693533">
                <text:p>87.6894588693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5">
                <text:p>5.25</text:p>
              </table:table-cell>
              <table:table-cell office:value-type="float" office:value="0.708922118430509">
                <text:p>0.708922118430509</text:p>
              </table:table-cell>
              <table:table-cell office:value-type="float" office:value="94.1527540429782">
                <text:p>94.1527540429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">
                <text:p>5.5</text:p>
              </table:table-cell>
              <table:table-cell office:value-type="float" office:value="0.737325179279807">
                <text:p>0.737325179279807</text:p>
              </table:table-cell>
              <table:table-cell office:value-type="float" office:value="100.527067567492">
                <text:p>100.527067567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5">
                <text:p>5.75</text:p>
              </table:table-cell>
              <table:table-cell office:value-type="float" office:value="0.763447018462971">
                <text:p>0.763447018462971</text:p>
              </table:table-cell>
              <table:table-cell office:value-type="float" office:value="106.160907585051">
                <text:p>106.160907585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.78184841241765">
                <text:p>0.78184841241765</text:p>
              </table:table-cell>
              <table:table-cell office:value-type="float" office:value="110.093278813922">
                <text:p>110.093278813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25">
                <text:p>6.25</text:p>
              </table:table-cell>
              <table:table-cell office:value-type="float" office:value="0.800730185518193">
                <text:p>0.800730185518193</text:p>
              </table:table-cell>
              <table:table-cell office:value-type="float" office:value="111.731371822528">
                <text:p>111.731371822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5">
                <text:p>6.5</text:p>
              </table:table-cell>
              <table:table-cell office:value-type="float" office:value="0.820284054459185">
                <text:p>0.820284054459185</text:p>
              </table:table-cell>
              <table:table-cell office:value-type="float" office:value="110.527839746614">
                <text:p>110.527839746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5">
                <text:p>6.75</text:p>
              </table:table-cell>
              <table:table-cell office:value-type="float" office:value="0.838015071463515">
                <text:p>0.838015071463515</text:p>
              </table:table-cell>
              <table:table-cell office:value-type="float" office:value="106.673482448909">
                <text:p>106.673482448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850964499847085">
                <text:p>0.850964499847085</text:p>
              </table:table-cell>
              <table:table-cell office:value-type="float" office:value="100.950619102326">
                <text:p>100.9506191023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5">
                <text:p>7.25</text:p>
              </table:table-cell>
              <table:table-cell office:value-type="float" office:value="0.864576931221277">
                <text:p>0.864576931221277</text:p>
              </table:table-cell>
              <table:table-cell office:value-type="float" office:value="93.9351834052572">
                <text:p>93.9351834052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0.878364668005265">
                <text:p>0.878364668005265</text:p>
              </table:table-cell>
              <table:table-cell office:value-type="float" office:value="86.4146467585212">
                <text:p>86.4146467585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75">
                <text:p>7.75</text:p>
              </table:table-cell>
              <table:table-cell office:value-type="float" office:value="0.891928836847425">
                <text:p>0.891928836847425</text:p>
              </table:table-cell>
              <table:table-cell office:value-type="float" office:value="78.9800383595222">
                <text:p>78.9800383595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904994557994688">
                <text:p>0.904994557994688</text:p>
              </table:table-cell>
              <table:table-cell office:value-type="float" office:value="71.9867547191843">
                <text:p>71.9867547191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5">
                <text:p>8.25</text:p>
              </table:table-cell>
              <table:table-cell office:value-type="float" office:value="0.91310617126378">
                <text:p>0.91310617126378</text:p>
              </table:table-cell>
              <table:table-cell office:value-type="float" office:value="65.7382752315059">
                <text:p>65.7382752315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">
                <text:p>8.5</text:p>
              </table:table-cell>
              <table:table-cell office:value-type="float" office:value="0.920218772901314">
                <text:p>0.920218772901314</text:p>
              </table:table-cell>
              <table:table-cell office:value-type="float" office:value="60.0992428787757">
                <text:p>60.09924287877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75">
                <text:p>8.75</text:p>
              </table:table-cell>
              <table:table-cell office:value-type="float" office:value="0.927157575604061">
                <text:p>0.927157575604061</text:p>
              </table:table-cell>
              <table:table-cell office:value-type="float" office:value="55.0441612095716">
                <text:p>55.0441612095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933834921171831">
                <text:p>0.933834921171831</text:p>
              </table:table-cell>
              <table:table-cell office:value-type="float" office:value="50.5405959600795">
                <text:p>50.5405959600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25">
                <text:p>9.25</text:p>
              </table:table-cell>
              <table:table-cell office:value-type="float" office:value="0.940201143373055">
                <text:p>0.940201143373055</text:p>
              </table:table-cell>
              <table:table-cell office:value-type="float" office:value="46.5371514426632">
                <text:p>46.5371514426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5">
                <text:p>9.5</text:p>
              </table:table-cell>
              <table:table-cell office:value-type="float" office:value="0.946229126586156">
                <text:p>0.946229126586156</text:p>
              </table:table-cell>
              <table:table-cell office:value-type="float" office:value="42.9776855841697">
                <text:p>42.97768558416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75">
                <text:p>9.75</text:p>
              </table:table-cell>
              <table:table-cell office:value-type="float" office:value="0.951909649073902">
                <text:p>0.951909649073902</text:p>
              </table:table-cell>
              <table:table-cell office:value-type="float" office:value="39.8077690969159">
                <text:p>39.8077690969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957241484683985">
                <text:p>0.957241484683985</text:p>
              </table:table-cell>
              <table:table-cell office:value-type="float" office:value="36.977963881209">
                <text:p>36.977963881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5">
                <text:p>10.5</text:p>
              </table:table-cell>
              <table:table-cell office:value-type="float" office:value="0.963898910674766">
                <text:p>0.963898910674766</text:p>
              </table:table-cell>
              <table:table-cell office:value-type="float" office:value="31.6703939053882">
                <text:p>31.6703939053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0.968835455585725">
                <text:p>0.968835455585725</text:p>
              </table:table-cell>
              <table:table-cell office:value-type="float" office:value="27.6314995312796">
                <text:p>27.6314995312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">
                <text:p>11.5</text:p>
              </table:table-cell>
              <table:table-cell office:value-type="float" office:value="0.973248251989183">
                <text:p>0.973248251989183</text:p>
              </table:table-cell>
              <table:table-cell office:value-type="float" office:value="24.5491366207489">
                <text:p>24.54913662074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0.977235457809427">
                <text:p>0.977235457809427</text:p>
              </table:table-cell>
              <table:table-cell office:value-type="float" office:value="22.0822559988784">
                <text:p>22.0822559988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5">
                <text:p>12.5</text:p>
              </table:table-cell>
              <table:table-cell office:value-type="float" office:value="0.980833767771073">
                <text:p>0.980833767771073</text:p>
              </table:table-cell>
              <table:table-cell office:value-type="float" office:value="20.0330721553335">
                <text:p>20.03307215533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0.984052239466991">
                <text:p>0.984052239466991</text:p>
              </table:table-cell>
              <table:table-cell office:value-type="float" office:value="18.2839601837239">
                <text:p>18.28396018372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5">
                <text:p>13.5</text:p>
              </table:table-cell>
              <table:table-cell office:value-type="float" office:value="0.986208978868069">
                <text:p>0.986208978868069</text:p>
              </table:table-cell>
              <table:table-cell office:value-type="float" office:value="16.4898997234334">
                <text:p>16.4898997234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0.988040125703405">
                <text:p>0.988040125703405</text:p>
              </table:table-cell>
              <table:table-cell office:value-type="float" office:value="14.9700190421539">
                <text:p>14.97001904215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0.991045528722066">
                <text:p>0.991045528722066</text:p>
              </table:table-cell>
              <table:table-cell office:value-type="float" office:value="12.6524305712381">
                <text:p>12.652430571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.993194849966511">
                <text:p>0.993194849966511</text:p>
              </table:table-cell>
              <table:table-cell office:value-type="float" office:value="10.9814813037677">
                <text:p>10.98148130376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0.994891888598957">
                <text:p>0.994891888598957</text:p>
              </table:table-cell>
              <table:table-cell office:value-type="float" office:value="9.57802611445255">
                <text:p>9.57802611445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0.996426876393847">
                <text:p>0.996426876393847</text:p>
              </table:table-cell>
              <table:table-cell office:value-type="float" office:value="8.36087890116823">
                <text:p>8.360878901168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0.997518621380072">
                <text:p>0.997518621380072</text:p>
              </table:table-cell>
              <table:table-cell office:value-type="float" office:value="7.39790409788822">
                <text:p>7.397904097888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0.998174789302956">
                <text:p>0.998174789302956</text:p>
              </table:table-cell>
              <table:table-cell office:value-type="float" office:value="6.62103398269485">
                <text:p>6.621033982694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0.9995">
                <text:p>0.9995</text:p>
              </table:table-cell>
              <table:table-cell office:value-type="float" office:value="5.36827091604915">
                <text:p>5.368270916049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.00051956502609">
                <text:p>1.00051956502609</text:p>
              </table:table-cell>
              <table:table-cell office:value-type="float" office:value="4.43347781600405">
                <text:p>4.43347781600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1.00046719086635">
                <text:p>1.00046719086635</text:p>
              </table:table-cell>
              <table:table-cell office:value-type="float" office:value="3.75392992182701">
                <text:p>3.753929921827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1.00133615734178">
                <text:p>1.00133615734178</text:p>
              </table:table-cell>
              <table:table-cell office:value-type="float" office:value="3.19145576973958">
                <text:p>3.191455769739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1.00151485261078">
                <text:p>1.00151485261078</text:p>
              </table:table-cell>
              <table:table-cell office:value-type="float" office:value="2.75878539013095">
                <text:p>2.75878539013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1.00161090249657">
                <text:p>1.00161090249657</text:p>
              </table:table-cell>
              <table:table-cell office:value-type="float" office:value="2.40951354144488">
                <text:p>2.409513541444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1.00230429511202">
                <text:p>1.00230429511202</text:p>
              </table:table-cell>
              <table:table-cell office:value-type="float" office:value="2.11244208480633">
                <text:p>2.11244208480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1.00242096945345">
                <text:p>1.00242096945345</text:p>
              </table:table-cell>
              <table:table-cell office:value-type="float" office:value="1.8737812839283">
                <text:p>1.8737812839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111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6.573cm" xlink:href=".." chart:class="chart:scatter" chart:style-name="ch1">
        <chart:title svg:x="7.582cm" svg:y="0.332cm" chart:style-name="ch2">
          <text:p>Heave and Pitch RAOs - Head Seas</text:p>
        </chart:title>
        <chart:legend chart:legend-position="end" svg:x="19.338cm" svg:y="7.817cm" chart:style-name="ch3"/>
        <chart:plot-area chart:style-name="ch4" table:cell-range-address="Sheet1.A3:Sheet1.A57 Sheet1.D2:Sheet1.D2 Sheet1.AG3:Sheet1.AG57 Sheet1.AI2:Sheet1.AI57" chart:data-source-has-labels="row" svg:x="0.681cm" svg:y="1.166cm" svg:width="18.217cm" svg:height="14.615cm">
          <chart:axis chart:dimension="x" chart:name="primary-x" chart:style-name="ch5">
            <chart:title svg:x="9.228cm" svg:y="15.54cm" chart:style-name="ch6">
              <text:p>Wavelength</text:p>
            </chart:title>
          </chart:axis>
          <chart:axis chart:dimension="y" chart:name="primary-y" chart:style-name="ch7">
            <chart:title svg:x="0.442cm" svg:y="8.518cm" chart:style-name="ch8">
              <text:p>RAO</text:p>
            </chart:title>
            <chart:grid chart:style-name="ch9" chart:class="major"/>
          </chart:axis>
          <chart:series chart:style-name="ch10" chart:values-cell-range-address="Sheet1.AG3:Sheet1.AG57" chart:label-cell-address="Sheet1.D2:Sheet1.D2" chart:class="chart:scatter">
            <chart:domain table:cell-range-address="Sheet1.A3:Sheet1.A57"/>
            <chart:data-point chart:repeated="55"/>
          </chart:series>
          <chart:series chart:style-name="ch11" chart:values-cell-range-address="Sheet1.AI3:Sheet1.AI57" chart:label-cell-address="Sheet1.AI2:Sheet1.AI2" chart:class="chart:scatter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2:Sheet1.D2">z</text:p>
              </table:table-cell>
              <table:table-cell office:value-type="string">
                <text:p text:id="Sheet1.AI2:Sheet1.AI2">pitch (deg/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A3:Sheet1.A57">2</text:p>
              </table:table-cell>
              <table:table-cell office:value-type="float" office:value="0.00471277131844948">
                <text:p text:id="Sheet1.AG3:Sheet1.AG57">0.00471277131844948</text:p>
              </table:table-cell>
              <table:table-cell office:value-type="float" office:value="0.549161943065978">
                <text:p text:id="Sheet1.AI3:Sheet1.AI57">0.5491619430659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0.00436272385099034">
                <text:p>0.00436272385099034</text:p>
              </table:table-cell>
              <table:table-cell office:value-type="float" office:value="1.64256151957849">
                <text:p>1.64256151957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0.00949271989474039">
                <text:p>0.00949271989474039</text:p>
              </table:table-cell>
              <table:table-cell office:value-type="float" office:value="1.09204326043541">
                <text:p>1.09204326043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0.0131322752788692">
                <text:p>0.0131322752788692</text:p>
              </table:table-cell>
              <table:table-cell office:value-type="float" office:value="1.41110673937074">
                <text:p>1.41110673937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131684565154767">
                <text:p>0.0131684565154767</text:p>
              </table:table-cell>
              <table:table-cell office:value-type="float" office:value="3.06988878391384">
                <text:p>3.06988878391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5">
                <text:p>3.25</text:p>
              </table:table-cell>
              <table:table-cell office:value-type="float" office:value="0.018022698604815">
                <text:p>0.018022698604815</text:p>
              </table:table-cell>
              <table:table-cell office:value-type="float" office:value="2.76945897545855">
                <text:p>2.76945897545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290120304529001">
                <text:p>0.0290120304529001</text:p>
              </table:table-cell>
              <table:table-cell office:value-type="float" office:value="0.9548235984054">
                <text:p>0.9548235984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5">
                <text:p>3.75</text:p>
              </table:table-cell>
              <table:table-cell office:value-type="float" office:value="0.0382620168051816">
                <text:p>0.0382620168051816</text:p>
              </table:table-cell>
              <table:table-cell office:value-type="float" office:value="1.39113360181975">
                <text:p>1.39113360181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413622064208379">
                <text:p>0.0413622064208379</text:p>
              </table:table-cell>
              <table:table-cell office:value-type="float" office:value="3.47170657458259">
                <text:p>3.47170657458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0.038541111167168">
                <text:p>0.038541111167168</text:p>
              </table:table-cell>
              <table:table-cell office:value-type="float" office:value="4.86652487854758">
                <text:p>4.86652487854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0.0365282582393412">
                <text:p>0.0365282582393412</text:p>
              </table:table-cell>
              <table:table-cell office:value-type="float" office:value="5.49215186971373">
                <text:p>5.49215186971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5">
                <text:p>4.75</text:p>
              </table:table-cell>
              <table:table-cell office:value-type="float" office:value="0.0449697612846677">
                <text:p>0.0449697612846677</text:p>
              </table:table-cell>
              <table:table-cell office:value-type="float" office:value="5.39956063719521">
                <text:p>5.39956063719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635949058494468">
                <text:p>0.0635949058494468</text:p>
              </table:table-cell>
              <table:table-cell office:value-type="float" office:value="4.77424082757458">
                <text:p>4.774240827574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5">
                <text:p>5.25</text:p>
              </table:table-cell>
              <table:table-cell office:value-type="float" office:value="0.0855180245328434">
                <text:p>0.0855180245328434</text:p>
              </table:table-cell>
              <table:table-cell office:value-type="float" office:value="3.78109303225015">
                <text:p>3.78109303225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">
                <text:p>5.5</text:p>
              </table:table-cell>
              <table:table-cell office:value-type="float" office:value="0.106438763615517">
                <text:p>0.106438763615517</text:p>
              </table:table-cell>
              <table:table-cell office:value-type="float" office:value="2.5978577445832">
                <text:p>2.5978577445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5">
                <text:p>5.75</text:p>
              </table:table-cell>
              <table:table-cell office:value-type="float" office:value="0.124002150787799">
                <text:p>0.124002150787799</text:p>
              </table:table-cell>
              <table:table-cell office:value-type="float" office:value="1.41493241580082">
                <text:p>1.41493241580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.13664456813207">
                <text:p>0.13664456813207</text:p>
              </table:table-cell>
              <table:table-cell office:value-type="float" office:value="0.868279768968505">
                <text:p>0.868279768968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25">
                <text:p>6.25</text:p>
              </table:table-cell>
              <table:table-cell office:value-type="float" office:value="0.144539806973719">
                <text:p>0.144539806973719</text:p>
              </table:table-cell>
              <table:table-cell office:value-type="float" office:value="1.69122728745441">
                <text:p>1.69122728745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5">
                <text:p>6.5</text:p>
              </table:table-cell>
              <table:table-cell office:value-type="float" office:value="0.147811063523675">
                <text:p>0.147811063523675</text:p>
              </table:table-cell>
              <table:table-cell office:value-type="float" office:value="2.78209660254519">
                <text:p>2.782096602545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5">
                <text:p>6.75</text:p>
              </table:table-cell>
              <table:table-cell office:value-type="float" office:value="0.146821238586248">
                <text:p>0.146821238586248</text:p>
              </table:table-cell>
              <table:table-cell office:value-type="float" office:value="3.82148686176816">
                <text:p>3.82148686176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142336353051496">
                <text:p>0.142336353051496</text:p>
              </table:table-cell>
              <table:table-cell office:value-type="float" office:value="4.75593454924841">
                <text:p>4.75593454924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5">
                <text:p>7.25</text:p>
              </table:table-cell>
              <table:table-cell office:value-type="float" office:value="0.135642962220677">
                <text:p>0.135642962220677</text:p>
              </table:table-cell>
              <table:table-cell office:value-type="float" office:value="5.58319132951095">
                <text:p>5.58319132951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0.127903571490401">
                <text:p>0.127903571490401</text:p>
              </table:table-cell>
              <table:table-cell office:value-type="float" office:value="6.30299916725364">
                <text:p>6.30299916725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75">
                <text:p>7.75</text:p>
              </table:table-cell>
              <table:table-cell office:value-type="float" office:value="0.120517718199442">
                <text:p>0.120517718199442</text:p>
              </table:table-cell>
              <table:table-cell office:value-type="float" office:value="6.9197254433573">
                <text:p>6.91972544335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115088790939865">
                <text:p>0.115088790939865</text:p>
              </table:table-cell>
              <table:table-cell office:value-type="float" office:value="7.44006564739183">
                <text:p>7.44006564739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5">
                <text:p>8.25</text:p>
              </table:table-cell>
              <table:table-cell office:value-type="float" office:value="0.113255140280695">
                <text:p>0.113255140280695</text:p>
              </table:table-cell>
              <table:table-cell office:value-type="float" office:value="7.86462942992756">
                <text:p>7.864629429927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">
                <text:p>8.5</text:p>
              </table:table-cell>
              <table:table-cell office:value-type="float" office:value="0.115997278416349">
                <text:p>0.115997278416349</text:p>
              </table:table-cell>
              <table:table-cell office:value-type="float" office:value="8.21017139371565">
                <text:p>8.210171393715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75">
                <text:p>8.75</text:p>
              </table:table-cell>
              <table:table-cell office:value-type="float" office:value="0.123597080467137">
                <text:p>0.123597080467137</text:p>
              </table:table-cell>
              <table:table-cell office:value-type="float" office:value="8.48635236998362">
                <text:p>8.48635236998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135585330696208">
                <text:p>0.135585330696208</text:p>
              </table:table-cell>
              <table:table-cell office:value-type="float" office:value="8.70072351934021">
                <text:p>8.70072351934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25">
                <text:p>9.25</text:p>
              </table:table-cell>
              <table:table-cell office:value-type="float" office:value="0.151067628233186">
                <text:p>0.151067628233186</text:p>
              </table:table-cell>
              <table:table-cell office:value-type="float" office:value="8.86036847128242">
                <text:p>8.86036847128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5">
                <text:p>9.5</text:p>
              </table:table-cell>
              <table:table-cell office:value-type="float" office:value="0.169092560747065">
                <text:p>0.169092560747065</text:p>
              </table:table-cell>
              <table:table-cell office:value-type="float" office:value="8.97185970015889">
                <text:p>8.97185970015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75">
                <text:p>9.75</text:p>
              </table:table-cell>
              <table:table-cell office:value-type="float" office:value="0.188845761932854">
                <text:p>0.188845761932854</text:p>
              </table:table-cell>
              <table:table-cell office:value-type="float" office:value="9.04120964038663">
                <text:p>9.041209640386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20969399633752">
                <text:p>0.20969399633752</text:p>
              </table:table-cell>
              <table:table-cell office:value-type="float" office:value="9.07388767503764">
                <text:p>9.07388767503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5">
                <text:p>10.5</text:p>
              </table:table-cell>
              <table:table-cell office:value-type="float" office:value="0.252019917665251">
                <text:p>0.252019917665251</text:p>
              </table:table-cell>
              <table:table-cell office:value-type="float" office:value="9.04926340337563">
                <text:p>9.04926340337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0.294311510818045">
                <text:p>0.294311510818045</text:p>
              </table:table-cell>
              <table:table-cell office:value-type="float" office:value="8.93511347644924">
                <text:p>8.93511347644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">
                <text:p>11.5</text:p>
              </table:table-cell>
              <table:table-cell office:value-type="float" office:value="0.335598033367301">
                <text:p>0.335598033367301</text:p>
              </table:table-cell>
              <table:table-cell office:value-type="float" office:value="8.75620158558119">
                <text:p>8.75620158558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0.3751801833786">
                <text:p>0.3751801833786</text:p>
              </table:table-cell>
              <table:table-cell office:value-type="float" office:value="8.53153714989274">
                <text:p>8.53153714989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5">
                <text:p>12.5</text:p>
              </table:table-cell>
              <table:table-cell office:value-type="float" office:value="0.412681693318228">
                <text:p>0.412681693318228</text:p>
              </table:table-cell>
              <table:table-cell office:value-type="float" office:value="8.27588280524078">
                <text:p>8.27588280524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0.447923084915256">
                <text:p>0.447923084915256</text:p>
              </table:table-cell>
              <table:table-cell office:value-type="float" office:value="8.00057856718526">
                <text:p>8.00057856718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5">
                <text:p>13.5</text:p>
              </table:table-cell>
              <table:table-cell office:value-type="float" office:value="0.480342721397962">
                <text:p>0.480342721397962</text:p>
              </table:table-cell>
              <table:table-cell office:value-type="float" office:value="7.72107832192715">
                <text:p>7.72107832192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0.510598678024141">
                <text:p>0.510598678024141</text:p>
              </table:table-cell>
              <table:table-cell office:value-type="float" office:value="7.43842320009244">
                <text:p>7.43842320009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0.565128914496507">
                <text:p>0.565128914496507</text:p>
              </table:table-cell>
              <table:table-cell office:value-type="float" office:value="6.87671768401176">
                <text:p>6.87671768401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.612252145770025">
                <text:p>0.612252145770025</text:p>
              </table:table-cell>
              <table:table-cell office:value-type="float" office:value="6.33725669932385">
                <text:p>6.337256699323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0.652797127751034">
                <text:p>0.652797127751034</text:p>
              </table:table-cell>
              <table:table-cell office:value-type="float" office:value="5.83836516544838">
                <text:p>5.838365165448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0.687928891674132">
                <text:p>0.687928891674132</text:p>
              </table:table-cell>
              <table:table-cell office:value-type="float" office:value="5.38355349560121">
                <text:p>5.383553495601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0.718413731772994">
                <text:p>0.718413731772994</text:p>
              </table:table-cell>
              <table:table-cell office:value-type="float" office:value="4.96618199543121">
                <text:p>4.96618199543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0.744852320933485">
                <text:p>0.744852320933485</text:p>
              </table:table-cell>
              <table:table-cell office:value-type="float" office:value="4.58519771015384">
                <text:p>4.58519771015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0.788407876672982">
                <text:p>0.788407876672982</text:p>
              </table:table-cell>
              <table:table-cell office:value-type="float" office:value="3.9326460093735">
                <text:p>3.9326460093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0.822349056058314">
                <text:p>0.822349056058314</text:p>
              </table:table-cell>
              <table:table-cell office:value-type="float" office:value="3.39915637769138">
                <text:p>3.39915637769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.848567734479694">
                <text:p>0.848567734479694</text:p>
              </table:table-cell>
              <table:table-cell office:value-type="float" office:value="2.95631280350868">
                <text:p>2.956312803508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0.870238903979821">
                <text:p>0.870238903979821</text:p>
              </table:table-cell>
              <table:table-cell office:value-type="float" office:value="2.59483160701721">
                <text:p>2.594831607017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887460404750544">
                <text:p>0.887460404750544</text:p>
              </table:table-cell>
              <table:table-cell office:value-type="float" office:value="2.29119684881068">
                <text:p>2.291196848810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0.901557946002363">
                <text:p>0.901557946002363</text:p>
              </table:table-cell>
              <table:table-cell office:value-type="float" office:value="2.03608872703893">
                <text:p>2.036088727038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0.913791683043789">
                <text:p>0.913791683043789</text:p>
              </table:table-cell>
              <table:table-cell office:value-type="float" office:value="1.82188517810935">
                <text:p>1.821885178109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0.923683138310969">
                <text:p>0.923683138310969</text:p>
              </table:table-cell>
              <table:table-cell office:value-type="float" office:value="1.63777125997497">
                <text:p>1.63777125997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71cm" svg:height="13.238cm" xlink:href=".." chart:class="chart:scatter" chart:style-name="ch1">
        <chart:legend chart:legend-position="end" svg:x="14.558cm" svg:y="5.962cm" chart:style-name="ch2"/>
        <chart:plot-area chart:style-name="ch3" table:cell-range-address="Sheet2.A1:Sheet2.B64 Sheet2.C1:Sheet2.D1 Sheet2.C3:Sheet2.C64 Sheet2.D2:Sheet2.D64" chart:data-source-has-labels="row" svg:x="0.331cm" svg:y="0.264cm" svg:width="13.897cm" svg:height="12.44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64" chart:label-cell-address="Sheet2.B1:Sheet2.B1" chart:class="chart:scatter">
            <chart:domain table:cell-range-address="Sheet2.A2:Sheet2.A64"/>
            <chart:data-point chart:repeated="63"/>
          </chart:series>
          <chart:series chart:style-name="ch7" chart:values-cell-range-address="Sheet2.C3:Sheet2.C64" chart:label-cell-address="Sheet2.C1:Sheet2.C1" chart:class="chart:scatter">
            <chart:data-point chart:repeated="63"/>
          </chart:series>
          <chart:series chart:style-name="ch8" chart:values-cell-range-address="Sheet2.D2:Sheet2.D64" chart:label-cell-address="Sheet2.D1:Sheet2.D1" chart:class="chart:scatter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B1:Sheet2.B1">z</text:p>
              </table:table-cell>
              <table:table-cell office:value-type="string">
                <text:p text:id="Sheet2.C1:Sheet2.C1">Numeric</text:p>
              </table:table-cell>
              <table:table-cell office:value-type="string">
                <text:p text:id="Sheet2.D1:Sheet2.D1">Al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2.A2:Sheet2.A64">0</text:p>
              </table:table-cell>
              <table:table-cell office:value-type="float" office:value="0">
                <text:p text:id="Sheet2.B2:Sheet2.B64">0</text:p>
              </table:table-cell>
              <table:table-cell office:value-type="float" office:value="1.56631430664062">
                <text:p text:id="Sheet2.C3:Sheet2.C64">1.56631430664062</text:p>
              </table:table-cell>
              <table:table-cell office:value-type="float" office:value="0.523598775598299">
                <text:p text:id="Sheet2.D2:Sheet2.D64">0.5235987755982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391578576660155">
                <text:p>0.391578576660155</text:p>
              </table:table-cell>
              <table:table-cell office:value-type="float" office:value="1.53951423458963">
                <text:p>1.53951423458963</text:p>
              </table:table-cell>
              <table:table-cell office:value-type="float" office:value="0.519119315488552">
                <text:p>0.519119315488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776457135307562">
                <text:p>0.776457135307562</text:p>
              </table:table-cell>
              <table:table-cell office:value-type="float" office:value="1.48637264715083">
                <text:p>1.48637264715083</text:p>
              </table:table-cell>
              <table:table-cell office:value-type="float" office:value="0.505757579963731">
                <text:p>0.505757579963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.14805029709527">
                <text:p>1.14805029709527</text:p>
              </table:table-cell>
              <table:table-cell office:value-type="float" office:value="1.40779881161892">
                <text:p>1.40779881161892</text:p>
              </table:table-cell>
              <table:table-cell office:value-type="float" office:value="0.483742192023238">
                <text:p>0.483742192023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.30513714810465">
                <text:p>1.30513714810465</text:p>
              </table:table-cell>
              <table:table-cell office:value-type="float" office:value="0.453449841058554">
                <text:p>0.453449841058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1.82628428702616">
                <text:p>1.82628428702616</text:p>
              </table:table-cell>
              <table:table-cell office:value-type="float" office:value="1.18014422613392">
                <text:p>1.18014422613392</text:p>
              </table:table-cell>
              <table:table-cell office:value-type="float" office:value="0.415398837593311">
                <text:p>0.415398837593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2.12132034355964">
                <text:p>2.12132034355964</text:p>
              </table:table-cell>
              <table:table-cell office:value-type="float" office:value="1.03495870925625">
                <text:p>1.03495870925625</text:p>
              </table:table-cell>
              <table:table-cell office:value-type="float" office:value="0.37024024484653">
                <text:p>0.37024024484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2.38006002087371">
                <text:p>2.38006002087371</text:p>
              </table:table-cell>
              <table:table-cell office:value-type="float" office:value="0.872064761918441">
                <text:p>0.872064761918441</text:p>
              </table:table-cell>
              <table:table-cell office:value-type="float" office:value="0.318746738860437">
                <text:p>0.318746738860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.59807621135332">
                <text:p>2.59807621135332</text:p>
              </table:table-cell>
              <table:table-cell office:value-type="float" office:value="0.694249544722176">
                <text:p>0.694249544722176</text:p>
              </table:table-cell>
              <table:table-cell office:value-type="float" office:value="0.261799387799149">
                <text:p>0.261799387799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2.77163859753386">
                <text:p>2.77163859753386</text:p>
              </table:table-cell>
              <table:table-cell office:value-type="float" office:value="0.50455552533338">
                <text:p>0.50455552533338</text:p>
              </table:table-cell>
              <table:table-cell office:value-type="float" office:value="0.200372576628115">
                <text:p>0.200372576628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2.89777747886721">
                <text:p>2.89777747886721</text:p>
              </table:table-cell>
              <table:table-cell office:value-type="float" office:value="0.306228421016904">
                <text:p>0.306228421016904</text:p>
              </table:table-cell>
              <table:table-cell office:value-type="float" office:value="0.135517335117201">
                <text:p>0.135517335117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2.97433458412143">
                <text:p>2.97433458412143</text:p>
              </table:table-cell>
              <table:table-cell office:value-type="float" office:value="0.102661663514276">
                <text:p>0.102661663514276</text:p>
              </table:table-cell>
              <table:table-cell office:value-type="float" office:value="0.0683433544299273">
                <text:p>0.0683433544299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102661663514274">
                <text:p>-0.102661663514274</text:p>
              </table:table-cell>
              <table:table-cell office:value-type="float" office:value="3.20601193725647E-017">
                <text:p>3.20601193725647E-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2.97433458412143">
                <text:p>2.97433458412143</text:p>
              </table:table-cell>
              <table:table-cell office:value-type="float" office:value="-0.306228421016906">
                <text:p>-0.306228421016906</text:p>
              </table:table-cell>
              <table:table-cell office:value-type="float" office:value="-0.0683433544299271">
                <text:p>-0.0683433544299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2.89777747886721">
                <text:p>2.89777747886721</text:p>
              </table:table-cell>
              <table:table-cell office:value-type="float" office:value="-0.50455552533338">
                <text:p>-0.50455552533338</text:p>
              </table:table-cell>
              <table:table-cell office:value-type="float" office:value="-0.135517335117201">
                <text:p>-0.135517335117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2.77163859753386">
                <text:p>2.77163859753386</text:p>
              </table:table-cell>
              <table:table-cell office:value-type="float" office:value="-0.694249544722176">
                <text:p>-0.694249544722176</text:p>
              </table:table-cell>
              <table:table-cell office:value-type="float" office:value="-0.200372576628115">
                <text:p>-0.200372576628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.59807621135332">
                <text:p>2.59807621135332</text:p>
              </table:table-cell>
              <table:table-cell office:value-type="float" office:value="-0.872064761918441">
                <text:p>-0.872064761918441</text:p>
              </table:table-cell>
              <table:table-cell office:value-type="float" office:value="-0.261799387799149">
                <text:p>-0.261799387799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2.38006002087371">
                <text:p>2.38006002087371</text:p>
              </table:table-cell>
              <table:table-cell office:value-type="float" office:value="-1.03495870925625">
                <text:p>-1.03495870925625</text:p>
              </table:table-cell>
              <table:table-cell office:value-type="float" office:value="-0.318746738860437">
                <text:p>-0.318746738860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2.12132034355964">
                <text:p>2.12132034355964</text:p>
              </table:table-cell>
              <table:table-cell office:value-type="float" office:value="-1.18014422613392">
                <text:p>-1.18014422613392</text:p>
              </table:table-cell>
              <table:table-cell office:value-type="float" office:value="-0.37024024484653">
                <text:p>-0.37024024484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1.82628428702616">
                <text:p>1.82628428702616</text:p>
              </table:table-cell>
              <table:table-cell office:value-type="float" office:value="-1.30513714810465">
                <text:p>-1.30513714810465</text:p>
              </table:table-cell>
              <table:table-cell office:value-type="float" office:value="-0.415398837593311">
                <text:p>-0.415398837593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-1.40779881161892">
                <text:p>-1.40779881161892</text:p>
              </table:table-cell>
              <table:table-cell office:value-type="float" office:value="-0.453449841058554">
                <text:p>-0.453449841058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1.14805029709527">
                <text:p>1.14805029709527</text:p>
              </table:table-cell>
              <table:table-cell office:value-type="float" office:value="-1.48637264715083">
                <text:p>-1.48637264715083</text:p>
              </table:table-cell>
              <table:table-cell office:value-type="float" office:value="-0.483742192023238">
                <text:p>-0.483742192023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776457135307563">
                <text:p>0.776457135307563</text:p>
              </table:table-cell>
              <table:table-cell office:value-type="float" office:value="-1.53951423458963">
                <text:p>-1.53951423458963</text:p>
              </table:table-cell>
              <table:table-cell office:value-type="float" office:value="-0.505757579963731">
                <text:p>-0.5057575799637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0.391578576660155">
                <text:p>0.391578576660155</text:p>
              </table:table-cell>
              <table:table-cell office:value-type="float" office:value="-1.56631430664062">
                <text:p>-1.56631430664062</text:p>
              </table:table-cell>
              <table:table-cell office:value-type="float" office:value="-0.519119315488552">
                <text:p>-0.5191193154885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3.67381906146713E-016">
                <text:p>3.67381906146713E-016</text:p>
              </table:table-cell>
              <table:table-cell office:value-type="float" office:value="-1.56631430664062">
                <text:p>-1.56631430664062</text:p>
              </table:table-cell>
              <table:table-cell office:value-type="float" office:value="-0.523598775598299">
                <text:p>-0.523598775598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-0.391578576660155">
                <text:p>-0.391578576660155</text:p>
              </table:table-cell>
              <table:table-cell office:value-type="float" office:value="-1.53951423458962">
                <text:p>-1.53951423458962</text:p>
              </table:table-cell>
              <table:table-cell office:value-type="float" office:value="-0.519119315488552">
                <text:p>-0.519119315488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-0.776457135307561">
                <text:p>-0.776457135307561</text:p>
              </table:table-cell>
              <table:table-cell office:value-type="float" office:value="-1.48637264715083">
                <text:p>-1.48637264715083</text:p>
              </table:table-cell>
              <table:table-cell office:value-type="float" office:value="-0.505757579963731">
                <text:p>-0.5057575799637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-1.14805029709527">
                <text:p>-1.14805029709527</text:p>
              </table:table-cell>
              <table:table-cell office:value-type="float" office:value="-1.40779881161893">
                <text:p>-1.40779881161893</text:p>
              </table:table-cell>
              <table:table-cell office:value-type="float" office:value="-0.483742192023238">
                <text:p>-0.483742192023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-1.5">
                <text:p>-1.5</text:p>
              </table:table-cell>
              <table:table-cell office:value-type="float" office:value="-1.30513714810464">
                <text:p>-1.30513714810464</text:p>
              </table:table-cell>
              <table:table-cell office:value-type="float" office:value="-0.453449841058554">
                <text:p>-0.4534498410585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-1.82628428702616">
                <text:p>-1.82628428702616</text:p>
              </table:table-cell>
              <table:table-cell office:value-type="float" office:value="-1.18014422613393">
                <text:p>-1.18014422613393</text:p>
              </table:table-cell>
              <table:table-cell office:value-type="float" office:value="-0.415398837593311">
                <text:p>-0.4153988375933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-2.12132034355964">
                <text:p>-2.12132034355964</text:p>
              </table:table-cell>
              <table:table-cell office:value-type="float" office:value="-1.03495870925625">
                <text:p>-1.03495870925625</text:p>
              </table:table-cell>
              <table:table-cell office:value-type="float" office:value="-0.370240244846531">
                <text:p>-0.370240244846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-2.3800600208737">
                <text:p>-2.3800600208737</text:p>
              </table:table-cell>
              <table:table-cell office:value-type="float" office:value="-0.872064761918441">
                <text:p>-0.872064761918441</text:p>
              </table:table-cell>
              <table:table-cell office:value-type="float" office:value="-0.318746738860437">
                <text:p>-0.318746738860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-2.59807621135332">
                <text:p>-2.59807621135332</text:p>
              </table:table-cell>
              <table:table-cell office:value-type="float" office:value="-0.694249544722178">
                <text:p>-0.694249544722178</text:p>
              </table:table-cell>
              <table:table-cell office:value-type="float" office:value="-0.26179938779915">
                <text:p>-0.261799387799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-2.77163859753386">
                <text:p>-2.77163859753386</text:p>
              </table:table-cell>
              <table:table-cell office:value-type="float" office:value="-0.504555525333382">
                <text:p>-0.504555525333382</text:p>
              </table:table-cell>
              <table:table-cell office:value-type="float" office:value="-0.200372576628116">
                <text:p>-0.2003725766281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-2.89777747886721">
                <text:p>-2.89777747886721</text:p>
              </table:table-cell>
              <table:table-cell office:value-type="float" office:value="-0.306228421016904">
                <text:p>-0.306228421016904</text:p>
              </table:table-cell>
              <table:table-cell office:value-type="float" office:value="-0.135517335117201">
                <text:p>-0.135517335117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-2.97433458412143">
                <text:p>-2.97433458412143</text:p>
              </table:table-cell>
              <table:table-cell office:value-type="float" office:value="-0.102661663514276">
                <text:p>-0.102661663514276</text:p>
              </table:table-cell>
              <table:table-cell office:value-type="float" office:value="-0.0683433544299272">
                <text:p>-0.06834335442992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0.102661663514274">
                <text:p>0.102661663514274</text:p>
              </table:table-cell>
              <table:table-cell office:value-type="float" office:value="-9.61803581176941E-017">
                <text:p>-9.61803581176941E-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-2.97433458412143">
                <text:p>-2.97433458412143</text:p>
              </table:table-cell>
              <table:table-cell office:value-type="float" office:value="0.306228421016906">
                <text:p>0.306228421016906</text:p>
              </table:table-cell>
              <table:table-cell office:value-type="float" office:value="0.0683433544299271">
                <text:p>0.0683433544299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-2.89777747886721">
                <text:p>-2.89777747886721</text:p>
              </table:table-cell>
              <table:table-cell office:value-type="float" office:value="0.50455552533338">
                <text:p>0.50455552533338</text:p>
              </table:table-cell>
              <table:table-cell office:value-type="float" office:value="0.135517335117201">
                <text:p>0.135517335117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-2.77163859753386">
                <text:p>-2.77163859753386</text:p>
              </table:table-cell>
              <table:table-cell office:value-type="float" office:value="0.694249544722176">
                <text:p>0.694249544722176</text:p>
              </table:table-cell>
              <table:table-cell office:value-type="float" office:value="0.200372576628116">
                <text:p>0.200372576628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-2.59807621135332">
                <text:p>-2.59807621135332</text:p>
              </table:table-cell>
              <table:table-cell office:value-type="float" office:value="0.872064761918441">
                <text:p>0.872064761918441</text:p>
              </table:table-cell>
              <table:table-cell office:value-type="float" office:value="0.261799387799149">
                <text:p>0.261799387799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-2.38006002087371">
                <text:p>-2.38006002087371</text:p>
              </table:table-cell>
              <table:table-cell office:value-type="float" office:value="1.03495870925625">
                <text:p>1.03495870925625</text:p>
              </table:table-cell>
              <table:table-cell office:value-type="float" office:value="0.318746738860437">
                <text:p>0.3187467388604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">
                <text:p>10.5</text:p>
              </table:table-cell>
              <table:table-cell office:value-type="float" office:value="-2.12132034355964">
                <text:p>-2.12132034355964</text:p>
              </table:table-cell>
              <table:table-cell office:value-type="float" office:value="1.18014422613392">
                <text:p>1.18014422613392</text:p>
              </table:table-cell>
              <table:table-cell office:value-type="float" office:value="0.37024024484653">
                <text:p>0.370240244846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5">
                <text:p>10.75</text:p>
              </table:table-cell>
              <table:table-cell office:value-type="float" office:value="-1.82628428702616">
                <text:p>-1.82628428702616</text:p>
              </table:table-cell>
              <table:table-cell office:value-type="float" office:value="1.30513714810465">
                <text:p>1.30513714810465</text:p>
              </table:table-cell>
              <table:table-cell office:value-type="float" office:value="0.415398837593311">
                <text:p>0.4153988375933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-1.5">
                <text:p>-1.5</text:p>
              </table:table-cell>
              <table:table-cell office:value-type="float" office:value="1.40779881161892">
                <text:p>1.40779881161892</text:p>
              </table:table-cell>
              <table:table-cell office:value-type="float" office:value="0.453449841058554">
                <text:p>0.453449841058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5">
                <text:p>11.25</text:p>
              </table:table-cell>
              <table:table-cell office:value-type="float" office:value="-1.14805029709527">
                <text:p>-1.14805029709527</text:p>
              </table:table-cell>
              <table:table-cell office:value-type="float" office:value="1.48637264715084">
                <text:p>1.48637264715084</text:p>
              </table:table-cell>
              <table:table-cell office:value-type="float" office:value="0.483742192023238">
                <text:p>0.483742192023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">
                <text:p>11.5</text:p>
              </table:table-cell>
              <table:table-cell office:value-type="float" office:value="-0.776457135307562">
                <text:p>-0.776457135307562</text:p>
              </table:table-cell>
              <table:table-cell office:value-type="float" office:value="1.53951423458963">
                <text:p>1.53951423458963</text:p>
              </table:table-cell>
              <table:table-cell office:value-type="float" office:value="0.505757579963731">
                <text:p>0.5057575799637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5">
                <text:p>11.75</text:p>
              </table:table-cell>
              <table:table-cell office:value-type="float" office:value="-0.391578576660155">
                <text:p>-0.391578576660155</text:p>
              </table:table-cell>
              <table:table-cell office:value-type="float" office:value="1.56631430664062">
                <text:p>1.56631430664062</text:p>
              </table:table-cell>
              <table:table-cell office:value-type="float" office:value="0.519119315488552">
                <text:p>0.5191193154885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-7.34763812293426E-016">
                <text:p>-7.34763812293426E-016</text:p>
              </table:table-cell>
              <table:table-cell office:value-type="float" office:value="1.56631430664062">
                <text:p>1.56631430664062</text:p>
              </table:table-cell>
              <table:table-cell office:value-type="float" office:value="0.523598775598299">
                <text:p>0.523598775598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5">
                <text:p>12.25</text:p>
              </table:table-cell>
              <table:table-cell office:value-type="float" office:value="0.391578576660154">
                <text:p>0.391578576660154</text:p>
              </table:table-cell>
              <table:table-cell office:value-type="float" office:value="1.53951423458964">
                <text:p>1.53951423458964</text:p>
              </table:table-cell>
              <table:table-cell office:value-type="float" office:value="0.519119315488552">
                <text:p>0.5191193154885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">
                <text:p>12.5</text:p>
              </table:table-cell>
              <table:table-cell office:value-type="float" office:value="0.776457135307563">
                <text:p>0.776457135307563</text:p>
              </table:table-cell>
              <table:table-cell office:value-type="float" office:value="1.48637264715083">
                <text:p>1.48637264715083</text:p>
              </table:table-cell>
              <table:table-cell office:value-type="float" office:value="0.505757579963731">
                <text:p>0.505757579963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">
                <text:p>12.75</text:p>
              </table:table-cell>
              <table:table-cell office:value-type="float" office:value="1.14805029709527">
                <text:p>1.14805029709527</text:p>
              </table:table-cell>
              <table:table-cell office:value-type="float" office:value="1.40779881161891">
                <text:p>1.40779881161891</text:p>
              </table:table-cell>
              <table:table-cell office:value-type="float" office:value="0.483742192023238">
                <text:p>0.483742192023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.30513714810466">
                <text:p>1.30513714810466</text:p>
              </table:table-cell>
              <table:table-cell office:value-type="float" office:value="0.453449841058555">
                <text:p>0.4534498410585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5">
                <text:p>13.25</text:p>
              </table:table-cell>
              <table:table-cell office:value-type="float" office:value="1.82628428702616">
                <text:p>1.82628428702616</text:p>
              </table:table-cell>
              <table:table-cell office:value-type="float" office:value="1.18014422613392">
                <text:p>1.18014422613392</text:p>
              </table:table-cell>
              <table:table-cell office:value-type="float" office:value="0.415398837593311">
                <text:p>0.415398837593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">
                <text:p>13.5</text:p>
              </table:table-cell>
              <table:table-cell office:value-type="float" office:value="2.12132034355964">
                <text:p>2.12132034355964</text:p>
              </table:table-cell>
              <table:table-cell office:value-type="float" office:value="1.03495870925625">
                <text:p>1.03495870925625</text:p>
              </table:table-cell>
              <table:table-cell office:value-type="float" office:value="0.370240244846531">
                <text:p>0.370240244846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5">
                <text:p>13.75</text:p>
              </table:table-cell>
              <table:table-cell office:value-type="float" office:value="2.3800600208737">
                <text:p>2.3800600208737</text:p>
              </table:table-cell>
              <table:table-cell office:value-type="float" office:value="0.872064761918447">
                <text:p>0.872064761918447</text:p>
              </table:table-cell>
              <table:table-cell office:value-type="float" office:value="0.318746738860437">
                <text:p>0.3187467388604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2.59807621135332">
                <text:p>2.59807621135332</text:p>
              </table:table-cell>
              <table:table-cell office:value-type="float" office:value="0.694249544722172">
                <text:p>0.694249544722172</text:p>
              </table:table-cell>
              <table:table-cell office:value-type="float" office:value="0.261799387799149">
                <text:p>0.2617993877991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  <table:table-cell office:value-type="float" office:value="2.77163859753386">
                <text:p>2.77163859753386</text:p>
              </table:table-cell>
              <table:table-cell office:value-type="float" office:value="0.504555525333378">
                <text:p>0.504555525333378</text:p>
              </table:table-cell>
              <table:table-cell office:value-type="float" office:value="0.200372576628116">
                <text:p>0.200372576628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">
                <text:p>14.5</text:p>
              </table:table-cell>
              <table:table-cell office:value-type="float" office:value="2.8977774788672">
                <text:p>2.8977774788672</text:p>
              </table:table-cell>
              <table:table-cell office:value-type="float" office:value="0.306228421016907">
                <text:p>0.306228421016907</text:p>
              </table:table-cell>
              <table:table-cell office:value-type="float" office:value="0.135517335117201">
                <text:p>0.1355173351172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75">
                <text:p>14.75</text:p>
              </table:table-cell>
              <table:table-cell office:value-type="float" office:value="2.97433458412143">
                <text:p>2.97433458412143</text:p>
              </table:table-cell>
              <table:table-cell office:value-type="float" office:value="0.102661663514276">
                <text:p>0.102661663514276</text:p>
              </table:table-cell>
              <table:table-cell office:value-type="float" office:value="0.0683433544299273">
                <text:p>0.06834335442992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-0.102661663514274">
                <text:p>-0.102661663514274</text:p>
              </table:table-cell>
              <table:table-cell office:value-type="float" office:value="1.60300596862823E-016">
                <text:p>1.60300596862823E-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5">
                <text:p>15.25</text:p>
              </table:table-cell>
              <table:table-cell office:value-type="float" office:value="2.97433458412143">
                <text:p>2.97433458412143</text:p>
              </table:table-cell>
              <table:table-cell office:value-type="float" office:value="-0.306228421016906">
                <text:p>-0.306228421016906</text:p>
              </table:table-cell>
              <table:table-cell office:value-type="float" office:value="-0.068343354429927">
                <text:p>-0.068343354429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5">
                <text:p>15.5</text:p>
              </table:table-cell>
              <table:table-cell office:value-type="float" office:value="2.89777747886721">
                <text:p>2.89777747886721</text:p>
              </table:table-cell>
              <table:table-cell office:value-type="float" office:value="1.#NAN">
                <text:p>1.#NAN</text:p>
              </table:table-cell>
              <table:table-cell office:value-type="float" office:value="-0.1355173351172">
                <text:p>-0.13551733511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